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71.7mm"/>
    </style:style>
    <style:style style:name="co3" style:family="table-column">
      <style:table-column-properties fo:break-before="auto" style:column-width="465.2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0.01mm"/>
    </style:style>
    <style:style style:name="co6" style:family="table-column">
      <style:table-column-properties fo:break-before="auto" style:column-width="236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Campo_20_da_20_tabela_20_dinâmica">
      <style:table-cell-properties fo:border-bottom="0.99pt solid #000000" fo:border-left="2.01pt solid #000000" fo:border-right="0.99pt solid #000000" fo:border-top="2.01pt solid #000000"/>
    </style:style>
    <style:style style:name="ce21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23" style:family="table-cell" style:parent-style-name="Título_20_da_20_tabela_20_dinâmica" style:data-style-name="N0">
      <style:table-cell-properties fo:border-bottom="2.01pt solid #000000" fo:border-left="2.01pt solid #000000" fo:border-right="0.99pt solid #000000" fo:border-top="0.99pt solid #000000"/>
    </style:style>
    <style:style style:name="ce24" style:family="table-cell" style:parent-style-name="Canto_20_da_20_tabela_20_dinâmica">
      <style:table-cell-properties fo:border-bottom="0.99pt solid #000000" fo:border-left="0.99pt solid #000000" fo:border-right="2.01pt solid #000000" fo:border-top="2.01pt solid #000000"/>
    </style:style>
    <style:style style:name="ce25" style:family="table-cell" style:parent-style-name="Valor_20_da_20_tabela_20_dinâmica" style:data-style-name="N0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Valor_20_da_20_tabela_20_dinâmica" style:data-style-name="N0">
      <style:table-cell-properties fo:border-bottom="none" fo:border-left="0.99pt solid #000000" fo:border-right="2.01pt solid #000000" fo:border-top="none"/>
    </style:style>
    <style:style style:name="ce27" style:family="table-cell" style:parent-style-name="Valor_20_da_20_tabela_20_dinâmica" style:data-style-name="N0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Resultado_20_da_20_tabela_20_dinâmica" style:data-style-name="N0">
      <style:table-cell-properties fo:border-bottom="2.01pt solid #000000" fo:border-left="0.99pt solid #000000" fo:border-right="2.01pt solid #000000" fo:border-top="0.99pt solid #000000"/>
    </style:style>
    <style:style style:name="ce29" style:family="table-cell" style:parent-style-name="Categoria_20_da_20_tabela_20_dinâmica" style:data-style-name="N0">
      <style:table-cell-properties fo:border-bottom="0.99pt solid #000000" fo:border-left="2.01pt solid #000000" fo:border-right="0.99pt solid #000000" fo:border-top="none"/>
    </style:style>
    <style:style style:name="ce30" style:family="table-cell" style:parent-style-name="Categoria_20_da_20_tabela_20_dinâmica" style:data-style-name="N0">
      <style:table-cell-properties fo:border-bottom="0.99pt solid #000000" fo:border-left="2.01pt solid #000000" fo:border-right="0.99pt solid #000000" fo:border-top="0.99pt solid #000000"/>
    </style:style>
    <style:style style:name="ce31" style:family="table-cell" style:parent-style-name="Título_20_da_20_tabela_20_dinâmica" style:data-style-name="N0">
      <style:table-cell-properties fo:border-bottom="2.01pt solid #000000" fo:border-left="2.01pt solid #000000" fo:border-right="none" fo:border-top="0.99pt solid #000000"/>
    </style:style>
    <style:style style:name="ce32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Categoria_20_da_20_tabela_20_dinâmica" style:data-style-name="N0">
      <style:table-cell-properties fo:border-bottom="none" fo:border-left="0.99pt solid #000000" fo:border-right="0.99pt solid #000000" fo:border-top="0.99pt solid #000000"/>
    </style:style>
    <style:style style:name="ce34" style:family="table-cell" style:parent-style-name="Categoria_20_da_20_tabela_20_dinâmica" style:data-style-name="N0">
      <style:table-cell-properties fo:border-bottom="0.99pt solid #000000" fo:border-left="0.99pt solid #000000" fo:border-right="0.99pt solid #000000" fo:border-top="none"/>
    </style:style>
    <style:style style:name="ce35" style:family="table-cell" style:parent-style-name="Categoria_20_da_20_tabela_20_dinâmica" style:data-style-name="N0">
      <style:table-cell-properties fo:border="0.99pt solid #000000"/>
    </style:style>
    <style:style style:name="ce36" style:family="table-cell" style:parent-style-name="Categoria_20_da_20_tabela_20_dinâmica" style:data-style-name="N0">
      <style:table-cell-properties fo:border-bottom="none" fo:border-left="0.99pt solid #000000" fo:border-right="0.99pt solid #000000" fo:border-top="none"/>
    </style:style>
    <style:style style:name="ce37" style:family="table-cell" style:parent-style-name="Título_20_da_20_tabela_20_dinâmica" style:data-style-name="N0">
      <style:table-cell-properties fo:border-bottom="2.01pt solid #000000" fo:border-left="none" fo:border-right="none" fo:border-top="0.99pt solid #000000"/>
    </style:style>
    <style:style style:name="ce38" style:family="table-cell" style:parent-style-name="Título_20_da_20_tabela_20_dinâmica" style:data-style-name="N0">
      <style:table-cell-properties fo:border-bottom="2.01pt solid #000000" fo:border-left="none" fo:border-right="0.99pt solid #000000" fo:border-top="0.99pt solid #000000"/>
    </style:style>
    <style:style style:name="ce39" style:family="table-cell" style:parent-style-name="Valor_20_da_20_tabela_20_dinâmica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Valor_20_da_20_tabela_20_dinâmica">
      <style:table-cell-properties fo:border-bottom="0.99pt solid #000000" fo:border-left="0.99pt solid #000000" fo:border-right="2.01pt solid #000000" fo:border-top="none"/>
    </style:style>
    <style:style style:name="ce41" style:family="table-cell" style:parent-style-name="Valor_20_da_20_tabela_20_dinâmica">
      <style:table-cell-properties fo:border-bottom="0.99pt solid #000000" fo:border-left="0.99pt solid #000000" fo:border-right="2.01pt solid #000000" fo:border-top="0.99pt solid #000000"/>
    </style:style>
    <style:style style:name="ce42" style:family="table-cell" style:parent-style-name="Valor_20_da_20_tabela_20_dinâmica">
      <style:table-cell-properties fo:border-bottom="none" fo:border-left="0.99pt solid #000000" fo:border-right="2.01pt solid #000000" fo:border-top="none"/>
    </style:style>
    <style:style style:name="ce43" style:family="table-cell" style:parent-style-name="Resultado_20_da_20_tabela_20_dinâmica">
      <style:table-cell-properties fo:border-bottom="2.01pt solid #000000" fo:border-left="0.99pt solid #000000" fo:border-right="2.01pt solid #000000" fo:border-top="0.99pt solid #000000"/>
    </style:style>
    <style:style style:name="ce8" style:family="table-cell" style:parent-style-name="Categoria_20_da_20_tabela_20_dinâmica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Categoria_20_da_20_tabela_20_dinâmica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Categoria_20_da_20_tabela_20_dinâmica" style:data-style-name="N0">
      <style:table-cell-properties fo:border="0.99pt solid #000000"/>
    </style:style>
    <style:style style:name="ce11" style:family="table-cell" style:parent-style-name="Categoria_20_da_20_tabela_20_dinâmica" style:data-style-name="N0">
      <style:table-cell-properties fo:border-bottom="none" fo:border-left="0.99pt solid #000000" fo:border-right="0.99pt solid #000000" fo:border-top="none"/>
    </style:style>
    <style:style style:name="ce15" style:family="table-cell" style:parent-style-name="Valor_20_da_20_tabela_20_dinâmica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Valor_20_da_20_tabela_20_dinâmica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Valor_20_da_20_tabela_20_dinâmica">
      <style:table-cell-properties fo:border-bottom="0.99pt solid #000000" fo:border-left="0.99pt solid #000000" fo:border-right="2.01pt solid #000000" fo:border-top="0.99pt solid #000000"/>
    </style:style>
    <style:style style:name="ce18" style:family="table-cell" style:parent-style-name="Valor_20_da_20_tabela_20_dinâmica">
      <style:table-cell-properties fo:border-bottom="none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inks_com_ordenacoes_v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rojeto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ódigo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Metodos.java</text:p>
          </table:table-cell>
          <table:table-cell office:value-type="string" calcext:value-type="string">
            <text:p><text:s text:c="9"/>Collections.sort(lista1); //Ordena os objetos por nome// 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PessoasContato.java</text:p>
          </table:table-cell>
          <table:table-cell office:value-type="string" calcext:value-type="string">
            <text:p><text:s text:c="5"/>public int compareTo(PessoasContato o) {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PessoasContato.java</text:p>
          </table:table-cell>
          <table:table-cell office:value-type="string" calcext:value-type="string">
            <text:p><text:s text:c="9"/>return this.nome.compareTo(o.getNome());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DateUtils.java</text:p>
          </table:table-cell>
          <table:table-cell office:value-type="string" calcext:value-type="string">
            <text:p><text:s/>Collections.sort(retorno);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PessoaRepository.java</text:p>
          </table:table-cell>
          <table:table-cell office:value-type="string" calcext:value-type="string">
            <text:p><text:s/>List&lt;Pessoa&gt; findAllByOrderByNomeDesc();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PessoaServiceImpl.java</text:p>
          </table:table-cell>
          <table:table-cell office:value-type="string" calcext:value-type="string">
            <text:p><text:s text:c="9"/>return pessoaRepository.findAllByOrderByNomeDesc();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PessoaRepositoryTest.java</text:p>
          </table:table-cell>
          <table:table-cell office:value-type="string" calcext:value-type="string">
            <text:p><text:s text:c="9"/>List&lt;Pessoa&gt; pessoas = pessoaRepository.findAllByOrderByNomeDesc();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Main.java</text:p>
          </table:table-cell>
          <table:table-cell office:value-type="string" calcext:value-type="string">
            <text:p><text:s text:c="17"/>Collections.sort(pessoas, (o1, o2) 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Main.java</text:p>
          </table:table-cell>
          <table:table-cell office:value-type="string" calcext:value-type="string">
            <text:p><text:s text:c="21"/>return o1.getNome().compareTo(o2.getNome());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Main.java</text:p>
          </table:table-cell>
          <table:table-cell office:value-type="string" calcext:value-type="string">
            <text:p><text:s text:c="17"/>Collections.sort(pessoas, (o1, o2) 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Main.java</text:p>
          </table:table-cell>
          <table:table-cell office:value-type="string" calcext:value-type="string">
            <text:p><text:s text:c="17"/>Collections.sort(pessoas, (o1, o2) 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Main.java</text:p>
          </table:table-cell>
          <table:table-cell office:value-type="string" calcext:value-type="string">
            <text:p><text:s text:c="17"/>Collections.sort(pessoas, (o1, o2) 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DataAnalyzer.java</text:p>
          </table:table-cell>
          <table:table-cell office:value-type="string" calcext:value-type="string">
            <text:p><text:s/>Entry&lt;String, Double&gt; worstSalesmanProfit = set.stream().sorted(new Comparator&lt;Entry&lt;String, Double&gt;&gt;() {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DataAnalyzer.java</text:p>
          </table:table-cell>
          <table:table-cell office:value-type="string" calcext:value-type="string">
            <text:p><text:s/>public int compare(Entry&lt;String, Double&gt; o1, Entry&lt;String, Double&gt; o2) {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DataAnalyzer.java</text:p>
          </table:table-cell>
          <table:table-cell office:value-type="string" calcext:value-type="string">
            <text:p><text:s/>.sorted(Comparator.comparingDouble(Sale::getTotal))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EnderecoBean.java</text:p>
          </table:table-cell>
          <table:table-cell office:value-type="string" calcext:value-type="string">
            <text:p><text:s/>estados.entrySet().stream().sorted(Map.Entry.&lt;String, String&gt;comparingByKey()).forEachOrdered(x 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HashShardMapping.java</text:p>
          </table:table-cell>
          <table:table-cell office:value-type="string" calcext:value-type="string">
            <text:p><text:s text:c="9"/>public int compare(ShardIndex i1, ShardIndex i2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HashShardMapping.java</text:p>
          </table:table-cell>
          <table:table-cell office:value-type="string" calcext:value-type="string">
            <text:p><text:s text:c="13"/>return i2.getBound().compareTo(i1.getBound()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HashShardMapping.java</text:p>
          </table:table-cell>
          <table:table-cell office:value-type="string" calcext:value-type="string">
            <text:p><text:s text:c="13"/>if (i.getBound().compareTo(hashedKey) &lt;= 0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RangeShardMapping.java</text:p>
          </table:table-cell>
          <table:table-cell office:value-type="string" calcext:value-type="string">
            <text:p><text:s text:c="9"/>public int compare(ShardIndex i1, ShardIndex i2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RangeShardMapping.java</text:p>
          </table:table-cell>
          <table:table-cell office:value-type="string" calcext:value-type="string">
            <text:p><text:s text:c="13"/>return bound2.compareTo(bound1); // this reverses it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Server.java</text:p>
          </table:table-cell>
          <table:table-cell office:value-type="string" calcext:value-type="string">
            <text:p><text:s text:c="5"/>public int compareTo(Server other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Server.java</text:p>
          </table:table-cell>
          <table:table-cell office:value-type="string" calcext:value-type="string">
            <text:p><text:s text:c="9"/>return getUuid().compareTo(other.getUuid()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9"/>public int compareTo(IndexMetaDataKey indexInfoKey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13"/>if ((compareResult = this.columnNonUnique.compareTo(indexInfoKey.columnNonUnique)) != 0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13"/>if ((compareResult = this.columnType.compareTo(indexInfoKey.columnType)) != 0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13"/>if ((compareResult = this.columnIndexName.compareTo(indexInfoKey.columnIndexName)) != 0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13"/>return this.columnOrdinalPosition.compareTo(indexInfoKey.columnOrdinalPosition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9"/>public int compareTo(TableMetaDataKey tablesKey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13"/>if ((compareResult = this.tableType.compareTo(tablesKey.tableType)) != 0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13"/>if ((compareResult = this.tableCat.compareTo(tablesKey.tableCat)) != 0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13"/>if ((compareResult = this.tableSchem.compareTo(tablesKey.tableSchem)) != 0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13"/>return this.tableName.compareTo(tablesKey.tableName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9"/>public int compareTo(ComparableWrapper&lt;K, V&gt; other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13"/>return getKey().compareTo(other.getKey()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13"/>Collections.sort(resultsAsList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49"/>if (dummy.compareTo(foreignTableWithCase) != 0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49"/>if (parsedInfo.referencedTable.compareTo(primaryTableWithCase) != 0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5"/>public int getMaxColumnsInOrderBy() throws SQLException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21"/>Collections.sort(procsOrFuncsToExtractList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17"/>// Required to be sorted in name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17"/>// Collections.sort(proceduresToExtractList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13"/>Collections.sort(procedureRowsToSort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5"/>public boolean supportsExpressionsInOrderBy() throws SQLException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 text:c="5"/>public boolean supportsOrderByUnrelated() throws SQLException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ResultSetImpl.java</text:p>
          </table:table-cell>
          <table:table-cell office:value-type="string" calcext:value-type="string">
            <text:p><text:s text:c="17"/>if (overflowCheck &amp;&amp; this.jdbcCompliantTruncationForReads &amp;&amp; ((asBigInt.compareTo(new BigInteger(String.valueOf(Long.MAX_VALUE))) &gt; 0)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ResultSetImpl.java</text:p>
          </table:table-cell>
          <table:table-cell office:value-type="string" calcext:value-type="string">
            <text:p><text:s text:c="25"/>|| (asBigInt.compareTo(new BigInteger(String.valueOf(Long.MIN_VALUE))) &lt; 0))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ResultSetImpl.java</text:p>
          </table:table-cell>
          <table:table-cell office:value-type="string" calcext:value-type="string">
            <text:p><text:s text:c="17"/>if (overflowCheck &amp;&amp; this.jdbcCompliantTruncationForReads &amp;&amp; ((asBigInt.compareTo(new BigInteger(String.valueOf(Short.MAX_VALUE))) &gt; 0)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ResultSetImpl.java</text:p>
          </table:table-cell>
          <table:table-cell office:value-type="string" calcext:value-type="string">
            <text:p><text:s text:c="25"/>|| (asBigInt.compareTo(new BigInteger(String.valueOf(Short.MIN_VALUE))) &lt; 0))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TestDumpCommands.java</text:p>
          </table:table-cell>
          <table:table-cell office:value-type="string" calcext:value-type="string">
            <text:p><text:s text:c="9"/>public int compare(Server s1, Server s2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TestDumpCommands.java</text:p>
          </table:table-cell>
          <table:table-cell office:value-type="string" calcext:value-type="string">
            <text:p><text:s text:c="13"/>l = s1.getHostname().compareTo(s2.getHostname()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TestDumpCommands.java</text:p>
          </table:table-cell>
          <table:table-cell office:value-type="string" calcext:value-type="string">
            <text:p><text:s text:c="13"/>l = ((Integer) s1.getPort()).compareTo(s2.getPort()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TestDumpCommands.java</text:p>
          </table:table-cell>
          <table:table-cell office:value-type="string" calcext:value-type="string">
            <text:p><text:s text:c="9"/>Collections.sort(servers, serverHostnamePortSorter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TestFabricMySQLConnectionSharding.java</text:p>
          </table:table-cell>
          <table:table-cell office:value-type="string" calcext:value-type="string">
            <text:p><text:s text:c="13"/>rs = this.conn.createStatement().executeQuery("select x from testGlobalTableCreation order by 1"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TestHABasics.java</text:p>
          </table:table-cell>
          <table:table-cell office:value-type="string" calcext:value-type="string">
            <text:p><text:s text:c="9"/>ResultSet rs = s.executeQuery("select name from fruits order by 1"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MetaDataRegressionTest.java</text:p>
          </table:table-cell>
          <table:table-cell office:value-type="string" calcext:value-type="string">
            <text:p><text:s text:c="21"/>previousDb.compareTo(this.rs.getString(1)) &lt; 0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ResultSetRegressionTest.java</text:p>
          </table:table-cell>
          <table:table-cell office:value-type="string" calcext:value-type="string">
            <text:p><text:s text:c="6"/>* Tests fix for BUG#2654, "Column 'column.table' not found" when "order by"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ResultSetRegressionTest.java</text:p>
          </table:table-cell>
          <table:table-cell office:value-type="string" calcext:value-type="string">
            <text:p><text:s text:c="13"/>String statement = "select foo.id, foo.data, bar.data from foo, barwhere foo.id = bar.id order by foo.id"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ResultSetRegressionTest.java</text:p>
          </table:table-cell>
          <table:table-cell office:value-type="string" calcext:value-type="string">
            <text:p><text:s text:c="13"/>this.rs = scrollableStmt.executeQuery("SELECT * FROM testBug22305979_orig_1 order by tmp"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StatementRegressionTest.java</text:p>
          </table:table-cell>
          <table:table-cell office:value-type="string" calcext:value-type="string">
            <text:p><text:s text:c="17"/>testRS.getBigDecimal(2).compareTo(new BigDecimal(Integer.MAX_VALUE)) == 1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StatementRegressionTest.java</text:p>
          </table:table-cell>
          <table:table-cell office:value-type="string" calcext:value-type="string">
            <text:p><text:s text:c="17"/>testRS.getBigDecimal(1).compareTo(new BigDecimal(Integer.MAX_VALUE)) == 1);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StatementRegressionTest.java</text:p>
          </table:table-cell>
          <table:table-cell office:value-type="string" calcext:value-type="string">
            <text:p><text:s text:c="13"/>if (e.getCause() instanceof IOException &amp;&amp; "Packets received out of order".compareTo(e.getCause().getMessage()) == 0) {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StressRegressionTest.java</text:p>
          </table:table-cell>
          <table:table-cell office:value-type="string" calcext:value-type="string">
            <text:p><text:s text:c="13"/>Collections.sort(elapsedTimes);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<text:s/>Time.java</text:p>
          </table:table-cell>
          <table:table-cell office:value-type="string" calcext:value-type="string">
            <text:p><text:s text:c="5"/>public int compareTo(Object o) {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<text:s/>Task.java</text:p>
          </table:table-cell>
          <table:table-cell office:value-type="string" calcext:value-type="string">
            <text:p><text:s text:c="5"/>public int compareTo(Object o) {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<text:s/>Task.java</text:p>
          </table:table-cell>
          <table:table-cell office:value-type="string" calcext:value-type="string">
            <text:p><text:s text:c="13"/>return (((Task)o).getTime()).compareTo(this.getTime());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LancamentoGateway.java</text:p>
          </table:table-cell>
          <table:table-cell office:value-type="string" calcext:value-type="string">
            <text:p><text:s text:c="5"/>return repository.findByStatusAndVencimentoBeforeAndDataExclusaoIsNullOrderByUsuarioNome(status, date);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LancamentoRepository.java</text:p>
          </table:table-cell>
          <table:table-cell office:value-type="string" calcext:value-type="string">
            <text:p><text:s text:c="3"/>Collection&lt;Lancamento&gt; findByStatusAndVencimentoBeforeAndDataExclusaoIsNullOrderByUsuarioNome(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LancamentoRepository.java</text:p>
          </table:table-cell>
          <table:table-cell office:value-type="string" calcext:value-type="string">
            <text:p><text:s text:c="3"/>Page&lt;Lancamento&gt; findByStatusAndUsuarioEmailAndUuidAndParcelaGreaterThanOrderByParcela(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BancoDeInfo.java</text:p>
          </table:table-cell>
          <table:table-cell office:value-type="string" calcext:value-type="string">
            <text:p><text:s/>if(cadastrados.get(i).getRg().compareTo(x.getRg())==0) throw new ExceptionRG("RG j� est� cadastrado.");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Janela.java</text:p>
          </table:table-cell>
          <table:table-cell office:value-type="string" calcext:value-type="string">
            <text:p><text:s/>if(show.compareTo("")==0) show = "N�o h� ninguem dentro do recinto.";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Janela.java</text:p>
          </table:table-cell>
          <table:table-cell office:value-type="string" calcext:value-type="string">
            <text:p><text:s/>if(show.compareTo("")==0) show = "N�o h� ninguem fora do recinto.";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Janela.java</text:p>
          </table:table-cell>
          <table:table-cell office:value-type="string" calcext:value-type="string">
            <text:p><text:s/>if(tipo.compareTo("Professor")==0){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Janela.java</text:p>
          </table:table-cell>
          <table:table-cell office:value-type="string" calcext:value-type="string">
            <text:p><text:s/>if(tIdFuncionario.getText()==null || tIdFuncionario.getText().compareTo("")==0 || 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Janela.java</text:p>
          </table:table-cell>
          <table:table-cell office:value-type="string" calcext:value-type="string">
            <text:p><text:s text:c="4"/>tIdProfessor.getText()==null || tIdProfessor.getText().compareTo("")==0){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Janela.java</text:p>
          </table:table-cell>
          <table:table-cell office:value-type="string" calcext:value-type="string">
            <text:p><text:s/>if(tipo.compareTo("Aluno")==0 || tipo.compareTo("Funcionario")==0){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Janela.java</text:p>
          </table:table-cell>
          <table:table-cell office:value-type="string" calcext:value-type="string">
            <text:p><text:s/>if(tNome.getText()==null || tNome.getText().compareTo("")==0 || tRg.getText()==null || tRg.getText().compareTo("")==0 ||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Janela.java</text:p>
          </table:table-cell>
          <table:table-cell office:value-type="string" calcext:value-type="string">
            <text:p><text:s text:c="4"/>tIdade.getText()==null || tIdade.getText().compareTo("")==0 || tId.getText()==null || tId.getText().compareTo("")==0){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Janela.java</text:p>
          </table:table-cell>
          <table:table-cell office:value-type="string" calcext:value-type="string">
            <text:p><text:s/>if(tipo.compareTo("Aluno")==0 &amp;&amp; confirm){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Janela.java</text:p>
          </table:table-cell>
          <table:table-cell office:value-type="string" calcext:value-type="string">
            <text:p><text:s/>if(tipo.compareTo("Funcionario")==0 &amp;&amp; confirm){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<text:s/>Analisador.java</text:p>
          </table:table-cell>
          <table:table-cell office:value-type="string" calcext:value-type="string">
            <text:p><text:s text:c="9"/>Collections.sort(bases);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<text:s/>CalculadorProximaJogadaIA.java</text:p>
          </table:table-cell>
          <table:table-cell office:value-type="string" calcext:value-type="string">
            <text:p><text:s text:c="9"/>Collections.sort(listValoresNasPosicoesOcupadas);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<text:s/>GeradorDeJogosDaVelha.java</text:p>
          </table:table-cell>
          <table:table-cell office:value-type="string" calcext:value-type="string">
            <text:p><text:s text:c="9"/>Collections.sort(bases);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<text:s/>ProbabilidadesDeVencerCache.java</text:p>
          </table:table-cell>
          <table:table-cell office:value-type="string" calcext:value-type="string">
            <text:p><text:s text:c="9"/>Collections.sort(valoresNosIndiceUltimasPosicoesJogadas);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<text:s/>BdHelper.java</text:p>
          </table:table-cell>
          <table:table-cell office:value-type="string" calcext:value-type="string">
            <text:p><text:s text:c="25"/>null, // g. order by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<text:s/>BdHelper.java</text:p>
          </table:table-cell>
          <table:table-cell office:value-type="string" calcext:value-type="string">
            <text:p><text:s text:c="25"/>null, // g. order by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<text:s/>BdHelper.java</text:p>
          </table:table-cell>
          <table:table-cell office:value-type="string" calcext:value-type="string">
            <text:p><text:s text:c="25"/>null, // g. order by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AgendaTelefonica.java</text:p>
          </table:table-cell>
          <table:table-cell office:value-type="string" calcext:value-type="string">
            <text:p><text:s text:c="9"/>preenchertabela("select * from telefone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AgendaTelefonica.java</text:p>
          </table:table-cell>
          <table:table-cell office:value-type="string" calcext:value-type="string">
            <text:p><text:s text:c="9"/>preenchertabela("select * from telefone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AgendaTelefonica.java</text:p>
          </table:table-cell>
          <table:table-cell office:value-type="string" calcext:value-type="string">
            <text:p><text:s text:c="9"/>//preenchertabela("select * from usuarios where Usuario ='" + jTextField1log.getText()+"' order by id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AgendaTelefonica.java</text:p>
          </table:table-cell>
          <table:table-cell office:value-type="string" calcext:value-type="string">
            <text:p><text:s text:c="13"/>preenchertabela("select * from telefone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AgendaTelefonica.java</text:p>
          </table:table-cell>
          <table:table-cell office:value-type="string" calcext:value-type="string">
            <text:p><text:s text:c="9"/>// <text:s text:c="3"/>preenchertabela("select * from usuarios where Usuario ='" + jTextField1log.getText()+"' order by id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AgendaTelefonica.java</text:p>
          </table:table-cell>
          <table:table-cell office:value-type="string" calcext:value-type="string">
            <text:p><text:s/>// <text:s text:c="7"/>preenchertabela("select * from login order by nome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AgendaLigacoes.java</text:p>
          </table:table-cell>
          <table:table-cell office:value-type="string" calcext:value-type="string">
            <text:p><text:s text:c="9"/>preenchertabela("select * from telefone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AgendaLigacoes.java</text:p>
          </table:table-cell>
          <table:table-cell office:value-type="string" calcext:value-type="string">
            <text:p><text:s text:c="9"/>preenchertabelaa("select * from solicitacoe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AgendaLigacoes.java</text:p>
          </table:table-cell>
          <table:table-cell office:value-type="string" calcext:value-type="string">
            <text:p><text:s text:c="9"/>preenchertabelaa("select * from solicitacoe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AgendaLigacoes.java</text:p>
          </table:table-cell>
          <table:table-cell office:value-type="string" calcext:value-type="string">
            <text:p><text:s text:c="9"/>//preenchertabela("select * from usuarios where Usuario ='" + jTextField1log.getText()+"' order by id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AgendaLigacoes.java</text:p>
          </table:table-cell>
          <table:table-cell office:value-type="string" calcext:value-type="string">
            <text:p><text:s text:c="13"/>preenchertabelaa("select * from solicitacoe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AgendaLigacoes.java</text:p>
          </table:table-cell>
          <table:table-cell office:value-type="string" calcext:value-type="string">
            <text:p><text:s text:c="9"/>// <text:s text:c="3"/>preenchertabela("select * from usuarios where Usuario ='" + jTextField1log.getText()+"' order by id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AgendaLigacoes.java</text:p>
          </table:table-cell>
          <table:table-cell office:value-type="string" calcext:value-type="string">
            <text:p><text:s text:c="9"/>//preenchertabela("select * from usuario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AgendaLigacoes.java</text:p>
          </table:table-cell>
          <table:table-cell office:value-type="string" calcext:value-type="string">
            <text:p><text:s text:c="9"/>preenchertabela("select * from telefone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AgendaLigacoes.java</text:p>
          </table:table-cell>
          <table:table-cell office:value-type="string" calcext:value-type="string">
            <text:p><text:s text:c="9"/>preenchertabelaa("select * from telefone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AgendaLigacoes.java</text:p>
          </table:table-cell>
          <table:table-cell office:value-type="string" calcext:value-type="string">
            <text:p><text:s text:c="9"/>//preenchertabela("select * from usuarios where Usuario ='" + jTextField1log.getText()+"' order by id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adastroLogin.java</text:p>
          </table:table-cell>
          <table:table-cell office:value-type="string" calcext:value-type="string">
            <text:p><text:s text:c="9"/>preenchertabela("select * from login where permissao in ('Gestor', 'Recebedor', 'recepção') order by nome"); 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adastroLogin.java</text:p>
          </table:table-cell>
          <table:table-cell office:value-type="string" calcext:value-type="string">
            <text:p><text:s text:c="13"/>preenchertabela("select * from login order by nome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adastroLogin.java</text:p>
          </table:table-cell>
          <table:table-cell office:value-type="string" calcext:value-type="string">
            <text:p><text:s text:c="13"/>//preenchertabela("select * from usuarios where Usuario ='" + jTextField1log.getText()+"' order by id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adastroLogin.java</text:p>
          </table:table-cell>
          <table:table-cell office:value-type="string" calcext:value-type="string">
            <text:p><text:s text:c="9"/>preenchertabela("select * from login order by nome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adastroLogin.java</text:p>
          </table:table-cell>
          <table:table-cell office:value-type="string" calcext:value-type="string">
            <text:p><text:s text:c="9"/>preenchertabela("select * from login order by nome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ancelaReuniao.java</text:p>
          </table:table-cell>
          <table:table-cell office:value-type="string" calcext:value-type="string">
            <text:p><text:s text:c="8"/>// preenchertabela("select * from reuniao order by idreuniao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ancelaReuniao.java</text:p>
          </table:table-cell>
          <table:table-cell office:value-type="string" calcext:value-type="string">
            <text:p><text:s text:c="8"/>//preenchertabela("select * from reuniao where solicitante ='Andréia' and STR_TO_DATE(datainicio, '%d/%m/%Y') order by SUBSTR( datainicio, 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ancelaReuniao.java</text:p>
          </table:table-cell>
          <table:table-cell office:value-type="string" calcext:value-type="string">
            <text:p><text:s text:c="13"/>preenchertabela("select * from reuniao where solicitante ='Andréia' and STR_TO_DATE(datainicio, '%d/%m/%Y') order by SUBSTR( datainicio, 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ancelaReuniao.java</text:p>
          </table:table-cell>
          <table:table-cell office:value-type="string" calcext:value-type="string">
            <text:p><text:s text:c="13"/>preenchertabela("select * from reuniao where solicitante ='Andréia' and STR_TO_DATE(datainicio, '%d/%m/%Y') order by SUBSTR( datainicio, 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ancelaReuniao.java</text:p>
          </table:table-cell>
          <table:table-cell office:value-type="string" calcext:value-type="string">
            <text:p><text:s text:c="8"/>// preenchertabela("select * from reuniao where solicitante ='Andréia' and STR_TO_DATE(datainicio, '%d/%m/%Y') order by SUBSTR( datainicio, 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ancelaReuniao.java</text:p>
          </table:table-cell>
          <table:table-cell office:value-type="string" calcext:value-type="string">
            <text:p><text:s text:c="8"/>preenchertabela("select reuniao.* from reuniao INNER JOIN login on reuniao.solicitante = login.login where login = '" + JtextUser.getText()+"' and STR_TO_DATE(datainicio, '%d/%m/%Y') order by SUBSTR( datainicio, 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ancelaReuniao.java</text:p>
          </table:table-cell>
          <table:table-cell office:value-type="string" calcext:value-type="string">
            <text:p><text:s text:c="9"/>preenchertabela("select reuniao.* from reuniao INNER JOIN login on reuniao.solicitante = login.login where login = '" + JtextUser.getText()+"' and STR_TO_DATE(datainicio, '%d/%m/%Y') order by SUBSTR( datainicio, 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Ligacoes.java</text:p>
          </table:table-cell>
          <table:table-cell office:value-type="string" calcext:value-type="string">
            <text:p><text:s text:c="9"/>preenchertabela("select * from solicitacoe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6"/>// <text:s/>preenchertabela("select * from usuarios where Usuario ='" + jTextField1log.getText()+"'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9"/>//preenchertabela("select * from usuario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8"/>preenchertabela("select * from empresas order by Company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9"/>//preenchertabela("select * from usuario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9"/>preenchertabelaa("select * from empresas order by Company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9"/>// where Usuario ='" + jTextField1log.getText()+"' order by id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29"/>//preenchertabela("select * from usuario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29"/>preenchertabelaa("select * from empresas order by Company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29"/>// usuarios where Usuario ='" + jTextField1log.getText()+"' order by id "); <text:s text:c="3"/>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13"/>//preenchertabela("select * from usuario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13"/>preenchertabelaa("select * from empresas order by Company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13"/>//preenchertabela("select * from usuario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13"/>preenchertabelaa("select * from empresas order by Company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9"/>//preenchertabela("select * from usuario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9"/>preenchertabela("select * from usuarios where Usuario ='" + jTextField1log.getText()+"' order by id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13"/>//preenchertabela("select * from usuario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12"/>// preenchertabela("select * from clientes order by Clientes_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13"/>//preenchertabela("select * from usuario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13"/>// preenchertabela("select * from usuarios where Usuario ='" + jTextField1log.getText()+"' order by id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12"/>// preenchertabela("select * from clientes order by Clientes_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29"/>//preenchertabela("select * from usuario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26"/>// <text:s text:c="2"/>preenchertabela("select * from clientes order by Clientes_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29"/>// usuarios where Usuario ='" + jTextField1log.getText()+"' order by id "); <text:s text:c="3"/>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9"/>//preenchertabela("select * from usuario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9"/>preenchertabela("select * from clientes order by Clientes_id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 text:c="9"/>// where Usuario ='" + jTextField1log.getText()+"' order by id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sultador.java</text:p>
          </table:table-cell>
          <table:table-cell office:value-type="string" calcext:value-type="string">
            <text:p><text:s/>// <text:s text:c="9"/>// preenchertabela("select * from usuarios where Usuario ='" + jTextField1log.getText()+"' order by id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firmacaoRecebimento.java</text:p>
          </table:table-cell>
          <table:table-cell office:value-type="string" calcext:value-type="string">
            <text:p><text:s text:c="8"/>//preenchertabela("select * from usuarios where destinatario = 'TDP' and recebimento = 'Não recebido'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firmacaoRecebimento.java</text:p>
          </table:table-cell>
          <table:table-cell office:value-type="string" calcext:value-type="string">
            <text:p><text:s text:c="13"/>preenchertabela("select usuarios.* from usuarios INNER JOIN login on usuarios.destinatario = login.area where login = '" + jTextFieldBaixa.getText()+"' and recebimento = 'Não recebido'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firmacaoRecebimento.java</text:p>
          </table:table-cell>
          <table:table-cell office:value-type="string" calcext:value-type="string">
            <text:p><text:s/>// <text:s text:c="11"/>preenchertabela("select * from usuarios where destinatario = 'Gustavo' and recebimento = 'Não recebido'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ConfirmacaoRecebimento.java</text:p>
          </table:table-cell>
          <table:table-cell office:value-type="string" calcext:value-type="string">
            <text:p><text:s text:c="8"/>preenchertabela("select usuarios.* from usuarios INNER JOIN login on usuarios.destinatario = login.area || usuarios.destinatario = login.subarea || usuarios.departamento = login.depart where login = '" + jTextFieldBaixa.getText()+"' and recebimento = 'Não recebido'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7"/>// <text:s/>preenchertabela("select * from Projetos order by Instant_Status ASC, Person ASC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8"/>// preenchertabela1("select * from Clientes order by Person_A_e_B_Encore_2017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17"/>rs=st.executeQuery("SELECT DISTINCT Projeto from Projetos where Estatus_Geral = 'Aberto' order by Projeto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6"/>// preenchertabela("select * from Projetos order by Instant_Status ASC, Person ASC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7"/>// where Usuario ='" + jTextField1log.getText()+"' order by id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13"/>preenchertabela("select * from projetos where Projeto Like '%" + jTextFieldProjeto.getText() + "%' order by Instant_Status ASC, Person ASC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13"/>//preenchertabela("select * from usuario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12"/>// preenchertabela("select * from entrevistas where Usuario ='" + jTextFieldUsuario.getText()+"' order by idEntrevistas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7"/>// <text:s/>preenchertabela("select * from Projetos order by Instant_Status ASC, Person ASC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/>// <text:s text:c="15"/>rs=st.executeQuery("SELECT DISTINCT Projeto from Projetos order by Projeto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9"/>conecta.executaSQL("select * from Projetos where Projetos_id='"+ IdProjetos +"'order by Instant_Status ASC, Person ASC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9"/>//preenchertabela("select * from usuario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9"/>preenchertabela("select * from Projetos where projeto ='" + jTextFieldProjeto.getText()+"' order by Instant_Status ASC, Person ASC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13"/>// usuarios where Usuario ='" + jTextField1log.getText()+"' order by id "); <text:s text:c="3"/>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/>// <text:s text:c="15"/>rs=st.executeQuery("SELECT DISTINCT Projeto from Projetos order by Projeto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12"/>// preenchertabela("select * from Projetos order by Instant_Status ASC, Person ASC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12"/>// preenchertabela("select usuarios.* from usuarios INNER JOIN login on usuarios.destinatario = login.area where login = '" + jTextFieldBaixa.getText()+"' and recebimento = 'Não recebido'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13"/>//preenchertabela("select * from usuario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12"/>// preenchertabela("select * from Projetos order by Instant_Status ASC, Person ASC 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/>// <text:s text:c="15"/>rs=st.executeQuery("SELECT DISTINCT Projeto from Projetos order by Projeto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/>// <text:s text:c="7"/>preenchertabela("select * from Projetos where Projeto like '%" + jComboBoxProjetos.getSelectedItem() + "%' order by Instant_Status ASC, Person ASC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17"/>rs=st.executeQuery("SELECT DISTINCT Projeto from Projetos where Estatus_Geral = 'Aberto' order by Projeto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9"/>//preenchertabela("select * from usuario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9"/>preenchertabela("select * from Projetos where projeto ='" + jTextFieldProjeto.getText()+"' order by Instant_Status ASC, Person ASC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13"/>// usuarios where Usuario ='" + jTextField1log.getText()+"' order by id "); <text:s text:c="3"/>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9"/>//preenchertabela("select * from usuarios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9"/>//preenchertabela("select * from Projetos where projeto ='" + jTextFieldProjeto.getText()+"' order by Instant_Status ASC, Person ASC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13"/>// usuarios where Usuario ='" + jTextField1log.getText()+"' order by id "); <text:s text:c="3"/>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trevistaFinaliza.java</text:p>
          </table:table-cell>
          <table:table-cell office:value-type="string" calcext:value-type="string">
            <text:p><text:s text:c="17"/>rs=st.executeQuery("SELECT DISTINCT Projeto from Projetos where Estatus_Geral = 'Fechado' order by Projeto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EnvioEmail.java</text:p>
          </table:table-cell>
          <table:table-cell office:value-type="string" calcext:value-type="string">
            <text:p><text:s text:c="9"/>preenchertabela("select * from usuarios where recebimento in ('Não recebido') order by departamento;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Lembrete.java</text:p>
          </table:table-cell>
          <table:table-cell office:value-type="string" calcext:value-type="string">
            <text:p><text:s text:c="9"/>preenchertabela("select * from usuarios where destinatario = 'thais' and recebimento = 'Não recebido'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Menu.java</text:p>
          </table:table-cell>
          <table:table-cell office:value-type="string" calcext:value-type="string">
            <text:p><text:s text:c="13"/>conecta.executaSQL("select * from usuarios order by data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Menu.java</text:p>
          </table:table-cell>
          <table:table-cell office:value-type="string" calcext:value-type="string">
            <text:p><text:s text:c="13"/>conecta.executaSQL("select * from usuarios where recebimento in ('Não recebido') order by departamento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Menu.java</text:p>
          </table:table-cell>
          <table:table-cell office:value-type="string" calcext:value-type="string">
            <text:p><text:s text:c="13"/>conecta.executaSQL("select * from usuarios where destinatario = 'TDP' and recebimento = 'Não recebido' order by id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Menu.java</text:p>
          </table:table-cell>
          <table:table-cell office:value-type="string" calcext:value-type="string">
            <text:p><text:s/>// <text:s text:c="11"/>conecta.executaSQL("select * from reuniao order by SUBSTR( datainicio, 7,4),SUBSTR( datainicio, 4,2),SUBSTR( datainicio, 1,2)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NovoTesteJanela.java</text:p>
          </table:table-cell>
          <table:table-cell office:value-type="string" calcext:value-type="string">
            <text:p><text:s text:c="13"/>//conecta.executaSQL("select * from reuniao where STR_TO_DATE(datainicio, '%d/%m/%Y') BETWEEN '" + jDateChooser1.getDate().toString() + "' and '" + jDateChooser2.getDate().toString() + "' order by SUBSTR( datainicio, 7,4),SUBSTR( datainicio, 4,2),SUBSTR( datainicio, 1,2)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NovoTesteJanela.java</text:p>
          </table:table-cell>
          <table:table-cell office:value-type="string" calcext:value-type="string">
            <text:p><text:s text:c="13"/>conecta.executaSQL("select * from reuniao where STR_TO_DATE(datainicio, '%d/%m/%Y') BETWEEN '" + jTextField1.getText() + "' and '" + jTextField2.getText() + "' order by SUBSTR( datainicio, 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NovoTesteJanela.java</text:p>
          </table:table-cell>
          <table:table-cell office:value-type="string" calcext:value-type="string">
            <text:p><text:s text:c="13"/>//conecta.executaSQL("select * from reuniao where date_format(datainicio, '%d/%m/%Y') BETWEEN '" + jTextField1.getText() + "' and '" + jTextField2.getText() + "' order by datainicio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NovoTesteJanela.java</text:p>
          </table:table-cell>
          <table:table-cell office:value-type="string" calcext:value-type="string">
            <text:p><text:s text:c="13"/>//conecta.executaSQL("select * from reuniao where STR_TO_DATE(datainicio, '%d/%m/%Y') BETWEEN '" + jDateChooser1.getDate().toString() + "' and '" + jDateChooser2.getDate().toString() + "' order by SUBSTR( datainicio, 7,4),SUBSTR( datainicio, 4,2),SUBSTR( datainicio, 1,2)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NovoTesteJanela.java</text:p>
          </table:table-cell>
          <table:table-cell office:value-type="string" calcext:value-type="string">
            <text:p><text:s text:c="13"/>conecta.executaSQL("select * from reuniao where STR_TO_DATE(datainicio, '%d/%m/%Y') BETWEEN '" + jTextField1.getText() + "' and '" + jTextField2.getText() + "' order by SUBSTR( datainicio, 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NovoTesteJanela.java</text:p>
          </table:table-cell>
          <table:table-cell office:value-type="string" calcext:value-type="string">
            <text:p><text:s text:c="13"/>//conecta.executaSQL("select * from reuniao where date_format(datainicio, '%d/%m/%Y') BETWEEN '" + jTextField1.getText() + "' and '" + jTextField2.getText() + "' order by datainicio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VisualizadorPro.java</text:p>
          </table:table-cell>
          <table:table-cell office:value-type="string" calcext:value-type="string">
            <text:p><text:s text:c="9"/>preenchertabela("select * from Projetos order by Instant_Status ASC, Person ASC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VisualizadorPro.java</text:p>
          </table:table-cell>
          <table:table-cell office:value-type="string" calcext:value-type="string">
            <text:p><text:s text:c="17"/>rs=st.executeQuery("SELECT DISTINCT Projeto from Projetos order by Projeto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VisualizadorPro.java</text:p>
          </table:table-cell>
          <table:table-cell office:value-type="string" calcext:value-type="string">
            <text:p><text:s text:c="13"/>preenchertabela("select * from projetos where Salary like '%" + jTextFieldSalario.getText() + "%' order by Instant_Status ASC, Person ASC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VisualizadorPro.java</text:p>
          </table:table-cell>
          <table:table-cell office:value-type="string" calcext:value-type="string">
            <text:p><text:s text:c="9"/>preenchertabela("select * from projetos order by Instant_Status ASC, Person ASC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VisualizadorPro.java</text:p>
          </table:table-cell>
          <table:table-cell office:value-type="string" calcext:value-type="string">
            <text:p><text:s text:c="13"/>preenchertabela("select * from projetos where Person like '%" + jTextFieldEmprego.getText() + "%' order by Instant_Status ASC, Person ASC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VisualizadorPro.java</text:p>
          </table:table-cell>
          <table:table-cell office:value-type="string" calcext:value-type="string">
            <text:p><text:s text:c="13"/>preenchertabela("select * from projetos where Empresa like '%" + jTextFieldEmpresa.getText() + "%' order by Instant_Status ASC, Person ASC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VisualizadorPro.java</text:p>
          </table:table-cell>
          <table:table-cell office:value-type="string" calcext:value-type="string">
            <text:p><text:s text:c="13"/>preenchertabela("select * from Projetos where Projeto like '%" + jTextFieldProjeto.getText() + "%' order by Instant_Status ASC, Person ASC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VisualizadorPro.java</text:p>
          </table:table-cell>
          <table:table-cell office:value-type="string" calcext:value-type="string">
            <text:p><text:s text:c="9"/>conecta.executaSQL("select * from Projetos where Projetos_id='"+ IdProjeto +"'order by Instant_Status ASC, Person ASC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VisualizadorProfissionais.java</text:p>
          </table:table-cell>
          <table:table-cell office:value-type="string" calcext:value-type="string">
            <text:p><text:s text:c="9"/>preenchertabela("select * from clientes order by Person_A_e_B_Encore_2017");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VisualizadorProfissionais.java</text:p>
          </table:table-cell>
          <table:table-cell office:value-type="string" calcext:value-type="string">
            <text:p><text:s text:c="9"/>preenchertabela("select * from clientes order by Person_A_e_B_Encore_2017");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FormContasFinanceiras.java</text:p>
          </table:table-cell>
          <table:table-cell office:value-type="string" calcext:value-type="string">
            <text:p><text:s text:c="13"/>ResultSet rsConFin = cc.stm.executeQuery("select * from v_receitadespesa "+where+" order by rd_codico limit 10 offset "+offset);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FormLancamentoFinanceiro.java</text:p>
          </table:table-cell>
          <table:table-cell office:value-type="string" calcext:value-type="string">
            <text:p><text:s text:c="13"/>ResultSet rsConFin = cc.stm.executeQuery("select * from lancamento_financeiro "+where+" order by nome limit 25"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ConsultaPagamentoFragment.java</text:p>
          </table:table-cell>
          <table:table-cell office:value-type="string" calcext:value-type="string">
            <text:p><text:s/>"select _id, ds_pagamento from pagamento order by ds_pagamento",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ConsultaCagetoria.java</text:p>
          </table:table-cell>
          <table:table-cell office:value-type="string" calcext:value-type="string">
            <text:p><text:s/>"select _id, ds_categoria from categoria order by ds_categoria",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ConsultaCagetoriaFragment.java</text:p>
          </table:table-cell>
          <table:table-cell office:value-type="string" calcext:value-type="string">
            <text:p><text:s/>"select _id, ds_categoria from categoria order by ds_categoria",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ConsultaFormaPagamento.java</text:p>
          </table:table-cell>
          <table:table-cell office:value-type="string" calcext:value-type="string">
            <text:p><text:s/>"select _id, ds_pagamento from pagamento order by ds_pagamento",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FiltroRelatFinanceiroFragment.java</text:p>
          </table:table-cell>
          <table:table-cell office:value-type="string" calcext:value-type="string">
            <text:p><text:s/>Cursor cursor = dbexe.rawQuery("SELECT _id, ds_categoria FROM categoria order by ds_categoria",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FiltroRelatFinanceiroFragment.java</text:p>
          </table:table-cell>
          <table:table-cell office:value-type="string" calcext:value-type="string">
            <text:p><text:s/>Cursor cursor = dbexe2.rawQuery("SELECT _id, ds_pagamento FROM pagamento order by ds_pagamento",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FiltroRelatFinanceiro.java</text:p>
          </table:table-cell>
          <table:table-cell office:value-type="string" calcext:value-type="string">
            <text:p><text:s/>Cursor cursor = dbexe.rawQuery("SELECT _id, ds_categoria FROM categoria order by ds_categoria",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FiltroRelatFinanceiro.java</text:p>
          </table:table-cell>
          <table:table-cell office:value-type="string" calcext:value-type="string">
            <text:p><text:s/>Cursor cursor = dbexe2.rawQuery("SELECT _id, ds_pagamento FROM pagamento order by ds_pagamento",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GerenciarLocalizacao.java</text:p>
          </table:table-cell>
          <table:table-cell office:value-type="string" calcext:value-type="string">
            <text:p><text:s/>"select _id, vl_latitudec, vl_longitudec,dt_lancamento,hr_lancamento,ds_usuario from coordenadagps order by _id desc ",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LancaDespesaFragment.java</text:p>
          </table:table-cell>
          <table:table-cell office:value-type="string" calcext:value-type="string">
            <text:p><text:s/>"SELECT _id FROM categoria where ds_categoria=\""+ cd_cat +"\" order by ds_categoria", 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LancaDespesaFragment.java</text:p>
          </table:table-cell>
          <table:table-cell office:value-type="string" calcext:value-type="string">
            <text:p><text:s/>"SELECT _id FROM pagamento where ds_pagamento=\""+ cd_pag +"\" order by ds_pagamento", 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LancaDespesaFragment.java</text:p>
          </table:table-cell>
          <table:table-cell office:value-type="string" calcext:value-type="string">
            <text:p><text:s/>"SELECT _id, ds_categoria FROM categoria order by ds_categoria", 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LancaDespesaFragment.java</text:p>
          </table:table-cell>
          <table:table-cell office:value-type="string" calcext:value-type="string">
            <text:p><text:s/>"SELECT _id, ds_pagamento FROM pagamento order by ds_pagamento", 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LancaDespesa.java</text:p>
          </table:table-cell>
          <table:table-cell office:value-type="string" calcext:value-type="string">
            <text:p><text:s/>"SELECT _id FROM categoria where ds_categoria=\""+ cd_cat +"\" order by ds_categoria", 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LancaDespesa.java</text:p>
          </table:table-cell>
          <table:table-cell office:value-type="string" calcext:value-type="string">
            <text:p><text:s/>"SELECT _id FROM pagamento where ds_pagamento=\""+ cd_pag +"\" order by ds_pagamento", 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LancaDespesa.java</text:p>
          </table:table-cell>
          <table:table-cell office:value-type="string" calcext:value-type="string">
            <text:p><text:s/>"SELECT _id, ds_categoria FROM categoria order by ds_categoria", 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LancaDespesa.java</text:p>
          </table:table-cell>
          <table:table-cell office:value-type="string" calcext:value-type="string">
            <text:p><text:s/>"SELECT _id, ds_pagamento FROM pagamento order by ds_pagamento", 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RelatorioFinanceiroFragment.java</text:p>
          </table:table-cell>
          <table:table-cell office:value-type="string" calcext:value-type="string">
            <text:p><text:s/>"SELECT _id FROM categoria where ds_categoria=\""+ categoria +"\" order by ds_categoria", 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RelatorioFinanceiroFragment.java</text:p>
          </table:table-cell>
          <table:table-cell office:value-type="string" calcext:value-type="string">
            <text:p><text:s/>"SELECT _id FROM pagamento where ds_pagamento=\""+ pagamento +"\" order by ds_pagamento", 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RelatorioFinanceiroFragment.java</text:p>
          </table:table-cell>
          <table:table-cell office:value-type="string" calcext:value-type="string">
            <text:p><text:s/>strsql = strsql + " <text:s/>order by a.dt_lancamento"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RelatorioFinanceiroFragment.java</text:p>
          </table:table-cell>
          <table:table-cell office:value-type="string" calcext:value-type="string">
            <text:p><text:s/>"SELECT _id FROM categoria where ds_categoria=\""+ categoria +"\" order by ds_categoria", 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RelatorioFinanceiroFragment.java</text:p>
          </table:table-cell>
          <table:table-cell office:value-type="string" calcext:value-type="string">
            <text:p><text:s/>"SELECT _id FROM pagamento where ds_pagamento=\""+ pagamento +"\" order by ds_pagamento", 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RelatorioFinanceiro.java</text:p>
          </table:table-cell>
          <table:table-cell office:value-type="string" calcext:value-type="string">
            <text:p><text:s/>"SELECT _id FROM categoria where ds_categoria=\""+ categoria +"\" order by ds_categoria", 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RelatorioFinanceiro.java</text:p>
          </table:table-cell>
          <table:table-cell office:value-type="string" calcext:value-type="string">
            <text:p><text:s/>"SELECT _id FROM pagamento where ds_pagamento=\""+ pagamento +"\" order by ds_pagamento", 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RelatorioFinanceiro.java</text:p>
          </table:table-cell>
          <table:table-cell office:value-type="string" calcext:value-type="string">
            <text:p><text:s/>strsql = strsql + " <text:s/>order by a.dt_lancamento"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RelatorioFinanceiro.java</text:p>
          </table:table-cell>
          <table:table-cell office:value-type="string" calcext:value-type="string">
            <text:p><text:s/>"SELECT _id FROM categoria where ds_categoria=\""+ categoria +"\" order by ds_categoria", null);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RelatorioFinanceiro.java</text:p>
          </table:table-cell>
          <table:table-cell office:value-type="string" calcext:value-type="string">
            <text:p><text:s/>"SELECT _id FROM pagamento where ds_pagamento=\""+ pagamento +"\" order by ds_pagamento", null);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Phone.java</text:p>
          </table:table-cell>
          <table:table-cell office:value-type="string" calcext:value-type="string">
            <text:p><text:s text:c="5"/>public int compareTo(Phone o) {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s/>DependenteDAO.java</text:p>
          </table:table-cell>
          <table:table-cell office:value-type="string" calcext:value-type="string">
            <text:p><text:s text:c="9"/>this.selectTodos = con.getConnection().prepareStatement("select * from dependente order by nome;");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s/>PessoaDAO.java</text:p>
          </table:table-cell>
          <table:table-cell office:value-type="string" calcext:value-type="string">
            <text:p><text:s text:c="9"/>this.selectTodos = con.getConnection().prepareStatement("select * from pessoa order by nome;");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s/>Pessoa.java</text:p>
          </table:table-cell>
          <table:table-cell office:value-type="string" calcext:value-type="string">
            <text:p><text:s text:c="5"/>public int compareTo(Pessoa o) {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s/>PrincipalController.java</text:p>
          </table:table-cell>
          <table:table-cell office:value-type="string" calcext:value-type="string">
            <text:p><text:s text:c="13"/>if (c.getDtVencimento().getMonth().compareTo(LocalDate.now().getMonth()) &lt;= 0) {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Whitelist.java</text:p>
          </table:table-cell>
          <table:table-cell office:value-type="string" calcext:value-type="string">
            <text:p><text:s text:c="17"/>if (origin.compareTo("*") == 0) {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FlatLand.java</text:p>
          </table:table-cell>
          <table:table-cell office:value-type="string" calcext:value-type="string">
            <text:p><text:s text:c="9"/>Collections.sort(stations);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MinMax.java</text:p>
          </table:table-cell>
          <table:table-cell office:value-type="string" calcext:value-type="string">
            <text:p><text:s/>Collections.sort(lista);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MiniMaxSum.java</text:p>
          </table:table-cell>
          <table:table-cell office:value-type="string" calcext:value-type="string">
            <text:p><text:s/>Collections.sort(nums);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CutTheSticks.java</text:p>
          </table:table-cell>
          <table:table-cell office:value-type="string" calcext:value-type="string">
            <text:p><text:s/>Collections.sort(unique);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Template.java</text:p>
          </table:table-cell>
          <table:table-cell office:value-type="string" calcext:value-type="string">
            <text:p><text:s text:c="9"/>public int compare(Integer k1, Integer k2) {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Template.java</text:p>
          </table:table-cell>
          <table:table-cell office:value-type="string" calcext:value-type="string">
            <text:p><text:s text:c="13"/>int num = val1.compareTo(val2) <text:s/>;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Template.java</text:p>
          </table:table-cell>
          <table:table-cell office:value-type="string" calcext:value-type="string">
            <text:p><text:s text:c="13"/>return <text:s/>num == 0 ? k1.compareTo(k2) <text:s text:c="2"/>: num;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Pessoa.java</text:p>
          </table:table-cell>
          <table:table-cell office:value-type="string" calcext:value-type="string">
            <text:p><text:s text:c="5"/>public int compareTo(Pessoa pessoa) {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Pessoa.java</text:p>
          </table:table-cell>
          <table:table-cell office:value-type="string" calcext:value-type="string">
            <text:p><text:s text:c="9"/>return nome.compareTo(pessoa.nome);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Usuario.java</text:p>
          </table:table-cell>
          <table:table-cell office:value-type="string" calcext:value-type="string">
            <text:p><text:s text:c="5"/>public int compareTo(Usuario other) {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Usuario.java</text:p>
          </table:table-cell>
          <table:table-cell office:value-type="string" calcext:value-type="string">
            <text:p><text:s text:c="9"/>return nome.compareTo(other.getNome());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ListaPessoasPresenter.java</text:p>
          </table:table-cell>
          <table:table-cell office:value-type="string" calcext:value-type="string">
            <text:p><text:s text:c="13"/>Collections.sort(lista, new ComparadorDeTelefonePessoa());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ComparadorDeTelefonePessoa.java</text:p>
          </table:table-cell>
          <table:table-cell office:value-type="string" calcext:value-type="string">
            <text:p><text:s text:c="4"/>public int compare(Pessoa aPerson, Pessoa anotherPerson) {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ComparadorDeTelefonePessoa.java</text:p>
          </table:table-cell>
          <table:table-cell office:value-type="string" calcext:value-type="string">
            <text:p><text:s text:c="7"/>return aPerson.getTelefone().compareTo(anotherPerson.getTelefone());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GuestRules.java</text:p>
          </table:table-cell>
          <table:table-cell office:value-type="string" calcext:value-type="string">
            <text:p><text:s text:c="13"/>.sorted((o1, o2) 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GuestRules.java</text:p>
          </table:table-cell>
          <table:table-cell office:value-type="string" calcext:value-type="string">
            <text:p><text:s text:c="13"/>.sorted((o1, o2) 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Categoria.java</text:p>
          </table:table-cell>
          <table:table-cell office:value-type="string" calcext:value-type="string">
            <text:p><text:s/>@org.hibernate.annotations.OrderBy(clause = "descricao asc")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/>.compareTo(foreignTableWithCase) != 0) {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/>.compareTo(primaryTableWithCase) != 0) {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/>public int getMaxColumnsInOrderBy() throws SQLException {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/>Collections.sort(proceduresToExtractList);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/>// Required to be sorted in name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/>//Collections.sort(proceduresToExtractList);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/>public boolean supportsExpressionsInOrderBy() throws SQLException {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DatabaseMetaData.java</text:p>
          </table:table-cell>
          <table:table-cell office:value-type="string" calcext:value-type="string">
            <text:p><text:s/>public boolean supportsOrderByUnrelated() throws SQLException {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ResultSetImpl.java</text:p>
          </table:table-cell>
          <table:table-cell office:value-type="string" calcext:value-type="string">
            <text:p><text:s/>((asBigInt.compareTo(new BigInteger(String.valueOf(Long.MAX_VALUE))) &gt; 0 ) ||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ResultSetImpl.java</text:p>
          </table:table-cell>
          <table:table-cell office:value-type="string" calcext:value-type="string">
            <text:p><text:s text:c="2"/>(asBigInt.compareTo(new BigInteger(String.valueOf(Long.MIN_VALUE))) &lt; 0))) {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ResultSetImpl.java</text:p>
          </table:table-cell>
          <table:table-cell office:value-type="string" calcext:value-type="string">
            <text:p><text:s/>((asBigInt.compareTo(new BigInteger(String.valueOf(Short.MAX_VALUE))) &gt; 0 ) ||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ResultSetImpl.java</text:p>
          </table:table-cell>
          <table:table-cell office:value-type="string" calcext:value-type="string">
            <text:p><text:s text:c="2"/>(asBigInt.compareTo(new BigInteger(String.valueOf(Short.MIN_VALUE))) &lt; 0))) {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ResultSetRegressionTest.java</text:p>
          </table:table-cell>
          <table:table-cell office:value-type="string" calcext:value-type="string">
            <text:p><text:s text:c="2"/>* Tests fix for BUG#2654, "Column 'column.table' not found" when "order by"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ResultSetRegressionTest.java</text:p>
          </table:table-cell>
          <table:table-cell office:value-type="string" calcext:value-type="string">
            <text:p><text:s/>+ "foo.id = bar.id order by foo.id";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StressRegressionTest.java</text:p>
          </table:table-cell>
          <table:table-cell office:value-type="string" calcext:value-type="string">
            <text:p><text:s/>Collections.sort(elapsedTimes);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<text:s/>NetworkRepositoryImpl.java</text:p>
          </table:table-cell>
          <table:table-cell office:value-type="string" calcext:value-type="string">
            <text:p><text:s text:c="9"/>Collections.sort(keys);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etodos.java</text:p>
          </table:table-cell>
          <table:table-cell office:value-type="string" calcext:value-type="string">
            <text:p><text:s text:c="9"/>Collections.sort(lista1); //Ordena os objetos por nome// 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PessoasContato.java</text:p>
          </table:table-cell>
          <table:table-cell office:value-type="string" calcext:value-type="string">
            <text:p><text:s text:c="5"/>public int compareTo(PessoasContato o) {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PessoasContato.java</text:p>
          </table:table-cell>
          <table:table-cell office:value-type="string" calcext:value-type="string">
            <text:p><text:s text:c="9"/>return this.nome.compareTo(o.getNome());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TelaOS.java</text:p>
          </table:table-cell>
          <table:table-cell office:value-type="string" calcext:value-type="string">
            <text:p><text:s text:c="9"/>String sql = "select * from tbos order by os desc";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Fquarto.java</text:p>
          </table:table-cell>
          <table:table-cell office:value-type="string" calcext:value-type="string">
            <text:p><text:s text:c="17"/>+ "order by idquarto";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Ffuncionario.java</text:p>
          </table:table-cell>
          <table:table-cell office:value-type="string" calcext:value-type="string">
            <text:p><text:s text:c="17"/>+ "values ((select id from funcionario order by id desc limit 1),?)";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Fusuario.java</text:p>
          </table:table-cell>
          <table:table-cell office:value-type="string" calcext:value-type="string">
            <text:p><text:s text:c="17"/>+ "values ((select id from usuario order by id desc limit 1),?)";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Fpessoa.java</text:p>
          </table:table-cell>
          <table:table-cell office:value-type="string" calcext:value-type="string">
            <text:p><text:s text:c="17"/>+ "values ((select id from pessoa order by id desc limit 1),?)";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<text:s/>FeedAdapter.java</text:p>
          </table:table-cell>
          <table:table-cell office:value-type="string" calcext:value-type="string">
            <text:p><text:s text:c="9"/>public int compare(DataSnapshot data1, DataSnapshot data2) {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ainFrame.java</text:p>
          </table:table-cell>
          <table:table-cell office:value-type="string" calcext:value-type="string">
            <text:p><text:s/>private ButtonGroup btgOrderBy;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ainFrame.java</text:p>
          </table:table-cell>
          <table:table-cell office:value-type="string" calcext:value-type="string">
            <text:p><text:s/>private JLabel lblOrderBy;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ainFrame.java</text:p>
          </table:table-cell>
          <table:table-cell office:value-type="string" calcext:value-type="string">
            <text:p><text:s text:c="17"/>.addComponent(getLblOrderBy(), GroupLayout.PREFERRED_SIZE, 55, GroupLayout.PREFERRED_SIZE)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ainFrame.java</text:p>
          </table:table-cell>
          <table:table-cell office:value-type="string" calcext:value-type="string">
            <text:p><text:s text:c="5"/>.addComponent(getLblOrderBy(), GroupLayout.Alignment.BASELINE, GroupLayout.PREFERRED_SIZE, GroupLayout.PREFERRED_SIZE, GroupLayout.PREFERRED_SIZE))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ainFrame.java</text:p>
          </table:table-cell>
          <table:table-cell office:value-type="string" calcext:value-type="string">
            <text:p><text:s/>private JLabel getLblOrderBy() {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ainFrame.java</text:p>
          </table:table-cell>
          <table:table-cell office:value-type="string" calcext:value-type="string">
            <text:p><text:s/>if(lblOrderBy == null) {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ainFrame.java</text:p>
          </table:table-cell>
          <table:table-cell office:value-type="string" calcext:value-type="string">
            <text:p><text:s/>lblOrderBy = new JLabel();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ainFrame.java</text:p>
          </table:table-cell>
          <table:table-cell office:value-type="string" calcext:value-type="string">
            <text:p><text:s/>lblOrderBy.setText("Orderby");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ainFrame.java</text:p>
          </table:table-cell>
          <table:table-cell office:value-type="string" calcext:value-type="string">
            <text:p><text:s/>return lblOrderBy;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ainFrame.java</text:p>
          </table:table-cell>
          <table:table-cell office:value-type="string" calcext:value-type="string">
            <text:p><text:s/>getBtgOrderBy().add(rbtNomeOrder);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ainFrame.java</text:p>
          </table:table-cell>
          <table:table-cell office:value-type="string" calcext:value-type="string">
            <text:p><text:s/>getBtgOrderBy().add(rbtCpfOrder);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ainFrame.java</text:p>
          </table:table-cell>
          <table:table-cell office:value-type="string" calcext:value-type="string">
            <text:p><text:s/>private ButtonGroup getBtgOrderBy() {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ainFrame.java</text:p>
          </table:table-cell>
          <table:table-cell office:value-type="string" calcext:value-type="string">
            <text:p><text:s/>if(btgOrderBy == null) {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ainFrame.java</text:p>
          </table:table-cell>
          <table:table-cell office:value-type="string" calcext:value-type="string">
            <text:p><text:s/>btgOrderBy = new ButtonGroup();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MainFrame.java</text:p>
          </table:table-cell>
          <table:table-cell office:value-type="string" calcext:value-type="string">
            <text:p><text:s/>return btgOrderBy;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s/>PessoaDAO.java</text:p>
          </table:table-cell>
          <table:table-cell office:value-type="string" calcext:value-type="string">
            <text:p><text:s/>"from Pessoa order by nome");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s/>RelacionamentoPessoaDAO.java</text:p>
          </table:table-cell>
          <table:table-cell office:value-type="string" calcext:value-type="string">
            <text:p><text:s/>"from RelacionamentoPessoa order by nome");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s/>TipoRelacionamentoDAO.java</text:p>
          </table:table-cell>
          <table:table-cell office:value-type="string" calcext:value-type="string">
            <text:p><text:s/>"from TipoRelacionamento order by nome");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UserQuery.java</text:p>
          </table:table-cell>
          <table:table-cell office:value-type="string" calcext:value-type="string">
            <text:p><text:s text:c="5"/>@NamedQuery(name = Constants.LIST_QUERY, query = "select q from UserQuery q where q.createdBy.userId = :createdBy and q.deletedDt is null order by q.id"),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MessageStatusRepository.java</text:p>
          </table:table-cell>
          <table:table-cell office:value-type="string" calcext:value-type="string">
            <text:p>order by m.create_date asc <text:s/>limit :theLimit")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PassengerRepositoryImpl.java</text:p>
          </table:table-cell>
          <table:table-cell office:value-type="string" calcext:value-type="string">
            <text:p><text:s text:c="17"/>+ " order by d1.created_at desc";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CaseDispositionServiceImpl.java</text:p>
          </table:table-cell>
          <table:table-cell office:value-type="string" calcext:value-type="string">
            <text:p><text:s text:c="9"/>generalCaseCommentVoSet.sort(comparing(GeneralCaseCommentVo::getCreatedAt).reversed());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CaseDispositionServiceImpl.java</text:p>
          </table:table-cell>
          <table:table-cell office:value-type="string" calcext:value-type="string">
            <text:p><text:s text:c="21"/>_tempHitsDispCommentsVoSet.sort(comparing(HitsDispositionCommentsVo::getCreatedAt).reversed());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CaseDispositionServiceImpl.java</text:p>
          </table:table-cell>
          <table:table-cell office:value-type="string" calcext:value-type="string">
            <text:p><text:s text:c="9"/>// _tempReturnHitsDispSet.stream().sorted(Comparator.comparing(HitsDispositionVo::getHit_disp_id)).collect(Collectors.toSet());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CaseDispositionServiceImpl.java</text:p>
          </table:table-cell>
          <table:table-cell office:value-type="string" calcext:value-type="string">
            <text:p><text:s text:c="17"/>.sorted(Comparator.comparing(HitsDispositionVo::getHit_disp_id)).collect(Collectors.toList());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CaseDispositionServiceImpl.java</text:p>
          </table:table-cell>
          <table:table-cell office:value-type="string" calcext:value-type="string">
            <text:p><text:s text:c="17"/>.sorted(Comparator.comparing(HitsDispositionVo::getHit_disp_id)).collect(Collectors.toList()));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RuleCatServiceImpl.java</text:p>
          </table:table-cell>
          <table:table-cell office:value-type="string" calcext:value-type="string">
            <text:p><text:s text:c="13"/>_tempRuleCat = _tempRuleCatSet.stream().sorted(Comparator.comparing(RuleCat::getPriority))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MatchingContext.java</text:p>
          </table:table-cell>
          <table:table-cell office:value-type="string" calcext:value-type="string">
            <text:p><text:s/>return travelerDob.compareTo(derogDob) == 0;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ElasticHelper.java</text:p>
          </table:table-cell>
          <table:table-cell office:value-type="string" calcext:value-type="string">
            <text:p><text:s/>rv.sort((o1,o2)</text:p>
          </table:table-cell>
          <table:table-cell/>
          <table:table-cell office:value-type="string" calcext:value-type="string">
            <text:p>&gt;o1.getEta().compareTo(o2.getEta())*</text:p>
          </table:table-cell>
          <table:table-cell office:value-type="string" calcext:value-type="string">
            <text:p>1);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ElasticHelper.java</text:p>
          </table:table-cell>
          <table:table-cell office:value-type="string" calcext:value-type="string">
            <text:p><text:s/>rv.sort((o1,o2)</text:p>
          </table:table-cell>
          <table:table-cell/>
          <table:table-cell office:value-type="string" calcext:value-type="string">
            <text:p>&gt;o1.getEta().compareTo(o2.getEta())*</text:p>
          </table:table-cell>
          <table:table-cell office:value-type="string" calcext:value-type="string">
            <text:p>1);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Bench.java</text:p>
          </table:table-cell>
          <table:table-cell office:value-type="string" calcext:value-type="string">
            <text:p><text:s text:c="16"/>.sorted((t1,t2) </text:p>
          </table:table-cell>
          <table:table-cell/>
          <table:table-cell office:value-type="string" calcext:value-type="string">
            <text:p>&gt; t2.getElapsedTime().compareTo(t1.getElapsedTime()))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Bench.java</text:p>
          </table:table-cell>
          <table:table-cell office:value-type="string" calcext:value-type="string">
            <text:p><text:s text:c="16"/>.sorted((t1,t2) </text:p>
          </table:table-cell>
          <table:table-cell/>
          <table:table-cell office:value-type="string" calcext:value-type="string">
            <text:p>&gt; t2.getElapsedTime().compareTo(t1.getElapsedTime()))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EntityResolverUtils.java</text:p>
          </table:table-cell>
          <table:table-cell office:value-type="string" calcext:value-type="string">
            <text:p><text:s text:c="21"/>if (doc.getExpirationDate().compareTo(now) &gt; 0)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PnrUtils.java</text:p>
          </table:table-cell>
          <table:table-cell office:value-type="string" calcext:value-type="string">
            <text:p><text:s text:c="9"/>ssrDocs.sort(Comparator.comparing(SSRDocs::getSsrDocsType).reversed());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LoaderUtils.java</text:p>
          </table:table-cell>
          <table:table-cell office:value-type="string" calcext:value-type="string">
            <text:p><text:s text:c="5"/>flights.sort(Comparator.comparing(FlightVo::getEtd));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s/>Permissao.java</text:p>
          </table:table-cell>
          <table:table-cell office:value-type="string" calcext:value-type="string">
            <text:p><text:s/>Collections.sort(permissoes, new Comparator&lt;Permissao&gt;(){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s/>Permissao.java</text:p>
          </table:table-cell>
          <table:table-cell office:value-type="string" calcext:value-type="string">
            <text:p><text:s/>public int compare(Permissao o1, Permissao o2) {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s/>Permissao.java</text:p>
          </table:table-cell>
          <table:table-cell office:value-type="string" calcext:value-type="string">
            <text:p><text:s/>return new Integer(o1.ordinal()).compareTo(o2.ordinal());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s/>ObjetoCampoPesquisa.java</text:p>
          </table:table-cell>
          <table:table-cell office:value-type="string" calcext:value-type="string">
            <text:p><text:s/>public int compare(ObjetoCampoPesquisa o1, ObjetoCampoPesquisa o2) {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s/>ObjetoCampoPesquisa.java</text:p>
          </table:table-cell>
          <table:table-cell office:value-type="string" calcext:value-type="string">
            <text:p><text:s/>return ((ObjetoCampoPesquisa) o1).getPrincipal().compareTo(((ObjetoCampoPesquisa) o2).getPrincipal());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PessoaDAO.java</text:p>
          </table:table-cell>
          <table:table-cell office:value-type="string" calcext:value-type="string">
            <text:p><text:s text:c="9"/>return em.createQuery("from Pessoa order by id").getResultList();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Phone.java</text:p>
          </table:table-cell>
          <table:table-cell office:value-type="string" calcext:value-type="string">
            <text:p><text:s text:c="5"/>public int compareTo(Phone o) {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ExpensesAndIncomesAdapter.java</text:p>
          </table:table-cell>
          <table:table-cell office:value-type="string" calcext:value-type="string">
            <text:p><text:s text:c="9"/>Collections.sort(this.dates);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RegisterCategoryActivity.java</text:p>
          </table:table-cell>
          <table:table-cell office:value-type="string" calcext:value-type="string">
            <text:p><text:s text:c="17"/>|| categoryFromDatabase.dataType.compareTo(category.dataType) != 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ConsultaInventario.java</text:p>
          </table:table-cell>
          <table:table-cell office:value-type="string" calcext:value-type="string">
            <text:p><text:s/>.compareTo(dataBanco.format(txfDataFinal.getDate()));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<text:s/>Whitelist.java</text:p>
          </table:table-cell>
          <table:table-cell office:value-type="string" calcext:value-type="string">
            <text:p><text:s text:c="17"/>if (origin.compareTo("*") == 0) {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ControllerAtendimento.java</text:p>
          </table:table-cell>
          <table:table-cell office:value-type="string" calcext:value-type="string">
            <text:p><text:s text:c="17"/>if (obj != null &amp;&amp; obj.getDataAtendimento().compareTo(dataInicial) &gt;= 0 &amp;&amp; obj.getDataAtendimento().compareTo(dataFinal) &lt;= 0) {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ControllerAtendimento.java</text:p>
          </table:table-cell>
          <table:table-cell office:value-type="string" calcext:value-type="string">
            <text:p><text:s text:c="21"/>int resp1 = obj.getDataAtendimento().compareTo(data);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ControllerAtendimento.java</text:p>
          </table:table-cell>
          <table:table-cell office:value-type="string" calcext:value-type="string">
            <text:p><text:s text:c="21"/>int resp2 = objTempoLimite.compareTo(data);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ControllerAtendimento.java</text:p>
          </table:table-cell>
          <table:table-cell office:value-type="string" calcext:value-type="string">
            <text:p><text:s text:c="17"/>int resp1 = obj.getDataAtendimento().compareTo(data);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ControllerAtendimento.java</text:p>
          </table:table-cell>
          <table:table-cell office:value-type="string" calcext:value-type="string">
            <text:p><text:s text:c="17"/>int resp2 = objTempoLimite.compareTo(data);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ControllerAtendimento.java</text:p>
          </table:table-cell>
          <table:table-cell office:value-type="string" calcext:value-type="string">
            <text:p><text:s text:c="13"/>if (obj != null &amp;&amp; obj.getDataAtendimento().compareTo(dataInicial) &gt;= 0 &amp;&amp; obj.getDataAtendimento().compareTo(dataFinal) &lt;= 0) {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ControllerVenda.java</text:p>
          </table:table-cell>
          <table:table-cell office:value-type="string" calcext:value-type="string">
            <text:p><text:s text:c="13"/>if(venda != null &amp;&amp; venda.getEstado().equals("CONCLUIDO") &amp;&amp; venda.getData().compareTo(inicio) &gt;= 0 &amp;&amp; venda.getData().compareTo(fim) &lt;= 0)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ControllerVenda.java</text:p>
          </table:table-cell>
          <table:table-cell office:value-type="string" calcext:value-type="string">
            <text:p><text:s text:c="13"/>if (venda.getData().compareTo(dataInicial) &gt; 0 &amp;&amp; venda.getData().compareTo(dataFinal) &lt; 0) {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TelaNovoAgendamento.java</text:p>
          </table:table-cell>
          <table:table-cell office:value-type="string" calcext:value-type="string">
            <text:p><text:s text:c="13"/>if (data.compareTo(Calendar.getInstance()) &gt; 0) {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AgendaAdpter.java</text:p>
          </table:table-cell>
          <table:table-cell office:value-type="string" calcext:value-type="string">
            <text:p><text:s text:c="9"/>Collections.sort(agendaLista, new Comparator&lt;AgendaBean&gt;() {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AgendaAdpter.java</text:p>
          </table:table-cell>
          <table:table-cell office:value-type="string" calcext:value-type="string">
            <text:p><text:s text:c="17"/>public int compare(AgendaBean obj1, AgendaBean obj2) {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AgendaAdpter.java</text:p>
          </table:table-cell>
          <table:table-cell office:value-type="string" calcext:value-type="string">
            <text:p><text:s text:c="21"/>return obj1.getData_Evento().compareTo(obj2.getData_Evento());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ComentarioTopicoAdpter.java</text:p>
          </table:table-cell>
          <table:table-cell office:value-type="string" calcext:value-type="string">
            <text:p><text:s text:c="9"/>Collections.sort(comentarios, new Comparator&lt;ComentarioForumBean&gt; () {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ComentarioTopicoAdpter.java</text:p>
          </table:table-cell>
          <table:table-cell office:value-type="string" calcext:value-type="string">
            <text:p><text:s text:c="13"/>public int compare(ComentarioForumBean obj1, ComentarioForumBean obj2) {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ComentarioTopicoAdpter.java</text:p>
          </table:table-cell>
          <table:table-cell office:value-type="string" calcext:value-type="string">
            <text:p><text:s text:c="17"/>return obj1.getData_criacao().compareTo(obj2.getData_criacao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Examples.java</text:p>
          </table:table-cell>
          <table:table-cell office:value-type="string" calcext:value-type="string">
            <text:p><text:s text:c="9"/>System.out.println("Compare millisecond: <text:s/>in.compareTo(in2): <text:s text:c="7"/>" + in.compareTo(in2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Examples.java</text:p>
          </table:table-cell>
          <table:table-cell office:value-type="string" calcext:value-type="string">
            <text:p><text:s text:c="9"/>System.out.println("Compare millisecond: <text:s/>in.compareTo(in2): <text:s text:c="7"/>" + in.compareTo(in2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imeZoneTable.java</text:p>
          </table:table-cell>
          <table:table-cell office:value-type="string" calcext:value-type="string">
            <text:p><text:s text:c="13"/>Arrays.sort(zones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imeZoneTable.java</text:p>
          </table:table-cell>
          <table:table-cell office:value-type="string" calcext:value-type="string">
            <text:p><text:s text:c="9"/>public int compareTo(Object obj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imeZoneTable.java</text:p>
          </table:table-cell>
          <table:table-cell office:value-type="string" calcext:value-type="string">
            <text:p><text:s text:c="13"/>int result = getCanonicalID().compareTo(other.getCanonicalID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imeZoneTable.java</text:p>
          </table:table-cell>
          <table:table-cell office:value-type="string" calcext:value-type="string">
            <text:p><text:s text:c="13"/>return getID().compareTo(other.getID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DateTimeComparator.java</text:p>
          </table:table-cell>
          <table:table-cell office:value-type="string" calcext:value-type="string">
            <text:p><text:s text:c="5"/>public int compare(Object lhsObj, Object rhsObj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LocalDateTime.java</text:p>
          </table:table-cell>
          <table:table-cell office:value-type="string" calcext:value-type="string">
            <text:p><text:s text:c="5"/>public int compareTo(ReadablePartial partial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LocalDateTime.java</text:p>
          </table:table-cell>
          <table:table-cell office:value-type="string" calcext:value-type="string">
            <text:p><text:s text:c="9"/>return super.compareTo(partia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LocalDate.java</text:p>
          </table:table-cell>
          <table:table-cell office:value-type="string" calcext:value-type="string">
            <text:p><text:s text:c="5"/>public int compareTo(ReadablePartial partial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LocalDate.java</text:p>
          </table:table-cell>
          <table:table-cell office:value-type="string" calcext:value-type="string">
            <text:p><text:s text:c="9"/>return super.compareTo(partia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LocalTime.java</text:p>
          </table:table-cell>
          <table:table-cell office:value-type="string" calcext:value-type="string">
            <text:p><text:s text:c="5"/>public int compareTo(ReadablePartial partial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LocalTime.java</text:p>
          </table:table-cell>
          <table:table-cell office:value-type="string" calcext:value-type="string">
            <text:p><text:s text:c="9"/>return super.compareTo(partia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Partial.java</text:p>
          </table:table-cell>
          <table:table-cell office:value-type="string" calcext:value-type="string">
            <text:p><text:s text:c="17"/>int compare = lastUnitField.compareTo(loopUnitField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Partial.java</text:p>
          </table:table-cell>
          <table:table-cell office:value-type="string" calcext:value-type="string">
            <text:p><text:s text:c="29"/>if (lastRangeField.compareTo(loopRangeField) &lt; 0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Partial.java</text:p>
          </table:table-cell>
          <table:table-cell office:value-type="string" calcext:value-type="string">
            <text:p><text:s text:c="29"/>if (lastRangeField.compareTo(loopRangeField) == 0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Partial.java</text:p>
          </table:table-cell>
          <table:table-cell office:value-type="string" calcext:value-type="string">
            <text:p><text:s text:c="25"/>int compare = unitField.compareTo(loopUnitField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Partial.java</text:p>
          </table:table-cell>
          <table:table-cell office:value-type="string" calcext:value-type="string">
            <text:p><text:s text:c="29"/>if (rangeField.compareTo(loopRangeField) &gt; 0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ReadableDuration.java</text:p>
          </table:table-cell>
          <table:table-cell office:value-type="string" calcext:value-type="string">
            <text:p><text:s text:c="2"/>* The definition of the comparison is ascending order by millisecond duration.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ReadableInstant.java</text:p>
          </table:table-cell>
          <table:table-cell office:value-type="string" calcext:value-type="string">
            <text:p><text:s text:c="2"/>* The definition of the comparison is ascending order by millisecond instant.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AbstractPartial.java</text:p>
          </table:table-cell>
          <table:table-cell office:value-type="string" calcext:value-type="string">
            <text:p><text:s text:c="5"/>public int compareTo(ReadablePartial other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AbstractDuration.java</text:p>
          </table:table-cell>
          <table:table-cell office:value-type="string" calcext:value-type="string">
            <text:p><text:s text:c="5"/>public int compareTo(ReadableDuration other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AbstractInstant.java</text:p>
          </table:table-cell>
          <table:table-cell office:value-type="string" calcext:value-type="string">
            <text:p><text:s text:c="5"/>public int compareTo(ReadableInstant other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BaseSingleFieldPeriod.java</text:p>
          </table:table-cell>
          <table:table-cell office:value-type="string" calcext:value-type="string">
            <text:p><text:s text:c="5"/>public int compareTo(BaseSingleFieldPeriod other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DateTimeParserBucket.java</text:p>
          </table:table-cell>
          <table:table-cell office:value-type="string" calcext:value-type="string">
            <text:p><text:s text:c="13"/>Arrays.sort(array, 0, high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DateTimeParserBucket.java</text:p>
          </table:table-cell>
          <table:table-cell office:value-type="string" calcext:value-type="string">
            <text:p><text:s text:c="17"/>for (int j=i; j&gt;0 &amp;&amp; (array[j</text:p>
          </table:table-cell>
          <table:table-cell/>
          <table:table-cell office:value-type="string" calcext:value-type="string">
            <text:p>1]).compareTo(array[j])&gt;0; j</text:p>
          </table:table-cell>
          <table:table-cell/>
          <table:table-cell office:value-type="string" calcext:value-type="string">
            <text:p>) {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DateTimeParserBucket.java</text:p>
          </table:table-cell>
          <table:table-cell office:value-type="string" calcext:value-type="string">
            <text:p><text:s text:c="9"/>public int compareTo(SavedField obj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DateTimeParserBucket.java</text:p>
          </table:table-cell>
          <table:table-cell office:value-type="string" calcext:value-type="string">
            <text:p><text:s text:c="9"/>return </text:p>
          </table:table-cell>
          <table:table-cell/>
          <table:table-cell office:value-type="string" calcext:value-type="string">
            <text:p>a.compareTo(b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AbstractPartialFieldProperty.java</text:p>
          </table:table-cell>
          <table:table-cell office:value-type="string" calcext:value-type="string">
            <text:p><text:s text:c="5"/>public int compareTo(ReadableInstant instant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AbstractPartialFieldProperty.java</text:p>
          </table:table-cell>
          <table:table-cell office:value-type="string" calcext:value-type="string">
            <text:p><text:s text:c="5"/>public int compareTo(ReadablePartial partial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AbstractReadableInstantFieldProperty.java</text:p>
          </table:table-cell>
          <table:table-cell office:value-type="string" calcext:value-type="string">
            <text:p><text:s text:c="5"/>public int compareTo(ReadableInstant instant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AbstractReadableInstantFieldProperty.java</text:p>
          </table:table-cell>
          <table:table-cell office:value-type="string" calcext:value-type="string">
            <text:p><text:s text:c="5"/>public int compareTo(ReadablePartial partial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BaseDurationField.java</text:p>
          </table:table-cell>
          <table:table-cell office:value-type="string" calcext:value-type="string">
            <text:p><text:s text:c="5"/>public int compareTo(DurationField otherField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DelegatedDurationField.java</text:p>
          </table:table-cell>
          <table:table-cell office:value-type="string" calcext:value-type="string">
            <text:p><text:s text:c="5"/>public int compareTo(DurationField durationField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DelegatedDurationField.java</text:p>
          </table:table-cell>
          <table:table-cell office:value-type="string" calcext:value-type="string">
            <text:p><text:s text:c="9"/>return iField.compareTo(durationField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MillisDurationField.java</text:p>
          </table:table-cell>
          <table:table-cell office:value-type="string" calcext:value-type="string">
            <text:p><text:s text:c="5"/>public int compareTo(DurationField otherField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UnsupportedDurationField.java</text:p>
          </table:table-cell>
          <table:table-cell office:value-type="string" calcext:value-type="string">
            <text:p><text:s text:c="5"/>public int compareTo(DurationField durationField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MockPartial.java</text:p>
          </table:table-cell>
          <table:table-cell office:value-type="string" calcext:value-type="string">
            <text:p><text:s text:c="5"/>public int compareTo(ReadablePartial partial) {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1.hourOfDay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2.hourOfDay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1.hourOfDay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13"/>test1.hourOfDay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1.hourOfDay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2.hourOfDay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1.hourOfDay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13"/>test1.hourOfDay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1.minuteOfHour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2.minuteOfHour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1.minuteOfHour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13"/>test1.minuteOfHour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1.minuteOfHour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2.minuteOfHour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1.minuteOfHour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13"/>test1.minuteOfHou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1.secondOfMinute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2.secondOfMinute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1.secondOfMinute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13"/>test1.secondOfMinute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1.secondOfMinute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2.secondOfMinute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1.secondOfMinute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13"/>test1.secondOfMinute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1.millisOfSecond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2.millisOfSecond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1.millisOfSecond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13"/>test1.millisOfSecond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1.millisOfSecond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2.millisOfSecond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9"/>assertEquals(true, test1.millisOfSecond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Properties.java</text:p>
          </table:table-cell>
          <table:table-cell office:value-type="string" calcext:value-type="string">
            <text:p><text:s text:c="13"/>test1.millisOfSecond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Basics.java</text:p>
          </table:table-cell>
          <table:table-cell office:value-type="string" calcext:value-type="string">
            <text:p><text:s text:c="9"/>assertEquals(0, test1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Basics.java</text:p>
          </table:table-cell>
          <table:table-cell office:value-type="string" calcext:value-type="string">
            <text:p><text:s text:c="9"/>assertEquals(0, test1a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Basics.java</text:p>
          </table:table-cell>
          <table:table-cell office:value-type="string" calcext:value-type="string">
            <text:p><text:s text:c="9"/>assertEquals(0, test1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Basics.java</text:p>
          </table:table-cell>
          <table:table-cell office:value-type="string" calcext:value-type="string">
            <text:p><text:s text:c="9"/>assertEquals(0, test1a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2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Basics.java</text:p>
          </table:table-cell>
          <table:table-cell office:value-type="string" calcext:value-type="string">
            <text:p><text:s text:c="9"/>assertEquals(+1, test2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3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Basics.java</text:p>
          </table:table-cell>
          <table:table-cell office:value-type="string" calcext:value-type="string">
            <text:p><text:s text:c="9"/>assertEquals(+1, test3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Basics.java</text:p>
          </table:table-cell>
          <table:table-cell office:value-type="string" calcext:value-type="string">
            <text:p><text:s text:c="9"/>assertEquals(0, test3.compareTo(test2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Basics.java</text:p>
          </table:table-cell>
          <table:table-cell office:value-type="string" calcext:value-type="string">
            <text:p><text:s text:c="9"/>assertEquals(0, test1.compareTo(p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Basics.java</text:p>
          </table:table-cell>
          <table:table-cell office:value-type="string" calcext:value-type="string">
            <text:p><text:s text:c="13"/>test1.compareTo(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TimeOfDay_Basics.java</text:p>
          </table:table-cell>
          <table:table-cell office:value-type="string" calcext:value-type="string">
            <text:p><text:s/>// <text:s text:c="11"/>test1.compareTo(new Date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1.year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2.year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1.year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13"/>test1.year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1.year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2.year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1.year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13"/>test1.yea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1.monthOfYear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2.monthOfYear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1.monthOfYear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13"/>test1.monthOfYear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1.monthOfYear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2.monthOfYear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1.monthOfYear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13"/>test1.monthOfYea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1.dayOfMonth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2.dayOfMonth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1.dayOfMonth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13"/>test1.dayOfMonth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1.dayOfMonth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2.dayOfMonth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9"/>assertEquals(true, test1.dayOfMonth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Properties.java</text:p>
          </table:table-cell>
          <table:table-cell office:value-type="string" calcext:value-type="string">
            <text:p><text:s text:c="13"/>test1.dayOfMonth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Comparator.java</text:p>
          </table:table-cell>
          <table:table-cell office:value-type="string" calcext:value-type="string">
            <text:p><text:s text:c="9"/>Collections.sort( sl 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Comparator.java</text:p>
          </table:table-cell>
          <table:table-cell office:value-type="string" calcext:value-type="string">
            <text:p><text:s text:c="9"/>Collections.sort( sl, cMillis 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Comparator.java</text:p>
          </table:table-cell>
          <table:table-cell office:value-type="string" calcext:value-type="string">
            <text:p><text:s text:c="9"/>Collections.sort( sl, cSecond 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Comparator.java</text:p>
          </table:table-cell>
          <table:table-cell office:value-type="string" calcext:value-type="string">
            <text:p><text:s text:c="9"/>Collections.sort( sl, cMinute 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Comparator.java</text:p>
          </table:table-cell>
          <table:table-cell office:value-type="string" calcext:value-type="string">
            <text:p><text:s text:c="9"/>Collections.sort( sl, cHour 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Comparator.java</text:p>
          </table:table-cell>
          <table:table-cell office:value-type="string" calcext:value-type="string">
            <text:p><text:s text:c="9"/>Collections.sort( sl, cDayOfWeek 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Comparator.java</text:p>
          </table:table-cell>
          <table:table-cell office:value-type="string" calcext:value-type="string">
            <text:p><text:s text:c="9"/>Collections.sort( sl, cDayOfMonth 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Comparator.java</text:p>
          </table:table-cell>
          <table:table-cell office:value-type="string" calcext:value-type="string">
            <text:p><text:s text:c="9"/>Collections.sort( sl, cDayOfYear 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Comparator.java</text:p>
          </table:table-cell>
          <table:table-cell office:value-type="string" calcext:value-type="string">
            <text:p><text:s text:c="9"/>Collections.sort( sl, cWeekOfWeekyear 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Comparator.java</text:p>
          </table:table-cell>
          <table:table-cell office:value-type="string" calcext:value-type="string">
            <text:p><text:s text:c="9"/>Collections.sort( sl, cWeekyear 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Comparator.java</text:p>
          </table:table-cell>
          <table:table-cell office:value-type="string" calcext:value-type="string">
            <text:p><text:s text:c="9"/>Collections.sort( sl, cMonth 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Comparator.java</text:p>
          </table:table-cell>
          <table:table-cell office:value-type="string" calcext:value-type="string">
            <text:p><text:s text:c="9"/>Collections.sort( sl, cYear 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Comparator.java</text:p>
          </table:table-cell>
          <table:table-cell office:value-type="string" calcext:value-type="string">
            <text:p><text:s text:c="9"/>Collections.sort( sl, cDate 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Comparator.java</text:p>
          </table:table-cell>
          <table:table-cell office:value-type="string" calcext:value-type="string">
            <text:p><text:s text:c="9"/>Collections.sort( sl, cTime 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Comparator.java</text:p>
          </table:table-cell>
          <table:table-cell office:value-type="string" calcext:value-type="string">
            <text:p><text:s text:c="13"/>if ( lhVal.compareTo( rhVal) &gt; 0 ) return false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eriod_Basics.java</text:p>
          </table:table-cell>
          <table:table-cell office:value-type="string" calcext:value-type="string">
            <text:p><text:s text:c="9"/>assertTrue(expected.compareTo(BigInteger.valueOf(Long.MAX_VALUE)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eriod_Basics.java</text:p>
          </table:table-cell>
          <table:table-cell office:value-type="string" calcext:value-type="string">
            <text:p><text:s text:c="9"/>assertTrue(expected.compareTo(BigInteger.valueOf(Long.MAX_VALUE)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eriod_Basics.java</text:p>
          </table:table-cell>
          <table:table-cell office:value-type="string" calcext:value-type="string">
            <text:p><text:s text:c="9"/>assertTrue(expected.compareTo(BigInteger.valueOf(Long.MAX_VALUE)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eriod_Basics.java</text:p>
          </table:table-cell>
          <table:table-cell office:value-type="string" calcext:value-type="string">
            <text:p><text:s text:c="9"/>assertTrue(expected.compareTo(BigInteger.valueOf(Long.MAX_VALUE)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eriod_Basics.java</text:p>
          </table:table-cell>
          <table:table-cell office:value-type="string" calcext:value-type="string">
            <text:p><text:s text:c="9"/>assertTrue(exp.compareTo(BigInteger.valueOf(Long.MAX_VALUE)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1.year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2.year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1.year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13"/>test1.year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1.year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2.year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1.year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13"/>test1.yea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1.monthOfYear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2.monthOfYear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1.monthOfYear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13"/>test1.monthOfYear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1.monthOfYear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2.monthOfYear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1.monthOfYear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13"/>test1.monthOfYea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1.dayOfMonth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2.dayOfMonth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1.dayOfMonth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13"/>test1.dayOfMonth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1.dayOfMonth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2.dayOfMonth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9"/>assertEquals(true, test1.dayOfMonth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Properties.java</text:p>
          </table:table-cell>
          <table:table-cell office:value-type="string" calcext:value-type="string">
            <text:p><text:s text:c="13"/>test1.dayOfMonth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Basics.java</text:p>
          </table:table-cell>
          <table:table-cell office:value-type="string" calcext:value-type="string">
            <text:p><text:s text:c="9"/>assertEquals(0, test1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Basics.java</text:p>
          </table:table-cell>
          <table:table-cell office:value-type="string" calcext:value-type="string">
            <text:p><text:s text:c="9"/>assertEquals(0, test1a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Basics.java</text:p>
          </table:table-cell>
          <table:table-cell office:value-type="string" calcext:value-type="string">
            <text:p><text:s text:c="9"/>assertEquals(0, test1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Basics.java</text:p>
          </table:table-cell>
          <table:table-cell office:value-type="string" calcext:value-type="string">
            <text:p><text:s text:c="9"/>assertEquals(0, test1a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2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Basics.java</text:p>
          </table:table-cell>
          <table:table-cell office:value-type="string" calcext:value-type="string">
            <text:p><text:s text:c="9"/>assertEquals(+1, test2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3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Basics.java</text:p>
          </table:table-cell>
          <table:table-cell office:value-type="string" calcext:value-type="string">
            <text:p><text:s text:c="9"/>assertEquals(+1, test3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Basics.java</text:p>
          </table:table-cell>
          <table:table-cell office:value-type="string" calcext:value-type="string">
            <text:p><text:s text:c="9"/>assertEquals(0, test3.compareTo(test2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Basics.java</text:p>
          </table:table-cell>
          <table:table-cell office:value-type="string" calcext:value-type="string">
            <text:p><text:s text:c="9"/>assertEquals(0, test1.compareTo(p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Basics.java</text:p>
          </table:table-cell>
          <table:table-cell office:value-type="string" calcext:value-type="string">
            <text:p><text:s text:c="13"/>test1.compareTo(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Basics.java</text:p>
          </table:table-cell>
          <table:table-cell office:value-type="string" calcext:value-type="string">
            <text:p><text:s/>// <text:s text:c="11"/>test1.compareTo(new Date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Basics.java</text:p>
          </table:table-cell>
          <table:table-cell office:value-type="string" calcext:value-type="string">
            <text:p><text:s text:c="13"/>test1.compareTo(ymd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Basics.java</text:p>
          </table:table-cell>
          <table:table-cell office:value-type="string" calcext:value-type="string">
            <text:p><text:s text:c="13"/>test1.compareTo(tod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Basics.java</text:p>
          </table:table-cell>
          <table:table-cell office:value-type="string" calcext:value-type="string">
            <text:p><text:s text:c="13"/>new LocalDateTime(1970, 6, 9, 10, 20, 30, 40).compareTo(partia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Basics.java</text:p>
          </table:table-cell>
          <table:table-cell office:value-type="string" calcext:value-type="string">
            <text:p><text:s text:c="9"/>assertEquals(0, test1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Basics.java</text:p>
          </table:table-cell>
          <table:table-cell office:value-type="string" calcext:value-type="string">
            <text:p><text:s text:c="9"/>assertEquals(0, test1a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Basics.java</text:p>
          </table:table-cell>
          <table:table-cell office:value-type="string" calcext:value-type="string">
            <text:p><text:s text:c="9"/>assertEquals(0, test1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Basics.java</text:p>
          </table:table-cell>
          <table:table-cell office:value-type="string" calcext:value-type="string">
            <text:p><text:s text:c="9"/>assertEquals(0, test1a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2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Basics.java</text:p>
          </table:table-cell>
          <table:table-cell office:value-type="string" calcext:value-type="string">
            <text:p><text:s text:c="9"/>assertEquals(+1, test2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3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Basics.java</text:p>
          </table:table-cell>
          <table:table-cell office:value-type="string" calcext:value-type="string">
            <text:p><text:s text:c="9"/>assertEquals(+1, test3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Basics.java</text:p>
          </table:table-cell>
          <table:table-cell office:value-type="string" calcext:value-type="string">
            <text:p><text:s text:c="9"/>assertEquals(0, test3.compareTo(test2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Basics.java</text:p>
          </table:table-cell>
          <table:table-cell office:value-type="string" calcext:value-type="string">
            <text:p><text:s text:c="9"/>assertEquals(0, new TimeOfDay(10, 20, 30, 40).compareTo(createTODPartial(ISO_UTC)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Basics.java</text:p>
          </table:table-cell>
          <table:table-cell office:value-type="string" calcext:value-type="string">
            <text:p><text:s text:c="13"/>test1.compareTo(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Basics.java</text:p>
          </table:table-cell>
          <table:table-cell office:value-type="string" calcext:value-type="string">
            <text:p><text:s/>// <text:s text:c="11"/>test1.compareTo(new Date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Basics.java</text:p>
          </table:table-cell>
          <table:table-cell office:value-type="string" calcext:value-type="string">
            <text:p><text:s text:c="13"/>test1.compareTo(new YearMonthDay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Basics.java</text:p>
          </table:table-cell>
          <table:table-cell office:value-type="string" calcext:value-type="string">
            <text:p><text:s text:c="13"/>createTODPartial(ISO_UTC).without(DateTimeFieldType.hourOfDay()).compareTo(new YearMonthDay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Basics.java</text:p>
          </table:table-cell>
          <table:table-cell office:value-type="string" calcext:value-type="string">
            <text:p><text:s text:c="9"/>assertEquals(0, test1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Basics.java</text:p>
          </table:table-cell>
          <table:table-cell office:value-type="string" calcext:value-type="string">
            <text:p><text:s text:c="9"/>assertEquals(0, test1a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Basics.java</text:p>
          </table:table-cell>
          <table:table-cell office:value-type="string" calcext:value-type="string">
            <text:p><text:s text:c="9"/>assertEquals(0, test1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Basics.java</text:p>
          </table:table-cell>
          <table:table-cell office:value-type="string" calcext:value-type="string">
            <text:p><text:s text:c="9"/>assertEquals(0, test1a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2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Basics.java</text:p>
          </table:table-cell>
          <table:table-cell office:value-type="string" calcext:value-type="string">
            <text:p><text:s text:c="9"/>assertEquals(+1, test2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3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Basics.java</text:p>
          </table:table-cell>
          <table:table-cell office:value-type="string" calcext:value-type="string">
            <text:p><text:s text:c="9"/>assertEquals(+1, test3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Basics.java</text:p>
          </table:table-cell>
          <table:table-cell office:value-type="string" calcext:value-type="string">
            <text:p><text:s text:c="9"/>assertEquals(0, test3.compareTo(test2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Basics.java</text:p>
          </table:table-cell>
          <table:table-cell office:value-type="string" calcext:value-type="string">
            <text:p><text:s text:c="9"/>assertEquals(0, test1.compareTo(p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Basics.java</text:p>
          </table:table-cell>
          <table:table-cell office:value-type="string" calcext:value-type="string">
            <text:p><text:s text:c="9"/>assertEquals(0, test1.compareTo(new YearMonthDay(2005, 6, 2)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Basics.java</text:p>
          </table:table-cell>
          <table:table-cell office:value-type="string" calcext:value-type="string">
            <text:p><text:s text:c="13"/>test1.compareTo(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Basics.java</text:p>
          </table:table-cell>
          <table:table-cell office:value-type="string" calcext:value-type="string">
            <text:p><text:s/>// <text:s text:c="11"/>test1.compareTo(new Date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Basics.java</text:p>
          </table:table-cell>
          <table:table-cell office:value-type="string" calcext:value-type="string">
            <text:p><text:s text:c="13"/>test1.compareTo(new TimeOfDay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_Basics.java</text:p>
          </table:table-cell>
          <table:table-cell office:value-type="string" calcext:value-type="string">
            <text:p><text:s text:c="13"/>new LocalDate(1970, 6, 9).compareTo(partia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Properties.java</text:p>
          </table:table-cell>
          <table:table-cell office:value-type="string" calcext:value-type="string">
            <text:p><text:s text:c="9"/>assertEquals(true, test1.property(DateTimeFieldType.hourOfDay()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Properties.java</text:p>
          </table:table-cell>
          <table:table-cell office:value-type="string" calcext:value-type="string">
            <text:p><text:s text:c="9"/>assertEquals(true, test2.property(DateTimeFieldType.hourOfDay()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Properties.java</text:p>
          </table:table-cell>
          <table:table-cell office:value-type="string" calcext:value-type="string">
            <text:p><text:s text:c="9"/>assertEquals(true, test1.property(DateTimeFieldType.hourOfDay()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Properties.java</text:p>
          </table:table-cell>
          <table:table-cell office:value-type="string" calcext:value-type="string">
            <text:p><text:s text:c="13"/>test1.property(DateTimeFieldType.hourOfDay()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Properties.java</text:p>
          </table:table-cell>
          <table:table-cell office:value-type="string" calcext:value-type="string">
            <text:p><text:s text:c="9"/>assertEquals(true, test1.property(DateTimeFieldType.hourOfDay()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Properties.java</text:p>
          </table:table-cell>
          <table:table-cell office:value-type="string" calcext:value-type="string">
            <text:p><text:s text:c="9"/>assertEquals(true, test2.property(DateTimeFieldType.hourOfDay()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Properties.java</text:p>
          </table:table-cell>
          <table:table-cell office:value-type="string" calcext:value-type="string">
            <text:p><text:s text:c="9"/>assertEquals(true, test1.property(DateTimeFieldType.hourOfDay()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Properties.java</text:p>
          </table:table-cell>
          <table:table-cell office:value-type="string" calcext:value-type="string">
            <text:p><text:s text:c="13"/>test1.property(DateTimeFieldType.hourOfDay()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Properties.java</text:p>
          </table:table-cell>
          <table:table-cell office:value-type="string" calcext:value-type="string">
            <text:p><text:s text:c="9"/>assertEquals(true, test1.property(DateTimeFieldType.minuteOfHour()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Properties.java</text:p>
          </table:table-cell>
          <table:table-cell office:value-type="string" calcext:value-type="string">
            <text:p><text:s text:c="9"/>assertEquals(true, test2.property(DateTimeFieldType.minuteOfHour()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Properties.java</text:p>
          </table:table-cell>
          <table:table-cell office:value-type="string" calcext:value-type="string">
            <text:p><text:s text:c="9"/>assertEquals(true, test1.property(DateTimeFieldType.minuteOfHour()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Properties.java</text:p>
          </table:table-cell>
          <table:table-cell office:value-type="string" calcext:value-type="string">
            <text:p><text:s text:c="13"/>test1.property(DateTimeFieldType.minuteOfHour()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Properties.java</text:p>
          </table:table-cell>
          <table:table-cell office:value-type="string" calcext:value-type="string">
            <text:p><text:s text:c="9"/>assertEquals(true, test1.property(DateTimeFieldType.minuteOfHour()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Properties.java</text:p>
          </table:table-cell>
          <table:table-cell office:value-type="string" calcext:value-type="string">
            <text:p><text:s text:c="9"/>assertEquals(true, test2.property(DateTimeFieldType.minuteOfHour()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Properties.java</text:p>
          </table:table-cell>
          <table:table-cell office:value-type="string" calcext:value-type="string">
            <text:p><text:s text:c="9"/>assertEquals(true, test1.property(DateTimeFieldType.minuteOfHour()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artial_Properties.java</text:p>
          </table:table-cell>
          <table:table-cell office:value-type="string" calcext:value-type="string">
            <text:p><text:s text:c="13"/>test1.property(DateTimeFieldType.minuteOfHour()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1.hourOfDay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2.hourOfDay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1.hourOfDay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13"/>test1.hourOfDay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1.hourOfDay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2.hourOfDay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1.hourOfDay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13"/>test1.hourOfDay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1.minuteOfHour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2.minuteOfHour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1.minuteOfHour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13"/>test1.minuteOfHour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1.minuteOfHour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2.minuteOfHour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1.minuteOfHour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13"/>test1.minuteOfHou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1.secondOfMinute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2.secondOfMinute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1.secondOfMinute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13"/>test1.secondOfMinute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1.secondOfMinute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2.secondOfMinute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1.secondOfMinute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13"/>test1.secondOfMinute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1.millisOfSecond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2.millisOfSecond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1.millisOfSecond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13"/>test1.millisOfSecond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1.millisOfSecond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2.millisOfSecond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9"/>assertEquals(true, test1.millisOfSecond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Properties.java</text:p>
          </table:table-cell>
          <table:table-cell office:value-type="string" calcext:value-type="string">
            <text:p><text:s text:c="13"/>test1.millisOfSecond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Basics.java</text:p>
          </table:table-cell>
          <table:table-cell office:value-type="string" calcext:value-type="string">
            <text:p><text:s text:c="9"/>assertEquals(0, test1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Basics.java</text:p>
          </table:table-cell>
          <table:table-cell office:value-type="string" calcext:value-type="string">
            <text:p><text:s text:c="9"/>assertEquals(0, test1a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Basics.java</text:p>
          </table:table-cell>
          <table:table-cell office:value-type="string" calcext:value-type="string">
            <text:p><text:s text:c="9"/>assertEquals(0, test1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Basics.java</text:p>
          </table:table-cell>
          <table:table-cell office:value-type="string" calcext:value-type="string">
            <text:p><text:s text:c="9"/>assertEquals(0, test1a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2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Basics.java</text:p>
          </table:table-cell>
          <table:table-cell office:value-type="string" calcext:value-type="string">
            <text:p><text:s text:c="9"/>assertEquals(+1, test2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3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Basics.java</text:p>
          </table:table-cell>
          <table:table-cell office:value-type="string" calcext:value-type="string">
            <text:p><text:s text:c="9"/>assertEquals(+1, test3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Basics.java</text:p>
          </table:table-cell>
          <table:table-cell office:value-type="string" calcext:value-type="string">
            <text:p><text:s text:c="9"/>assertEquals(0, test3.compareTo(test2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Basics.java</text:p>
          </table:table-cell>
          <table:table-cell office:value-type="string" calcext:value-type="string">
            <text:p><text:s text:c="9"/>assertEquals(+1, test2.compareTo(new MockInstant()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Basics.java</text:p>
          </table:table-cell>
          <table:table-cell office:value-type="string" calcext:value-type="string">
            <text:p><text:s text:c="9"/>assertEquals(0, test1.compareTo(new MockInstant()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Basics.java</text:p>
          </table:table-cell>
          <table:table-cell office:value-type="string" calcext:value-type="string">
            <text:p><text:s text:c="13"/>test1.compareTo(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Basics.java</text:p>
          </table:table-cell>
          <table:table-cell office:value-type="string" calcext:value-type="string">
            <text:p><text:s/>// <text:s text:c="11"/>test1.compareTo(new Date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year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2.year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year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13"/>test1.year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year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2.year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year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13"/>test1.yea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monthOfYear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2.monthOfYear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monthOfYear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13"/>test1.monthOfYear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monthOfYear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2.monthOfYear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monthOfYear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13"/>test1.monthOfYea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dayOfMonth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2.dayOfMonth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dayOfMonth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13"/>test1.dayOfMonth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dayOfMonth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2.dayOfMonth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dayOfMonth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13"/>test1.dayOfMonth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hourOfDay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2.hourOfDay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hourOfDay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13"/>test1.hourOfDay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hourOfDay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2.hourOfDay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hourOfDay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13"/>test1.hourOfDay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minuteOfHour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2.minuteOfHour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minuteOfHour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13"/>test1.minuteOfHour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minuteOfHour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2.minuteOfHour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minuteOfHour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13"/>test1.minuteOfHou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secondOfMinute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2.secondOfMinute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secondOfMinute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13"/>test1.secondOfMinute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secondOfMinute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2.secondOfMinute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secondOfMinute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13"/>test1.secondOfMinute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millisOfSecond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2.millisOfSecond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millisOfSecond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13"/>test1.millisOfSecond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millisOfSecond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2.millisOfSecond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9"/>assertEquals(true, test1.millisOfSecond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DateTime_Properties.java</text:p>
          </table:table-cell>
          <table:table-cell office:value-type="string" calcext:value-type="string">
            <text:p><text:s text:c="13"/>test1.millisOfSecond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Instant_Basics.java</text:p>
          </table:table-cell>
          <table:table-cell office:value-type="string" calcext:value-type="string">
            <text:p><text:s text:c="9"/>assertEquals(0, test1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Instant_Basics.java</text:p>
          </table:table-cell>
          <table:table-cell office:value-type="string" calcext:value-type="string">
            <text:p><text:s text:c="9"/>assertEquals(0, test1a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Instant_Basics.java</text:p>
          </table:table-cell>
          <table:table-cell office:value-type="string" calcext:value-type="string">
            <text:p><text:s text:c="9"/>assertEquals(0, test1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Instant_Basics.java</text:p>
          </table:table-cell>
          <table:table-cell office:value-type="string" calcext:value-type="string">
            <text:p><text:s text:c="9"/>assertEquals(0, test1a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Instant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2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Instant_Basics.java</text:p>
          </table:table-cell>
          <table:table-cell office:value-type="string" calcext:value-type="string">
            <text:p><text:s text:c="9"/>assertEquals(+1, test2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Instant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3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Instant_Basics.java</text:p>
          </table:table-cell>
          <table:table-cell office:value-type="string" calcext:value-type="string">
            <text:p><text:s text:c="9"/>assertEquals(+1, test3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Instant_Basics.java</text:p>
          </table:table-cell>
          <table:table-cell office:value-type="string" calcext:value-type="string">
            <text:p><text:s text:c="9"/>assertEquals(0, test3.compareTo(test2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Instant_Basics.java</text:p>
          </table:table-cell>
          <table:table-cell office:value-type="string" calcext:value-type="string">
            <text:p><text:s text:c="9"/>assertEquals(+1, test2.compareTo(new MockInstant()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Instant_Basics.java</text:p>
          </table:table-cell>
          <table:table-cell office:value-type="string" calcext:value-type="string">
            <text:p><text:s text:c="9"/>assertEquals(0, test1.compareTo(new MockInstant()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Instant_Basics.java</text:p>
          </table:table-cell>
          <table:table-cell office:value-type="string" calcext:value-type="string">
            <text:p><text:s text:c="13"/>test1.compareTo(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Instant_Basics.java</text:p>
          </table:table-cell>
          <table:table-cell office:value-type="string" calcext:value-type="string">
            <text:p><text:s/>// <text:s text:c="11"/>test1.compareTo(new Date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uration_Basics.java</text:p>
          </table:table-cell>
          <table:table-cell office:value-type="string" calcext:value-type="string">
            <text:p><text:s text:c="9"/>assertEquals(0, test1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uration_Basics.java</text:p>
          </table:table-cell>
          <table:table-cell office:value-type="string" calcext:value-type="string">
            <text:p><text:s text:c="9"/>assertEquals(0, test1a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uration_Basics.java</text:p>
          </table:table-cell>
          <table:table-cell office:value-type="string" calcext:value-type="string">
            <text:p><text:s text:c="9"/>assertEquals(0, test1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uration_Basics.java</text:p>
          </table:table-cell>
          <table:table-cell office:value-type="string" calcext:value-type="string">
            <text:p><text:s text:c="9"/>assertEquals(0, test1a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uration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2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uration_Basics.java</text:p>
          </table:table-cell>
          <table:table-cell office:value-type="string" calcext:value-type="string">
            <text:p><text:s text:c="9"/>assertEquals(+1, test2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uration_Basics.java</text:p>
          </table:table-cell>
          <table:table-cell office:value-type="string" calcext:value-type="string">
            <text:p><text:s text:c="9"/>assertEquals(+1, test2.compareTo(new MockDuration(123L)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uration_Basics.java</text:p>
          </table:table-cell>
          <table:table-cell office:value-type="string" calcext:value-type="string">
            <text:p><text:s text:c="9"/>assertEquals(0, test1.compareTo(new MockDuration(123L)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uration_Basics.java</text:p>
          </table:table-cell>
          <table:table-cell office:value-type="string" calcext:value-type="string">
            <text:p><text:s text:c="13"/>test1.compareTo(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uration_Basics.java</text:p>
          </table:table-cell>
          <table:table-cell office:value-type="string" calcext:value-type="string">
            <text:p><text:s/>// <text:s text:c="11"/>test1.compareTo(new Long(123L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BaseSingleFieldPeriod.java</text:p>
          </table:table-cell>
          <table:table-cell office:value-type="string" calcext:value-type="string">
            <text:p><text:s text:c="9"/>assertEquals(true, test1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BaseSingleFieldPeriod.java</text:p>
          </table:table-cell>
          <table:table-cell office:value-type="string" calcext:value-type="string">
            <text:p><text:s text:c="9"/>assertEquals(true, test1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BaseSingleFieldPeriod.java</text:p>
          </table:table-cell>
          <table:table-cell office:value-type="string" calcext:value-type="string">
            <text:p><text:s text:c="9"/>assertEquals(true, test1.compareTo(test3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BaseSingleFieldPeriod.java</text:p>
          </table:table-cell>
          <table:table-cell office:value-type="string" calcext:value-type="string">
            <text:p><text:s text:c="9"/>assertEquals(true, test2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BaseSingleFieldPeriod.java</text:p>
          </table:table-cell>
          <table:table-cell office:value-type="string" calcext:value-type="string">
            <text:p><text:s text:c="9"/>assertEquals(true, test2.compareTo(test2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BaseSingleFieldPeriod.java</text:p>
          </table:table-cell>
          <table:table-cell office:value-type="string" calcext:value-type="string">
            <text:p><text:s text:c="9"/>assertEquals(true, test2.compareTo(test3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BaseSingleFieldPeriod.java</text:p>
          </table:table-cell>
          <table:table-cell office:value-type="string" calcext:value-type="string">
            <text:p><text:s text:c="9"/>assertEquals(true, test3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BaseSingleFieldPeriod.java</text:p>
          </table:table-cell>
          <table:table-cell office:value-type="string" calcext:value-type="string">
            <text:p><text:s text:c="9"/>assertEquals(true, test3.compareTo(test2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BaseSingleFieldPeriod.java</text:p>
          </table:table-cell>
          <table:table-cell office:value-type="string" calcext:value-type="string">
            <text:p><text:s text:c="9"/>assertEquals(true, test3.compareTo(test3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BaseSingleFieldPeriod.java</text:p>
          </table:table-cell>
          <table:table-cell office:value-type="string" calcext:value-type="string">
            <text:p><text:s/>// <text:s text:c="11"/>test1.compareTo("Hello"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BaseSingleFieldPeriod.java</text:p>
          </table:table-cell>
          <table:table-cell office:value-type="string" calcext:value-type="string">
            <text:p><text:s/>// <text:s text:c="11"/>test1.compareTo(new Period(0, 0, 0, 21, 0, 0, 0, 0, PeriodType.days()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BaseSingleFieldPeriod.java</text:p>
          </table:table-cell>
          <table:table-cell office:value-type="string" calcext:value-type="string">
            <text:p><text:s text:c="13"/>test1.compareTo(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Properties.java</text:p>
          </table:table-cell>
          <table:table-cell office:value-type="string" calcext:value-type="string">
            <text:p><text:s text:c="9"/>assertEquals(true, test1.year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Properties.java</text:p>
          </table:table-cell>
          <table:table-cell office:value-type="string" calcext:value-type="string">
            <text:p><text:s text:c="9"/>assertEquals(true, test2.year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Properties.java</text:p>
          </table:table-cell>
          <table:table-cell office:value-type="string" calcext:value-type="string">
            <text:p><text:s text:c="9"/>assertEquals(true, test1.year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Properties.java</text:p>
          </table:table-cell>
          <table:table-cell office:value-type="string" calcext:value-type="string">
            <text:p><text:s text:c="13"/>test1.year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Properties.java</text:p>
          </table:table-cell>
          <table:table-cell office:value-type="string" calcext:value-type="string">
            <text:p><text:s text:c="9"/>assertEquals(true, test1.year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Properties.java</text:p>
          </table:table-cell>
          <table:table-cell office:value-type="string" calcext:value-type="string">
            <text:p><text:s text:c="9"/>assertEquals(true, test2.year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Properties.java</text:p>
          </table:table-cell>
          <table:table-cell office:value-type="string" calcext:value-type="string">
            <text:p><text:s text:c="9"/>assertEquals(true, test1.year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Properties.java</text:p>
          </table:table-cell>
          <table:table-cell office:value-type="string" calcext:value-type="string">
            <text:p><text:s text:c="13"/>test1.yea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Properties.java</text:p>
          </table:table-cell>
          <table:table-cell office:value-type="string" calcext:value-type="string">
            <text:p><text:s text:c="9"/>assertEquals(true, test1.monthOfYear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Properties.java</text:p>
          </table:table-cell>
          <table:table-cell office:value-type="string" calcext:value-type="string">
            <text:p><text:s text:c="9"/>assertEquals(true, test2.monthOfYear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Properties.java</text:p>
          </table:table-cell>
          <table:table-cell office:value-type="string" calcext:value-type="string">
            <text:p><text:s text:c="9"/>assertEquals(true, test1.monthOfYear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Properties.java</text:p>
          </table:table-cell>
          <table:table-cell office:value-type="string" calcext:value-type="string">
            <text:p><text:s text:c="13"/>test1.monthOfYear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Properties.java</text:p>
          </table:table-cell>
          <table:table-cell office:value-type="string" calcext:value-type="string">
            <text:p><text:s text:c="9"/>assertEquals(true, test1.monthOfYear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Properties.java</text:p>
          </table:table-cell>
          <table:table-cell office:value-type="string" calcext:value-type="string">
            <text:p><text:s text:c="9"/>assertEquals(true, test2.monthOfYear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Properties.java</text:p>
          </table:table-cell>
          <table:table-cell office:value-type="string" calcext:value-type="string">
            <text:p><text:s text:c="9"/>assertEquals(true, test1.monthOfYear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Properties.java</text:p>
          </table:table-cell>
          <table:table-cell office:value-type="string" calcext:value-type="string">
            <text:p><text:s text:c="13"/>test1.monthOfYea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Basics.java</text:p>
          </table:table-cell>
          <table:table-cell office:value-type="string" calcext:value-type="string">
            <text:p><text:s text:c="9"/>assertEquals(0, test1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Basics.java</text:p>
          </table:table-cell>
          <table:table-cell office:value-type="string" calcext:value-type="string">
            <text:p><text:s text:c="9"/>assertEquals(0, test1a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Basics.java</text:p>
          </table:table-cell>
          <table:table-cell office:value-type="string" calcext:value-type="string">
            <text:p><text:s text:c="9"/>assertEquals(0, test1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Basics.java</text:p>
          </table:table-cell>
          <table:table-cell office:value-type="string" calcext:value-type="string">
            <text:p><text:s text:c="9"/>assertEquals(0, test1a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2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Basics.java</text:p>
          </table:table-cell>
          <table:table-cell office:value-type="string" calcext:value-type="string">
            <text:p><text:s text:c="9"/>assertEquals(+1, test2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3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Basics.java</text:p>
          </table:table-cell>
          <table:table-cell office:value-type="string" calcext:value-type="string">
            <text:p><text:s text:c="9"/>assertEquals(+1, test3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Basics.java</text:p>
          </table:table-cell>
          <table:table-cell office:value-type="string" calcext:value-type="string">
            <text:p><text:s text:c="9"/>assertEquals(0, test3.compareTo(test2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Basics.java</text:p>
          </table:table-cell>
          <table:table-cell office:value-type="string" calcext:value-type="string">
            <text:p><text:s text:c="9"/>assertEquals(0, test1.compareTo(p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Basics.java</text:p>
          </table:table-cell>
          <table:table-cell office:value-type="string" calcext:value-type="string">
            <text:p><text:s text:c="13"/>test1.compareTo(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Basics.java</text:p>
          </table:table-cell>
          <table:table-cell office:value-type="string" calcext:value-type="string">
            <text:p><text:s/>// <text:s text:c="11"/>test1.compareTo(new Date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Basics.java</text:p>
          </table:table-cell>
          <table:table-cell office:value-type="string" calcext:value-type="string">
            <text:p><text:s text:c="13"/>test1.compareTo(new TimeOfDay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Day_Basics.java</text:p>
          </table:table-cell>
          <table:table-cell office:value-type="string" calcext:value-type="string">
            <text:p><text:s text:c="13"/>new YearMonthDay(1970, 6, 9).compareTo(partia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year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2.year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year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13"/>test1.yea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year().compareTo(ymd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year().compareTo(ymd2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year().compareTo(ymd3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13"/>test1.year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monthOfYear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2.monthOfYear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monthOfYear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13"/>test1.monthOfYea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monthOfYear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2.monthOfYear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monthOfYear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13"/>test1.monthOfYea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dayOfMonth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2.dayOfMonth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dayOfMonth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13"/>test1.dayOfMonth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dayOfMonth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2.dayOfMonth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dayOfMonth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13"/>test1.dayOfMonth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dayOfYear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2.dayOfYear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dayOfYear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13"/>test1.dayOfYea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dayOfYear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2.dayOfYear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dayOfYear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13"/>test1.dayOfYea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weekOfWeekyear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2.weekOfWeekyear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weekOfWeekyear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13"/>test1.weekOfWeekyea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weekOfWeekyear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2.weekOfWeekyear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weekOfWeekyear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13"/>test1.weekOfWeekyea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2.dayOfWeek().compareTo(test1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dayOfWeek().compareTo(test2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dayOfWeek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13"/>test1.dayOfWeek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2.dayOfWeek().compareTo(dt1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dayOfWeek().compareTo(dt2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9"/>assertEquals(true, test1.dayOfWeek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Time_Properties.java</text:p>
          </table:table-cell>
          <table:table-cell office:value-type="string" calcext:value-type="string">
            <text:p><text:s text:c="13"/>test1.dayOfWeek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Basics.java</text:p>
          </table:table-cell>
          <table:table-cell office:value-type="string" calcext:value-type="string">
            <text:p><text:s text:c="9"/>assertEquals(0, test1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Basics.java</text:p>
          </table:table-cell>
          <table:table-cell office:value-type="string" calcext:value-type="string">
            <text:p><text:s text:c="9"/>assertEquals(0, test1a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Basics.java</text:p>
          </table:table-cell>
          <table:table-cell office:value-type="string" calcext:value-type="string">
            <text:p><text:s text:c="9"/>assertEquals(0, test1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Basics.java</text:p>
          </table:table-cell>
          <table:table-cell office:value-type="string" calcext:value-type="string">
            <text:p><text:s text:c="9"/>assertEquals(0, test1a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2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Basics.java</text:p>
          </table:table-cell>
          <table:table-cell office:value-type="string" calcext:value-type="string">
            <text:p><text:s text:c="9"/>assertEquals(+1, test2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3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Basics.java</text:p>
          </table:table-cell>
          <table:table-cell office:value-type="string" calcext:value-type="string">
            <text:p><text:s text:c="9"/>assertEquals(+1, test3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Basics.java</text:p>
          </table:table-cell>
          <table:table-cell office:value-type="string" calcext:value-type="string">
            <text:p><text:s text:c="9"/>assertEquals(0, test3.compareTo(test2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Basics.java</text:p>
          </table:table-cell>
          <table:table-cell office:value-type="string" calcext:value-type="string">
            <text:p><text:s text:c="9"/>assertEquals(0, test1.compareTo(p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Basics.java</text:p>
          </table:table-cell>
          <table:table-cell office:value-type="string" calcext:value-type="string">
            <text:p><text:s text:c="13"/>test1.compareTo(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Basics.java</text:p>
          </table:table-cell>
          <table:table-cell office:value-type="string" calcext:value-type="string">
            <text:p><text:s text:c="13"/>test1.compareTo(new LocalTime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YearMonth_Basics.java</text:p>
          </table:table-cell>
          <table:table-cell office:value-type="string" calcext:value-type="string">
            <text:p><text:s text:c="13"/>new YearMonth(1970, 6).compareTo(partia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Properties.java</text:p>
          </table:table-cell>
          <table:table-cell office:value-type="string" calcext:value-type="string">
            <text:p><text:s text:c="9"/>assertEquals(true, test1.monthOfYear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Properties.java</text:p>
          </table:table-cell>
          <table:table-cell office:value-type="string" calcext:value-type="string">
            <text:p><text:s text:c="9"/>assertEquals(true, test2.monthOfYear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Properties.java</text:p>
          </table:table-cell>
          <table:table-cell office:value-type="string" calcext:value-type="string">
            <text:p><text:s text:c="9"/>assertEquals(true, test1.monthOfYear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Properties.java</text:p>
          </table:table-cell>
          <table:table-cell office:value-type="string" calcext:value-type="string">
            <text:p><text:s text:c="13"/>test1.monthOfYear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Properties.java</text:p>
          </table:table-cell>
          <table:table-cell office:value-type="string" calcext:value-type="string">
            <text:p><text:s text:c="9"/>assertEquals(true, test1.monthOfYear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Properties.java</text:p>
          </table:table-cell>
          <table:table-cell office:value-type="string" calcext:value-type="string">
            <text:p><text:s text:c="9"/>assertEquals(true, test2.monthOfYear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Properties.java</text:p>
          </table:table-cell>
          <table:table-cell office:value-type="string" calcext:value-type="string">
            <text:p><text:s text:c="9"/>assertEquals(true, test1.monthOfYear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Properties.java</text:p>
          </table:table-cell>
          <table:table-cell office:value-type="string" calcext:value-type="string">
            <text:p><text:s text:c="13"/>test1.monthOfYear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Properties.java</text:p>
          </table:table-cell>
          <table:table-cell office:value-type="string" calcext:value-type="string">
            <text:p><text:s text:c="9"/>assertEquals(true, test1.dayOfMonth().compareTo(tes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Properties.java</text:p>
          </table:table-cell>
          <table:table-cell office:value-type="string" calcext:value-type="string">
            <text:p><text:s text:c="9"/>assertEquals(true, test2.dayOfMonth().compareTo(tes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Properties.java</text:p>
          </table:table-cell>
          <table:table-cell office:value-type="string" calcext:value-type="string">
            <text:p><text:s text:c="9"/>assertEquals(true, test1.dayOfMonth().compareTo(tes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Properties.java</text:p>
          </table:table-cell>
          <table:table-cell office:value-type="string" calcext:value-type="string">
            <text:p><text:s text:c="13"/>test1.dayOfMonth().compareTo((ReadablePartial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Properties.java</text:p>
          </table:table-cell>
          <table:table-cell office:value-type="string" calcext:value-type="string">
            <text:p><text:s text:c="9"/>assertEquals(true, test1.dayOfMonth().compareTo(dt2) &l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Properties.java</text:p>
          </table:table-cell>
          <table:table-cell office:value-type="string" calcext:value-type="string">
            <text:p><text:s text:c="9"/>assertEquals(true, test2.dayOfMonth().compareTo(dt1) &gt;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Properties.java</text:p>
          </table:table-cell>
          <table:table-cell office:value-type="string" calcext:value-type="string">
            <text:p><text:s text:c="9"/>assertEquals(true, test1.dayOfMonth().compareTo(dt1) == 0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Properties.java</text:p>
          </table:table-cell>
          <table:table-cell office:value-type="string" calcext:value-type="string">
            <text:p><text:s text:c="13"/>test1.dayOfMonth().compareTo((ReadableInstant) 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utableDateTime_Basics.java</text:p>
          </table:table-cell>
          <table:table-cell office:value-type="string" calcext:value-type="string">
            <text:p><text:s text:c="9"/>assertEquals(0, test1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utableDateTime_Basics.java</text:p>
          </table:table-cell>
          <table:table-cell office:value-type="string" calcext:value-type="string">
            <text:p><text:s text:c="9"/>assertEquals(0, test1a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utableDateTime_Basics.java</text:p>
          </table:table-cell>
          <table:table-cell office:value-type="string" calcext:value-type="string">
            <text:p><text:s text:c="9"/>assertEquals(0, test1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utableDateTime_Basics.java</text:p>
          </table:table-cell>
          <table:table-cell office:value-type="string" calcext:value-type="string">
            <text:p><text:s text:c="9"/>assertEquals(0, test1a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utableDateTime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2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utableDateTime_Basics.java</text:p>
          </table:table-cell>
          <table:table-cell office:value-type="string" calcext:value-type="string">
            <text:p><text:s text:c="9"/>assertEquals(+1, test2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utableDateTime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3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utableDateTime_Basics.java</text:p>
          </table:table-cell>
          <table:table-cell office:value-type="string" calcext:value-type="string">
            <text:p><text:s text:c="9"/>assertEquals(+1, test3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utableDateTime_Basics.java</text:p>
          </table:table-cell>
          <table:table-cell office:value-type="string" calcext:value-type="string">
            <text:p><text:s text:c="9"/>assertEquals(0, test3.compareTo(test2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utableDateTime_Basics.java</text:p>
          </table:table-cell>
          <table:table-cell office:value-type="string" calcext:value-type="string">
            <text:p><text:s text:c="9"/>assertEquals(+1, test2.compareTo(new MockInstant()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utableDateTime_Basics.java</text:p>
          </table:table-cell>
          <table:table-cell office:value-type="string" calcext:value-type="string">
            <text:p><text:s text:c="9"/>assertEquals(0, test1.compareTo(new MockInstant()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utableDateTime_Basics.java</text:p>
          </table:table-cell>
          <table:table-cell office:value-type="string" calcext:value-type="string">
            <text:p><text:s text:c="13"/>test1.compareTo(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utableDateTime_Basics.java</text:p>
          </table:table-cell>
          <table:table-cell office:value-type="string" calcext:value-type="string">
            <text:p><text:s/>// <text:s text:c="11"/>test1.compareTo(new Date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Basics.java</text:p>
          </table:table-cell>
          <table:table-cell office:value-type="string" calcext:value-type="string">
            <text:p><text:s text:c="9"/>assertEquals(0, test1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Basics.java</text:p>
          </table:table-cell>
          <table:table-cell office:value-type="string" calcext:value-type="string">
            <text:p><text:s text:c="9"/>assertEquals(0, test1a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Basics.java</text:p>
          </table:table-cell>
          <table:table-cell office:value-type="string" calcext:value-type="string">
            <text:p><text:s text:c="9"/>assertEquals(0, test1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Basics.java</text:p>
          </table:table-cell>
          <table:table-cell office:value-type="string" calcext:value-type="string">
            <text:p><text:s text:c="9"/>assertEquals(0, test1a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2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Basics.java</text:p>
          </table:table-cell>
          <table:table-cell office:value-type="string" calcext:value-type="string">
            <text:p><text:s text:c="9"/>assertEquals(+1, test2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3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Basics.java</text:p>
          </table:table-cell>
          <table:table-cell office:value-type="string" calcext:value-type="string">
            <text:p><text:s text:c="9"/>assertEquals(+1, test3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Basics.java</text:p>
          </table:table-cell>
          <table:table-cell office:value-type="string" calcext:value-type="string">
            <text:p><text:s text:c="9"/>assertEquals(0, test3.compareTo(test2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Basics.java</text:p>
          </table:table-cell>
          <table:table-cell office:value-type="string" calcext:value-type="string">
            <text:p><text:s text:c="9"/>assertEquals(0, test1.compareTo(p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Basics.java</text:p>
          </table:table-cell>
          <table:table-cell office:value-type="string" calcext:value-type="string">
            <text:p><text:s text:c="9"/>assertEquals(0, test1.compareTo(new TimeOfDay(10, 20, 30, 40)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Basics.java</text:p>
          </table:table-cell>
          <table:table-cell office:value-type="string" calcext:value-type="string">
            <text:p><text:s text:c="13"/>test1.compareTo(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LocalTime_Basics.java</text:p>
          </table:table-cell>
          <table:table-cell office:value-type="string" calcext:value-type="string">
            <text:p><text:s/>// <text:s text:c="11"/>test1.compareTo(new Date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mpTest.java</text:p>
          </table:table-cell>
          <table:table-cell office:value-type="string" calcext:value-type="string">
            <text:p><text:s/>// <text:s text:c="7"/>System.out.println(date1.compareTo(date2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mpTest.java</text:p>
          </table:table-cell>
          <table:table-cell office:value-type="string" calcext:value-type="string">
            <text:p><text:s/>// <text:s text:c="7"/>System.out.println(date1.toLocalDate().compareTo(date2.toLocalDate()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Basics.java</text:p>
          </table:table-cell>
          <table:table-cell office:value-type="string" calcext:value-type="string">
            <text:p><text:s text:c="9"/>assertEquals(0, test1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Basics.java</text:p>
          </table:table-cell>
          <table:table-cell office:value-type="string" calcext:value-type="string">
            <text:p><text:s text:c="9"/>assertEquals(0, test1a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Basics.java</text:p>
          </table:table-cell>
          <table:table-cell office:value-type="string" calcext:value-type="string">
            <text:p><text:s text:c="9"/>assertEquals(0, test1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Basics.java</text:p>
          </table:table-cell>
          <table:table-cell office:value-type="string" calcext:value-type="string">
            <text:p><text:s text:c="9"/>assertEquals(0, test1a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2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Basics.java</text:p>
          </table:table-cell>
          <table:table-cell office:value-type="string" calcext:value-type="string">
            <text:p><text:s text:c="9"/>assertEquals(+1, test2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3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Basics.java</text:p>
          </table:table-cell>
          <table:table-cell office:value-type="string" calcext:value-type="string">
            <text:p><text:s text:c="9"/>assertEquals(+1, test3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Basics.java</text:p>
          </table:table-cell>
          <table:table-cell office:value-type="string" calcext:value-type="string">
            <text:p><text:s text:c="9"/>assertEquals(0, test3.compareTo(test2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Basics.java</text:p>
          </table:table-cell>
          <table:table-cell office:value-type="string" calcext:value-type="string">
            <text:p><text:s text:c="9"/>assertEquals(0, test1.compareTo(p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Basics.java</text:p>
          </table:table-cell>
          <table:table-cell office:value-type="string" calcext:value-type="string">
            <text:p><text:s text:c="13"/>test1.compareTo(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Basics.java</text:p>
          </table:table-cell>
          <table:table-cell office:value-type="string" calcext:value-type="string">
            <text:p><text:s text:c="13"/>test1.compareTo(new LocalTime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onthDay_Basics.java</text:p>
          </table:table-cell>
          <table:table-cell office:value-type="string" calcext:value-type="string">
            <text:p><text:s text:c="13"/>new MonthDay(10, 6).compareTo(partia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Midnight_Basics.java</text:p>
          </table:table-cell>
          <table:table-cell office:value-type="string" calcext:value-type="string">
            <text:p><text:s text:c="9"/>assertEquals(0, test1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Midnight_Basics.java</text:p>
          </table:table-cell>
          <table:table-cell office:value-type="string" calcext:value-type="string">
            <text:p><text:s text:c="9"/>assertEquals(0, test1a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Midnight_Basics.java</text:p>
          </table:table-cell>
          <table:table-cell office:value-type="string" calcext:value-type="string">
            <text:p><text:s text:c="9"/>assertEquals(0, test1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Midnight_Basics.java</text:p>
          </table:table-cell>
          <table:table-cell office:value-type="string" calcext:value-type="string">
            <text:p><text:s text:c="9"/>assertEquals(0, test1a.compareTo(test1a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Midnight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2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Midnight_Basics.java</text:p>
          </table:table-cell>
          <table:table-cell office:value-type="string" calcext:value-type="string">
            <text:p><text:s text:c="9"/>assertEquals(+1, test2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Midnight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1.compareTo(test3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Midnight_Basics.java</text:p>
          </table:table-cell>
          <table:table-cell office:value-type="string" calcext:value-type="string">
            <text:p><text:s text:c="9"/>assertEquals(+1, test3.compareTo(test1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Midnight_Basics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test3.compareTo(test2)); <text:s/>// midnight paris before london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Midnight_Basics.java</text:p>
          </table:table-cell>
          <table:table-cell office:value-type="string" calcext:value-type="string">
            <text:p><text:s text:c="9"/>assertEquals(+1, test2.compareTo(new MockInstant()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Midnight_Basics.java</text:p>
          </table:table-cell>
          <table:table-cell office:value-type="string" calcext:value-type="string">
            <text:p><text:s text:c="9"/>assertEquals(0, test1.compareTo(new MockInstant()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Midnight_Basics.java</text:p>
          </table:table-cell>
          <table:table-cell office:value-type="string" calcext:value-type="string">
            <text:p><text:s text:c="13"/>test1.compareTo(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DateMidnight_Basics.java</text:p>
          </table:table-cell>
          <table:table-cell office:value-type="string" calcext:value-type="string">
            <text:p><text:s/>// <text:s text:c="11"/>test1.compareTo(new Date(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reciseDurationField.java</text:p>
          </table:table-cell>
          <table:table-cell office:value-type="string" calcext:value-type="string">
            <text:p><text:s text:c="9"/>assertEquals(0, iField.compareTo(iField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reciseDurationField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iField.compareTo(ISOChronology.getInstance().minutes()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reciseDurationField.java</text:p>
          </table:table-cell>
          <table:table-cell office:value-type="string" calcext:value-type="string">
            <text:p><text:s text:c="9"/>assertEquals(1, iField.compareTo(dummy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reciseDurationField.java</text:p>
          </table:table-cell>
          <table:table-cell office:value-type="string" calcext:value-type="string">
            <text:p><text:s/>// <text:s text:c="11"/>iField.compareTo("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PreciseDurationField.java</text:p>
          </table:table-cell>
          <table:table-cell office:value-type="string" calcext:value-type="string">
            <text:p><text:s text:c="13"/>iField.compareTo(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ScaledDurationField.java</text:p>
          </table:table-cell>
          <table:table-cell office:value-type="string" calcext:value-type="string">
            <text:p><text:s text:c="9"/>assertEquals(0, iField.compareTo(iField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ScaledDurationField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iField.compareTo(ISOChronology.getInstance().minutes()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ScaledDurationField.java</text:p>
          </table:table-cell>
          <table:table-cell office:value-type="string" calcext:value-type="string">
            <text:p><text:s text:c="9"/>assertEquals(1, iField.compareTo(dummy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ScaledDurationField.java</text:p>
          </table:table-cell>
          <table:table-cell office:value-type="string" calcext:value-type="string">
            <text:p><text:s/>// <text:s text:c="11"/>iField.compareTo("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ScaledDurationField.java</text:p>
          </table:table-cell>
          <table:table-cell office:value-type="string" calcext:value-type="string">
            <text:p><text:s text:c="13"/>iField.compareTo(null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illisDurationField.java</text:p>
          </table:table-cell>
          <table:table-cell office:value-type="string" calcext:value-type="string">
            <text:p><text:s text:c="9"/>assertEquals(0, MillisDurationField.INSTANCE.compareTo(MillisDurationField.INSTANCE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illisDurationField.java</text:p>
          </table:table-cell>
          <table:table-cell office:value-type="string" calcext:value-type="string">
            <text:p><text:s text:c="9"/>assertEquals(</text:p>
          </table:table-cell>
          <table:table-cell/>
          <table:table-cell office:value-type="string" calcext:value-type="string">
            <text:p>1, MillisDurationField.INSTANCE.compareTo(ISOChronology.getInstance().seconds())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illisDurationField.java</text:p>
          </table:table-cell>
          <table:table-cell office:value-type="string" calcext:value-type="string">
            <text:p><text:s text:c="9"/>assertEquals(1, MillisDurationField.INSTANCE.compareTo(dummy)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illisDurationField.java</text:p>
          </table:table-cell>
          <table:table-cell office:value-type="string" calcext:value-type="string">
            <text:p><text:s/>// <text:s text:c="11"/>MillisDurationField.INSTANCE.compareTo(");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TestMillisDurationField.java</text:p>
          </table:table-cell>
          <table:table-cell office:value-type="string" calcext:value-type="string">
            <text:p><text:s text:c="13"/>MillisDurationField.INSTANCE.compareTo(null);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ExtratoDAO.java</text:p>
          </table:table-cell>
          <table:table-cell office:value-type="string" calcext:value-type="string">
            <text:p><text:s/>String sql = "Select * from \"Extrato\" where \"idConta\" = ? order by \"idExtrato\" desc";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ItemDeExtratoDAO.java</text:p>
          </table:table-cell>
          <table:table-cell office:value-type="string" calcext:value-type="string">
            <text:p><text:s/>String sql = "Select * from \"ItemDeExtrato\" where \"idExtrato\" = ? order by dia";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Vertice.java</text:p>
          </table:table-cell>
          <table:table-cell office:value-type="string" calcext:value-type="string">
            <text:p><text:s text:c="9"/>java.util.Collections.sort(arrayDeVerices);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Vertice.java</text:p>
          </table:table-cell>
          <table:table-cell office:value-type="string" calcext:value-type="string">
            <text:p><text:s text:c="9"/>java.util.Collections.sort(arrayDeVerices);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mxGraphAnalysis.java</text:p>
          </table:table-cell>
          <table:table-cell office:value-type="string" calcext:value-type="string">
            <text:p><text:s/>Collections.sort(result, new Comparator&lt;mxCellState&gt;()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mxGraphAnalysis.java</text:p>
          </table:table-cell>
          <table:table-cell office:value-type="string" calcext:value-type="string">
            <text:p><text:s/>public int compare(mxCellState o1, mxCellState o2)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mxGraphAnalysis.java</text:p>
          </table:table-cell>
          <table:table-cell office:value-type="string" calcext:value-type="string">
            <text:p><text:s/>return d1.compareTo(d2);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mxCoordinateAssignment.java</text:p>
          </table:table-cell>
          <table:table-cell office:value-type="string" calcext:value-type="string">
            <text:p><text:s/>Arrays.sort(weightedValues);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mxCoordinateAssignment.java</text:p>
          </table:table-cell>
          <table:table-cell office:value-type="string" calcext:value-type="string">
            <text:p><text:s/>Arrays.sort(medianValues);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mxCoordinateAssignment.java</text:p>
          </table:table-cell>
          <table:table-cell office:value-type="string" calcext:value-type="string">
            <text:p><text:s/>Arrays.sort(sortedCells);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mxCoordinateAssignment.java</text:p>
          </table:table-cell>
          <table:table-cell office:value-type="string" calcext:value-type="string">
            <text:p><text:s text:c="2"/>* sum of their connected edges. Does not violate (x.compareTo(y)==0) ==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mxCoordinateAssignment.java</text:p>
          </table:table-cell>
          <table:table-cell office:value-type="string" calcext:value-type="string">
            <text:p><text:s/>public int compareTo(Object arg0)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mxMedianHybridCrossingReduction.java</text:p>
          </table:table-cell>
          <table:table-cell office:value-type="string" calcext:value-type="string">
            <text:p><text:s/>Arrays.sort(medianValues);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mxMedianHybridCrossingReduction.java</text:p>
          </table:table-cell>
          <table:table-cell office:value-type="string" calcext:value-type="string">
            <text:p><text:s/>Arrays.sort(medianValues);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mxMedianHybridCrossingReduction.java</text:p>
          </table:table-cell>
          <table:table-cell office:value-type="string" calcext:value-type="string">
            <text:p><text:s text:c="2"/>* values. Does not violate (x.compareTo(y)==0) == (x.equals(y))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mxMedianHybridCrossingReduction.java</text:p>
          </table:table-cell>
          <table:table-cell office:value-type="string" calcext:value-type="string">
            <text:p><text:s/>public int compareTo(Object arg0)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mxCompactTreeLayout.java</text:p>
          </table:table-cell>
          <table:table-cell office:value-type="string" calcext:value-type="string">
            <text:p><text:s/>Arrays.sort(sortedCellsArray);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mxCompactTreeLayout.java</text:p>
          </table:table-cell>
          <table:table-cell office:value-type="string" calcext:value-type="string">
            <text:p><text:s text:c="2"/>* sum of their connected edges. Does not violate (x.compareTo(y)==0) ==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mxCompactTreeLayout.java</text:p>
          </table:table-cell>
          <table:table-cell office:value-type="string" calcext:value-type="string">
            <text:p><text:s/>public int compareTo(Object arg0)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mxParallelEdgeLayout.java</text:p>
          </table:table-cell>
          <table:table-cell office:value-type="string" calcext:value-type="string">
            <text:p><text:s/>return (srcId.compareTo(trgId) &gt; 0) ? trgId + </text:p>
          </table:table-cell>
          <table:table-cell table:number-columns-repeated="4"/>
        </table:table-row>
      </table:table>
      <table:table table:name="Tabela dinâmica_links_com_ordenacoes_v4_2" table:style-name="ta1">
        <table:table-column table:style-name="co4" table:default-cell-style-name="ce22"/>
        <table:table-column table:style-name="co4" table:default-cell-style-name="ce26"/>
        <table:table-row table:style-name="ro1">
          <table:table-cell table:style-name="ce20" office:value-type="string" calcext:value-type="string">
            <text:p>Projeto</text:p>
          </table:table-cell>
          <table:table-cell table:style-name="ce24" office:value-type="string" calcext:value-type="string">
            <text:p>Cont.Núm - Classe</text:p>
          </table:table-cell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7" office:value-type="float" office:value="17" calcext:value-type="float">
            <text:p>17</text:p>
          </table:table-cell>
        </table:table-row>
        <table:table-row table:style-name="ro1">
          <table:table-cell table:style-name="ce23" office:value-type="string" calcext:value-type="string">
            <text:p>Total Resultado</text:p>
          </table:table-cell>
          <table:table-cell table:style-name="ce28" office:value-type="float" office:value="878" calcext:value-type="float">
            <text:p>878</text:p>
          </table:table-cell>
        </table:table-row>
      </table:table>
      <table:table table:name="Tabela dinâmica_links_com_ordenacoes_v4_1" table:style-name="ta1">
        <table:table-column table:style-name="co4" table:default-cell-style-name="ce22"/>
        <table:table-column table:style-name="co2" table:default-cell-style-name="ce36"/>
        <table:table-column table:style-name="co5" table:default-cell-style-name="ce36"/>
        <table:table-column table:style-name="co4" table:default-cell-style-name="ce42"/>
        <table:table-row table:style-name="ro1">
          <table:table-cell table:style-name="ce20" office:value-type="string" calcext:value-type="string">
            <text:p>Projeto</text:p>
          </table:table-cell>
          <table:table-cell table:style-name="ce32" office:value-type="string" calcext:value-type="string">
            <text:p>Classe</text:p>
          </table:table-cell>
          <table:table-cell table:style-name="ce32" office:value-type="string" calcext:value-type="string">
            <text:p>Código</text:p>
          </table:table-cell>
          <table:table-cell table:style-name="ce24" office:value-type="string" calcext:value-type="string">
            <text:p>(vazio)</text:p>
          </table:table-cell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33" office:value-type="string" calcext:value-type="string">
            <text:p><text:s/>Main.java</text:p>
          </table:table-cell>
          <table:table-cell table:style-name="ce33" office:value-type="string" calcext:value-type="string">
            <text:p><text:s text:c="21"/>return o1.getNome().compareTo(o2.getNome());</text:p>
          </table:table-cell>
          <table:table-cell table:style-name="ce39"/>
        </table:table-row>
        <table:table-row table:style-name="ro1">
          <table:table-cell table:style-name="ce29"/>
          <table:table-cell table:style-name="ce34"/>
          <table:table-cell table:style-name="ce34" office:value-type="string" calcext:value-type="string">
            <text:p><text:s text:c="17"/>Collections.sort(pessoas, (o1, o2) </text:p>
          </table:table-cell>
          <table:table-cell table:style-name="ce40"/>
        </table:table-row>
        <table:table-row table:style-name="ro1">
          <table:table-cell table:style-name="ce21" office:value-type="float" office:value="67" calcext:value-type="float">
            <text:p>67</text:p>
          </table:table-cell>
          <table:table-cell table:style-name="ce35" office:value-type="string" calcext:value-type="string">
            <text:p><text:s/>CutTheSticks.java</text:p>
          </table:table-cell>
          <table:table-cell table:style-name="ce35" office:value-type="string" calcext:value-type="string">
            <text:p><text:s/>Collections.sort(unique);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FlatLand.java</text:p>
          </table:table-cell>
          <table:table-cell table:style-name="ce35" office:value-type="string" calcext:value-type="string">
            <text:p><text:s text:c="9"/>Collections.sort(stations);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MiniMaxSum.java</text:p>
          </table:table-cell>
          <table:table-cell table:style-name="ce35" office:value-type="string" calcext:value-type="string">
            <text:p><text:s/>Collections.sort(nums);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MinMax.java</text:p>
          </table:table-cell>
          <table:table-cell table:style-name="ce35" office:value-type="string" calcext:value-type="string">
            <text:p><text:s/>Collections.sort(lista);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Template.java</text:p>
          </table:table-cell>
          <table:table-cell table:style-name="ce33" office:value-type="string" calcext:value-type="string">
            <text:p><text:s text:c="13"/>int num = val1.compareTo(val2) <text:s/>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return <text:s/>num == 0 ? k1.compareTo(k2) <text:s text:c="2"/>: num;</text:p>
          </table:table-cell>
          <table:table-cell/>
        </table:table-row>
        <table:table-row table:style-name="ro1">
          <table:table-cell table:style-name="ce29"/>
          <table:table-cell table:style-name="ce34"/>
          <table:table-cell table:style-name="ce34" office:value-type="string" calcext:value-type="string">
            <text:p><text:s text:c="9"/>public int compare(Integer k1, Integer k2) {</text:p>
          </table:table-cell>
          <table:table-cell table:style-name="ce40"/>
        </table:table-row>
        <table:table-row table:style-name="ro1">
          <table:table-cell table:style-name="ce21" office:value-type="float" office:value="88" calcext:value-type="float">
            <text:p>88</text:p>
          </table:table-cell>
          <table:table-cell table:style-name="ce35" office:value-type="string" calcext:value-type="string">
            <text:p><text:s/>PessoaRepository.java</text:p>
          </table:table-cell>
          <table:table-cell table:style-name="ce35" office:value-type="string" calcext:value-type="string">
            <text:p><text:s/>List&lt;Pessoa&gt; findAllByOrderByNomeDesc();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PessoaRepositoryTest.java</text:p>
          </table:table-cell>
          <table:table-cell table:style-name="ce35" office:value-type="string" calcext:value-type="string">
            <text:p><text:s text:c="9"/>List&lt;Pessoa&gt; pessoas = pessoaRepository.findAllByOrderByNomeDesc();</text:p>
          </table:table-cell>
          <table:table-cell table:style-name="ce41"/>
        </table:table-row>
        <table:table-row table:style-name="ro1">
          <table:table-cell table:style-name="ce29"/>
          <table:table-cell table:style-name="ce35" office:value-type="string" calcext:value-type="string">
            <text:p><text:s/>PessoaServiceImpl.java</text:p>
          </table:table-cell>
          <table:table-cell table:style-name="ce35" office:value-type="string" calcext:value-type="string">
            <text:p><text:s text:c="9"/>return pessoaRepository.findAllByOrderByNomeDesc();</text:p>
          </table:table-cell>
          <table:table-cell table:style-name="ce41"/>
        </table:table-row>
        <table:table-row table:style-name="ro1">
          <table:table-cell table:style-name="ce21" office:value-type="float" office:value="101" calcext:value-type="float">
            <text:p>101</text:p>
          </table:table-cell>
          <table:table-cell table:style-name="ce35" office:value-type="string" calcext:value-type="string">
            <text:p><text:s/>Ffuncionario.java</text:p>
          </table:table-cell>
          <table:table-cell table:style-name="ce35" office:value-type="string" calcext:value-type="string">
            <text:p><text:s text:c="17"/>+ "values ((select id from funcionario order by id desc limit 1),?)";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Fpessoa.java</text:p>
          </table:table-cell>
          <table:table-cell table:style-name="ce35" office:value-type="string" calcext:value-type="string">
            <text:p><text:s text:c="17"/>+ "values ((select id from pessoa order by id desc limit 1),?)";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Fquarto.java</text:p>
          </table:table-cell>
          <table:table-cell table:style-name="ce35" office:value-type="string" calcext:value-type="string">
            <text:p><text:s text:c="17"/>+ "order by idquarto";</text:p>
          </table:table-cell>
          <table:table-cell table:style-name="ce41"/>
        </table:table-row>
        <table:table-row table:style-name="ro1">
          <table:table-cell table:style-name="ce29"/>
          <table:table-cell table:style-name="ce35" office:value-type="string" calcext:value-type="string">
            <text:p><text:s/>Fusuario.java</text:p>
          </table:table-cell>
          <table:table-cell table:style-name="ce35" office:value-type="string" calcext:value-type="string">
            <text:p><text:s text:c="17"/>+ "values ((select id from usuario order by id desc limit 1),?)";</text:p>
          </table:table-cell>
          <table:table-cell table:style-name="ce41"/>
        </table:table-row>
        <table:table-row table:style-name="ro1">
          <table:table-cell table:style-name="ce30" office:value-type="float" office:value="105" calcext:value-type="float">
            <text:p>105</text:p>
          </table:table-cell>
          <table:table-cell table:style-name="ce35" office:value-type="string" calcext:value-type="string">
            <text:p><text:s/>EnderecoBean.java</text:p>
          </table:table-cell>
          <table:table-cell table:style-name="ce35" office:value-type="string" calcext:value-type="string">
            <text:p><text:s/>estados.entrySet().stream().sorted(Map.Entry.&lt;String, String&gt;comparingByKey()).forEachOrdered(x </text:p>
          </table:table-cell>
          <table:table-cell table:style-name="ce41"/>
        </table:table-row>
        <table:table-row table:style-name="ro1">
          <table:table-cell table:style-name="ce30" office:value-type="float" office:value="137" calcext:value-type="float">
            <text:p>137</text:p>
          </table:table-cell>
          <table:table-cell table:style-name="ce35" office:value-type="string" calcext:value-type="string">
            <text:p><text:s/>Categoria.java</text:p>
          </table:table-cell>
          <table:table-cell table:style-name="ce35" office:value-type="string" calcext:value-type="string">
            <text:p><text:s/>@org.hibernate.annotations.OrderBy(clause = "descricao asc")</text:p>
          </table:table-cell>
          <table:table-cell table:style-name="ce41"/>
        </table:table-row>
        <table:table-row table:style-name="ro1">
          <table:table-cell table:style-name="ce21" office:value-type="float" office:value="167" calcext:value-type="float">
            <text:p>167</text:p>
          </table:table-cell>
          <table:table-cell table:style-name="ce35" office:value-type="string" calcext:value-type="string">
            <text:p><text:s/>ConsultaCagetoria.java</text:p>
          </table:table-cell>
          <table:table-cell table:style-name="ce35" office:value-type="string" calcext:value-type="string">
            <text:p><text:s/>"select _id, ds_categoria from categoria order by ds_categoria",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ConsultaCagetoriaFragment.java</text:p>
          </table:table-cell>
          <table:table-cell table:style-name="ce35" office:value-type="string" calcext:value-type="string">
            <text:p><text:s/>"select _id, ds_categoria from categoria order by ds_categoria",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ConsultaFormaPagamento.java</text:p>
          </table:table-cell>
          <table:table-cell table:style-name="ce35" office:value-type="string" calcext:value-type="string">
            <text:p><text:s/>"select _id, ds_pagamento from pagamento order by ds_pagamento",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ConsultaPagamentoFragment.java</text:p>
          </table:table-cell>
          <table:table-cell table:style-name="ce35" office:value-type="string" calcext:value-type="string">
            <text:p><text:s/>"select _id, ds_pagamento from pagamento order by ds_pagamento",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FiltroRelatFinanceiro.java</text:p>
          </table:table-cell>
          <table:table-cell table:style-name="ce33" office:value-type="string" calcext:value-type="string">
            <text:p><text:s/>Cursor cursor = dbexe.rawQuery("SELECT _id, ds_categoria FROM categoria order by ds_categoria",null);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Cursor cursor = dbexe2.rawQuery("SELECT _id, ds_pagamento FROM pagamento order by ds_pagamento",null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FiltroRelatFinanceiroFragment.java</text:p>
          </table:table-cell>
          <table:table-cell table:style-name="ce33" office:value-type="string" calcext:value-type="string">
            <text:p><text:s/>Cursor cursor = dbexe.rawQuery("SELECT _id, ds_categoria FROM categoria order by ds_categoria",null);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Cursor cursor = dbexe2.rawQuery("SELECT _id, ds_pagamento FROM pagamento order by ds_pagamento",null);</text:p>
          </table:table-cell>
          <table:table-cell table:style-name="ce40"/>
        </table:table-row>
        <table:table-row table:style-name="ro1">
          <table:table-cell/>
          <table:table-cell table:style-name="ce35" office:value-type="string" calcext:value-type="string">
            <text:p><text:s/>GerenciarLocalizacao.java</text:p>
          </table:table-cell>
          <table:table-cell table:style-name="ce35" office:value-type="string" calcext:value-type="string">
            <text:p><text:s/>"select _id, vl_latitudec, vl_longitudec,dt_lancamento,hr_lancamento,ds_usuario from coordenadagps order by _id desc ",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LancaDespesa.java</text:p>
          </table:table-cell>
          <table:table-cell table:style-name="ce33" office:value-type="string" calcext:value-type="string">
            <text:p><text:s/>"SELECT _id FROM categoria where ds_categoria=\""+ cd_cat +"\" order by ds_categoria", 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/>"SELECT _id FROM pagamento where ds_pagamento=\""+ cd_pag +"\" order by ds_pagamento",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"SELECT _id, ds_categoria FROM categoria order by ds_categoria", null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"SELECT _id, ds_pagamento FROM pagamento order by ds_pagamento", null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LancaDespesaFragment.java</text:p>
          </table:table-cell>
          <table:table-cell table:style-name="ce33" office:value-type="string" calcext:value-type="string">
            <text:p><text:s/>"SELECT _id FROM categoria where ds_categoria=\""+ cd_cat +"\" order by ds_categoria", 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/>"SELECT _id FROM pagamento where ds_pagamento=\""+ cd_pag +"\" order by ds_pagamento",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"SELECT _id, ds_categoria FROM categoria order by ds_categoria", null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"SELECT _id, ds_pagamento FROM pagamento order by ds_pagamento", null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RelatorioFinanceiro.java</text:p>
          </table:table-cell>
          <table:table-cell table:style-name="ce33" office:value-type="string" calcext:value-type="string">
            <text:p><text:s/>"SELECT _id FROM categoria where ds_categoria=\""+ categoria +"\" order by ds_categoria", 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/>"SELECT _id FROM pagamento where ds_pagamento=\""+ pagamento +"\" order by ds_pagamento", null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strsql = strsql + " <text:s/>order by a.dt_lancamento"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RelatorioFinanceiroFragment.java</text:p>
          </table:table-cell>
          <table:table-cell table:style-name="ce33" office:value-type="string" calcext:value-type="string">
            <text:p><text:s/>"SELECT _id FROM categoria where ds_categoria=\""+ categoria +"\" order by ds_categoria", 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/>"SELECT _id FROM pagamento where ds_pagamento=\""+ pagamento +"\" order by ds_pagamento", null);</text:p>
          </table:table-cell>
          <table:table-cell/>
        </table:table-row>
        <table:table-row table:style-name="ro1">
          <table:table-cell table:style-name="ce29"/>
          <table:table-cell table:style-name="ce34"/>
          <table:table-cell table:style-name="ce34" office:value-type="string" calcext:value-type="string">
            <text:p><text:s/>strsql = strsql + " <text:s/>order by a.dt_lancamento";</text:p>
          </table:table-cell>
          <table:table-cell table:style-name="ce40"/>
        </table:table-row>
        <table:table-row table:style-name="ro1">
          <table:table-cell table:style-name="ce21" office:value-type="float" office:value="187" calcext:value-type="float">
            <text:p>187</text:p>
          </table:table-cell>
          <table:table-cell table:style-name="ce35" office:value-type="string" calcext:value-type="string">
            <text:p><text:s/>ExtratoDAO.java</text:p>
          </table:table-cell>
          <table:table-cell table:style-name="ce35" office:value-type="string" calcext:value-type="string">
            <text:p><text:s/>String sql = "Select * from \"Extrato\" where \"idConta\" = ? order by \"idExtrato\" desc";</text:p>
          </table:table-cell>
          <table:table-cell table:style-name="ce41"/>
        </table:table-row>
        <table:table-row table:style-name="ro1">
          <table:table-cell table:style-name="ce29"/>
          <table:table-cell table:style-name="ce35" office:value-type="string" calcext:value-type="string">
            <text:p><text:s/>ItemDeExtratoDAO.java</text:p>
          </table:table-cell>
          <table:table-cell table:style-name="ce35" office:value-type="string" calcext:value-type="string">
            <text:p><text:s/>String sql = "Select * from \"ItemDeExtrato\" where \"idExtrato\" = ? order by dia";</text:p>
          </table:table-cell>
          <table:table-cell table:style-name="ce41"/>
        </table:table-row>
        <table:table-row table:style-name="ro1">
          <table:table-cell table:style-name="ce21" office:value-type="float" office:value="252" calcext:value-type="float">
            <text:p>252</text:p>
          </table:table-cell>
          <table:table-cell table:style-name="ce33" office:value-type="string" calcext:value-type="string">
            <text:p><text:s/>MainFrame.java</text:p>
          </table:table-cell>
          <table:table-cell table:style-name="ce33" office:value-type="string" calcext:value-type="string">
            <text:p><text:s text:c="17"/>.addComponent(getLblOrderBy(), GroupLayout.PREFERRED_SIZE, 55, GroupLayout.PREFERRED_SIZE)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5"/>.addComponent(getLblOrderBy(), GroupLayout.Alignment.BASELINE, GroupLayout.PREFERRED_SIZE, GroupLayout.PREFERRED_SIZE, GroupLayout.PREFERRED_SIZE)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btgOrderBy = new ButtonGroup(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getBtgOrderBy().add(rbtCpfOrder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getBtgOrderBy().add(rbtNomeOrder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lblOrderBy = new JLabel(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lblOrderBy.setText("Orderby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if(btgOrderBy == null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if(lblOrderBy == null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turn btgOrderBy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turn lblOrderBy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ivate ButtonGroup btgOrderBy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ivate ButtonGroup getBtgOrderBy(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ivate JLabel getLblOrderBy() {</text:p>
          </table:table-cell>
          <table:table-cell/>
        </table:table-row>
        <table:table-row table:style-name="ro1">
          <table:table-cell table:style-name="ce29"/>
          <table:table-cell table:style-name="ce34"/>
          <table:table-cell table:style-name="ce34" office:value-type="string" calcext:value-type="string">
            <text:p><text:s/>private JLabel lblOrderBy;</text:p>
          </table:table-cell>
          <table:table-cell table:style-name="ce40"/>
        </table:table-row>
        <table:table-row table:style-name="ro1">
          <table:table-cell table:style-name="ce21" office:value-type="float" office:value="275" calcext:value-type="float">
            <text:p>275</text:p>
          </table:table-cell>
          <table:table-cell table:style-name="ce33" office:value-type="string" calcext:value-type="string">
            <text:p><text:s/>AgendaLigacoes.java</text:p>
          </table:table-cell>
          <table:table-cell table:style-name="ce33" office:value-type="string" calcext:value-type="string">
            <text:p><text:s text:c="13"/>preenchertabelaa("select * from solicitacoes order by id"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9"/>// <text:s text:c="3"/>preenchertabela("select * from usuarios where Usuario ='" + jTextField1log.getText()+"' order by id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//preenchertabela("select * from usuarios order by id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//preenchertabela("select * from usuarios where Usuario ='" + jTextField1log.getText()+"' order by id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("select * from telefones order by id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a("select * from solicitacoes order by id"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preenchertabelaa("select * from telefones order by id"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AgendaTelefonica.java</text:p>
          </table:table-cell>
          <table:table-cell table:style-name="ce33" office:value-type="string" calcext:value-type="string">
            <text:p><text:s text:c="13"/>preenchertabela("select * from telefones order by id"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9"/>// <text:s text:c="3"/>preenchertabela("select * from usuarios where Usuario ='" + jTextField1log.getText()+"' order by id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//preenchertabela("select * from usuarios where Usuario ='" + jTextField1log.getText()+"' order by id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("select * from telefones order by id"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7"/>preenchertabela("select * from login order by nome"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CadastroLogin.java</text:p>
          </table:table-cell>
          <table:table-cell table:style-name="ce33" office:value-type="string" calcext:value-type="string">
            <text:p><text:s text:c="13"/>//preenchertabela("select * from usuarios where Usuario ='" + jTextField1log.getText()+"' order by id "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preenchertabela("select * from login order by nome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("select * from login order by nome"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preenchertabela("select * from login where permissao in ('Gestor', 'Recebedor', 'recepção') order by nome"); 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CancelaReuniao.java</text:p>
          </table:table-cell>
          <table:table-cell table:style-name="ce33" office:value-type="string" calcext:value-type="string">
            <text:p><text:s text:c="13"/>preenchertabela("select * from reuniao where solicitante ='Andréia' and STR_TO_DATE(datainicio, '%d/%m/%Y') order by SUBSTR( datainicio, 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("select reuniao.* from reuniao INNER JOIN login on reuniao.solicitante = login.login where login = '" + JtextUser.getText()+"' and STR_TO_DATE(datainicio, '%d/%m/%Y') order by SUBSTR( datainicio,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8"/>// preenchertabela("select * from reuniao order by idreuniao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8"/>// preenchertabela("select * from reuniao where solicitante ='Andréia' and STR_TO_DATE(datainicio, '%d/%m/%Y') order by SUBSTR( datainicio,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8"/>//preenchertabela("select * from reuniao where solicitante ='Andréia' and STR_TO_DATE(datainicio, '%d/%m/%Y') order by SUBSTR( datainicio, 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8"/>preenchertabela("select reuniao.* from reuniao INNER JOIN login on reuniao.solicitante = login.login where login = '" + JtextUser.getText()+"' and STR_TO_DATE(datainicio, '%d/%m/%Y') order by SUBSTR( datainicio, 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ConfirmacaoRecebimento.java</text:p>
          </table:table-cell>
          <table:table-cell table:style-name="ce33" office:value-type="string" calcext:value-type="string">
            <text:p><text:s text:c="13"/>preenchertabela("select usuarios.* from usuarios INNER JOIN login on usuarios.destinatario = login.area where login = '" + jTextFieldBaixa.getText()+"' and recebimento = 'Não recebido' order by id"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8"/>//preenchertabela("select * from usuarios where destinatario = 'TDP' and recebimento = 'Não recebido' order by id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8"/>preenchertabela("select usuarios.* from usuarios INNER JOIN login on usuarios.destinatario = login.area || usuarios.destinatario = login.subarea || usuarios.departamento = login.depart where login = '" + jTextFieldBaixa.getText()+"' and recebimento = 'Não recebido' order by id"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preenchertabela("select * from usuarios where destinatario = 'Gustavo' and recebimento = 'Não recebido' order by id"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Consultador.java</text:p>
          </table:table-cell>
          <table:table-cell table:style-name="ce33" office:value-type="string" calcext:value-type="string">
            <text:p><text:s text:c="29"/>// usuarios where Usuario ='" + jTextField1log.getText()+"' order by id "); <text:s text:c="3"/>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29"/>//preenchertabela("select * from usuarios order by id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9"/>preenchertabelaa("select * from empresas order by Company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6"/>// <text:s text:c="2"/>preenchertabela("select * from clientes order by Clientes_id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// preenchertabela("select * from usuarios where Usuario ='" + jTextField1log.getText()+"' order by id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//preenchertabela("select * from usuarios order by id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preenchertabelaa("select * from empresas order by Company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2"/>// preenchertabela("select * from clientes order by Clientes_id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// where Usuario ='" + jTextField1log.getText()+"' order by id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//preenchertabela("select * from usuarios order by id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("select * from clientes order by Clientes_id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("select * from usuarios where Usuario ='" + jTextField1log.getText()+"' order by id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a("select * from empresas order by Company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8"/>preenchertabela("select * from empresas order by Company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6"/>// <text:s/>preenchertabela("select * from usuarios where Usuario ='" + jTextField1log.getText()+"' order by id"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9"/>// preenchertabela("select * from usuarios where Usuario ='" + jTextField1log.getText()+"' order by id ");</text:p>
          </table:table-cell>
          <table:table-cell table:style-name="ce40"/>
        </table:table-row>
        <table:table-row table:style-name="ro1">
          <table:table-cell/>
          <table:table-cell table:style-name="ce35" office:value-type="string" calcext:value-type="string">
            <text:p><text:s/>ConsultaLigacoes.java</text:p>
          </table:table-cell>
          <table:table-cell table:style-name="ce35" office:value-type="string" calcext:value-type="string">
            <text:p><text:s text:c="9"/>preenchertabela("select * from solicitacoes order by id");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EntrevistaFinaliza.java</text:p>
          </table:table-cell>
          <table:table-cell table:style-name="ce33" office:value-type="string" calcext:value-type="string">
            <text:p><text:s text:c="17"/>rs=st.executeQuery("SELECT DISTINCT Projeto from Projetos where Estatus_Geral = 'Aberto' order by Projeto"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7"/>rs=st.executeQuery("SELECT DISTINCT Projeto from Projetos where Estatus_Geral = 'Fechado' order by Projeto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// usuarios where Usuario ='" + jTextField1log.getText()+"' order by id "); <text:s text:c="3"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//preenchertabela("select * from usuarios order by id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preenchertabela("select * from projetos where Projeto Like '%" + jTextFieldProjeto.getText() + "%' order by Instant_Status ASC, Person ASC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2"/>// preenchertabela("select * from entrevistas where Usuario ='" + jTextFieldUsuario.getText()+"' order by idEntrevistas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2"/>// preenchertabela("select * from Projetos order by Instant_Status ASC, Person ASC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2"/>// preenchertabela("select * from Projetos order by Instant_Status ASC, Person ASC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2"/>// preenchertabela("select usuarios.* from usuarios INNER JOIN login on usuarios.destinatario = login.area where login = '" + jTextFieldBaixa.getText()+"' and recebimento = 'Não recebido' order by id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//preenchertabela("select * from Projetos where projeto ='" + jTextFieldProjeto.getText()+"' order by Instant_Status ASC, Person ASC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//preenchertabela("select * from usuarios order by id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conecta.executaSQL("select * from Projetos where Projetos_id='"+ IdProjetos +"'order by Instant_Status ASC, Person ASC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("select * from Projetos where projeto ='" + jTextFieldProjeto.getText()+"' order by Instant_Status ASC, Person ASC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8"/>// preenchertabela1("select * from Clientes order by Person_A_e_B_Encore_2017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7"/>// <text:s/>preenchertabela("select * from Projetos order by Instant_Status ASC, Person ASC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7"/>// <text:s/>preenchertabela("select * from Projetos order by Instant_Status ASC, Person ASC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7"/>// where Usuario ='" + jTextField1log.getText()+"' order by id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6"/>// preenchertabela("select * from Projetos order by Instant_Status ASC, Person ASC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// <text:s text:c="15"/>rs=st.executeQuery("SELECT DISTINCT Projeto from Projetos order by Projeto"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7"/>preenchertabela("select * from Projetos where Projeto like '%" + jComboBoxProjetos.getSelectedItem() + "%' order by Instant_Status ASC, Person ASC");</text:p>
          </table:table-cell>
          <table:table-cell table:style-name="ce40"/>
        </table:table-row>
        <table:table-row table:style-name="ro1">
          <table:table-cell/>
          <table:table-cell table:style-name="ce35" office:value-type="string" calcext:value-type="string">
            <text:p><text:s/>EnvioEmail.java</text:p>
          </table:table-cell>
          <table:table-cell table:style-name="ce35" office:value-type="string" calcext:value-type="string">
            <text:p><text:s text:c="9"/>preenchertabela("select * from usuarios where recebimento in ('Não recebido') order by departamento;");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Lembrete.java</text:p>
          </table:table-cell>
          <table:table-cell table:style-name="ce35" office:value-type="string" calcext:value-type="string">
            <text:p><text:s text:c="9"/>preenchertabela("select * from usuarios where destinatario = 'thais' and recebimento = 'Não recebido' order by id");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Menu.java</text:p>
          </table:table-cell>
          <table:table-cell table:style-name="ce33" office:value-type="string" calcext:value-type="string">
            <text:p><text:s text:c="13"/>conecta.executaSQL("select * from usuarios order by data"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conecta.executaSQL("select * from usuarios where destinatario = 'TDP' and recebimento = 'Não recebido' order by id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conecta.executaSQL("select * from usuarios where recebimento in ('Não recebido') order by departamento"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conecta.executaSQL("select * from reuniao order by SUBSTR( datainicio, 7,4),SUBSTR( datainicio, 4,2),SUBSTR( datainicio, 1,2)"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NovoTesteJanela.java</text:p>
          </table:table-cell>
          <table:table-cell table:style-name="ce33" office:value-type="string" calcext:value-type="string">
            <text:p><text:s text:c="13"/>//conecta.executaSQL("select * from reuniao where date_format(datainicio, '%d/%m/%Y') BETWEEN '" + jTextField1.getText() + "' and '" + jTextField2.getText() + "' order by datainicio"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//conecta.executaSQL("select * from reuniao where STR_TO_DATE(datainicio, '%d/%m/%Y') BETWEEN '" + jDateChooser1.getDate().toString() + "' and '" + jDateChooser2.getDate().toString() + "' order by SUBSTR( datainicio, 7,4),SUBSTR( datainicio, 4,2),SUBSTR( datainicio, 1,2)"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13"/>conecta.executaSQL("select * from reuniao where STR_TO_DATE(datainicio, '%d/%m/%Y') BETWEEN '" + jTextField1.getText() + "' and '" + jTextField2.getText() + "' order by SUBSTR( datainicio, 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VisualizadorPro.java</text:p>
          </table:table-cell>
          <table:table-cell table:style-name="ce33" office:value-type="string" calcext:value-type="string">
            <text:p><text:s text:c="17"/>rs=st.executeQuery("SELECT DISTINCT Projeto from Projetos order by Projeto"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preenchertabela("select * from projetos where Empresa like '%" + jTextFieldEmpresa.getText() + "%' order by Instant_Status ASC, Person ASC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preenchertabela("select * from projetos where Person like '%" + jTextFieldEmprego.getText() + "%' order by Instant_Status ASC, Person ASC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preenchertabela("select * from projetos where Projeto Like '%" + jTextFieldProjeto.getText() + "%' order by Instant_Status ASC, Person ASC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preenchertabela("select * from projetos where Salary like '%" + jTextFieldSalario.getText() + "%' order by Instant_Status ASC, Person ASC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conecta.executaSQL("select * from Projetos where Projetos_id='"+ IdProjeto +"'order by Instant_Status ASC, Person ASC"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preenchertabela("select * from projetos order by Instant_Status ASC, Person ASC");</text:p>
          </table:table-cell>
          <table:table-cell table:style-name="ce40"/>
        </table:table-row>
        <table:table-row table:style-name="ro1">
          <table:table-cell table:style-name="ce29"/>
          <table:table-cell table:style-name="ce35" office:value-type="string" calcext:value-type="string">
            <text:p><text:s/>VisualizadorProfissionais.java</text:p>
          </table:table-cell>
          <table:table-cell table:style-name="ce35" office:value-type="string" calcext:value-type="string">
            <text:p><text:s text:c="9"/>preenchertabela("select * from clientes order by Person_A_e_B_Encore_2017");</text:p>
          </table:table-cell>
          <table:table-cell table:style-name="ce41"/>
        </table:table-row>
        <table:table-row table:style-name="ro1">
          <table:table-cell table:style-name="ce21" office:value-type="float" office:value="280" calcext:value-type="float">
            <text:p>280</text:p>
          </table:table-cell>
          <table:table-cell table:style-name="ce35" office:value-type="string" calcext:value-type="string">
            <text:p><text:s/>FormContasFinanceiras.java</text:p>
          </table:table-cell>
          <table:table-cell table:style-name="ce35" office:value-type="string" calcext:value-type="string">
            <text:p><text:s text:c="13"/>ResultSet rsConFin = cc.stm.executeQuery("select * from v_receitadespesa "+where+" order by rd_codico limit 10 offset "+offset);</text:p>
          </table:table-cell>
          <table:table-cell table:style-name="ce41"/>
        </table:table-row>
        <table:table-row table:style-name="ro1">
          <table:table-cell table:style-name="ce29"/>
          <table:table-cell table:style-name="ce35" office:value-type="string" calcext:value-type="string">
            <text:p><text:s/>FormLancamentoFinanceiro.java</text:p>
          </table:table-cell>
          <table:table-cell table:style-name="ce35" office:value-type="string" calcext:value-type="string">
            <text:p><text:s text:c="13"/>ResultSet rsConFin = cc.stm.executeQuery("select * from lancamento_financeiro "+where+" order by nome limit 25");</text:p>
          </table:table-cell>
          <table:table-cell table:style-name="ce41"/>
        </table:table-row>
        <table:table-row table:style-name="ro1">
          <table:table-cell table:style-name="ce30" office:value-type="float" office:value="288" calcext:value-type="float">
            <text:p>288</text:p>
          </table:table-cell>
          <table:table-cell table:style-name="ce35" office:value-type="string" calcext:value-type="string">
            <text:p><text:s/>Phone.java</text:p>
          </table:table-cell>
          <table:table-cell table:style-name="ce35" office:value-type="string" calcext:value-type="string">
            <text:p><text:s text:c="5"/>public int compareTo(Phone o) {</text:p>
          </table:table-cell>
          <table:table-cell table:style-name="ce41"/>
        </table:table-row>
        <table:table-row table:style-name="ro1">
          <table:table-cell table:style-name="ce30" office:value-type="float" office:value="291" calcext:value-type="float">
            <text:p>291</text:p>
          </table:table-cell>
          <table:table-cell table:style-name="ce35" office:value-type="string" calcext:value-type="string">
            <text:p><text:s/>ConsultaInventario.java</text:p>
          </table:table-cell>
          <table:table-cell table:style-name="ce35" office:value-type="string" calcext:value-type="string">
            <text:p><text:s/>.compareTo(dataBanco.format(txfDataFinal.getDate()));</text:p>
          </table:table-cell>
          <table:table-cell table:style-name="ce41"/>
        </table:table-row>
        <table:table-row table:style-name="ro1">
          <table:table-cell table:style-name="ce21" office:value-type="float" office:value="295" calcext:value-type="float">
            <text:p>295</text:p>
          </table:table-cell>
          <table:table-cell table:style-name="ce33" office:value-type="string" calcext:value-type="string">
            <text:p><text:s/>ComparadorDeTelefonePessoa.java</text:p>
          </table:table-cell>
          <table:table-cell table:style-name="ce33" office:value-type="string" calcext:value-type="string">
            <text:p><text:s text:c="7"/>return aPerson.getTelefone().compareTo(anotherPerson.getTelefone());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4"/>public int compare(Pessoa aPerson, Pessoa anotherPerson) {</text:p>
          </table:table-cell>
          <table:table-cell table:style-name="ce40"/>
        </table:table-row>
        <table:table-row table:style-name="ro1">
          <table:table-cell/>
          <table:table-cell table:style-name="ce35" office:value-type="string" calcext:value-type="string">
            <text:p><text:s/>ListaPessoasPresenter.java</text:p>
          </table:table-cell>
          <table:table-cell table:style-name="ce35" office:value-type="string" calcext:value-type="string">
            <text:p><text:s text:c="13"/>Collections.sort(lista, new ComparadorDeTelefonePessoa());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Pessoa.java</text:p>
          </table:table-cell>
          <table:table-cell table:style-name="ce33" office:value-type="string" calcext:value-type="string">
            <text:p><text:s text:c="9"/>return nome.compareTo(pessoa.nome);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5"/>public int compareTo(Pessoa pessoa) {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Usuario.java</text:p>
          </table:table-cell>
          <table:table-cell table:style-name="ce33" office:value-type="string" calcext:value-type="string">
            <text:p><text:s text:c="9"/>return nome.compareTo(other.getNome());</text:p>
          </table:table-cell>
          <table:table-cell table:style-name="ce39"/>
        </table:table-row>
        <table:table-row table:style-name="ro1">
          <table:table-cell table:style-name="ce29"/>
          <table:table-cell table:style-name="ce34"/>
          <table:table-cell table:style-name="ce34" office:value-type="string" calcext:value-type="string">
            <text:p><text:s text:c="5"/>public int compareTo(Usuario other) {</text:p>
          </table:table-cell>
          <table:table-cell table:style-name="ce40"/>
        </table:table-row>
        <table:table-row table:style-name="ro1">
          <table:table-cell table:style-name="ce30" office:value-type="float" office:value="299" calcext:value-type="float">
            <text:p>299</text:p>
          </table:table-cell>
          <table:table-cell table:style-name="ce35" office:value-type="string" calcext:value-type="string">
            <text:p><text:s/>Phone.java</text:p>
          </table:table-cell>
          <table:table-cell table:style-name="ce35" office:value-type="string" calcext:value-type="string">
            <text:p><text:s text:c="5"/>public int compareTo(Phone o) {</text:p>
          </table:table-cell>
          <table:table-cell table:style-name="ce41"/>
        </table:table-row>
        <table:table-row table:style-name="ro1">
          <table:table-cell table:style-name="ce21" office:value-type="float" office:value="301" calcext:value-type="float">
            <text:p>301</text:p>
          </table:table-cell>
          <table:table-cell table:style-name="ce35" office:value-type="string" calcext:value-type="string">
            <text:p><text:s/>Metodos.java</text:p>
          </table:table-cell>
          <table:table-cell table:style-name="ce35" office:value-type="string" calcext:value-type="string">
            <text:p><text:s text:c="9"/>Collections.sort(lista1); //Ordena os objetos por nome// 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PessoasContato.java</text:p>
          </table:table-cell>
          <table:table-cell table:style-name="ce33" office:value-type="string" calcext:value-type="string">
            <text:p><text:s text:c="9"/>return this.nome.compareTo(o.getNome());</text:p>
          </table:table-cell>
          <table:table-cell table:style-name="ce39"/>
        </table:table-row>
        <table:table-row table:style-name="ro1">
          <table:table-cell table:style-name="ce29"/>
          <table:table-cell table:style-name="ce34"/>
          <table:table-cell table:style-name="ce34" office:value-type="string" calcext:value-type="string">
            <text:p><text:s text:c="5"/>public int compareTo(PessoasContato o) {</text:p>
          </table:table-cell>
          <table:table-cell table:style-name="ce40"/>
        </table:table-row>
        <table:table-row table:style-name="ro1">
          <table:table-cell table:style-name="ce21" office:value-type="float" office:value="311" calcext:value-type="float">
            <text:p>311</text:p>
          </table:table-cell>
          <table:table-cell table:style-name="ce35" office:value-type="string" calcext:value-type="string">
            <text:p><text:s/>Metodos.java</text:p>
          </table:table-cell>
          <table:table-cell table:style-name="ce35" office:value-type="string" calcext:value-type="string">
            <text:p><text:s text:c="9"/>Collections.sort(lista1); //Ordena os objetos por nome// 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PessoasContato.java</text:p>
          </table:table-cell>
          <table:table-cell table:style-name="ce33" office:value-type="string" calcext:value-type="string">
            <text:p><text:s text:c="9"/>return this.nome.compareTo(o.getNome());</text:p>
          </table:table-cell>
          <table:table-cell table:style-name="ce39"/>
        </table:table-row>
        <table:table-row table:style-name="ro1">
          <table:table-cell table:style-name="ce29"/>
          <table:table-cell table:style-name="ce34"/>
          <table:table-cell table:style-name="ce34" office:value-type="string" calcext:value-type="string">
            <text:p><text:s text:c="5"/>public int compareTo(PessoasContato o) {</text:p>
          </table:table-cell>
          <table:table-cell table:style-name="ce40"/>
        </table:table-row>
        <table:table-row table:style-name="ro1">
          <table:table-cell table:style-name="ce21" office:value-type="float" office:value="312" calcext:value-type="float">
            <text:p>312</text:p>
          </table:table-cell>
          <table:table-cell table:style-name="ce33" office:value-type="string" calcext:value-type="string">
            <text:p><text:s/>DatabaseMetaData.java</text:p>
          </table:table-cell>
          <table:table-cell table:style-name="ce33" office:value-type="string" calcext:value-type="string">
            <text:p><text:s/>.compareTo(foreignTableWithCase) != 0) {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/>.compareTo(primaryTableWithCase) !=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ollections.sort(proceduresToExtractList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// Required to be sorted in na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//Collections.sort(proceduresToExtractList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ublic boolean supportsExpressionsInOrderBy() throws SQLException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ublic boolean supportsOrderByUnrelated() throws SQLException {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public int getMaxColumnsInOrderBy() throws SQLException {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ResultSetImpl.java</text:p>
          </table:table-cell>
          <table:table-cell table:style-name="ce33" office:value-type="string" calcext:value-type="string">
            <text:p><text:s text:c="2"/>(asBigInt.compareTo(new BigInteger(String.valueOf(Long.MIN_VALUE))) &lt; 0))) {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2"/>(asBigInt.compareTo(new BigInteger(String.valueOf(Short.MIN_VALUE))) &lt; 0))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((asBigInt.compareTo(new BigInteger(String.valueOf(Long.MAX_VALUE))) &gt; 0 ) ||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((asBigInt.compareTo(new BigInteger(String.valueOf(Short.MAX_VALUE))) &gt; 0 ) ||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ResultSetRegressionTest.java</text:p>
          </table:table-cell>
          <table:table-cell table:style-name="ce33" office:value-type="string" calcext:value-type="string">
            <text:p><text:s/>+ "foo.id = bar.id order by foo.id";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2"/>* Tests fix for BUG#2654, "Column 'column.table' not found" when "order by"</text:p>
          </table:table-cell>
          <table:table-cell table:style-name="ce40"/>
        </table:table-row>
        <table:table-row table:style-name="ro1">
          <table:table-cell table:style-name="ce29"/>
          <table:table-cell table:style-name="ce35" office:value-type="string" calcext:value-type="string">
            <text:p><text:s/>StressRegressionTest.java</text:p>
          </table:table-cell>
          <table:table-cell table:style-name="ce35" office:value-type="string" calcext:value-type="string">
            <text:p><text:s/>Collections.sort(elapsedTimes);</text:p>
          </table:table-cell>
          <table:table-cell table:style-name="ce41"/>
        </table:table-row>
        <table:table-row table:style-name="ro1">
          <table:table-cell table:style-name="ce30" office:value-type="float" office:value="327" calcext:value-type="float">
            <text:p>327</text:p>
          </table:table-cell>
          <table:table-cell table:style-name="ce35" office:value-type="string" calcext:value-type="string">
            <text:p><text:s/>PrincipalController.java</text:p>
          </table:table-cell>
          <table:table-cell table:style-name="ce35" office:value-type="string" calcext:value-type="string">
            <text:p><text:s text:c="13"/>if (c.getDtVencimento().getMonth().compareTo(LocalDate.now().getMonth()) &lt;= 0) {</text:p>
          </table:table-cell>
          <table:table-cell table:style-name="ce41"/>
        </table:table-row>
        <table:table-row table:style-name="ro1">
          <table:table-cell table:style-name="ce30" office:value-type="float" office:value="350" calcext:value-type="float">
            <text:p>350</text:p>
          </table:table-cell>
          <table:table-cell table:style-name="ce35" office:value-type="string" calcext:value-type="string">
            <text:p><text:s/>PessoaDAO.java</text:p>
          </table:table-cell>
          <table:table-cell table:style-name="ce35" office:value-type="string" calcext:value-type="string">
            <text:p><text:s text:c="9"/>return em.createQuery("from Pessoa order by id").getResultList();</text:p>
          </table:table-cell>
          <table:table-cell table:style-name="ce41"/>
        </table:table-row>
        <table:table-row table:style-name="ro1">
          <table:table-cell table:style-name="ce21" office:value-type="float" office:value="366" calcext:value-type="float">
            <text:p>366</text:p>
          </table:table-cell>
          <table:table-cell table:style-name="ce33" office:value-type="string" calcext:value-type="string">
            <text:p><text:s/>DataAnalyzer.java</text:p>
          </table:table-cell>
          <table:table-cell table:style-name="ce33" office:value-type="string" calcext:value-type="string">
            <text:p><text:s/>.sorted(Comparator.comparingDouble(Sale::getTotal))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/>public int compare(Entry&lt;String, Double&gt; o1, Entry&lt;String, Double&gt; o2) {</text:p>
          </table:table-cell>
          <table:table-cell/>
        </table:table-row>
        <table:table-row table:style-name="ro1">
          <table:table-cell table:style-name="ce29"/>
          <table:table-cell table:style-name="ce34"/>
          <table:table-cell table:style-name="ce34" office:value-type="string" calcext:value-type="string">
            <text:p><text:s/>Entry&lt;String, Double&gt; worstSalesmanProfit = set.stream().sorted(new Comparator&lt;Entry&lt;String, Double&gt;&gt;() {</text:p>
          </table:table-cell>
          <table:table-cell table:style-name="ce40"/>
        </table:table-row>
        <table:table-row table:style-name="ro1">
          <table:table-cell table:style-name="ce21" office:value-type="float" office:value="379" calcext:value-type="float">
            <text:p>379</text:p>
          </table:table-cell>
          <table:table-cell table:style-name="ce35" office:value-type="string" calcext:value-type="string">
            <text:p><text:s/>LancamentoGateway.java</text:p>
          </table:table-cell>
          <table:table-cell table:style-name="ce35" office:value-type="string" calcext:value-type="string">
            <text:p><text:s text:c="5"/>return repository.findByStatusAndVencimentoBeforeAndDataExclusaoIsNullOrderByUsuarioNome(status, date);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LancamentoRepository.java</text:p>
          </table:table-cell>
          <table:table-cell table:style-name="ce33" office:value-type="string" calcext:value-type="string">
            <text:p><text:s text:c="3"/>Collection&lt;Lancamento&gt; findByStatusAndVencimentoBeforeAndDataExclusaoIsNullOrderByUsuarioNome(</text:p>
          </table:table-cell>
          <table:table-cell table:style-name="ce39"/>
        </table:table-row>
        <table:table-row table:style-name="ro1">
          <table:table-cell table:style-name="ce29"/>
          <table:table-cell table:style-name="ce34"/>
          <table:table-cell table:style-name="ce34" office:value-type="string" calcext:value-type="string">
            <text:p><text:s text:c="3"/>Page&lt;Lancamento&gt; findByStatusAndUsuarioEmailAndUuidAndParcelaGreaterThanOrderByParcela(</text:p>
          </table:table-cell>
          <table:table-cell table:style-name="ce40"/>
        </table:table-row>
        <table:table-row table:style-name="ro1">
          <table:table-cell table:style-name="ce21" office:value-type="float" office:value="381" calcext:value-type="float">
            <text:p>381</text:p>
          </table:table-cell>
          <table:table-cell table:style-name="ce35" office:value-type="string" calcext:value-type="string">
            <text:p><text:s/>ExpensesAndIncomesAdapter.java</text:p>
          </table:table-cell>
          <table:table-cell table:style-name="ce35" office:value-type="string" calcext:value-type="string">
            <text:p><text:s text:c="9"/>Collections.sort(this.dates);</text:p>
          </table:table-cell>
          <table:table-cell table:style-name="ce41"/>
        </table:table-row>
        <table:table-row table:style-name="ro1">
          <table:table-cell table:style-name="ce29"/>
          <table:table-cell table:style-name="ce35" office:value-type="string" calcext:value-type="string">
            <text:p><text:s/>RegisterCategoryActivity.java</text:p>
          </table:table-cell>
          <table:table-cell table:style-name="ce35" office:value-type="string" calcext:value-type="string">
            <text:p><text:s text:c="17"/>|| categoryFromDatabase.dataType.compareTo(category.dataType) != 0</text:p>
          </table:table-cell>
          <table:table-cell table:style-name="ce41"/>
        </table:table-row>
        <table:table-row table:style-name="ro1">
          <table:table-cell table:style-name="ce30" office:value-type="float" office:value="405" calcext:value-type="float">
            <text:p>405</text:p>
          </table:table-cell>
          <table:table-cell table:style-name="ce35" office:value-type="string" calcext:value-type="string">
            <text:p><text:s/>DateUtils.java</text:p>
          </table:table-cell>
          <table:table-cell table:style-name="ce35" office:value-type="string" calcext:value-type="string">
            <text:p><text:s/>Collections.sort(retorno);</text:p>
          </table:table-cell>
          <table:table-cell table:style-name="ce41"/>
        </table:table-row>
        <table:table-row table:style-name="ro1">
          <table:table-cell table:style-name="ce30" office:value-type="float" office:value="433" calcext:value-type="float">
            <text:p>433</text:p>
          </table:table-cell>
          <table:table-cell table:style-name="ce35" office:value-type="string" calcext:value-type="string">
            <text:p><text:s/>GuestRules.java</text:p>
          </table:table-cell>
          <table:table-cell table:style-name="ce35" office:value-type="string" calcext:value-type="string">
            <text:p><text:s text:c="13"/>.sorted((o1, o2) </text:p>
          </table:table-cell>
          <table:table-cell table:style-name="ce41"/>
        </table:table-row>
        <table:table-row table:style-name="ro1">
          <table:table-cell table:style-name="ce21" office:value-type="float" office:value="440" calcext:value-type="float">
            <text:p>440</text:p>
          </table:table-cell>
          <table:table-cell table:style-name="ce35" office:value-type="string" calcext:value-type="string">
            <text:p><text:s/>DependenteDAO.java</text:p>
          </table:table-cell>
          <table:table-cell table:style-name="ce35" office:value-type="string" calcext:value-type="string">
            <text:p><text:s text:c="9"/>this.selectTodos = con.getConnection().prepareStatement("select * from dependente order by nome;");</text:p>
          </table:table-cell>
          <table:table-cell table:style-name="ce41"/>
        </table:table-row>
        <table:table-row table:style-name="ro1">
          <table:table-cell table:style-name="ce29"/>
          <table:table-cell table:style-name="ce35" office:value-type="string" calcext:value-type="string">
            <text:p><text:s/>PessoaDAO.java</text:p>
          </table:table-cell>
          <table:table-cell table:style-name="ce35" office:value-type="string" calcext:value-type="string">
            <text:p><text:s text:c="9"/>this.selectTodos = con.getConnection().prepareStatement("select * from pessoa order by nome;");</text:p>
          </table:table-cell>
          <table:table-cell table:style-name="ce41"/>
        </table:table-row>
        <table:table-row table:style-name="ro1">
          <table:table-cell table:style-name="ce21" office:value-type="float" office:value="460" calcext:value-type="float">
            <text:p>460</text:p>
          </table:table-cell>
          <table:table-cell table:style-name="ce35" office:value-type="string" calcext:value-type="string">
            <text:p><text:s/>PessoaDAO.java</text:p>
          </table:table-cell>
          <table:table-cell table:style-name="ce35" office:value-type="string" calcext:value-type="string">
            <text:p><text:s/>"from Pessoa order by nome");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RelacionamentoPessoaDAO.java</text:p>
          </table:table-cell>
          <table:table-cell table:style-name="ce35" office:value-type="string" calcext:value-type="string">
            <text:p><text:s/>"from RelacionamentoPessoa order by nome");</text:p>
          </table:table-cell>
          <table:table-cell table:style-name="ce41"/>
        </table:table-row>
        <table:table-row table:style-name="ro1">
          <table:table-cell table:style-name="ce29"/>
          <table:table-cell table:style-name="ce35" office:value-type="string" calcext:value-type="string">
            <text:p><text:s/>TipoRelacionamentoDAO.java</text:p>
          </table:table-cell>
          <table:table-cell table:style-name="ce35" office:value-type="string" calcext:value-type="string">
            <text:p><text:s/>"from TipoRelacionamento order by nome");</text:p>
          </table:table-cell>
          <table:table-cell table:style-name="ce41"/>
        </table:table-row>
        <table:table-row table:style-name="ro1">
          <table:table-cell table:style-name="ce21" office:value-type="float" office:value="483" calcext:value-type="float">
            <text:p>483</text:p>
          </table:table-cell>
          <table:table-cell table:style-name="ce33" office:value-type="string" calcext:value-type="string">
            <text:p><text:s/>ControllerAtendimento.java</text:p>
          </table:table-cell>
          <table:table-cell table:style-name="ce33" office:value-type="string" calcext:value-type="string">
            <text:p><text:s text:c="21"/>int resp1 = obj.getDataAtendimento().compareTo(data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21"/>int resp2 = objTempoLimite.compareTo(data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7"/>if (obj != null &amp;&amp; obj.getDataAtendimento().compareTo(dataInicial) &gt;= 0 &amp;&amp; obj.getDataAtendimento().compareTo(dataFinal) &lt;=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7"/>int resp1 = obj.getDataAtendimento().compareTo(data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7"/>int resp2 = objTempoLimite.compareTo(data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13"/>if (obj != null &amp;&amp; obj.getDataAtendimento().compareTo(dataInicial) &gt;= 0 &amp;&amp; obj.getDataAtendimento().compareTo(dataFinal) &lt;= 0) {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ControllerVenda.java</text:p>
          </table:table-cell>
          <table:table-cell table:style-name="ce33" office:value-type="string" calcext:value-type="string">
            <text:p><text:s text:c="13"/>if (venda.getData().compareTo(dataInicial) &gt; 0 &amp;&amp; venda.getData().compareTo(dataFinal) &lt; 0) {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13"/>if(venda != null &amp;&amp; venda.getEstado().equals("CONCLUIDO") &amp;&amp; venda.getData().compareTo(inicio) &gt;= 0 &amp;&amp; venda.getData().compareTo(fim) &lt;= 0)</text:p>
          </table:table-cell>
          <table:table-cell table:style-name="ce40"/>
        </table:table-row>
        <table:table-row table:style-name="ro1">
          <table:table-cell table:style-name="ce29"/>
          <table:table-cell table:style-name="ce35" office:value-type="string" calcext:value-type="string">
            <text:p><text:s/>TelaNovoAgendamento.java</text:p>
          </table:table-cell>
          <table:table-cell table:style-name="ce35" office:value-type="string" calcext:value-type="string">
            <text:p><text:s text:c="13"/>if (data.compareTo(Calendar.getInstance()) &gt; 0) {</text:p>
          </table:table-cell>
          <table:table-cell table:style-name="ce41"/>
        </table:table-row>
        <table:table-row table:style-name="ro1">
          <table:table-cell table:style-name="ce21" office:value-type="float" office:value="485" calcext:value-type="float">
            <text:p>485</text:p>
          </table:table-cell>
          <table:table-cell table:style-name="ce33" office:value-type="string" calcext:value-type="string">
            <text:p><text:s/>ObjetoCampoPesquisa.java</text:p>
          </table:table-cell>
          <table:table-cell table:style-name="ce33" office:value-type="string" calcext:value-type="string">
            <text:p><text:s/>return ((ObjetoCampoPesquisa) o1).getPrincipal().compareTo(((ObjetoCampoPesquisa) o2).getPrincipal());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public int compare(ObjetoCampoPesquisa o1, ObjetoCampoPesquisa o2) {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Permissao.java</text:p>
          </table:table-cell>
          <table:table-cell table:style-name="ce33" office:value-type="string" calcext:value-type="string">
            <text:p><text:s/>return new Integer(o1.ordinal()).compareTo(o2.ordinal()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/>public int compare(Permissao o1, Permissao o2) {</text:p>
          </table:table-cell>
          <table:table-cell/>
        </table:table-row>
        <table:table-row table:style-name="ro1">
          <table:table-cell table:style-name="ce29"/>
          <table:table-cell table:style-name="ce34"/>
          <table:table-cell table:style-name="ce34" office:value-type="string" calcext:value-type="string">
            <text:p><text:s/>Collections.sort(permissoes, new Comparator&lt;Permissao&gt;(){</text:p>
          </table:table-cell>
          <table:table-cell table:style-name="ce40"/>
        </table:table-row>
        <table:table-row table:style-name="ro1">
          <table:table-cell table:style-name="ce21" office:value-type="float" office:value="505" calcext:value-type="float">
            <text:p>505</text:p>
          </table:table-cell>
          <table:table-cell table:style-name="ce33" office:value-type="string" calcext:value-type="string">
            <text:p><text:s/>AgendaAdpter.java</text:p>
          </table:table-cell>
          <table:table-cell table:style-name="ce33" office:value-type="string" calcext:value-type="string">
            <text:p><text:s text:c="21"/>return obj1.getData_Evento().compareTo(obj2.getData_Evento()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7"/>public int compare(AgendaBean obj1, AgendaBean obj2) {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Collections.sort(agendaLista, new Comparator&lt;AgendaBean&gt;() {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ComentarioTopicoAdpter.java</text:p>
          </table:table-cell>
          <table:table-cell table:style-name="ce33" office:value-type="string" calcext:value-type="string">
            <text:p><text:s text:c="17"/>return obj1.getData_criacao().compareTo(obj2.getData_criacao()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public int compare(ComentarioForumBean obj1, ComentarioForumBean obj2) {</text:p>
          </table:table-cell>
          <table:table-cell/>
        </table:table-row>
        <table:table-row table:style-name="ro1">
          <table:table-cell table:style-name="ce29"/>
          <table:table-cell table:style-name="ce34"/>
          <table:table-cell table:style-name="ce34" office:value-type="string" calcext:value-type="string">
            <text:p><text:s text:c="9"/>Collections.sort(comentarios, new Comparator&lt;ComentarioForumBean&gt; () {</text:p>
          </table:table-cell>
          <table:table-cell table:style-name="ce40"/>
        </table:table-row>
        <table:table-row table:style-name="ro1">
          <table:table-cell table:style-name="ce30" office:value-type="float" office:value="509" calcext:value-type="float">
            <text:p>509</text:p>
          </table:table-cell>
          <table:table-cell table:style-name="ce35" office:value-type="string" calcext:value-type="string">
            <text:p><text:s/>TelaOS.java</text:p>
          </table:table-cell>
          <table:table-cell table:style-name="ce35" office:value-type="string" calcext:value-type="string">
            <text:p><text:s text:c="9"/>String sql = "select * from tbos order by os desc";</text:p>
          </table:table-cell>
          <table:table-cell table:style-name="ce41"/>
        </table:table-row>
        <table:table-row table:style-name="ro1">
          <table:table-cell table:style-name="ce21" office:value-type="float" office:value="510" calcext:value-type="float">
            <text:p>510</text:p>
          </table:table-cell>
          <table:table-cell table:style-name="ce35" office:value-type="string" calcext:value-type="string">
            <text:p><text:s/>BancoDeInfo.java</text:p>
          </table:table-cell>
          <table:table-cell table:style-name="ce35" office:value-type="string" calcext:value-type="string">
            <text:p><text:s/>if(cadastrados.get(i).getRg().compareTo(x.getRg())==0) throw new ExceptionRG("RG j� est� cadastrado.");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Janela.java</text:p>
          </table:table-cell>
          <table:table-cell table:style-name="ce33" office:value-type="string" calcext:value-type="string">
            <text:p><text:s text:c="4"/>tIdade.getText()==null || tIdade.getText().compareTo("")==0 || tId.getText()==null || tId.getText().compareTo("")==0){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4"/>tIdProfessor.getText()==null || tIdProfessor.getText().compareTo("")==0)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if(show.compareTo("")==0) show = "N�o h� ninguem dentro do recinto."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if(show.compareTo("")==0) show = "N�o h� ninguem fora do recinto."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if(tIdFuncionario.getText()==null || tIdFuncionario.getText().compareTo("")==0 ||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if(tipo.compareTo("Aluno")==0 &amp;&amp; confirm)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if(tipo.compareTo("Funcionario")==0 &amp;&amp; confirm)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if(tNome.getText()==null || tNome.getText().compareTo("")==0 || tRg.getText()==null || tRg.getText().compareTo("")==0 ||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if(tipo.compareTo("Aluno")==0 || tipo.compareTo("Funcionario")==0){</text:p>
          </table:table-cell>
          <table:table-cell/>
        </table:table-row>
        <table:table-row table:style-name="ro1">
          <table:table-cell table:style-name="ce29"/>
          <table:table-cell table:style-name="ce34"/>
          <table:table-cell table:style-name="ce34" office:value-type="string" calcext:value-type="string">
            <text:p><text:s/>if(tipo.compareTo("Professor")==0){</text:p>
          </table:table-cell>
          <table:table-cell table:style-name="ce40"/>
        </table:table-row>
        <table:table-row table:style-name="ro1">
          <table:table-cell table:style-name="ce21" office:value-type="float" office:value="523" calcext:value-type="float">
            <text:p>523</text:p>
          </table:table-cell>
          <table:table-cell table:style-name="ce35" office:value-type="string" calcext:value-type="string">
            <text:p><text:s/>AbstractDuration.java</text:p>
          </table:table-cell>
          <table:table-cell table:style-name="ce35" office:value-type="string" calcext:value-type="string">
            <text:p><text:s text:c="5"/>public int compareTo(ReadableDuration other) {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AbstractInstant.java</text:p>
          </table:table-cell>
          <table:table-cell table:style-name="ce35" office:value-type="string" calcext:value-type="string">
            <text:p><text:s text:c="5"/>public int compareTo(ReadableInstant other) {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AbstractPartial.java</text:p>
          </table:table-cell>
          <table:table-cell table:style-name="ce35" office:value-type="string" calcext:value-type="string">
            <text:p><text:s text:c="5"/>public int compareTo(ReadablePartial other) {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AbstractPartialFieldProperty.java</text:p>
          </table:table-cell>
          <table:table-cell table:style-name="ce33" office:value-type="string" calcext:value-type="string">
            <text:p><text:s text:c="5"/>public int compareTo(ReadableInstant instant) {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5"/>public int compareTo(ReadablePartial partial) {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AbstractReadableInstantFieldProperty.java</text:p>
          </table:table-cell>
          <table:table-cell table:style-name="ce33" office:value-type="string" calcext:value-type="string">
            <text:p><text:s text:c="5"/>public int compareTo(ReadableInstant instant) {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5"/>public int compareTo(ReadablePartial partial) {</text:p>
          </table:table-cell>
          <table:table-cell table:style-name="ce40"/>
        </table:table-row>
        <table:table-row table:style-name="ro1">
          <table:table-cell/>
          <table:table-cell table:style-name="ce35" office:value-type="string" calcext:value-type="string">
            <text:p><text:s/>BaseDurationField.java</text:p>
          </table:table-cell>
          <table:table-cell table:style-name="ce35" office:value-type="string" calcext:value-type="string">
            <text:p><text:s text:c="5"/>public int compareTo(DurationField otherField) {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BaseSingleFieldPeriod.java</text:p>
          </table:table-cell>
          <table:table-cell table:style-name="ce35" office:value-type="string" calcext:value-type="string">
            <text:p><text:s text:c="5"/>public int compareTo(BaseSingleFieldPeriod other) {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DateTimeComparator.java</text:p>
          </table:table-cell>
          <table:table-cell table:style-name="ce35" office:value-type="string" calcext:value-type="string">
            <text:p><text:s text:c="5"/>public int compare(Object lhsObj, Object rhsObj) {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DateTimeParserBucket.java</text:p>
          </table:table-cell>
          <table:table-cell table:style-name="ce33" office:value-type="string" calcext:value-type="string">
            <text:p><text:s text:c="17"/>for (int j=i; j&gt;0 &amp;&amp; (array[j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Arrays.sort(array, 0, high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ublic int compareTo(SavedField obj) {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return 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DelegatedDurationField.java</text:p>
          </table:table-cell>
          <table:table-cell table:style-name="ce33" office:value-type="string" calcext:value-type="string">
            <text:p><text:s text:c="9"/>return iField.compareTo(durationField);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5"/>public int compareTo(DurationField durationField) {</text:p>
          </table:table-cell>
          <table:table-cell table:style-name="ce40"/>
        </table:table-row>
        <table:table-row table:style-name="ro1">
          <table:table-cell/>
          <table:table-cell table:style-name="ce35" office:value-type="string" calcext:value-type="string">
            <text:p><text:s/>Examples.java</text:p>
          </table:table-cell>
          <table:table-cell table:style-name="ce35" office:value-type="string" calcext:value-type="string">
            <text:p><text:s text:c="9"/>System.out.println("Compare millisecond: <text:s/>in.compareTo(in2): <text:s text:c="7"/>" + in.compareTo(in2));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LocalDate.java</text:p>
          </table:table-cell>
          <table:table-cell table:style-name="ce33" office:value-type="string" calcext:value-type="string">
            <text:p><text:s text:c="9"/>return super.compareTo(partial);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5"/>public int compareTo(ReadablePartial partial) {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LocalDateTime.java</text:p>
          </table:table-cell>
          <table:table-cell table:style-name="ce33" office:value-type="string" calcext:value-type="string">
            <text:p><text:s text:c="9"/>return super.compareTo(partial);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5"/>public int compareTo(ReadablePartial partial) {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LocalTime.java</text:p>
          </table:table-cell>
          <table:table-cell table:style-name="ce33" office:value-type="string" calcext:value-type="string">
            <text:p><text:s text:c="9"/>return super.compareTo(partial);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5"/>public int compareTo(ReadablePartial partial) {</text:p>
          </table:table-cell>
          <table:table-cell table:style-name="ce40"/>
        </table:table-row>
        <table:table-row table:style-name="ro1">
          <table:table-cell/>
          <table:table-cell table:style-name="ce35" office:value-type="string" calcext:value-type="string">
            <text:p><text:s/>MillisDurationField.java</text:p>
          </table:table-cell>
          <table:table-cell table:style-name="ce35" office:value-type="string" calcext:value-type="string">
            <text:p><text:s text:c="5"/>public int compareTo(DurationField otherField) {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MockPartial.java</text:p>
          </table:table-cell>
          <table:table-cell table:style-name="ce35" office:value-type="string" calcext:value-type="string">
            <text:p><text:s text:c="5"/>public int compareTo(ReadablePartial partial) {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Partial.java</text:p>
          </table:table-cell>
          <table:table-cell table:style-name="ce33" office:value-type="string" calcext:value-type="string">
            <text:p><text:s text:c="29"/>if (lastRangeField.compareTo(loopRangeField) &lt; 0) {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29"/>if (lastRangeField.compareTo(loopRangeField) ==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9"/>if (rangeField.compareTo(loopRangeField) &gt;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5"/>int compare = unitField.compareTo(loopUnitField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17"/>int compare = lastUnitField.compareTo(loopUnitField);</text:p>
          </table:table-cell>
          <table:table-cell table:style-name="ce40"/>
        </table:table-row>
        <table:table-row table:style-name="ro1">
          <table:table-cell/>
          <table:table-cell table:style-name="ce35" office:value-type="string" calcext:value-type="string">
            <text:p><text:s/>ReadableDuration.java</text:p>
          </table:table-cell>
          <table:table-cell table:style-name="ce35" office:value-type="string" calcext:value-type="string">
            <text:p><text:s text:c="2"/>* The definition of the comparison is ascending order by millisecond duration.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ReadableInstant.java</text:p>
          </table:table-cell>
          <table:table-cell table:style-name="ce35" office:value-type="string" calcext:value-type="string">
            <text:p><text:s text:c="2"/>* The definition of the comparison is ascending order by millisecond instant.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TempTest.java</text:p>
          </table:table-cell>
          <table:table-cell table:style-name="ce33" office:value-type="string" calcext:value-type="string">
            <text:p><text:s/>// <text:s text:c="7"/>System.out.println(date1.compareTo(date2));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7"/>System.out.println(date1.toLocalDate().compareTo(date2.toLocalDate())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BaseSingleFieldPeriod.java</text:p>
          </table:table-cell>
          <table:table-cell table:style-name="ce33" office:value-type="string" calcext:value-type="string">
            <text:p><text:s text:c="13"/>test1.compareTo(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compareTo(test3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compareTo(test2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compareTo(test3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3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3.compareTo(test2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3.compareTo(test3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// <text:s text:c="11"/>test1.compareTo("Hello"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test1.compareTo(new Period(0, 0, 0, 21, 0, 0, 0, 0, PeriodType.days())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DateMidnight_Basics.java</text:p>
          </table:table-cell>
          <table:table-cell table:style-name="ce33" office:value-type="string" calcext:value-type="string">
            <text:p><text:s text:c="13"/>test1.compareTo(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new MockInstant()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new MockInstant()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test1.compareTo(new Date()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DateTime_Basics.java</text:p>
          </table:table-cell>
          <table:table-cell table:style-name="ce33" office:value-type="string" calcext:value-type="string">
            <text:p><text:s text:c="13"/>test1.compareTo(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new MockInstant()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new MockInstant()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test1.compareTo(new Date()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DateTime_Properties.java</text:p>
          </table:table-cell>
          <table:table-cell table:style-name="ce33" office:value-type="string" calcext:value-type="string">
            <text:p><text:s text:c="13"/>test1.dayOfMonth().compareTo((ReadableInstant) 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test1.dayOfWeek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dayOfYear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onthOfYear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weekOfWeekyear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year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year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Week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Week().compareTo(dt2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Week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Week().compareTo(test2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Year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Year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Year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Year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weekOfWeekyear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weekOfWeekyear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weekOfWeekyear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weekOfWeekyear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ymd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ymd2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ymd3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dayOfMonth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dayOfMonth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dayOfWeek().compareTo(dt1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dayOfWeek().compareTo(test1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dayOfYear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dayOfYear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onthOfYear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onthOfYear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weekOfWeekyear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weekOfWeekyear().compareTo(test1) &gt; 0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assertEquals(true, test2.year().compareTo(test1) &gt; 0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DateTimeComparator.java</text:p>
          </table:table-cell>
          <table:table-cell table:style-name="ce33" office:value-type="string" calcext:value-type="string">
            <text:p><text:s text:c="13"/>if ( lhVal.compareTo( rhVal) &gt; 0 ) return false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9"/>Collections.sort( sl 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Collections.sort( sl, cDate 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Collections.sort( sl, cDayOfMonth 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Collections.sort( sl, cDayOfWeek 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Collections.sort( sl, cDayOfYear 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Collections.sort( sl, cHour 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Collections.sort( sl, cMillis 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Collections.sort( sl, cMinute 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Collections.sort( sl, cMonth 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Collections.sort( sl, cSecond 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Collections.sort( sl, cTime 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Collections.sort( sl, cWeekOfWeekyear 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Collections.sort( sl, cWeekyear 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Collections.sort( sl, cYear 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Duration_Basics.java</text:p>
          </table:table-cell>
          <table:table-cell table:style-name="ce33" office:value-type="string" calcext:value-type="string">
            <text:p><text:s text:c="13"/>test1.compareTo(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new MockDuration(123L)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new MockDuration(123L)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test1.compareTo(new Long(123L)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Instant_Basics.java</text:p>
          </table:table-cell>
          <table:table-cell table:style-name="ce33" office:value-type="string" calcext:value-type="string">
            <text:p><text:s text:c="13"/>test1.compareTo(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new MockInstant()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new MockInstant()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test1.compareTo(new Date()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LocalDate_Basics.java</text:p>
          </table:table-cell>
          <table:table-cell table:style-name="ce33" office:value-type="string" calcext:value-type="string">
            <text:p><text:s text:c="13"/>new LocalDate(1970, 6, 9).compareTo(partia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test1.compareTo(new TimeOfDay(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compareTo(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new YearMonthDay(2005, 6, 2)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p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test1.compareTo(new Date()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LocalDate_Properties.java</text:p>
          </table:table-cell>
          <table:table-cell table:style-name="ce33" office:value-type="string" calcext:value-type="string">
            <text:p><text:s text:c="13"/>test1.dayOfMonth().compareTo((ReadableInstant) 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test1.dayOfMonth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onthOfYear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onthOfYear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year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year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dayOfMonth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dayOfMonth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onthOfYear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onthOfYear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year().compareTo(dt1) &gt; 0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assertEquals(true, test2.year().compareTo(test1) &gt; 0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LocalDateTime_Basics.java</text:p>
          </table:table-cell>
          <table:table-cell table:style-name="ce33" office:value-type="string" calcext:value-type="string">
            <text:p><text:s text:c="13"/>new LocalDateTime(1970, 6, 9, 10, 20, 30, 40).compareTo(partia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test1.compareTo(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compareTo(tod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compareTo(ymd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p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test1.compareTo(new Date()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LocalDateTime_Properties.java</text:p>
          </table:table-cell>
          <table:table-cell table:style-name="ce33" office:value-type="string" calcext:value-type="string">
            <text:p><text:s text:c="13"/>test1.dayOfMonth().compareTo((ReadableInstant) 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test1.dayOfMonth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hourOfDay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hourOfDay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illisOfSecond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illisOfSecond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inuteOfHour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inuteOfHour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onthOfYear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onthOfYear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secondOfMinute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secondOfMinute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year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year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hourOfDay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hourOfDay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hourOfDay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hourOfDay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llisOfSecond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llisOfSecond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llisOfSecond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llisOfSecond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nuteOfHour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nuteOfHour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nuteOfHour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nuteOfHour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secondOfMinute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secondOfMinute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secondOfMinute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secondOfMinute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dayOfMonth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dayOfMonth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hourOfDay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hourOfDay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illisOfSecond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illisOfSecond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inuteOfHour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inuteOfHour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onthOfYear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onthOfYear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secondOfMinute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secondOfMinute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year().compareTo(dt1) &gt; 0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assertEquals(true, test2.year().compareTo(test1) &gt; 0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LocalTime_Basics.java</text:p>
          </table:table-cell>
          <table:table-cell table:style-name="ce33" office:value-type="string" calcext:value-type="string">
            <text:p><text:s text:c="13"/>test1.compareTo(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new TimeOfDay(10, 20, 30, 40)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p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test1.compareTo(new Date()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LocalTime_Properties.java</text:p>
          </table:table-cell>
          <table:table-cell table:style-name="ce33" office:value-type="string" calcext:value-type="string">
            <text:p><text:s text:c="13"/>test1.hourOfDay().compareTo((ReadableInstant) 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test1.hourOfDay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illisOfSecond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illisOfSecond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inuteOfHour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inuteOfHour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secondOfMinute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secondOfMinute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hourOfDay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hourOfDay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hourOfDay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hourOfDay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llisOfSecond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llisOfSecond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llisOfSecond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llisOfSecond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nuteOfHour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nuteOfHour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nuteOfHour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nuteOfHour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secondOfMinute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secondOfMinute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secondOfMinute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secondOfMinute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hourOfDay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hourOfDay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illisOfSecond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illisOfSecond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inuteOfHour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inuteOfHour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secondOfMinute().compareTo(dt1) &gt; 0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assertEquals(true, test2.secondOfMinute().compareTo(test1) &gt; 0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MillisDurationField.java</text:p>
          </table:table-cell>
          <table:table-cell table:style-name="ce33" office:value-type="string" calcext:value-type="string">
            <text:p><text:s text:c="13"/>MillisDurationField.INSTANCE.compareTo(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MillisDurationField.INSTANCE.compareTo(MillisDurationField.INSTANCE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1, MillisDurationField.INSTANCE.compareTo(dummy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MillisDurationField.INSTANCE.compareTo("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MonthDay_Basics.java</text:p>
          </table:table-cell>
          <table:table-cell table:style-name="ce33" office:value-type="string" calcext:value-type="string">
            <text:p><text:s text:c="13"/>new MonthDay(10, 6).compareTo(partia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test1.compareTo(new LocalTime(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compareTo(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p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assertEquals(0, test3.compareTo(test2)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MonthDay_Properties.java</text:p>
          </table:table-cell>
          <table:table-cell table:style-name="ce33" office:value-type="string" calcext:value-type="string">
            <text:p><text:s text:c="13"/>test1.dayOfMonth().compareTo((ReadableInstant) 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test1.dayOfMonth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onthOfYear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onthOfYear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dayOfMonth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dayOfMonth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onthOfYear().compareTo(dt1) &gt; 0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assertEquals(true, test2.monthOfYear().compareTo(test1) &gt; 0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MutableDateTime_Basics.java</text:p>
          </table:table-cell>
          <table:table-cell table:style-name="ce33" office:value-type="string" calcext:value-type="string">
            <text:p><text:s text:c="13"/>test1.compareTo(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new MockInstant()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new MockInstant()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test1.compareTo(new Date()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Partial_Basics.java</text:p>
          </table:table-cell>
          <table:table-cell table:style-name="ce33" office:value-type="string" calcext:value-type="string">
            <text:p><text:s text:c="13"/>createTODPartial(ISO_UTC).without(DateTimeFieldType.hourOfDay()).compareTo(new YearMonthDay()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test1.compareTo(new YearMonthDay(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compareTo(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new TimeOfDay(10, 20, 30, 40).compareTo(createTODPartial(ISO_UTC)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test1.compareTo(new Date()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Partial_Properties.java</text:p>
          </table:table-cell>
          <table:table-cell table:style-name="ce33" office:value-type="string" calcext:value-type="string">
            <text:p><text:s text:c="13"/>test1.property(DateTimeFieldType.hourOfDay()).compareTo((ReadableInstant) 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test1.property(DateTimeFieldType.hourOfDay()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property(DateTimeFieldType.minuteOfHour()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property(DateTimeFieldType.minuteOfHour()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property(DateTimeFieldType.hourOfDay()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property(DateTimeFieldType.hourOfDay()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property(DateTimeFieldType.hourOfDay()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property(DateTimeFieldType.hourOfDay()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property(DateTimeFieldType.minuteOfHour()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property(DateTimeFieldType.minuteOfHour()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property(DateTimeFieldType.minuteOfHour()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property(DateTimeFieldType.minuteOfHour()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property(DateTimeFieldType.hourOfDay()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property(DateTimeFieldType.hourOfDay()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property(DateTimeFieldType.minuteOfHour()).compareTo(dt1) &gt; 0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assertEquals(true, test2.property(DateTimeFieldType.minuteOfHour()).compareTo(test1) &gt; 0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Period_Basics.java</text:p>
          </table:table-cell>
          <table:table-cell table:style-name="ce33" office:value-type="string" calcext:value-type="string">
            <text:p><text:s text:c="9"/>assertTrue(exp.compareTo(BigInteger.valueOf(Long.MAX_VALUE)) &lt; 0);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assertTrue(expected.compareTo(BigInteger.valueOf(Long.MAX_VALUE)) &lt; 0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PreciseDurationField.java</text:p>
          </table:table-cell>
          <table:table-cell table:style-name="ce33" office:value-type="string" calcext:value-type="string">
            <text:p><text:s text:c="13"/>iField.compareTo(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iField.compareTo(iField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1, iField.compareTo(dummy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iField.compareTo("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ScaledDurationField.java</text:p>
          </table:table-cell>
          <table:table-cell table:style-name="ce33" office:value-type="string" calcext:value-type="string">
            <text:p><text:s text:c="13"/>iField.compareTo(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iField.compareTo(iField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1, iField.compareTo(dummy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iField.compareTo("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TimeOfDay_Basics.java</text:p>
          </table:table-cell>
          <table:table-cell table:style-name="ce33" office:value-type="string" calcext:value-type="string">
            <text:p><text:s text:c="13"/>test1.compareTo(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p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test1.compareTo(new Date()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TimeOfDay_Properties.java</text:p>
          </table:table-cell>
          <table:table-cell table:style-name="ce33" office:value-type="string" calcext:value-type="string">
            <text:p><text:s text:c="13"/>test1.hourOfDay().compareTo((ReadableInstant) 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test1.hourOfDay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illisOfSecond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illisOfSecond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inuteOfHour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inuteOfHour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secondOfMinute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secondOfMinute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hourOfDay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hourOfDay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hourOfDay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hourOfDay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llisOfSecond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llisOfSecond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llisOfSecond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llisOfSecond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nuteOfHour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nuteOfHour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nuteOfHour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inuteOfHour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secondOfMinute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secondOfMinute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secondOfMinute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secondOfMinute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hourOfDay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hourOfDay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illisOfSecond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illisOfSecond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inuteOfHour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inuteOfHour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secondOfMinute().compareTo(dt1) &gt; 0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assertEquals(true, test2.secondOfMinute().compareTo(test1) &gt; 0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YearMonth_Basics.java</text:p>
          </table:table-cell>
          <table:table-cell table:style-name="ce33" office:value-type="string" calcext:value-type="string">
            <text:p><text:s text:c="13"/>new YearMonth(1970, 6).compareTo(partia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test1.compareTo(new LocalTime(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compareTo(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p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assertEquals(0, test3.compareTo(test2)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YearMonth_Properties.java</text:p>
          </table:table-cell>
          <table:table-cell table:style-name="ce33" office:value-type="string" calcext:value-type="string">
            <text:p><text:s text:c="13"/>test1.monthOfYear().compareTo((ReadableInstant) 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test1.monthOfYear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year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year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onthOfYear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onthOfYear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year().compareTo(dt1) &gt; 0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assertEquals(true, test2.year().compareTo(test1) &gt; 0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YearMonthDay_Basics.java</text:p>
          </table:table-cell>
          <table:table-cell table:style-name="ce33" office:value-type="string" calcext:value-type="string">
            <text:p><text:s text:c="13"/>new YearMonthDay(1970, 6, 9).compareTo(partia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test1.compareTo(new TimeOfDay(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compareTo(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p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// <text:s text:c="11"/>test1.compareTo(new Date()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estYearMonthDay_Properties.java</text:p>
          </table:table-cell>
          <table:table-cell table:style-name="ce33" office:value-type="string" calcext:value-type="string">
            <text:p><text:s text:c="13"/>test1.dayOfMonth().compareTo((ReadableInstant) null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test1.dayOfMonth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onthOfYear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monthOfYear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year().compareTo((ReadableInstant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est1.year().compareTo((ReadablePartial) null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dayOfMonth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monthOfYear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d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d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test1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1.year().compareTo(test2) &l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dayOfMonth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dayOfMonth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onthOfYear().compareTo(d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monthOfYear().compareTo(test1) &gt;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Equals(true, test2.year().compareTo(dt1) &gt; 0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assertEquals(true, test2.year().compareTo(test1) &gt; 0);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TimeZoneTable.java</text:p>
          </table:table-cell>
          <table:table-cell table:style-name="ce33" office:value-type="string" calcext:value-type="string">
            <text:p><text:s text:c="13"/>Arrays.sort(zones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int result = getCanonicalID().compareTo(other.getCanonicalID(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return getID().compareTo(other.getID(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public int compareTo(Object obj) {</text:p>
          </table:table-cell>
          <table:table-cell table:style-name="ce40"/>
        </table:table-row>
        <table:table-row table:style-name="ro1">
          <table:table-cell table:style-name="ce29"/>
          <table:table-cell table:style-name="ce35" office:value-type="string" calcext:value-type="string">
            <text:p><text:s/>UnsupportedDurationField.java</text:p>
          </table:table-cell>
          <table:table-cell table:style-name="ce35" office:value-type="string" calcext:value-type="string">
            <text:p><text:s text:c="5"/>public int compareTo(DurationField durationField) {</text:p>
          </table:table-cell>
          <table:table-cell table:style-name="ce41"/>
        </table:table-row>
        <table:table-row table:style-name="ro1">
          <table:table-cell table:style-name="ce30" office:value-type="float" office:value="543" calcext:value-type="float">
            <text:p>543</text:p>
          </table:table-cell>
          <table:table-cell table:style-name="ce35" office:value-type="string" calcext:value-type="string">
            <text:p><text:s/>Whitelist.java</text:p>
          </table:table-cell>
          <table:table-cell table:style-name="ce35" office:value-type="string" calcext:value-type="string">
            <text:p><text:s text:c="17"/>if (origin.compareTo("*") == 0) {</text:p>
          </table:table-cell>
          <table:table-cell table:style-name="ce41"/>
        </table:table-row>
        <table:table-row table:style-name="ro1">
          <table:table-cell table:style-name="ce30" office:value-type="float" office:value="550" calcext:value-type="float">
            <text:p>550</text:p>
          </table:table-cell>
          <table:table-cell table:style-name="ce35" office:value-type="string" calcext:value-type="string">
            <text:p><text:s/>Pessoa.java</text:p>
          </table:table-cell>
          <table:table-cell table:style-name="ce35" office:value-type="string" calcext:value-type="string">
            <text:p><text:s text:c="5"/>public int compareTo(Pessoa o) {</text:p>
          </table:table-cell>
          <table:table-cell table:style-name="ce41"/>
        </table:table-row>
        <table:table-row table:style-name="ro1">
          <table:table-cell table:style-name="ce30" office:value-type="float" office:value="554" calcext:value-type="float">
            <text:p>554</text:p>
          </table:table-cell>
          <table:table-cell table:style-name="ce35" office:value-type="string" calcext:value-type="string">
            <text:p><text:s/>Whitelist.java</text:p>
          </table:table-cell>
          <table:table-cell table:style-name="ce35" office:value-type="string" calcext:value-type="string">
            <text:p><text:s text:c="17"/>if (origin.compareTo("*") == 0) {</text:p>
          </table:table-cell>
          <table:table-cell table:style-name="ce41"/>
        </table:table-row>
        <table:table-row table:style-name="ro1">
          <table:table-cell table:style-name="ce21" office:value-type="float" office:value="565" calcext:value-type="float">
            <text:p>565</text:p>
          </table:table-cell>
          <table:table-cell table:style-name="ce33" office:value-type="string" calcext:value-type="string">
            <text:p><text:s/>Task.java</text:p>
          </table:table-cell>
          <table:table-cell table:style-name="ce33" office:value-type="string" calcext:value-type="string">
            <text:p><text:s text:c="13"/>return (((Task)o).getTime()).compareTo(this.getTime());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5"/>public int compareTo(Object o) {</text:p>
          </table:table-cell>
          <table:table-cell table:style-name="ce40"/>
        </table:table-row>
        <table:table-row table:style-name="ro1">
          <table:table-cell table:style-name="ce29"/>
          <table:table-cell table:style-name="ce35" office:value-type="string" calcext:value-type="string">
            <text:p><text:s/>Time.java</text:p>
          </table:table-cell>
          <table:table-cell table:style-name="ce35" office:value-type="string" calcext:value-type="string">
            <text:p><text:s text:c="5"/>public int compareTo(Object o) {</text:p>
          </table:table-cell>
          <table:table-cell table:style-name="ce41"/>
        </table:table-row>
        <table:table-row table:style-name="ro1">
          <table:table-cell table:style-name="ce21" office:value-type="float" office:value="609" calcext:value-type="float">
            <text:p>609</text:p>
          </table:table-cell>
          <table:table-cell table:style-name="ce33" office:value-type="string" calcext:value-type="string">
            <text:p><text:s/>DatabaseMetaData.java</text:p>
          </table:table-cell>
          <table:table-cell table:style-name="ce33" office:value-type="string" calcext:value-type="string">
            <text:p><text:s text:c="49"/>if (dummy.compareTo(foreignTableWithCase) != 0) {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49"/>if (parsedInfo.referencedTable.compareTo(primaryTableWithCase) !=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1"/>Collections.sort(procsOrFuncsToExtractList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7"/>// Collections.sort(proceduresToExtractList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7"/>// Required to be sorted in na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Collections.sort(procedureRowsToSort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Collections.sort(resultsAsList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if ((compareResult = this.columnIndexName.compareTo(indexInfoKey.columnIndexName)) !=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if ((compareResult = this.columnNonUnique.compareTo(indexInfoKey.columnNonUnique)) !=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if ((compareResult = this.columnType.compareTo(indexInfoKey.columnType)) !=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if ((compareResult = this.tableCat.compareTo(tablesKey.tableCat)) !=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if ((compareResult = this.tableSchem.compareTo(tablesKey.tableSchem)) !=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if ((compareResult = this.tableType.compareTo(tablesKey.tableType)) !=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return getKey().compareTo(other.getKey(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return this.columnOrdinalPosition.compareTo(indexInfoKey.columnOrdinalPosition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return this.tableName.compareTo(tablesKey.tableName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ublic int compareTo(ComparableWrapper&lt;K, V&gt; other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ublic int compareTo(IndexMetaDataKey indexInfoKey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ublic int compareTo(TableMetaDataKey tablesKey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5"/>public boolean supportsExpressionsInOrderBy() throws SQLException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5"/>public boolean supportsOrderByUnrelated() throws SQLException {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5"/>public int getMaxColumnsInOrderBy() throws SQLException {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HashShardMapping.java</text:p>
          </table:table-cell>
          <table:table-cell table:style-name="ce33" office:value-type="string" calcext:value-type="string">
            <text:p><text:s text:c="13"/>if (i.getBound().compareTo(hashedKey) &lt;= 0) {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return i2.getBound().compareTo(i1.getBound(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public int compare(ShardIndex i1, ShardIndex i2) {</text:p>
          </table:table-cell>
          <table:table-cell table:style-name="ce40"/>
        </table:table-row>
        <table:table-row table:style-name="ro1">
          <table:table-cell/>
          <table:table-cell table:style-name="ce35" office:value-type="string" calcext:value-type="string">
            <text:p><text:s/>MetaDataRegressionTest.java</text:p>
          </table:table-cell>
          <table:table-cell table:style-name="ce35" office:value-type="string" calcext:value-type="string">
            <text:p><text:s text:c="21"/>previousDb.compareTo(this.rs.getString(1)) &lt; 0);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RangeShardMapping.java</text:p>
          </table:table-cell>
          <table:table-cell table:style-name="ce33" office:value-type="string" calcext:value-type="string">
            <text:p><text:s text:c="13"/>return bound2.compareTo(bound1); // this reverses it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public int compare(ShardIndex i1, ShardIndex i2) {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ResultSetImpl.java</text:p>
          </table:table-cell>
          <table:table-cell table:style-name="ce33" office:value-type="string" calcext:value-type="string">
            <text:p><text:s text:c="25"/>|| (asBigInt.compareTo(new BigInteger(String.valueOf(Long.MIN_VALUE))) &lt; 0))) {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25"/>|| (asBigInt.compareTo(new BigInteger(String.valueOf(Short.MIN_VALUE))) &lt; 0))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7"/>if (overflowCheck &amp;&amp; this.jdbcCompliantTruncationForReads &amp;&amp; ((asBigInt.compareTo(new BigInteger(String.valueOf(Long.MAX_VALUE))) &gt; 0)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17"/>if (overflowCheck &amp;&amp; this.jdbcCompliantTruncationForReads &amp;&amp; ((asBigInt.compareTo(new BigInteger(String.valueOf(Short.MAX_VALUE))) &gt; 0)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ResultSetRegressionTest.java</text:p>
          </table:table-cell>
          <table:table-cell table:style-name="ce33" office:value-type="string" calcext:value-type="string">
            <text:p><text:s text:c="13"/>String statement = "select foo.id, foo.data, bar.data from foo, barwhere foo.id = bar.id order by foo.id"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this.rs = scrollableStmt.executeQuery("SELECT * FROM testBug22305979_orig_1 order by tmp"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6"/>* Tests fix for BUG#2654, "Column 'column.table' not found" when "order by"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Server.java</text:p>
          </table:table-cell>
          <table:table-cell table:style-name="ce33" office:value-type="string" calcext:value-type="string">
            <text:p><text:s text:c="9"/>return getUuid().compareTo(other.getUuid());</text:p>
          </table:table-cell>
          <table:table-cell table:style-name="ce39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5"/>public int compareTo(Server other) {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StatementRegressionTest.java</text:p>
          </table:table-cell>
          <table:table-cell table:style-name="ce33" office:value-type="string" calcext:value-type="string">
            <text:p><text:s text:c="17"/>testRS.getBigDecimal(1).compareTo(new BigDecimal(Integer.MAX_VALUE)) == 1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7"/>testRS.getBigDecimal(2).compareTo(new BigDecimal(Integer.MAX_VALUE)) == 1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13"/>if (e.getCause() instanceof IOException &amp;&amp; "Packets received out of order".compareTo(e.getCause().getMessage()) == 0) {</text:p>
          </table:table-cell>
          <table:table-cell table:style-name="ce40"/>
        </table:table-row>
        <table:table-row table:style-name="ro1">
          <table:table-cell/>
          <table:table-cell table:style-name="ce35" office:value-type="string" calcext:value-type="string">
            <text:p><text:s/>StressRegressionTest.java</text:p>
          </table:table-cell>
          <table:table-cell table:style-name="ce35" office:value-type="string" calcext:value-type="string">
            <text:p><text:s text:c="13"/>Collections.sort(elapsedTimes);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TestDumpCommands.java</text:p>
          </table:table-cell>
          <table:table-cell table:style-name="ce33" office:value-type="string" calcext:value-type="string">
            <text:p><text:s text:c="13"/>l = ((Integer) s1.getPort()).compareTo(s2.getPort()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3"/>l = s1.getHostname().compareTo(s2.getHostname(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Collections.sort(servers, serverHostnamePortSorter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public int compare(Server s1, Server s2) {</text:p>
          </table:table-cell>
          <table:table-cell table:style-name="ce40"/>
        </table:table-row>
        <table:table-row table:style-name="ro1">
          <table:table-cell/>
          <table:table-cell table:style-name="ce35" office:value-type="string" calcext:value-type="string">
            <text:p><text:s/>TestFabricMySQLConnectionSharding.java</text:p>
          </table:table-cell>
          <table:table-cell table:style-name="ce35" office:value-type="string" calcext:value-type="string">
            <text:p><text:s text:c="13"/>rs = this.conn.createStatement().executeQuery("select x from testGlobalTableCreation order by 1");</text:p>
          </table:table-cell>
          <table:table-cell table:style-name="ce41"/>
        </table:table-row>
        <table:table-row table:style-name="ro1">
          <table:table-cell table:style-name="ce29"/>
          <table:table-cell table:style-name="ce35" office:value-type="string" calcext:value-type="string">
            <text:p><text:s/>TestHABasics.java</text:p>
          </table:table-cell>
          <table:table-cell table:style-name="ce35" office:value-type="string" calcext:value-type="string">
            <text:p><text:s text:c="9"/>ResultSet rs = s.executeQuery("select name from fruits order by 1");</text:p>
          </table:table-cell>
          <table:table-cell table:style-name="ce41"/>
        </table:table-row>
        <table:table-row table:style-name="ro1">
          <table:table-cell table:style-name="ce21" office:value-type="float" office:value="616" calcext:value-type="float">
            <text:p>616</text:p>
          </table:table-cell>
          <table:table-cell table:style-name="ce33" office:value-type="string" calcext:value-type="string">
            <text:p><text:s/>mxCompactTreeLayout.java</text:p>
          </table:table-cell>
          <table:table-cell table:style-name="ce33" office:value-type="string" calcext:value-type="string">
            <text:p><text:s/>Arrays.sort(sortedCellsArray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/>public int compareTo(Object arg0)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2"/>* sum of their connected edges. Does not violate (x.compareTo(y)==0) ==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mxCoordinateAssignment.java</text:p>
          </table:table-cell>
          <table:table-cell table:style-name="ce33" office:value-type="string" calcext:value-type="string">
            <text:p><text:s/>Arrays.sort(sortedCells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/>Arrays.sort(medianValues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rrays.sort(weightedValues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ublic int compareTo(Object arg0)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2"/>* sum of their connected edges. Does not violate (x.compareTo(y)==0) ==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mxGraphAnalysis.java</text:p>
          </table:table-cell>
          <table:table-cell table:style-name="ce33" office:value-type="string" calcext:value-type="string">
            <text:p><text:s/>return d1.compareTo(d2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/>public int compare(mxCellState o1, mxCellState o2)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/>Collections.sort(result, new Comparator&lt;mxCellState&gt;()</text:p>
          </table:table-cell>
          <table:table-cell table:style-name="ce40"/>
        </table:table-row>
        <table:table-row table:style-name="ro1">
          <table:table-cell/>
          <table:table-cell table:style-name="ce33" office:value-type="string" calcext:value-type="string">
            <text:p><text:s/>mxMedianHybridCrossingReduction.java</text:p>
          </table:table-cell>
          <table:table-cell table:style-name="ce33" office:value-type="string" calcext:value-type="string">
            <text:p><text:s/>Arrays.sort(medianValues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/>public int compareTo(Object arg0)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2"/>* values. Does not violate (x.compareTo(y)==0) == (x.equals(y))</text:p>
          </table:table-cell>
          <table:table-cell table:style-name="ce40"/>
        </table:table-row>
        <table:table-row table:style-name="ro1">
          <table:table-cell/>
          <table:table-cell table:style-name="ce35" office:value-type="string" calcext:value-type="string">
            <text:p><text:s/>mxParallelEdgeLayout.java</text:p>
          </table:table-cell>
          <table:table-cell table:style-name="ce35" office:value-type="string" calcext:value-type="string">
            <text:p><text:s/>return (srcId.compareTo(trgId) &gt; 0) ? trgId + </text:p>
          </table:table-cell>
          <table:table-cell table:style-name="ce41"/>
        </table:table-row>
        <table:table-row table:style-name="ro1">
          <table:table-cell table:style-name="ce29"/>
          <table:table-cell table:style-name="ce35" office:value-type="string" calcext:value-type="string">
            <text:p><text:s/>Vertice.java</text:p>
          </table:table-cell>
          <table:table-cell table:style-name="ce35" office:value-type="string" calcext:value-type="string">
            <text:p><text:s text:c="9"/>java.util.Collections.sort(arrayDeVerices);</text:p>
          </table:table-cell>
          <table:table-cell table:style-name="ce41"/>
        </table:table-row>
        <table:table-row table:style-name="ro1">
          <table:table-cell table:style-name="ce30" office:value-type="float" office:value="630" calcext:value-type="float">
            <text:p>630</text:p>
          </table:table-cell>
          <table:table-cell table:style-name="ce35" office:value-type="string" calcext:value-type="string">
            <text:p><text:s/>FeedAdapter.java</text:p>
          </table:table-cell>
          <table:table-cell table:style-name="ce35" office:value-type="string" calcext:value-type="string">
            <text:p><text:s text:c="9"/>public int compare(DataSnapshot data1, DataSnapshot data2) {</text:p>
          </table:table-cell>
          <table:table-cell table:style-name="ce41"/>
        </table:table-row>
        <table:table-row table:style-name="ro1">
          <table:table-cell table:style-name="ce30" office:value-type="float" office:value="651" calcext:value-type="float">
            <text:p>651</text:p>
          </table:table-cell>
          <table:table-cell table:style-name="ce35" office:value-type="string" calcext:value-type="string">
            <text:p><text:s/>NetworkRepositoryImpl.java</text:p>
          </table:table-cell>
          <table:table-cell table:style-name="ce35" office:value-type="string" calcext:value-type="string">
            <text:p><text:s text:c="9"/>Collections.sort(keys);</text:p>
          </table:table-cell>
          <table:table-cell table:style-name="ce41"/>
        </table:table-row>
        <table:table-row table:style-name="ro1">
          <table:table-cell table:style-name="ce30" office:value-type="float" office:value="652" calcext:value-type="float">
            <text:p>652</text:p>
          </table:table-cell>
          <table:table-cell table:style-name="ce35" office:value-type="string" calcext:value-type="string">
            <text:p><text:s/>BdHelper.java</text:p>
          </table:table-cell>
          <table:table-cell table:style-name="ce35" office:value-type="string" calcext:value-type="string">
            <text:p><text:s text:c="25"/>null, // g. order by</text:p>
          </table:table-cell>
          <table:table-cell table:style-name="ce41"/>
        </table:table-row>
        <table:table-row table:style-name="ro1">
          <table:table-cell table:style-name="ce21" office:value-type="float" office:value="659" calcext:value-type="float">
            <text:p>659</text:p>
          </table:table-cell>
          <table:table-cell table:style-name="ce35" office:value-type="string" calcext:value-type="string">
            <text:p><text:s/>Analisador.java</text:p>
          </table:table-cell>
          <table:table-cell table:style-name="ce35" office:value-type="string" calcext:value-type="string">
            <text:p><text:s text:c="9"/>Collections.sort(bases);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CalculadorProximaJogadaIA.java</text:p>
          </table:table-cell>
          <table:table-cell table:style-name="ce35" office:value-type="string" calcext:value-type="string">
            <text:p><text:s text:c="9"/>Collections.sort(listValoresNasPosicoesOcupadas);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GeradorDeJogosDaVelha.java</text:p>
          </table:table-cell>
          <table:table-cell table:style-name="ce35" office:value-type="string" calcext:value-type="string">
            <text:p><text:s text:c="9"/>Collections.sort(bases);</text:p>
          </table:table-cell>
          <table:table-cell table:style-name="ce41"/>
        </table:table-row>
        <table:table-row table:style-name="ro1">
          <table:table-cell table:style-name="ce29"/>
          <table:table-cell table:style-name="ce35" office:value-type="string" calcext:value-type="string">
            <text:p><text:s/>ProbabilidadesDeVencerCache.java</text:p>
          </table:table-cell>
          <table:table-cell table:style-name="ce35" office:value-type="string" calcext:value-type="string">
            <text:p><text:s text:c="9"/>Collections.sort(valoresNosIndiceUltimasPosicoesJogadas);</text:p>
          </table:table-cell>
          <table:table-cell table:style-name="ce41"/>
        </table:table-row>
        <table:table-row table:style-name="ro1">
          <table:table-cell table:style-name="ce21" office:value-type="float" office:value="668" calcext:value-type="float">
            <text:p>668</text:p>
          </table:table-cell>
          <table:table-cell table:style-name="ce35" office:value-type="string" calcext:value-type="string">
            <text:p><text:s/>Bench.java</text:p>
          </table:table-cell>
          <table:table-cell table:style-name="ce35" office:value-type="string" calcext:value-type="string">
            <text:p><text:s text:c="16"/>.sorted((t1,t2) </text:p>
          </table:table-cell>
          <table:table-cell table:style-name="ce41"/>
        </table:table-row>
        <table:table-row table:style-name="ro1">
          <table:table-cell/>
          <table:table-cell table:style-name="ce33" office:value-type="string" calcext:value-type="string">
            <text:p><text:s/>CaseDispositionServiceImpl.java</text:p>
          </table:table-cell>
          <table:table-cell table:style-name="ce33" office:value-type="string" calcext:value-type="string">
            <text:p><text:s text:c="21"/>_tempHitsDispCommentsVoSet.sort(comparing(HitsDispositionCommentsVo::getCreatedAt).reversed());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<text:s text:c="17"/>.sorted(Comparator.comparing(HitsDispositionVo::getHit_disp_id)).collect(Collectors.toList(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7"/>.sorted(Comparator.comparing(HitsDispositionVo::getHit_disp_id)).collect(Collectors.toList()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// _tempReturnHitsDispSet.stream().sorted(Comparator.comparing(HitsDispositionVo::getHit_disp_id)).collect(Collectors.toSet());</text:p>
          </table:table-cell>
          <table:table-cell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<text:s text:c="9"/>generalCaseCommentVoSet.sort(comparing(GeneralCaseCommentVo::getCreatedAt).reversed());</text:p>
          </table:table-cell>
          <table:table-cell table:style-name="ce40"/>
        </table:table-row>
        <table:table-row table:style-name="ro1">
          <table:table-cell/>
          <table:table-cell table:style-name="ce35" office:value-type="string" calcext:value-type="string">
            <text:p><text:s/>ElasticHelper.java</text:p>
          </table:table-cell>
          <table:table-cell table:style-name="ce35" office:value-type="string" calcext:value-type="string">
            <text:p><text:s/>rv.sort((o1,o2)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EntityResolverUtils.java</text:p>
          </table:table-cell>
          <table:table-cell table:style-name="ce35" office:value-type="string" calcext:value-type="string">
            <text:p><text:s text:c="21"/>if (doc.getExpirationDate().compareTo(now) &gt; 0)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LoaderUtils.java</text:p>
          </table:table-cell>
          <table:table-cell table:style-name="ce35" office:value-type="string" calcext:value-type="string">
            <text:p><text:s text:c="5"/>flights.sort(Comparator.comparing(FlightVo::getEtd));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MatchingContext.java</text:p>
          </table:table-cell>
          <table:table-cell table:style-name="ce35" office:value-type="string" calcext:value-type="string">
            <text:p><text:s/>return travelerDob.compareTo(derogDob) == 0;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MessageStatusRepository.java</text:p>
          </table:table-cell>
          <table:table-cell table:style-name="ce35" office:value-type="string" calcext:value-type="string">
            <text:p>order by m.create_date asc <text:s/>limit :theLimit")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PassengerRepositoryImpl.java</text:p>
          </table:table-cell>
          <table:table-cell table:style-name="ce35" office:value-type="string" calcext:value-type="string">
            <text:p><text:s text:c="17"/>+ " order by d1.created_at desc";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PnrUtils.java</text:p>
          </table:table-cell>
          <table:table-cell table:style-name="ce35" office:value-type="string" calcext:value-type="string">
            <text:p><text:s text:c="9"/>ssrDocs.sort(Comparator.comparing(SSRDocs::getSsrDocsType).reversed());</text:p>
          </table:table-cell>
          <table:table-cell table:style-name="ce41"/>
        </table:table-row>
        <table:table-row table:style-name="ro1">
          <table:table-cell/>
          <table:table-cell table:style-name="ce35" office:value-type="string" calcext:value-type="string">
            <text:p><text:s/>RuleCatServiceImpl.java</text:p>
          </table:table-cell>
          <table:table-cell table:style-name="ce35" office:value-type="string" calcext:value-type="string">
            <text:p><text:s text:c="13"/>_tempRuleCat = _tempRuleCatSet.stream().sorted(Comparator.comparing(RuleCat::getPriority))</text:p>
          </table:table-cell>
          <table:table-cell table:style-name="ce41"/>
        </table:table-row>
        <table:table-row table:style-name="ro1">
          <table:table-cell table:style-name="ce29"/>
          <table:table-cell table:style-name="ce35" office:value-type="string" calcext:value-type="string">
            <text:p><text:s/>UserQuery.java</text:p>
          </table:table-cell>
          <table:table-cell table:style-name="ce35" office:value-type="string" calcext:value-type="string">
            <text:p><text:s text:c="5"/>@NamedQuery(name = Constants.LIST_QUERY, query = "select q from UserQuery q where q.createdBy.userId = :createdBy and q.deletedDt is null order by q.id"),</text:p>
          </table:table-cell>
          <table:table-cell table:style-name="ce41"/>
        </table:table-row>
        <table:table-row table:style-name="ro1">
          <table:table-cell table:style-name="ce31" office:value-type="string" calcext:value-type="string">
            <text:p>Total Resultado</text:p>
          </table:table-cell>
          <table:table-cell table:style-name="ce37"/>
          <table:table-cell table:style-name="ce38"/>
          <table:table-cell table:style-name="ce43"/>
        </table:table-row>
      </table:table>
      <table:table table:name="Classificacao" table:style-name="ta1">
        <table:table-column table:style-name="co6" table:default-cell-style-name="ce11"/>
        <table:table-column table:style-name="co4" table:default-cell-style-name="ce18"/>
        <table:table-row table:style-name="ro1">
          <table:table-cell table:style-name="ce8" office:value-type="string" calcext:value-type="string">
            <text:p><text:s text:c="21"/>return o1.getNome().compareTo(o2.getNome());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<text:s text:c="17"/>Collections.sort(pessoas, (o1, o2) 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<text:s/>Collections.sort(unique);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<text:s text:c="9"/>Collections.sort(stations);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<text:s/>Collections.sort(nums);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<text:s/>Collections.sort(lista);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<text:s text:c="13"/>int num = val1.compareTo(val2) <text:s/>;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13"/>return <text:s/>num == 0 ? k1.compareTo(k2) <text:s text:c="2"/>: num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<text:s text:c="9"/>public int compare(Integer k1, Integer k2) {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<text:s/>List&lt;Pessoa&gt; findAllByOrderByNomeDesc();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<text:s text:c="9"/>List&lt;Pessoa&gt; pessoas = pessoaRepository.findAllByOrderByNomeDesc();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<text:s text:c="9"/>return pessoaRepository.findAllByOrderByNomeDesc();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<text:s text:c="17"/>+ "values ((select id from funcionario order by id desc limit 1),?)";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<text:s text:c="17"/>+ "values ((select id from pessoa order by id desc limit 1),?)";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<text:s text:c="17"/>+ "order by idquarto";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<text:s text:c="17"/>+ "values ((select id from usuario order by id desc limit 1),?)";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<text:s/>estados.entrySet().stream().sorted(Map.Entry.&lt;String, String&gt;comparingByKey()).forEachOrdered(x 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<text:s/>@org.hibernate.annotations.OrderBy(clause = "descricao asc")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<text:s/>"select _id, ds_categoria from categoria order by ds_categoria",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<text:s/>"select _id, ds_categoria from categoria order by ds_categoria",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<text:s/>"select _id, ds_pagamento from pagamento order by ds_pagamento",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<text:s/>"select _id, ds_pagamento from pagamento order by ds_pagamento",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<text:s/>Cursor cursor = dbexe.rawQuery("SELECT _id, ds_categoria FROM categoria order by ds_categoria",null);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<text:s/>Cursor cursor = dbexe2.rawQuery("SELECT _id, ds_pagamento FROM pagamento order by ds_pagamento",null);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<text:s/>Cursor cursor = dbexe.rawQuery("SELECT _id, ds_categoria FROM categoria order by ds_categoria",null);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<text:s/>Cursor cursor = dbexe2.rawQuery("SELECT _id, ds_pagamento FROM pagamento order by ds_pagamento",null);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<text:s/>"select _id, vl_latitudec, vl_longitudec,dt_lancamento,hr_lancamento,ds_usuario from coordenadagps order by _id desc ",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<text:s/>"SELECT _id FROM categoria where ds_categoria=\""+ cd_cat +"\" order by ds_categoria", null);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"SELECT _id FROM pagamento where ds_pagamento=\""+ cd_pag +"\" order by ds_pagamento", null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"SELECT _id, ds_categoria FROM categoria order by ds_categoria", null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<text:s/>"SELECT _id, ds_pagamento FROM pagamento order by ds_pagamento", null);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<text:s/>"SELECT _id FROM categoria where ds_categoria=\""+ cd_cat +"\" order by ds_categoria", null);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"SELECT _id FROM pagamento where ds_pagamento=\""+ cd_pag +"\" order by ds_pagamento", null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"SELECT _id, ds_categoria FROM categoria order by ds_categoria", null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<text:s/>"SELECT _id, ds_pagamento FROM pagamento order by ds_pagamento", null);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<text:s/>"SELECT _id FROM categoria where ds_categoria=\""+ categoria +"\" order by ds_categoria", null);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"SELECT _id FROM pagamento where ds_pagamento=\""+ pagamento +"\" order by ds_pagamento", null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<text:s/>strsql = strsql + " <text:s/>order by a.dt_lancamento";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<text:s/>"SELECT _id FROM categoria where ds_categoria=\""+ categoria +"\" order by ds_categoria", null);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"SELECT _id FROM pagamento where ds_pagamento=\""+ pagamento +"\" order by ds_pagamento", null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<text:s/>strsql = strsql + " <text:s/>order by a.dt_lancamento";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<text:s/>String sql = "Select * from \"Extrato\" where \"idConta\" = ? order by \"idExtrato\" desc";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<text:s/>String sql = "Select * from \"ItemDeExtrato\" where \"idExtrato\" = ? order by dia";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<text:s text:c="17"/>.addComponent(getLblOrderBy(), GroupLayout.PREFERRED_SIZE, 55, GroupLayout.PREFERRED_SIZE)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.addComponent(getLblOrderBy(), GroupLayout.Alignment.BASELINE, GroupLayout.PREFERRED_SIZE, GroupLayout.PREFERRED_SIZE, GroupLayout.PREFERRED_SIZE)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btgOrderBy = new ButtonGroup(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getBtgOrderBy().add(rbtCpfOrder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getBtgOrderBy().add(rbtNomeOrder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lblOrderBy = new JLabel(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lblOrderBy.setText("Orderby"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if(btgOrderBy == null) {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if(lblOrderBy == null) {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urn btgOrderBy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urn lblOrderBy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private ButtonGroup btgOrderBy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private ButtonGroup getBtgOrderBy() {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private JLabel getLblOrderBy() {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<text:s/>private JLabel lblOrderBy;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<text:s text:c="13"/>preenchertabelaa("select * from solicitacoes order by id");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9"/>// <text:s text:c="3"/>preenchertabela("select * from usuarios where Usuario ='" + jTextField1log.getText()+"' order by id "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9"/>//preenchertabela("select * from usuarios order by id"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9"/>//preenchertabela("select * from usuarios where Usuario ='" + jTextField1log.getText()+"' order by id "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9"/>preenchertabela("select * from telefones order by id"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9"/>preenchertabelaa("select * from solicitacoes order by id"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<text:s text:c="9"/>preenchertabelaa("select * from telefones order by id");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<text:s text:c="13"/>preenchertabela("select * from telefones order by id");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9"/>// <text:s text:c="3"/>preenchertabela("select * from usuarios where Usuario ='" + jTextField1log.getText()+"' order by id "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9"/>//preenchertabela("select * from usuarios where Usuario ='" + jTextField1log.getText()+"' order by id "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9"/>preenchertabela("select * from telefones order by id"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<text:s/>// <text:s text:c="7"/>preenchertabela("select * from login order by nome");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<text:s text:c="13"/>//preenchertabela("select * from usuarios where Usuario ='" + jTextField1log.getText()+"' order by id ");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13"/>preenchertabela("select * from login order by nome")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9"/>preenchertabela("select * from login order by nome")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<text:s text:c="9"/>preenchertabela("select * from login where permissao in ('Gestor', 'Recebedor', 'recepção') order by nome"); 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<text:s text:c="13"/>preenchertabela("select * from reuniao where solicitante ='Andréia' and STR_TO_DATE(datainicio, '%d/%m/%Y') order by SUBSTR( datainicio, 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9"/>preenchertabela("select reuniao.* from reuniao INNER JOIN login on reuniao.solicitante = login.login where login = '" + JtextUser.getText()+"' and STR_TO_DATE(datainicio, '%d/%m/%Y') order by SUBSTR( datainicio,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// preenchertabela("select * from reuniao order by idreuniao")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// preenchertabela("select * from reuniao where solicitante ='Andréia' and STR_TO_DATE(datainicio, '%d/%m/%Y') order by SUBSTR( datainicio,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//preenchertabela("select * from reuniao where solicitante ='Andréia' and STR_TO_DATE(datainicio, '%d/%m/%Y') order by SUBSTR( datainicio,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<text:s text:c="8"/>preenchertabela("select reuniao.* from reuniao INNER JOIN login on reuniao.solicitante = login.login where login = '" + JtextUser.getText()+"' and STR_TO_DATE(datainicio, '%d/%m/%Y') order by SUBSTR( datainicio, 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<text:s text:c="13"/>preenchertabela("select usuarios.* from usuarios INNER JOIN login on usuarios.destinatario = login.area where login = '" + jTextFieldBaixa.getText()+"' and recebimento = 'Não recebido' order by id"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8"/>//preenchertabela("select * from usuarios where destinatario = 'TDP' and recebimento = 'Não recebido' order by id");</text:p>
          </table:table-cell>
          <table:table-cell/>
        </table:table-row>
        <table:table-row table:style-name="ro1">
          <table:table-cell office:value-type="string" calcext:value-type="string">
            <text:p><text:s text:c="8"/>preenchertabela("select usuarios.* from usuarios INNER JOIN login on usuarios.destinatario = login.area || usuarios.destinatario = login.subarea || usuarios.departamento = login.depart where login = '" + jTextFieldBaixa.getText()+"' and recebimento = 'Não recebido' order by id"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preenchertabela("select * from usuarios where destinatario = 'Gustavo' and recebimento = 'Não recebido' order by id"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29"/>// usuarios where Usuario ='" + jTextField1log.getText()+"' order by id "); <text:s text:c="3"/>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29"/>//preenchertabela("select * from usuarios order by id");</text:p>
          </table:table-cell>
          <table:table-cell/>
        </table:table-row>
        <table:table-row table:style-name="ro1">
          <table:table-cell office:value-type="string" calcext:value-type="string">
            <text:p><text:s text:c="29"/>preenchertabelaa("select * from empresas order by Company ");</text:p>
          </table:table-cell>
          <table:table-cell/>
        </table:table-row>
        <table:table-row table:style-name="ro1">
          <table:table-cell office:value-type="string" calcext:value-type="string">
            <text:p><text:s text:c="26"/>// <text:s text:c="2"/>preenchertabela("select * from clientes order by Clientes_id");</text:p>
          </table:table-cell>
          <table:table-cell/>
        </table:table-row>
        <table:table-row table:style-name="ro1">
          <table:table-cell office:value-type="string" calcext:value-type="string">
            <text:p><text:s text:c="13"/>// preenchertabela("select * from usuarios where Usuario ='" + jTextField1log.getText()+"' order by id ");</text:p>
          </table:table-cell>
          <table:table-cell/>
        </table:table-row>
        <table:table-row table:style-name="ro1">
          <table:table-cell office:value-type="string" calcext:value-type="string">
            <text:p><text:s text:c="13"/>//preenchertabela("select * from usuarios order by id");</text:p>
          </table:table-cell>
          <table:table-cell/>
        </table:table-row>
        <table:table-row table:style-name="ro1">
          <table:table-cell office:value-type="string" calcext:value-type="string">
            <text:p><text:s text:c="13"/>preenchertabelaa("select * from empresas order by Company ");</text:p>
          </table:table-cell>
          <table:table-cell/>
        </table:table-row>
        <table:table-row table:style-name="ro1">
          <table:table-cell office:value-type="string" calcext:value-type="string">
            <text:p><text:s text:c="12"/>// preenchertabela("select * from clientes order by Clientes_id");</text:p>
          </table:table-cell>
          <table:table-cell/>
        </table:table-row>
        <table:table-row table:style-name="ro1">
          <table:table-cell office:value-type="string" calcext:value-type="string">
            <text:p><text:s text:c="9"/>// where Usuario ='" + jTextField1log.getText()+"' order by id ");</text:p>
          </table:table-cell>
          <table:table-cell/>
        </table:table-row>
        <table:table-row table:style-name="ro1">
          <table:table-cell office:value-type="string" calcext:value-type="string">
            <text:p><text:s text:c="9"/>//preenchertabela("select * from usuarios order by id");</text:p>
          </table:table-cell>
          <table:table-cell/>
        </table:table-row>
        <table:table-row table:style-name="ro1">
          <table:table-cell office:value-type="string" calcext:value-type="string">
            <text:p><text:s text:c="9"/>preenchertabela("select * from clientes order by Clientes_id ");</text:p>
          </table:table-cell>
          <table:table-cell/>
        </table:table-row>
        <table:table-row table:style-name="ro1">
          <table:table-cell office:value-type="string" calcext:value-type="string">
            <text:p><text:s text:c="9"/>preenchertabela("select * from usuarios where Usuario ='" + jTextField1log.getText()+"' order by id ");</text:p>
          </table:table-cell>
          <table:table-cell/>
        </table:table-row>
        <table:table-row table:style-name="ro1">
          <table:table-cell office:value-type="string" calcext:value-type="string">
            <text:p><text:s text:c="9"/>preenchertabelaa("select * from empresas order by Company ");</text:p>
          </table:table-cell>
          <table:table-cell/>
        </table:table-row>
        <table:table-row table:style-name="ro1">
          <table:table-cell office:value-type="string" calcext:value-type="string">
            <text:p><text:s text:c="8"/>preenchertabela("select * from empresas order by Company");</text:p>
          </table:table-cell>
          <table:table-cell/>
        </table:table-row>
        <table:table-row table:style-name="ro1">
          <table:table-cell office:value-type="string" calcext:value-type="string">
            <text:p><text:s text:c="6"/>// <text:s/>preenchertabela("select * from usuarios where Usuario ='" + jTextField1log.getText()+"' order by id"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9"/>// preenchertabela("select * from usuarios where Usuario ='" + jTextField1log.getText()+"' order by id ");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9"/>preenchertabela("select * from solicitacoes order by id");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17"/>rs=st.executeQuery("SELECT DISTINCT Projeto from Projetos where Estatus_Geral = 'Aberto' order by Projeto"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7"/>rs=st.executeQuery("SELECT DISTINCT Projeto from Projetos where Estatus_Geral = 'Fechado' order by Projeto");</text:p>
          </table:table-cell>
          <table:table-cell/>
        </table:table-row>
        <table:table-row table:style-name="ro1">
          <table:table-cell office:value-type="string" calcext:value-type="string">
            <text:p><text:s text:c="13"/>// usuarios where Usuario ='" + jTextField1log.getText()+"' order by id "); <text:s text:c="3"/></text:p>
          </table:table-cell>
          <table:table-cell/>
        </table:table-row>
        <table:table-row table:style-name="ro1">
          <table:table-cell office:value-type="string" calcext:value-type="string">
            <text:p><text:s text:c="13"/>//preenchertabela("select * from usuarios order by id");</text:p>
          </table:table-cell>
          <table:table-cell/>
        </table:table-row>
        <table:table-row table:style-name="ro1">
          <table:table-cell office:value-type="string" calcext:value-type="string">
            <text:p><text:s text:c="13"/>preenchertabela("select * from projetos where Projeto Like '%" + jTextFieldProjeto.getText() + "%' order by Instant_Status ASC, Person ASC");</text:p>
          </table:table-cell>
          <table:table-cell/>
        </table:table-row>
        <table:table-row table:style-name="ro1">
          <table:table-cell office:value-type="string" calcext:value-type="string">
            <text:p><text:s text:c="12"/>// preenchertabela("select * from entrevistas where Usuario ='" + jTextFieldUsuario.getText()+"' order by idEntrevistas ");</text:p>
          </table:table-cell>
          <table:table-cell/>
        </table:table-row>
        <table:table-row table:style-name="ro1">
          <table:table-cell office:value-type="string" calcext:value-type="string">
            <text:p><text:s text:c="12"/>// preenchertabela("select * from Projetos order by Instant_Status ASC, Person ASC ");</text:p>
          </table:table-cell>
          <table:table-cell/>
        </table:table-row>
        <table:table-row table:style-name="ro1">
          <table:table-cell office:value-type="string" calcext:value-type="string">
            <text:p><text:s text:c="12"/>// preenchertabela("select * from Projetos order by Instant_Status ASC, Person ASC");</text:p>
          </table:table-cell>
          <table:table-cell/>
        </table:table-row>
        <table:table-row table:style-name="ro1">
          <table:table-cell office:value-type="string" calcext:value-type="string">
            <text:p><text:s text:c="12"/>// preenchertabela("select usuarios.* from usuarios INNER JOIN login on usuarios.destinatario = login.area where login = '" + jTextFieldBaixa.getText()+"' and recebimento = 'Não recebido' order by id");</text:p>
          </table:table-cell>
          <table:table-cell/>
        </table:table-row>
        <table:table-row table:style-name="ro1">
          <table:table-cell office:value-type="string" calcext:value-type="string">
            <text:p><text:s text:c="9"/>//preenchertabela("select * from Projetos where projeto ='" + jTextFieldProjeto.getText()+"' order by Instant_Status ASC, Person ASC");</text:p>
          </table:table-cell>
          <table:table-cell/>
        </table:table-row>
        <table:table-row table:style-name="ro1">
          <table:table-cell office:value-type="string" calcext:value-type="string">
            <text:p><text:s text:c="9"/>//preenchertabela("select * from usuarios order by id");</text:p>
          </table:table-cell>
          <table:table-cell/>
        </table:table-row>
        <table:table-row table:style-name="ro1">
          <table:table-cell office:value-type="string" calcext:value-type="string">
            <text:p><text:s text:c="9"/>conecta.executaSQL("select * from Projetos where Projetos_id='"+ IdProjetos +"'order by Instant_Status ASC, Person ASC");</text:p>
          </table:table-cell>
          <table:table-cell/>
        </table:table-row>
        <table:table-row table:style-name="ro1">
          <table:table-cell office:value-type="string" calcext:value-type="string">
            <text:p><text:s text:c="9"/>preenchertabela("select * from Projetos where projeto ='" + jTextFieldProjeto.getText()+"' order by Instant_Status ASC, Person ASC");</text:p>
          </table:table-cell>
          <table:table-cell/>
        </table:table-row>
        <table:table-row table:style-name="ro1">
          <table:table-cell office:value-type="string" calcext:value-type="string">
            <text:p><text:s text:c="8"/>// preenchertabela1("select * from Clientes order by Person_A_e_B_Encore_2017 ");</text:p>
          </table:table-cell>
          <table:table-cell/>
        </table:table-row>
        <table:table-row table:style-name="ro1">
          <table:table-cell office:value-type="string" calcext:value-type="string">
            <text:p><text:s text:c="7"/>// <text:s/>preenchertabela("select * from Projetos order by Instant_Status ASC, Person ASC ");</text:p>
          </table:table-cell>
          <table:table-cell/>
        </table:table-row>
        <table:table-row table:style-name="ro1">
          <table:table-cell office:value-type="string" calcext:value-type="string">
            <text:p><text:s text:c="7"/>// <text:s/>preenchertabela("select * from Projetos order by Instant_Status ASC, Person ASC");</text:p>
          </table:table-cell>
          <table:table-cell/>
        </table:table-row>
        <table:table-row table:style-name="ro1">
          <table:table-cell office:value-type="string" calcext:value-type="string">
            <text:p><text:s text:c="7"/>// where Usuario ='" + jTextField1log.getText()+"' order by id ");</text:p>
          </table:table-cell>
          <table:table-cell/>
        </table:table-row>
        <table:table-row table:style-name="ro1">
          <table:table-cell office:value-type="string" calcext:value-type="string">
            <text:p><text:s text:c="6"/>// preenchertabela("select * from Projetos order by Instant_Status ASC, Person ASC");</text:p>
          </table:table-cell>
          <table:table-cell/>
        </table:table-row>
        <table:table-row table:style-name="ro1">
          <table:table-cell office:value-type="string" calcext:value-type="string">
            <text:p><text:s/>// <text:s text:c="15"/>rs=st.executeQuery("SELECT DISTINCT Projeto from Projetos order by Projeto"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7"/>preenchertabela("select * from Projetos where Projeto like '%" + jComboBoxProjetos.getSelectedItem() + "%' order by Instant_Status ASC, Person ASC");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9"/>preenchertabela("select * from usuarios where recebimento in ('Não recebido') order by departamento;"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9"/>preenchertabela("select * from usuarios where destinatario = 'thais' and recebimento = 'Não recebido' order by id");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13"/>conecta.executaSQL("select * from usuarios order by data"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conecta.executaSQL("select * from usuarios where destinatario = 'TDP' and recebimento = 'Não recebido' order by id");</text:p>
          </table:table-cell>
          <table:table-cell/>
        </table:table-row>
        <table:table-row table:style-name="ro1">
          <table:table-cell office:value-type="string" calcext:value-type="string">
            <text:p><text:s text:c="13"/>conecta.executaSQL("select * from usuarios where recebimento in ('Não recebido') order by departamento"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conecta.executaSQL("select * from reuniao order by SUBSTR( datainicio, 7,4),SUBSTR( datainicio, 4,2),SUBSTR( datainicio, 1,2)"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//conecta.executaSQL("select * from reuniao where date_format(datainicio, '%d/%m/%Y') BETWEEN '" + jTextField1.getText() + "' and '" + jTextField2.getText() + "' order by datainicio"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//conecta.executaSQL("select * from reuniao where STR_TO_DATE(datainicio, '%d/%m/%Y') BETWEEN '" + jDateChooser1.getDate().toString() + "' and '" + jDateChooser2.getDate().toString() + "' order by SUBSTR( datainicio, 7,4),SUBSTR( datainicio, 4,2),SUBSTR( datainicio, 1,2)"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13"/>conecta.executaSQL("select * from reuniao where STR_TO_DATE(datainicio, '%d/%m/%Y') BETWEEN '" + jTextField1.getText() + "' and '" + jTextField2.getText() + "' order by SUBSTR( datainicio, 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7"/>rs=st.executeQuery("SELECT DISTINCT Projeto from Projetos order by Projeto"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preenchertabela("select * from projetos where Empresa like '%" + jTextFieldEmpresa.getText() + "%' order by Instant_Status ASC, Person ASC");</text:p>
          </table:table-cell>
          <table:table-cell/>
        </table:table-row>
        <table:table-row table:style-name="ro1">
          <table:table-cell office:value-type="string" calcext:value-type="string">
            <text:p><text:s text:c="13"/>preenchertabela("select * from projetos where Person like '%" + jTextFieldEmprego.getText() + "%' order by Instant_Status ASC, Person ASC");</text:p>
          </table:table-cell>
          <table:table-cell/>
        </table:table-row>
        <table:table-row table:style-name="ro1">
          <table:table-cell office:value-type="string" calcext:value-type="string">
            <text:p><text:s text:c="13"/>preenchertabela("select * from projetos where Projeto Like '%" + jTextFieldProjeto.getText() + "%' order by Instant_Status ASC, Person ASC");</text:p>
          </table:table-cell>
          <table:table-cell/>
        </table:table-row>
        <table:table-row table:style-name="ro1">
          <table:table-cell office:value-type="string" calcext:value-type="string">
            <text:p><text:s text:c="13"/>preenchertabela("select * from projetos where Salary like '%" + jTextFieldSalario.getText() + "%' order by Instant_Status ASC, Person ASC");</text:p>
          </table:table-cell>
          <table:table-cell/>
        </table:table-row>
        <table:table-row table:style-name="ro1">
          <table:table-cell office:value-type="string" calcext:value-type="string">
            <text:p><text:s text:c="9"/>conecta.executaSQL("select * from Projetos where Projetos_id='"+ IdProjeto +"'order by Instant_Status ASC, Person ASC"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preenchertabela("select * from projetos order by Instant_Status ASC, Person ASC");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9"/>preenchertabela("select * from clientes order by Person_A_e_B_Encore_2017"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13"/>ResultSet rsConFin = cc.stm.executeQuery("select * from v_receitadespesa "+where+" order by rd_codico limit 10 offset "+offset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13"/>ResultSet rsConFin = cc.stm.executeQuery("select * from lancamento_financeiro "+where+" order by nome limit 25"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5"/>public int compareTo(Phone o) {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/>.compareTo(dataBanco.format(txfDataFinal.getDate()));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7"/>return aPerson.getTelefone().compareTo(anotherPerson.getTelefone());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4"/>public int compare(Pessoa aPerson, Pessoa anotherPerson) {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13"/>Collections.sort(lista, new ComparadorDeTelefonePessoa());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9"/>return nome.compareTo(pessoa.nome);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5"/>public int compareTo(Pessoa pessoa) {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9"/>return nome.compareTo(other.getNome());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5"/>public int compareTo(Usuario other) {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5"/>public int compareTo(Phone o) {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9"/>Collections.sort(lista1); //Ordena os objetos por nome// 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9"/>return this.nome.compareTo(o.getNome());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5"/>public int compareTo(PessoasContato o) {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9"/>Collections.sort(lista1); //Ordena os objetos por nome// 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9"/>return this.nome.compareTo(o.getNome());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5"/>public int compareTo(PessoasContato o) {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/>.compareTo(foreignTableWithCase) != 0) {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/>.compareTo(primaryTableWithCase) != 0) {</text:p>
          </table:table-cell>
          <table:table-cell/>
        </table:table-row>
        <table:table-row table:style-name="ro1">
          <table:table-cell office:value-type="string" calcext:value-type="string">
            <text:p><text:s/>Collections.sort(proceduresToExtractList);</text:p>
          </table:table-cell>
          <table:table-cell/>
        </table:table-row>
        <table:table-row table:style-name="ro1">
          <table:table-cell office:value-type="string" calcext:value-type="string">
            <text:p><text:s/>// Required to be sorted in name</text:p>
          </table:table-cell>
          <table:table-cell/>
        </table:table-row>
        <table:table-row table:style-name="ro1">
          <table:table-cell office:value-type="string" calcext:value-type="string">
            <text:p><text:s/>//Collections.sort(proceduresToExtractList);</text:p>
          </table:table-cell>
          <table:table-cell/>
        </table:table-row>
        <table:table-row table:style-name="ro1">
          <table:table-cell office:value-type="string" calcext:value-type="string">
            <text:p><text:s/>public boolean supportsExpressionsInOrderBy() throws SQLException {</text:p>
          </table:table-cell>
          <table:table-cell/>
        </table:table-row>
        <table:table-row table:style-name="ro1">
          <table:table-cell office:value-type="string" calcext:value-type="string">
            <text:p><text:s/>public boolean supportsOrderByUnrelated() throws SQLException {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public int getMaxColumnsInOrderBy() throws SQLException {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2"/>(asBigInt.compareTo(new BigInteger(String.valueOf(Long.MIN_VALUE))) &lt; 0))) {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2"/>(asBigInt.compareTo(new BigInteger(String.valueOf(Short.MIN_VALUE))) &lt; 0))) {</text:p>
          </table:table-cell>
          <table:table-cell/>
        </table:table-row>
        <table:table-row table:style-name="ro1">
          <table:table-cell office:value-type="string" calcext:value-type="string">
            <text:p><text:s/>((asBigInt.compareTo(new BigInteger(String.valueOf(Long.MAX_VALUE))) &gt; 0 ) ||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((asBigInt.compareTo(new BigInteger(String.valueOf(Short.MAX_VALUE))) &gt; 0 ) ||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/>+ "foo.id = bar.id order by foo.id";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2"/>* Tests fix for BUG#2654, "Column 'column.table' not found" when "order by"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/>Collections.sort(elapsedTimes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13"/>if (c.getDtVencimento().getMonth().compareTo(LocalDate.now().getMonth()) &lt;= 0) {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9"/>return em.createQuery("from Pessoa order by id").getResultList();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/>.sorted(Comparator.comparingDouble(Sale::getTotal))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/>public int compare(Entry&lt;String, Double&gt; o1, Entry&lt;String, Double&gt; o2) {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Entry&lt;String, Double&gt; worstSalesmanProfit = set.stream().sorted(new Comparator&lt;Entry&lt;String, Double&gt;&gt;() {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5"/>return repository.findByStatusAndVencimentoBeforeAndDataExclusaoIsNullOrderByUsuarioNome(status, date);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3"/>Collection&lt;Lancamento&gt; findByStatusAndVencimentoBeforeAndDataExclusaoIsNullOrderByUsuarioNome(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3"/>Page&lt;Lancamento&gt; findByStatusAndUsuarioEmailAndUuidAndParcelaGreaterThanOrderByParcela(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9"/>Collections.sort(this.dates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17"/>|| categoryFromDatabase.dataType.compareTo(category.dataType) != 0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/>Collections.sort(retorno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13"/>.sorted((o1, o2) 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9"/>this.selectTodos = con.getConnection().prepareStatement("select * from dependente order by nome;"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9"/>this.selectTodos = con.getConnection().prepareStatement("select * from pessoa order by nome;"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/>"from Pessoa order by nome"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/>"from RelacionamentoPessoa order by nome"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/>"from TipoRelacionamento order by nome");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21"/>int resp1 = obj.getDataAtendimento().compareTo(data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21"/>int resp2 = objTempoLimite.compareTo(data);</text:p>
          </table:table-cell>
          <table:table-cell/>
        </table:table-row>
        <table:table-row table:style-name="ro1">
          <table:table-cell office:value-type="string" calcext:value-type="string">
            <text:p><text:s text:c="17"/>if (obj != null &amp;&amp; obj.getDataAtendimento().compareTo(dataInicial) &gt;= 0 &amp;&amp; obj.getDataAtendimento().compareTo(dataFinal) &lt;= 0) {</text:p>
          </table:table-cell>
          <table:table-cell/>
        </table:table-row>
        <table:table-row table:style-name="ro1">
          <table:table-cell office:value-type="string" calcext:value-type="string">
            <text:p><text:s text:c="17"/>int resp1 = obj.getDataAtendimento().compareTo(data);</text:p>
          </table:table-cell>
          <table:table-cell/>
        </table:table-row>
        <table:table-row table:style-name="ro1">
          <table:table-cell office:value-type="string" calcext:value-type="string">
            <text:p><text:s text:c="17"/>int resp2 = objTempoLimite.compareTo(data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13"/>if (obj != null &amp;&amp; obj.getDataAtendimento().compareTo(dataInicial) &gt;= 0 &amp;&amp; obj.getDataAtendimento().compareTo(dataFinal) &lt;= 0) {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if (venda.getData().compareTo(dataInicial) &gt; 0 &amp;&amp; venda.getData().compareTo(dataFinal) &lt; 0) {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13"/>if(venda != null &amp;&amp; venda.getEstado().equals("CONCLUIDO") &amp;&amp; venda.getData().compareTo(inicio) &gt;= 0 &amp;&amp; venda.getData().compareTo(fim) &lt;= 0)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13"/>if (data.compareTo(Calendar.getInstance()) &gt; 0) {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/>return ((ObjetoCampoPesquisa) o1).getPrincipal().compareTo(((ObjetoCampoPesquisa) o2).getPrincipal());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/>public int compare(ObjetoCampoPesquisa o1, ObjetoCampoPesquisa o2) {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/>return new Integer(o1.ordinal()).compareTo(o2.ordinal()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/>public int compare(Permissao o1, Permissao o2) {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Collections.sort(permissoes, new Comparator&lt;Permissao&gt;(){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21"/>return obj1.getData_Evento().compareTo(obj2.getData_Evento()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7"/>public int compare(AgendaBean obj1, AgendaBean obj2) {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Collections.sort(agendaLista, new Comparator&lt;AgendaBean&gt;() {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7"/>return obj1.getData_criacao().compareTo(obj2.getData_criacao()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public int compare(ComentarioForumBean obj1, ComentarioForumBean obj2) {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Collections.sort(comentarios, new Comparator&lt;ComentarioForumBean&gt; () {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9"/>String sql = "select * from tbos order by os desc"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/>if(cadastrados.get(i).getRg().compareTo(x.getRg())==0) throw new ExceptionRG("RG j� est� cadastrado.");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4"/>tIdade.getText()==null || tIdade.getText().compareTo("")==0 || tId.getText()==null || tId.getText().compareTo("")==0){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4"/>tIdProfessor.getText()==null || tIdProfessor.getText().compareTo("")==0){</text:p>
          </table:table-cell>
          <table:table-cell/>
        </table:table-row>
        <table:table-row table:style-name="ro1">
          <table:table-cell office:value-type="string" calcext:value-type="string">
            <text:p><text:s/>if(show.compareTo("")==0) show = "N�o h� ninguem dentro do recinto.";</text:p>
          </table:table-cell>
          <table:table-cell/>
        </table:table-row>
        <table:table-row table:style-name="ro1">
          <table:table-cell office:value-type="string" calcext:value-type="string">
            <text:p><text:s/>if(show.compareTo("")==0) show = "N�o h� ninguem fora do recinto.";</text:p>
          </table:table-cell>
          <table:table-cell/>
        </table:table-row>
        <table:table-row table:style-name="ro1">
          <table:table-cell office:value-type="string" calcext:value-type="string">
            <text:p><text:s/>if(tIdFuncionario.getText()==null || tIdFuncionario.getText().compareTo("")==0 || </text:p>
          </table:table-cell>
          <table:table-cell/>
        </table:table-row>
        <table:table-row table:style-name="ro1">
          <table:table-cell office:value-type="string" calcext:value-type="string">
            <text:p><text:s/>if(tipo.compareTo("Aluno")==0 &amp;&amp; confirm){</text:p>
          </table:table-cell>
          <table:table-cell/>
        </table:table-row>
        <table:table-row table:style-name="ro1">
          <table:table-cell office:value-type="string" calcext:value-type="string">
            <text:p><text:s/>if(tipo.compareTo("Funcionario")==0 &amp;&amp; confirm){</text:p>
          </table:table-cell>
          <table:table-cell/>
        </table:table-row>
        <table:table-row table:style-name="ro1">
          <table:table-cell office:value-type="string" calcext:value-type="string">
            <text:p><text:s/>if(tNome.getText()==null || tNome.getText().compareTo("")==0 || tRg.getText()==null || tRg.getText().compareTo("")==0 ||</text:p>
          </table:table-cell>
          <table:table-cell/>
        </table:table-row>
        <table:table-row table:style-name="ro1">
          <table:table-cell office:value-type="string" calcext:value-type="string">
            <text:p><text:s/>if(tipo.compareTo("Aluno")==0 || tipo.compareTo("Funcionario")==0){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if(tipo.compareTo("Professor")==0){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5"/>public int compareTo(ReadableDuration other) {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5"/>public int compareTo(ReadableInstant other) {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5"/>public int compareTo(ReadablePartial other) {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5"/>public int compareTo(ReadableInstant instant) {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5"/>public int compareTo(ReadablePartial partial) {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5"/>public int compareTo(ReadableInstant instant) {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5"/>public int compareTo(ReadablePartial partial) {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5"/>public int compareTo(DurationField otherField) {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5"/>public int compareTo(BaseSingleFieldPeriod other) {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5"/>public int compare(Object lhsObj, Object rhsObj) {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17"/>for (int j=i; j&gt;0 &amp;&amp; (array[j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Arrays.sort(array, 0, high);</text:p>
          </table:table-cell>
          <table:table-cell/>
        </table:table-row>
        <table:table-row table:style-name="ro1">
          <table:table-cell office:value-type="string" calcext:value-type="string">
            <text:p><text:s text:c="9"/>public int compareTo(SavedField obj) {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return 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9"/>return iField.compareTo(durationField);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5"/>public int compareTo(DurationField durationField) {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9"/>System.out.println("Compare millisecond: <text:s/>in.compareTo(in2): <text:s text:c="7"/>" + in.compareTo(in2));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9"/>return super.compareTo(partial);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5"/>public int compareTo(ReadablePartial partial) {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9"/>return super.compareTo(partial);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5"/>public int compareTo(ReadablePartial partial) {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9"/>return super.compareTo(partial);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5"/>public int compareTo(ReadablePartial partial) {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5"/>public int compareTo(DurationField otherField) {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5"/>public int compareTo(ReadablePartial partial) {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29"/>if (lastRangeField.compareTo(loopRangeField) &lt; 0) {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29"/>if (lastRangeField.compareTo(loopRangeField) == 0) {</text:p>
          </table:table-cell>
          <table:table-cell/>
        </table:table-row>
        <table:table-row table:style-name="ro1">
          <table:table-cell office:value-type="string" calcext:value-type="string">
            <text:p><text:s text:c="29"/>if (rangeField.compareTo(loopRangeField) &gt; 0) {</text:p>
          </table:table-cell>
          <table:table-cell/>
        </table:table-row>
        <table:table-row table:style-name="ro1">
          <table:table-cell office:value-type="string" calcext:value-type="string">
            <text:p><text:s text:c="25"/>int compare = unitField.compareTo(loopUnitField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17"/>int compare = lastUnitField.compareTo(loopUnitField);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2"/>* The definition of the comparison is ascending order by millisecond duration.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2"/>* The definition of the comparison is ascending order by millisecond instant.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/>// <text:s text:c="7"/>System.out.println(date1.compareTo(date2));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/>// <text:s text:c="7"/>System.out.println(date1.toLocalDate().compareTo(date2.toLocalDate())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compareTo(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9"/>assertEquals(true, test1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compareTo(test3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compareTo(test2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compareTo(test3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3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3.compareTo(test2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3.compareTo(test3) == 0);</text:p>
          </table:table-cell>
          <table:table-cell/>
        </table:table-row>
        <table:table-row table:style-name="ro1">
          <table:table-cell office:value-type="string" calcext:value-type="string">
            <text:p><text:s/>// <text:s text:c="11"/>test1.compareTo("Hello"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test1.compareTo(new Period(0, 0, 0, 21, 0, 0, 0, 0, PeriodType.days())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compareTo(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new MockInstant()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new MockInstant()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test1.compareTo(new Date()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compareTo(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new MockInstant()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new MockInstant()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test1.compareTo(new Date()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dayOfMonth().compareTo((ReadableInstant) 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test1.dayOfWeek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dayOfYear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onthOfYear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weekOfWeekyear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year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year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Week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Week().compareTo(dt2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Week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Week().compareTo(test2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Year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Year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Year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Year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weekOfWeekyear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weekOfWeekyear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weekOfWeekyear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weekOfWeekyear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ymd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ymd2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ymd3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dayOfMonth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dayOfMonth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dayOfWeek().compareTo(dt1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dayOfWeek().compareTo(test1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dayOfYear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dayOfYear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onthOfYear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onthOfYear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weekOfWeekyear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weekOfWeekyear().compareTo(test1) &gt; 0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assertEquals(true, test2.year().compareTo(test1) &gt; 0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if ( lhVal.compareTo( rhVal) &gt; 0 ) return false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9"/>Collections.sort( sl );</text:p>
          </table:table-cell>
          <table:table-cell/>
        </table:table-row>
        <table:table-row table:style-name="ro1">
          <table:table-cell office:value-type="string" calcext:value-type="string">
            <text:p><text:s text:c="9"/>Collections.sort( sl, cDate );</text:p>
          </table:table-cell>
          <table:table-cell/>
        </table:table-row>
        <table:table-row table:style-name="ro1">
          <table:table-cell office:value-type="string" calcext:value-type="string">
            <text:p><text:s text:c="9"/>Collections.sort( sl, cDayOfMonth );</text:p>
          </table:table-cell>
          <table:table-cell/>
        </table:table-row>
        <table:table-row table:style-name="ro1">
          <table:table-cell office:value-type="string" calcext:value-type="string">
            <text:p><text:s text:c="9"/>Collections.sort( sl, cDayOfWeek );</text:p>
          </table:table-cell>
          <table:table-cell/>
        </table:table-row>
        <table:table-row table:style-name="ro1">
          <table:table-cell office:value-type="string" calcext:value-type="string">
            <text:p><text:s text:c="9"/>Collections.sort( sl, cDayOfYear );</text:p>
          </table:table-cell>
          <table:table-cell/>
        </table:table-row>
        <table:table-row table:style-name="ro1">
          <table:table-cell office:value-type="string" calcext:value-type="string">
            <text:p><text:s text:c="9"/>Collections.sort( sl, cHour );</text:p>
          </table:table-cell>
          <table:table-cell/>
        </table:table-row>
        <table:table-row table:style-name="ro1">
          <table:table-cell office:value-type="string" calcext:value-type="string">
            <text:p><text:s text:c="9"/>Collections.sort( sl, cMillis );</text:p>
          </table:table-cell>
          <table:table-cell/>
        </table:table-row>
        <table:table-row table:style-name="ro1">
          <table:table-cell office:value-type="string" calcext:value-type="string">
            <text:p><text:s text:c="9"/>Collections.sort( sl, cMinute );</text:p>
          </table:table-cell>
          <table:table-cell/>
        </table:table-row>
        <table:table-row table:style-name="ro1">
          <table:table-cell office:value-type="string" calcext:value-type="string">
            <text:p><text:s text:c="9"/>Collections.sort( sl, cMonth );</text:p>
          </table:table-cell>
          <table:table-cell/>
        </table:table-row>
        <table:table-row table:style-name="ro1">
          <table:table-cell office:value-type="string" calcext:value-type="string">
            <text:p><text:s text:c="9"/>Collections.sort( sl, cSecond );</text:p>
          </table:table-cell>
          <table:table-cell/>
        </table:table-row>
        <table:table-row table:style-name="ro1">
          <table:table-cell office:value-type="string" calcext:value-type="string">
            <text:p><text:s text:c="9"/>Collections.sort( sl, cTime );</text:p>
          </table:table-cell>
          <table:table-cell/>
        </table:table-row>
        <table:table-row table:style-name="ro1">
          <table:table-cell office:value-type="string" calcext:value-type="string">
            <text:p><text:s text:c="9"/>Collections.sort( sl, cWeekOfWeekyear );</text:p>
          </table:table-cell>
          <table:table-cell/>
        </table:table-row>
        <table:table-row table:style-name="ro1">
          <table:table-cell office:value-type="string" calcext:value-type="string">
            <text:p><text:s text:c="9"/>Collections.sort( sl, cWeekyear 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Collections.sort( sl, cYear 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compareTo(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new MockDuration(123L)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new MockDuration(123L)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test1.compareTo(new Long(123L)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compareTo(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new MockInstant()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new MockInstant()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test1.compareTo(new Date()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new LocalDate(1970, 6, 9).compareTo(partia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test1.compareTo(new TimeOfDay());</text:p>
          </table:table-cell>
          <table:table-cell/>
        </table:table-row>
        <table:table-row table:style-name="ro1">
          <table:table-cell office:value-type="string" calcext:value-type="string">
            <text:p><text:s text:c="13"/>test1.compareTo(null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new YearMonthDay(2005, 6, 2)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p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test1.compareTo(new Date()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dayOfMonth().compareTo((ReadableInstant) 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test1.dayOfMonth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onthOfYear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onthOfYear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year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year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dayOfMonth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dayOfMonth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onthOfYear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onthOfYear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year().compareTo(dt1) &gt; 0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assertEquals(true, test2.year().compareTo(test1) &gt; 0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new LocalDateTime(1970, 6, 9, 10, 20, 30, 40).compareTo(partia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test1.compareTo(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compareTo(tod);</text:p>
          </table:table-cell>
          <table:table-cell/>
        </table:table-row>
        <table:table-row table:style-name="ro1">
          <table:table-cell office:value-type="string" calcext:value-type="string">
            <text:p><text:s text:c="13"/>test1.compareTo(ymd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p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test1.compareTo(new Date()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dayOfMonth().compareTo((ReadableInstant) 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test1.dayOfMonth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hourOfDay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hourOfDay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illisOfSecond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illisOfSecond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inuteOfHour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inuteOfHour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onthOfYear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onthOfYear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secondOfMinute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secondOfMinute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year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year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hourOfDay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hourOfDay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hourOfDay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hourOfDay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llisOfSecond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llisOfSecond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llisOfSecond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llisOfSecond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nuteOfHour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nuteOfHour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nuteOfHour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nuteOfHour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secondOfMinute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secondOfMinute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secondOfMinute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secondOfMinute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dayOfMonth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dayOfMonth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hourOfDay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hourOfDay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illisOfSecond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illisOfSecond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inuteOfHour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inuteOfHour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onthOfYear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onthOfYear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secondOfMinute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secondOfMinute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year().compareTo(dt1) &gt; 0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assertEquals(true, test2.year().compareTo(test1) &gt; 0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compareTo(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new TimeOfDay(10, 20, 30, 40)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p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test1.compareTo(new Date()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hourOfDay().compareTo((ReadableInstant) 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test1.hourOfDay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illisOfSecond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illisOfSecond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inuteOfHour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inuteOfHour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secondOfMinute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secondOfMinute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hourOfDay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hourOfDay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hourOfDay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hourOfDay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llisOfSecond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llisOfSecond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llisOfSecond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llisOfSecond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nuteOfHour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nuteOfHour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nuteOfHour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nuteOfHour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secondOfMinute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secondOfMinute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secondOfMinute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secondOfMinute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hourOfDay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hourOfDay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illisOfSecond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illisOfSecond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inuteOfHour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inuteOfHour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secondOfMinute().compareTo(dt1) &gt; 0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assertEquals(true, test2.secondOfMinute().compareTo(test1) &gt; 0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MillisDurationField.INSTANCE.compareTo(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MillisDurationField.INSTANCE.compareTo(MillisDurationField.INSTANCE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1, MillisDurationField.INSTANCE.compareTo(dummy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MillisDurationField.INSTANCE.compareTo("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new MonthDay(10, 6).compareTo(partia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test1.compareTo(new LocalTime());</text:p>
          </table:table-cell>
          <table:table-cell/>
        </table:table-row>
        <table:table-row table:style-name="ro1">
          <table:table-cell office:value-type="string" calcext:value-type="string">
            <text:p><text:s text:c="13"/>test1.compareTo(null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p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assertEquals(0, test3.compareTo(test2)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dayOfMonth().compareTo((ReadableInstant) 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test1.dayOfMonth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onthOfYear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onthOfYear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dayOfMonth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dayOfMonth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onthOfYear().compareTo(dt1) &gt; 0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assertEquals(true, test2.monthOfYear().compareTo(test1) &gt; 0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compareTo(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new MockInstant()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new MockInstant()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test1.compareTo(new Date()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createTODPartial(ISO_UTC).without(DateTimeFieldType.hourOfDay()).compareTo(new YearMonthDay()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test1.compareTo(new YearMonthDay());</text:p>
          </table:table-cell>
          <table:table-cell/>
        </table:table-row>
        <table:table-row table:style-name="ro1">
          <table:table-cell office:value-type="string" calcext:value-type="string">
            <text:p><text:s text:c="13"/>test1.compareTo(null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new TimeOfDay(10, 20, 30, 40).compareTo(createTODPartial(ISO_UTC)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test1.compareTo(new Date()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property(DateTimeFieldType.hourOfDay()).compareTo((ReadableInstant) 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test1.property(DateTimeFieldType.hourOfDay()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property(DateTimeFieldType.minuteOfHour()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property(DateTimeFieldType.minuteOfHour()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property(DateTimeFieldType.hourOfDay()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property(DateTimeFieldType.hourOfDay()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property(DateTimeFieldType.hourOfDay()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property(DateTimeFieldType.hourOfDay()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property(DateTimeFieldType.minuteOfHour()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property(DateTimeFieldType.minuteOfHour()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property(DateTimeFieldType.minuteOfHour()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property(DateTimeFieldType.minuteOfHour()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property(DateTimeFieldType.hourOfDay()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property(DateTimeFieldType.hourOfDay()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property(DateTimeFieldType.minuteOfHour()).compareTo(dt1) &gt; 0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assertEquals(true, test2.property(DateTimeFieldType.minuteOfHour()).compareTo(test1) &gt; 0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9"/>assertTrue(exp.compareTo(BigInteger.valueOf(Long.MAX_VALUE)) &lt; 0);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9"/>assertTrue(expected.compareTo(BigInteger.valueOf(Long.MAX_VALUE)) &lt; 0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iField.compareTo(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iField.compareTo(iField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1, iField.compareTo(dummy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iField.compareTo("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iField.compareTo(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iField.compareTo(iField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1, iField.compareTo(dummy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iField.compareTo("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compareTo(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p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test1.compareTo(new Date()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hourOfDay().compareTo((ReadableInstant) 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test1.hourOfDay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illisOfSecond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illisOfSecond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inuteOfHour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inuteOfHour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secondOfMinute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secondOfMinute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hourOfDay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hourOfDay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hourOfDay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hourOfDay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llisOfSecond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llisOfSecond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llisOfSecond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llisOfSecond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nuteOfHour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nuteOfHour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nuteOfHour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inuteOfHour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secondOfMinute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secondOfMinute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secondOfMinute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secondOfMinute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hourOfDay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hourOfDay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illisOfSecond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illisOfSecond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inuteOfHour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inuteOfHour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secondOfMinute().compareTo(dt1) &gt; 0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assertEquals(true, test2.secondOfMinute().compareTo(test1) &gt; 0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new YearMonth(1970, 6).compareTo(partia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test1.compareTo(new LocalTime());</text:p>
          </table:table-cell>
          <table:table-cell/>
        </table:table-row>
        <table:table-row table:style-name="ro1">
          <table:table-cell office:value-type="string" calcext:value-type="string">
            <text:p><text:s text:c="13"/>test1.compareTo(null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p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assertEquals(0, test3.compareTo(test2)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monthOfYear().compareTo((ReadableInstant) 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test1.monthOfYear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year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year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onthOfYear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onthOfYear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year().compareTo(dt1) &gt; 0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assertEquals(true, test2.year().compareTo(test1) &gt; 0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new YearMonthDay(1970, 6, 9).compareTo(partia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test1.compareTo(new TimeOfDay());</text:p>
          </table:table-cell>
          <table:table-cell/>
        </table:table-row>
        <table:table-row table:style-name="ro1">
          <table:table-cell office:value-type="string" calcext:value-type="string">
            <text:p><text:s text:c="13"/>test1.compareTo(null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2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+1, test3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p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1a.compareTo(test1a)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0, test3.compareTo(test2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// <text:s text:c="11"/>test1.compareTo(new Date()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test1.dayOfMonth().compareTo((ReadableInstant) null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test1.dayOfMonth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onthOfYear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monthOfYear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year().compareTo((ReadableInstant) null);</text:p>
          </table:table-cell>
          <table:table-cell/>
        </table:table-row>
        <table:table-row table:style-name="ro1">
          <table:table-cell office:value-type="string" calcext:value-type="string">
            <text:p><text:s text:c="13"/>test1.year().compareTo((ReadablePartial) null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dayOfMonth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monthOfYear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d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d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test1) ==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1.year().compareTo(test2) &l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dayOfMonth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dayOfMonth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onthOfYear().compareTo(d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monthOfYear().compareTo(test1) &gt; 0);</text:p>
          </table:table-cell>
          <table:table-cell/>
        </table:table-row>
        <table:table-row table:style-name="ro1">
          <table:table-cell office:value-type="string" calcext:value-type="string">
            <text:p><text:s text:c="9"/>assertEquals(true, test2.year().compareTo(dt1) &gt; 0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assertEquals(true, test2.year().compareTo(test1) &gt; 0);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Arrays.sort(zones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int result = getCanonicalID().compareTo(other.getCanonicalID());</text:p>
          </table:table-cell>
          <table:table-cell/>
        </table:table-row>
        <table:table-row table:style-name="ro1">
          <table:table-cell office:value-type="string" calcext:value-type="string">
            <text:p><text:s text:c="13"/>return getID().compareTo(other.getID(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public int compareTo(Object obj) {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5"/>public int compareTo(DurationField durationField) {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17"/>if (origin.compareTo("*") == 0) {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5"/>public int compareTo(Pessoa o) {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17"/>if (origin.compareTo("*") == 0) {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13"/>return (((Task)o).getTime()).compareTo(this.getTime());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5"/>public int compareTo(Object o) {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5"/>public int compareTo(Object o) {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49"/>if (dummy.compareTo(foreignTableWithCase) != 0) {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49"/>if (parsedInfo.referencedTable.compareTo(primaryTableWithCase) != 0) {</text:p>
          </table:table-cell>
          <table:table-cell/>
        </table:table-row>
        <table:table-row table:style-name="ro1">
          <table:table-cell office:value-type="string" calcext:value-type="string">
            <text:p><text:s text:c="21"/>Collections.sort(procsOrFuncsToExtractList);</text:p>
          </table:table-cell>
          <table:table-cell/>
        </table:table-row>
        <table:table-row table:style-name="ro1">
          <table:table-cell office:value-type="string" calcext:value-type="string">
            <text:p><text:s text:c="17"/>// Collections.sort(proceduresToExtractList);</text:p>
          </table:table-cell>
          <table:table-cell/>
        </table:table-row>
        <table:table-row table:style-name="ro1">
          <table:table-cell office:value-type="string" calcext:value-type="string">
            <text:p><text:s text:c="17"/>// Required to be sorted in name</text:p>
          </table:table-cell>
          <table:table-cell/>
        </table:table-row>
        <table:table-row table:style-name="ro1">
          <table:table-cell office:value-type="string" calcext:value-type="string">
            <text:p><text:s text:c="13"/>Collections.sort(procedureRowsToSort);</text:p>
          </table:table-cell>
          <table:table-cell/>
        </table:table-row>
        <table:table-row table:style-name="ro1">
          <table:table-cell office:value-type="string" calcext:value-type="string">
            <text:p><text:s text:c="13"/>Collections.sort(resultsAsList);</text:p>
          </table:table-cell>
          <table:table-cell/>
        </table:table-row>
        <table:table-row table:style-name="ro1">
          <table:table-cell office:value-type="string" calcext:value-type="string">
            <text:p><text:s text:c="13"/>if ((compareResult = this.columnIndexName.compareTo(indexInfoKey.columnIndexName)) != 0) {</text:p>
          </table:table-cell>
          <table:table-cell/>
        </table:table-row>
        <table:table-row table:style-name="ro1">
          <table:table-cell office:value-type="string" calcext:value-type="string">
            <text:p><text:s text:c="13"/>if ((compareResult = this.columnNonUnique.compareTo(indexInfoKey.columnNonUnique)) != 0) {</text:p>
          </table:table-cell>
          <table:table-cell/>
        </table:table-row>
        <table:table-row table:style-name="ro1">
          <table:table-cell office:value-type="string" calcext:value-type="string">
            <text:p><text:s text:c="13"/>if ((compareResult = this.columnType.compareTo(indexInfoKey.columnType)) != 0) {</text:p>
          </table:table-cell>
          <table:table-cell/>
        </table:table-row>
        <table:table-row table:style-name="ro1">
          <table:table-cell office:value-type="string" calcext:value-type="string">
            <text:p><text:s text:c="13"/>if ((compareResult = this.tableCat.compareTo(tablesKey.tableCat)) != 0) {</text:p>
          </table:table-cell>
          <table:table-cell/>
        </table:table-row>
        <table:table-row table:style-name="ro1">
          <table:table-cell office:value-type="string" calcext:value-type="string">
            <text:p><text:s text:c="13"/>if ((compareResult = this.tableSchem.compareTo(tablesKey.tableSchem)) != 0) {</text:p>
          </table:table-cell>
          <table:table-cell/>
        </table:table-row>
        <table:table-row table:style-name="ro1">
          <table:table-cell office:value-type="string" calcext:value-type="string">
            <text:p><text:s text:c="13"/>if ((compareResult = this.tableType.compareTo(tablesKey.tableType)) != 0) {</text:p>
          </table:table-cell>
          <table:table-cell/>
        </table:table-row>
        <table:table-row table:style-name="ro1">
          <table:table-cell office:value-type="string" calcext:value-type="string">
            <text:p><text:s text:c="13"/>return getKey().compareTo(other.getKey());</text:p>
          </table:table-cell>
          <table:table-cell/>
        </table:table-row>
        <table:table-row table:style-name="ro1">
          <table:table-cell office:value-type="string" calcext:value-type="string">
            <text:p><text:s text:c="13"/>return this.columnOrdinalPosition.compareTo(indexInfoKey.columnOrdinalPosition);</text:p>
          </table:table-cell>
          <table:table-cell/>
        </table:table-row>
        <table:table-row table:style-name="ro1">
          <table:table-cell office:value-type="string" calcext:value-type="string">
            <text:p><text:s text:c="13"/>return this.tableName.compareTo(tablesKey.tableName);</text:p>
          </table:table-cell>
          <table:table-cell/>
        </table:table-row>
        <table:table-row table:style-name="ro1">
          <table:table-cell office:value-type="string" calcext:value-type="string">
            <text:p><text:s text:c="9"/>public int compareTo(ComparableWrapper&lt;K, V&gt; other) {</text:p>
          </table:table-cell>
          <table:table-cell/>
        </table:table-row>
        <table:table-row table:style-name="ro1">
          <table:table-cell office:value-type="string" calcext:value-type="string">
            <text:p><text:s text:c="9"/>public int compareTo(IndexMetaDataKey indexInfoKey) {</text:p>
          </table:table-cell>
          <table:table-cell/>
        </table:table-row>
        <table:table-row table:style-name="ro1">
          <table:table-cell office:value-type="string" calcext:value-type="string">
            <text:p><text:s text:c="9"/>public int compareTo(TableMetaDataKey tablesKey) {</text:p>
          </table:table-cell>
          <table:table-cell/>
        </table:table-row>
        <table:table-row table:style-name="ro1">
          <table:table-cell office:value-type="string" calcext:value-type="string">
            <text:p><text:s text:c="5"/>public boolean supportsExpressionsInOrderBy() throws SQLException {</text:p>
          </table:table-cell>
          <table:table-cell/>
        </table:table-row>
        <table:table-row table:style-name="ro1">
          <table:table-cell office:value-type="string" calcext:value-type="string">
            <text:p><text:s text:c="5"/>public boolean supportsOrderByUnrelated() throws SQLException {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5"/>public int getMaxColumnsInOrderBy() throws SQLException {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if (i.getBound().compareTo(hashedKey) &lt;= 0) {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return i2.getBound().compareTo(i1.getBound(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public int compare(ShardIndex i1, ShardIndex i2) {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21"/>previousDb.compareTo(this.rs.getString(1)) &lt; 0);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13"/>return bound2.compareTo(bound1); // this reverses it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9"/>public int compare(ShardIndex i1, ShardIndex i2) {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25"/>|| (asBigInt.compareTo(new BigInteger(String.valueOf(Long.MIN_VALUE))) &lt; 0))) {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25"/>|| (asBigInt.compareTo(new BigInteger(String.valueOf(Short.MIN_VALUE))) &lt; 0))) {</text:p>
          </table:table-cell>
          <table:table-cell/>
        </table:table-row>
        <table:table-row table:style-name="ro1">
          <table:table-cell office:value-type="string" calcext:value-type="string">
            <text:p><text:s text:c="17"/>if (overflowCheck &amp;&amp; this.jdbcCompliantTruncationForReads &amp;&amp; ((asBigInt.compareTo(new BigInteger(String.valueOf(Long.MAX_VALUE))) &gt; 0)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17"/>if (overflowCheck &amp;&amp; this.jdbcCompliantTruncationForReads &amp;&amp; ((asBigInt.compareTo(new BigInteger(String.valueOf(Short.MAX_VALUE))) &gt; 0)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3"/>String statement = "select foo.id, foo.data, bar.data from foo, barwhere foo.id = bar.id order by foo.id"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this.rs = scrollableStmt.executeQuery("SELECT * FROM testBug22305979_orig_1 order by tmp"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6"/>* Tests fix for BUG#2654, "Column 'column.table' not found" when "order by"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9"/>return getUuid().compareTo(other.getUuid());</text:p>
          </table:table-cell>
          <table:table-cell table:style-name="ce15"/>
        </table:table-row>
        <table:table-row table:style-name="ro1">
          <table:table-cell table:style-name="ce9" office:value-type="string" calcext:value-type="string">
            <text:p><text:s text:c="5"/>public int compareTo(Server other) {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 text:c="17"/>testRS.getBigDecimal(1).compareTo(new BigDecimal(Integer.MAX_VALUE)) == 1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7"/>testRS.getBigDecimal(2).compareTo(new BigDecimal(Integer.MAX_VALUE)) == 1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13"/>if (e.getCause() instanceof IOException &amp;&amp; "Packets received out of order".compareTo(e.getCause().getMessage()) == 0) {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13"/>Collections.sort(elapsedTimes);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13"/>l = ((Integer) s1.getPort()).compareTo(s2.getPort()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3"/>l = s1.getHostname().compareTo(s2.getHostname());</text:p>
          </table:table-cell>
          <table:table-cell/>
        </table:table-row>
        <table:table-row table:style-name="ro1">
          <table:table-cell office:value-type="string" calcext:value-type="string">
            <text:p><text:s text:c="9"/>Collections.sort(servers, serverHostnamePortSorter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public int compare(Server s1, Server s2) {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 text:c="13"/>rs = this.conn.createStatement().executeQuery("select x from testGlobalTableCreation order by 1"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9"/>ResultSet rs = s.executeQuery("select name from fruits order by 1");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/>Arrays.sort(sortedCellsArray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/>public int compareTo(Object arg0)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2"/>* sum of their connected edges. Does not violate (x.compareTo(y)==0) ==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/>Arrays.sort(sortedCells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/>Arrays.sort(medianValues);</text:p>
          </table:table-cell>
          <table:table-cell/>
        </table:table-row>
        <table:table-row table:style-name="ro1">
          <table:table-cell office:value-type="string" calcext:value-type="string">
            <text:p><text:s/>Arrays.sort(weightedValues);</text:p>
          </table:table-cell>
          <table:table-cell/>
        </table:table-row>
        <table:table-row table:style-name="ro1">
          <table:table-cell office:value-type="string" calcext:value-type="string">
            <text:p><text:s/>public int compareTo(Object arg0)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2"/>* sum of their connected edges. Does not violate (x.compareTo(y)==0) ==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/>return d1.compareTo(d2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/>public int compare(mxCellState o1, mxCellState o2)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/>Collections.sort(result, new Comparator&lt;mxCellState&gt;()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<text:s/>Arrays.sort(medianValues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/>public int compareTo(Object arg0)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2"/>* values. Does not violate (x.compareTo(y)==0) == (x.equals(y))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/>return (srcId.compareTo(trgId) &gt; 0) ? trgId + 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9"/>java.util.Collections.sort(arrayDeVerices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9"/>public int compare(DataSnapshot data1, DataSnapshot data2) {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9"/>Collections.sort(keys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25"/>null, // g. order by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9"/>Collections.sort(bases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9"/>Collections.sort(listValoresNasPosicoesOcupadas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9"/>Collections.sort(bases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9"/>Collections.sort(valoresNosIndiceUltimasPosicoesJogadas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16"/>.sorted((t1,t2) </text:p>
          </table:table-cell>
          <table:table-cell table:style-name="ce17"/>
        </table:table-row>
        <table:table-row table:style-name="ro1">
          <table:table-cell table:style-name="ce8" office:value-type="string" calcext:value-type="string">
            <text:p><text:s text:c="21"/>_tempHitsDispCommentsVoSet.sort(comparing(HitsDispositionCommentsVo::getCreatedAt).reversed());</text:p>
          </table:table-cell>
          <table:table-cell table:style-name="ce15"/>
        </table:table-row>
        <table:table-row table:style-name="ro1">
          <table:table-cell office:value-type="string" calcext:value-type="string">
            <text:p><text:s text:c="17"/>.sorted(Comparator.comparing(HitsDispositionVo::getHit_disp_id)).collect(Collectors.toList());</text:p>
          </table:table-cell>
          <table:table-cell/>
        </table:table-row>
        <table:table-row table:style-name="ro1">
          <table:table-cell office:value-type="string" calcext:value-type="string">
            <text:p><text:s text:c="17"/>.sorted(Comparator.comparing(HitsDispositionVo::getHit_disp_id)).collect(Collectors.toList()));</text:p>
          </table:table-cell>
          <table:table-cell/>
        </table:table-row>
        <table:table-row table:style-name="ro1">
          <table:table-cell office:value-type="string" calcext:value-type="string">
            <text:p><text:s text:c="9"/>// _tempReturnHitsDispSet.stream().sorted(Comparator.comparing(HitsDispositionVo::getHit_disp_id)).collect(Collectors.toSet());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 text:c="9"/>generalCaseCommentVoSet.sort(comparing(GeneralCaseCommentVo::getCreatedAt).reversed());</text:p>
          </table:table-cell>
          <table:table-cell table:style-name="ce16"/>
        </table:table-row>
        <table:table-row table:style-name="ro1">
          <table:table-cell table:style-name="ce10" office:value-type="string" calcext:value-type="string">
            <text:p><text:s/>rv.sort((o1,o2)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21"/>if (doc.getExpirationDate().compareTo(now) &gt; 0)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5"/>flights.sort(Comparator.comparing(FlightVo::getEtd)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/>return travelerDob.compareTo(derogDob) == 0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order by m.create_date asc <text:s/>limit :theLimit")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17"/>+ " order by d1.created_at desc"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9"/>ssrDocs.sort(Comparator.comparing(SSRDocs::getSsrDocsType).reversed());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13"/>_tempRuleCat = _tempRuleCatSet.stream().sorted(Comparator.comparing(RuleCat::getPriority))</text:p>
          </table:table-cell>
          <table:table-cell table:style-name="ce17"/>
        </table:table-row>
        <table:table-row table:style-name="ro1">
          <table:table-cell table:style-name="ce10" office:value-type="string" calcext:value-type="string">
            <text:p><text:s text:c="5"/>@NamedQuery(name = Constants.LIST_QUERY, query = "select q from UserQuery q where q.createdBy.userId = :createdBy and q.deletedDt is null order by q.id"),</text:p>
          </table:table-cell>
          <table:table-cell table:style-name="ce17"/>
        </table:table-row>
      </table:table>
      <table:named-expressions/>
      <table:data-pilot-tables>
        <table:data-pilot-table table:name="DataPilot1" table:application-data="" table:target-range-address="'Tabela dinâmica_links_com_ordenacoes_v4_1'.A1:'Tabela dinâmica_links_com_ordenacoes_v4_1'.D813" table:buttons="'Tabela dinâmica_links_com_ordenacoes_v4_1'.A1 'Tabela dinâmica_links_com_ordenacoes_v4_1'.B1 'Tabela dinâmica_links_com_ordenacoes_v4_1'.C1" table:show-filter-button="false" table:drill-down-on-double-click="false">
          <table:source-cell-range table:cell-range-address="links_com_ordenacoes_v4.A1:links_com_ordenacoes_v4.C87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jeto" table:orientation="row" table:used-hierarchy="0" table:function="auto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67" table:display="true" table:show-details="true"/>
                <table:data-pilot-member table:name="88" table:display="true" table:show-details="true"/>
                <table:data-pilot-member table:name="101" table:display="true" table:show-details="true"/>
                <table:data-pilot-member table:name="105" table:display="true" table:show-details="true"/>
                <table:data-pilot-member table:name="137" table:display="true" table:show-details="true"/>
                <table:data-pilot-member table:name="167" table:display="true" table:show-details="true"/>
                <table:data-pilot-member table:name="187" table:display="true" table:show-details="true"/>
                <table:data-pilot-member table:name="252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88" table:display="true" table:show-details="true"/>
                <table:data-pilot-member table:name="291" table:display="true" table:show-details="true"/>
                <table:data-pilot-member table:name="295" table:display="true" table:show-details="true"/>
                <table:data-pilot-member table:name="299" table:display="true" table:show-details="true"/>
                <table:data-pilot-member table:name="301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27" table:display="true" table:show-details="true"/>
                <table:data-pilot-member table:name="350" table:display="true" table:show-details="true"/>
                <table:data-pilot-member table:name="366" table:display="true" table:show-details="true"/>
                <table:data-pilot-member table:name="379" table:display="true" table:show-details="true"/>
                <table:data-pilot-member table:name="381" table:display="true" table:show-details="true"/>
                <table:data-pilot-member table:name="405" table:display="true" table:show-details="true"/>
                <table:data-pilot-member table:name="433" table:display="true" table:show-details="true"/>
                <table:data-pilot-member table:name="440" table:display="true" table:show-details="true"/>
                <table:data-pilot-member table:name="460" table:display="true" table:show-details="true"/>
                <table:data-pilot-member table:name="483" table:display="true" table:show-details="true"/>
                <table:data-pilot-member table:name="485" table:display="true" table:show-details="true"/>
                <table:data-pilot-member table:name="505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23" table:display="true" table:show-details="true"/>
                <table:data-pilot-member table:name="543" table:display="true" table:show-details="true"/>
                <table:data-pilot-member table:name="550" table:display="true" table:show-details="true"/>
                <table:data-pilot-member table:name="554" table:display="true" table:show-details="true"/>
                <table:data-pilot-member table:name="565" table:display="true" table:show-details="true"/>
                <table:data-pilot-member table:name="609" table:display="true" table:show-details="true"/>
                <table:data-pilot-member table:name="616" table:display="true" table:show-details="true"/>
                <table:data-pilot-member table:name="63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9" table:display="true" table:show-details="true"/>
                <table:data-pilot-member table:name="6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asse" table:orientation="row" table:used-hierarchy="0" table:function="auto">
            <table:data-pilot-level table:show-empty="false" calcext:repeat-item-labels="false">
              <table:data-pilot-members>
                <table:data-pilot-member table:name=" AbstractDuration.java" table:display="true" table:show-details="true"/>
                <table:data-pilot-member table:name=" AbstractInstant.java" table:display="true" table:show-details="true"/>
                <table:data-pilot-member table:name=" AbstractPartial.java" table:display="true" table:show-details="true"/>
                <table:data-pilot-member table:name=" AbstractPartialFieldProperty.java" table:display="true" table:show-details="true"/>
                <table:data-pilot-member table:name=" AbstractReadableInstantFieldProperty.java" table:display="true" table:show-details="true"/>
                <table:data-pilot-member table:name=" AgendaAdpter.java" table:display="true" table:show-details="true"/>
                <table:data-pilot-member table:name=" AgendaLigacoes.java" table:display="true" table:show-details="true"/>
                <table:data-pilot-member table:name=" AgendaTelefonica.java" table:display="true" table:show-details="true"/>
                <table:data-pilot-member table:name=" Analisador.java" table:display="true" table:show-details="true"/>
                <table:data-pilot-member table:name=" BancoDeInfo.java" table:display="true" table:show-details="true"/>
                <table:data-pilot-member table:name=" BaseDurationField.java" table:display="true" table:show-details="true"/>
                <table:data-pilot-member table:name=" BaseSingleFieldPeriod.java" table:display="true" table:show-details="true"/>
                <table:data-pilot-member table:name=" BdHelper.java" table:display="true" table:show-details="true"/>
                <table:data-pilot-member table:name=" Bench.java" table:display="true" table:show-details="true"/>
                <table:data-pilot-member table:name=" CadastroLogin.java" table:display="true" table:show-details="true"/>
                <table:data-pilot-member table:name=" CalculadorProximaJogadaIA.java" table:display="true" table:show-details="true"/>
                <table:data-pilot-member table:name=" CancelaReuniao.java" table:display="true" table:show-details="true"/>
                <table:data-pilot-member table:name=" CaseDispositionServiceImpl.java" table:display="true" table:show-details="true"/>
                <table:data-pilot-member table:name=" Categoria.java" table:display="true" table:show-details="true"/>
                <table:data-pilot-member table:name=" ComentarioTopicoAdpter.java" table:display="true" table:show-details="true"/>
                <table:data-pilot-member table:name=" ComparadorDeTelefonePessoa.java" table:display="true" table:show-details="true"/>
                <table:data-pilot-member table:name=" ConfirmacaoRecebimento.java" table:display="true" table:show-details="true"/>
                <table:data-pilot-member table:name=" ConsultaCagetoria.java" table:display="true" table:show-details="true"/>
                <table:data-pilot-member table:name=" ConsultaCagetoriaFragment.java" table:display="true" table:show-details="true"/>
                <table:data-pilot-member table:name=" Consultador.java" table:display="true" table:show-details="true"/>
                <table:data-pilot-member table:name=" ConsultaFormaPagamento.java" table:display="true" table:show-details="true"/>
                <table:data-pilot-member table:name=" ConsultaInventario.java" table:display="true" table:show-details="true"/>
                <table:data-pilot-member table:name=" ConsultaLigacoes.java" table:display="true" table:show-details="true"/>
                <table:data-pilot-member table:name=" ConsultaPagamentoFragment.java" table:display="true" table:show-details="true"/>
                <table:data-pilot-member table:name=" ControllerAtendimento.java" table:display="true" table:show-details="true"/>
                <table:data-pilot-member table:name=" ControllerVenda.java" table:display="true" table:show-details="true"/>
                <table:data-pilot-member table:name=" CutTheSticks.java" table:display="true" table:show-details="true"/>
                <table:data-pilot-member table:name=" DataAnalyzer.java" table:display="true" table:show-details="true"/>
                <table:data-pilot-member table:name=" DatabaseMetaData.java" table:display="true" table:show-details="true"/>
                <table:data-pilot-member table:name=" DateTimeComparator.java" table:display="true" table:show-details="true"/>
                <table:data-pilot-member table:name=" DateTimeParserBucket.java" table:display="true" table:show-details="true"/>
                <table:data-pilot-member table:name=" DateUtils.java" table:display="true" table:show-details="true"/>
                <table:data-pilot-member table:name=" DelegatedDurationField.java" table:display="true" table:show-details="true"/>
                <table:data-pilot-member table:name=" DependenteDAO.java" table:display="true" table:show-details="true"/>
                <table:data-pilot-member table:name=" ElasticHelper.java" table:display="true" table:show-details="true"/>
                <table:data-pilot-member table:name=" EnderecoBean.java" table:display="true" table:show-details="true"/>
                <table:data-pilot-member table:name=" EntityResolverUtils.java" table:display="true" table:show-details="true"/>
                <table:data-pilot-member table:name=" EntrevistaFinaliza.java" table:display="true" table:show-details="true"/>
                <table:data-pilot-member table:name=" EnvioEmail.java" table:display="true" table:show-details="true"/>
                <table:data-pilot-member table:name=" Examples.java" table:display="true" table:show-details="true"/>
                <table:data-pilot-member table:name=" ExpensesAndIncomesAdapter.java" table:display="true" table:show-details="true"/>
                <table:data-pilot-member table:name=" ExtratoDAO.java" table:display="true" table:show-details="true"/>
                <table:data-pilot-member table:name=" FeedAdapter.java" table:display="true" table:show-details="true"/>
                <table:data-pilot-member table:name=" Ffuncionario.java" table:display="true" table:show-details="true"/>
                <table:data-pilot-member table:name=" FiltroRelatFinanceiro.java" table:display="true" table:show-details="true"/>
                <table:data-pilot-member table:name=" FiltroRelatFinanceiroFragment.java" table:display="true" table:show-details="true"/>
                <table:data-pilot-member table:name=" FlatLand.java" table:display="true" table:show-details="true"/>
                <table:data-pilot-member table:name=" FormContasFinanceiras.java" table:display="true" table:show-details="true"/>
                <table:data-pilot-member table:name=" FormLancamentoFinanceiro.java" table:display="true" table:show-details="true"/>
                <table:data-pilot-member table:name=" Fpessoa.java" table:display="true" table:show-details="true"/>
                <table:data-pilot-member table:name=" Fquarto.java" table:display="true" table:show-details="true"/>
                <table:data-pilot-member table:name=" Fusuario.java" table:display="true" table:show-details="true"/>
                <table:data-pilot-member table:name=" GeradorDeJogosDaVelha.java" table:display="true" table:show-details="true"/>
                <table:data-pilot-member table:name=" GerenciarLocalizacao.java" table:display="true" table:show-details="true"/>
                <table:data-pilot-member table:name=" GuestRules.java" table:display="true" table:show-details="true"/>
                <table:data-pilot-member table:name=" HashShardMapping.java" table:display="true" table:show-details="true"/>
                <table:data-pilot-member table:name=" ItemDeExtratoDAO.java" table:display="true" table:show-details="true"/>
                <table:data-pilot-member table:name=" Janela.java" table:display="true" table:show-details="true"/>
                <table:data-pilot-member table:name=" LancaDespesa.java" table:display="true" table:show-details="true"/>
                <table:data-pilot-member table:name=" LancaDespesaFragment.java" table:display="true" table:show-details="true"/>
                <table:data-pilot-member table:name=" LancamentoGateway.java" table:display="true" table:show-details="true"/>
                <table:data-pilot-member table:name=" LancamentoRepository.java" table:display="true" table:show-details="true"/>
                <table:data-pilot-member table:name=" Lembrete.java" table:display="true" table:show-details="true"/>
                <table:data-pilot-member table:name=" ListaPessoasPresenter.java" table:display="true" table:show-details="true"/>
                <table:data-pilot-member table:name=" LoaderUtils.java" table:display="true" table:show-details="true"/>
                <table:data-pilot-member table:name=" LocalDate.java" table:display="true" table:show-details="true"/>
                <table:data-pilot-member table:name=" LocalDateTime.java" table:display="true" table:show-details="true"/>
                <table:data-pilot-member table:name=" LocalTime.java" table:display="true" table:show-details="true"/>
                <table:data-pilot-member table:name=" Main.java" table:display="true" table:show-details="true"/>
                <table:data-pilot-member table:name=" MainFrame.java" table:display="true" table:show-details="true"/>
                <table:data-pilot-member table:name=" MatchingContext.java" table:display="true" table:show-details="true"/>
                <table:data-pilot-member table:name=" Menu.java" table:display="true" table:show-details="true"/>
                <table:data-pilot-member table:name=" MessageStatusRepository.java" table:display="true" table:show-details="true"/>
                <table:data-pilot-member table:name=" MetaDataRegressionTest.java" table:display="true" table:show-details="true"/>
                <table:data-pilot-member table:name=" Metodos.java" table:display="true" table:show-details="true"/>
                <table:data-pilot-member table:name=" MillisDurationField.java" table:display="true" table:show-details="true"/>
                <table:data-pilot-member table:name=" MiniMaxSum.java" table:display="true" table:show-details="true"/>
                <table:data-pilot-member table:name=" MinMax.java" table:display="true" table:show-details="true"/>
                <table:data-pilot-member table:name=" MockPartial.java" table:display="true" table:show-details="true"/>
                <table:data-pilot-member table:name=" mxCompactTreeLayout.java" table:display="true" table:show-details="true"/>
                <table:data-pilot-member table:name=" mxCoordinateAssignment.java" table:display="true" table:show-details="true"/>
                <table:data-pilot-member table:name=" mxGraphAnalysis.java" table:display="true" table:show-details="true"/>
                <table:data-pilot-member table:name=" mxMedianHybridCrossingReduction.java" table:display="true" table:show-details="true"/>
                <table:data-pilot-member table:name=" mxParallelEdgeLayout.java" table:display="true" table:show-details="true"/>
                <table:data-pilot-member table:name=" NetworkRepositoryImpl.java" table:display="true" table:show-details="true"/>
                <table:data-pilot-member table:name=" NovoTesteJanela.java" table:display="true" table:show-details="true"/>
                <table:data-pilot-member table:name=" ObjetoCampoPesquisa.java" table:display="true" table:show-details="true"/>
                <table:data-pilot-member table:name=" Partial.java" table:display="true" table:show-details="true"/>
                <table:data-pilot-member table:name=" PassengerRepositoryImpl.java" table:display="true" table:show-details="true"/>
                <table:data-pilot-member table:name=" Permissao.java" table:display="true" table:show-details="true"/>
                <table:data-pilot-member table:name=" Pessoa.java" table:display="true" table:show-details="true"/>
                <table:data-pilot-member table:name=" PessoaDAO.java" table:display="true" table:show-details="true"/>
                <table:data-pilot-member table:name=" PessoaRepository.java" table:display="true" table:show-details="true"/>
                <table:data-pilot-member table:name=" PessoaRepositoryTest.java" table:display="true" table:show-details="true"/>
                <table:data-pilot-member table:name=" PessoasContato.java" table:display="true" table:show-details="true"/>
                <table:data-pilot-member table:name=" PessoaServiceImpl.java" table:display="true" table:show-details="true"/>
                <table:data-pilot-member table:name=" Phone.java" table:display="true" table:show-details="true"/>
                <table:data-pilot-member table:name=" PnrUtils.java" table:display="true" table:show-details="true"/>
                <table:data-pilot-member table:name=" PrincipalController.java" table:display="true" table:show-details="true"/>
                <table:data-pilot-member table:name=" ProbabilidadesDeVencerCache.java" table:display="true" table:show-details="true"/>
                <table:data-pilot-member table:name=" RangeShardMapping.java" table:display="true" table:show-details="true"/>
                <table:data-pilot-member table:name=" ReadableDuration.java" table:display="true" table:show-details="true"/>
                <table:data-pilot-member table:name=" ReadableInstant.java" table:display="true" table:show-details="true"/>
                <table:data-pilot-member table:name=" RegisterCategoryActivity.java" table:display="true" table:show-details="true"/>
                <table:data-pilot-member table:name=" RelacionamentoPessoaDAO.java" table:display="true" table:show-details="true"/>
                <table:data-pilot-member table:name=" RelatorioFinanceiro.java" table:display="true" table:show-details="true"/>
                <table:data-pilot-member table:name=" RelatorioFinanceiroFragment.java" table:display="true" table:show-details="true"/>
                <table:data-pilot-member table:name=" ResultSetImpl.java" table:display="true" table:show-details="true"/>
                <table:data-pilot-member table:name=" ResultSetRegressionTest.java" table:display="true" table:show-details="true"/>
                <table:data-pilot-member table:name=" RuleCatServiceImpl.java" table:display="true" table:show-details="true"/>
                <table:data-pilot-member table:name=" Server.java" table:display="true" table:show-details="true"/>
                <table:data-pilot-member table:name=" StatementRegressionTest.java" table:display="true" table:show-details="true"/>
                <table:data-pilot-member table:name=" StressRegressionTest.java" table:display="true" table:show-details="true"/>
                <table:data-pilot-member table:name=" Task.java" table:display="true" table:show-details="true"/>
                <table:data-pilot-member table:name=" TelaNovoAgendamento.java" table:display="true" table:show-details="true"/>
                <table:data-pilot-member table:name=" TelaOS.java" table:display="true" table:show-details="true"/>
                <table:data-pilot-member table:name=" Template.java" table:display="true" table:show-details="true"/>
                <table:data-pilot-member table:name=" TempTest.java" table:display="true" table:show-details="true"/>
                <table:data-pilot-member table:name=" TestBaseSingleFieldPeriod.java" table:display="true" table:show-details="true"/>
                <table:data-pilot-member table:name=" TestDateMidnight_Basics.java" table:display="true" table:show-details="true"/>
                <table:data-pilot-member table:name=" TestDateTime_Basics.java" table:display="true" table:show-details="true"/>
                <table:data-pilot-member table:name=" TestDateTime_Properties.java" table:display="true" table:show-details="true"/>
                <table:data-pilot-member table:name=" TestDateTimeComparator.java" table:display="true" table:show-details="true"/>
                <table:data-pilot-member table:name=" TestDumpCommands.java" table:display="true" table:show-details="true"/>
                <table:data-pilot-member table:name=" TestDuration_Basics.java" table:display="true" table:show-details="true"/>
                <table:data-pilot-member table:name=" TestFabricMySQLConnectionSharding.java" table:display="true" table:show-details="true"/>
                <table:data-pilot-member table:name=" TestHABasics.java" table:display="true" table:show-details="true"/>
                <table:data-pilot-member table:name=" TestInstant_Basics.java" table:display="true" table:show-details="true"/>
                <table:data-pilot-member table:name=" TestLocalDate_Basics.java" table:display="true" table:show-details="true"/>
                <table:data-pilot-member table:name=" TestLocalDate_Properties.java" table:display="true" table:show-details="true"/>
                <table:data-pilot-member table:name=" TestLocalDateTime_Basics.java" table:display="true" table:show-details="true"/>
                <table:data-pilot-member table:name=" TestLocalDateTime_Properties.java" table:display="true" table:show-details="true"/>
                <table:data-pilot-member table:name=" TestLocalTime_Basics.java" table:display="true" table:show-details="true"/>
                <table:data-pilot-member table:name=" TestLocalTime_Properties.java" table:display="true" table:show-details="true"/>
                <table:data-pilot-member table:name=" TestMillisDurationField.java" table:display="true" table:show-details="true"/>
                <table:data-pilot-member table:name=" TestMonthDay_Basics.java" table:display="true" table:show-details="true"/>
                <table:data-pilot-member table:name=" TestMonthDay_Properties.java" table:display="true" table:show-details="true"/>
                <table:data-pilot-member table:name=" TestMutableDateTime_Basics.java" table:display="true" table:show-details="true"/>
                <table:data-pilot-member table:name=" TestPartial_Basics.java" table:display="true" table:show-details="true"/>
                <table:data-pilot-member table:name=" TestPartial_Properties.java" table:display="true" table:show-details="true"/>
                <table:data-pilot-member table:name=" TestPeriod_Basics.java" table:display="true" table:show-details="true"/>
                <table:data-pilot-member table:name=" TestPreciseDurationField.java" table:display="true" table:show-details="true"/>
                <table:data-pilot-member table:name=" TestScaledDurationField.java" table:display="true" table:show-details="true"/>
                <table:data-pilot-member table:name=" TestTimeOfDay_Basics.java" table:display="true" table:show-details="true"/>
                <table:data-pilot-member table:name=" TestTimeOfDay_Properties.java" table:display="true" table:show-details="true"/>
                <table:data-pilot-member table:name=" TestYearMonth_Basics.java" table:display="true" table:show-details="true"/>
                <table:data-pilot-member table:name=" TestYearMonth_Properties.java" table:display="true" table:show-details="true"/>
                <table:data-pilot-member table:name=" TestYearMonthDay_Basics.java" table:display="true" table:show-details="true"/>
                <table:data-pilot-member table:name=" TestYearMonthDay_Properties.java" table:display="true" table:show-details="true"/>
                <table:data-pilot-member table:name=" Time.java" table:display="true" table:show-details="true"/>
                <table:data-pilot-member table:name=" TimeZoneTable.java" table:display="true" table:show-details="true"/>
                <table:data-pilot-member table:name=" TipoRelacionamentoDAO.java" table:display="true" table:show-details="true"/>
                <table:data-pilot-member table:name=" UnsupportedDurationField.java" table:display="true" table:show-details="true"/>
                <table:data-pilot-member table:name=" UserQuery.java" table:display="true" table:show-details="true"/>
                <table:data-pilot-member table:name=" Usuario.java" table:display="true" table:show-details="true"/>
                <table:data-pilot-member table:name=" Vertice.java" table:display="true" table:show-details="true"/>
                <table:data-pilot-member table:name=" VisualizadorPro.java" table:display="true" table:show-details="true"/>
                <table:data-pilot-member table:name=" VisualizadorProfissionais.java" table:display="true" table:show-details="true"/>
                <table:data-pilot-member table:name=" Whitelist.jav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ódigo" table:orientation="row" table:used-hierarchy="0" table:function="auto">
            <table:data-pilot-level table:show-empty="false" calcext:repeat-item-labels="false">
              <table:data-pilot-members>
                <table:data-pilot-member table:name=" &#9;&#9;&#9;&#9;&#9;&#9;&#9;&#9;&#9;&#9;&#9;&#9;&#9;&#9;.compareTo(foreignTableWithCase) != 0) {" table:display="true" table:show-details="true"/>
                <table:data-pilot-member table:name=" &#9;&#9;&#9;&#9;&#9;&#9;&#9;&#9;&#9;&#9;&#9;&#9;&#9;&#9;.compareTo(primaryTableWithCase) != 0) {" table:display="true" table:show-details="true"/>
                <table:data-pilot-member table:name=" &#9;&#9;&#9;&#9;&#9;&#9;&#9;.compareTo(dataBanco.format(txfDataFinal.getDate()));" table:display="true" table:show-details="true"/>
                <table:data-pilot-member table:name=" &#9;&#9;&#9;&#9;&#9;&#9;&#9;Arrays.sort(sortedCells);" table:display="true" table:show-details="true"/>
                <table:data-pilot-member table:name=" &#9;&#9;&#9;&#9;&#9;&#9;&quot;select _id, ds_categoria from categoria order by ds_categoria&quot;," table:display="true" table:show-details="true"/>
                <table:data-pilot-member table:name=" &#9;&#9;&#9;&#9;&#9;&#9;&quot;select _id, ds_pagamento from pagamento order by ds_pagamento&quot;," table:display="true" table:show-details="true"/>
                <table:data-pilot-member table:name=" &#9;&#9;&#9;&#9;&#9;&#9;&quot;select _id, vl_latitudec, vl_longitudec,dt_lancamento,hr_lancamento,ds_usuario from coordenadagps order by _id desc &quot;," table:display="true" table:show-details="true"/>
                <table:data-pilot-member table:name=" &#9;&#9;&#9;&#9;&#9; (asBigInt.compareTo(new BigInteger(String.valueOf(Long.MIN_VALUE))) &lt; 0))) {" table:display="true" table:show-details="true"/>
                <table:data-pilot-member table:name=" &#9;&#9;&#9;&#9;&#9; (asBigInt.compareTo(new BigInteger(String.valueOf(Short.MIN_VALUE))) &lt; 0))) {" table:display="true" table:show-details="true"/>
                <table:data-pilot-member table:name=" &#9;&#9;&#9;&#9;&#9;&quot;SELECT _id FROM categoria where ds_categoria=\&quot;&quot;+ categoria +&quot;\&quot; order by ds_categoria&quot;, null);" table:display="true" table:show-details="true"/>
                <table:data-pilot-member table:name=" &#9;&#9;&#9;&#9;&#9;&quot;SELECT _id FROM categoria where ds_categoria=\&quot;&quot;+ cd_cat +&quot;\&quot; order by ds_categoria&quot;, null);" table:display="true" table:show-details="true"/>
                <table:data-pilot-member table:name=" &#9;&#9;&#9;&#9;&#9;&quot;SELECT _id FROM pagamento where ds_pagamento=\&quot;&quot;+ cd_pag +&quot;\&quot; order by ds_pagamento&quot;, null);" table:display="true" table:show-details="true"/>
                <table:data-pilot-member table:name=" &#9;&#9;&#9;&#9;&#9;&quot;SELECT _id FROM pagamento where ds_pagamento=\&quot;&quot;+ pagamento +&quot;\&quot; order by ds_pagamento&quot;, null);" table:display="true" table:show-details="true"/>
                <table:data-pilot-member table:name=" &#9;&#9;&#9;&#9;&#9;((asBigInt.compareTo(new BigInteger(String.valueOf(Long.MAX_VALUE))) &gt; 0 ) ||" table:display="true" table:show-details="true"/>
                <table:data-pilot-member table:name=" &#9;&#9;&#9;&#9;&#9;((asBigInt.compareTo(new BigInteger(String.valueOf(Short.MAX_VALUE))) &gt; 0 ) ||" table:display="true" table:show-details="true"/>
                <table:data-pilot-member table:name=" &#9;&#9;&#9;&#9;&#9;+ &quot;foo.id = bar.id order by foo.id&quot;;" table:display="true" table:show-details="true"/>
                <table:data-pilot-member table:name=" &#9;&#9;&#9;&#9;&#9;Collections.sort(proceduresToExtractList);&#9;&#9;&#9;&#9;&#9;" table:display="true" table:show-details="true"/>
                <table:data-pilot-member table:name=" &#9;&#9;&#9;&#9;                .addComponent(getLblOrderBy(), GroupLayout.PREFERRED_SIZE, 55, GroupLayout.PREFERRED_SIZE)" table:display="true" table:show-details="true"/>
                <table:data-pilot-member table:name=" &#9;&#9;&#9;&#9;    .addComponent(getLblOrderBy(), GroupLayout.Alignment.BASELINE, GroupLayout.PREFERRED_SIZE, GroupLayout.PREFERRED_SIZE, GroupLayout.PREFERRED_SIZE))" table:display="true" table:show-details="true"/>
                <table:data-pilot-member table:name=" &#9;&#9;&#9;&#9;.sorted(Comparator.comparingDouble(Sale::getTotal))" table:display="true" table:show-details="true"/>
                <table:data-pilot-member table:name=" &#9;&#9;&#9;&#9;&quot;from Pessoa order by nome&quot;);" table:display="true" table:show-details="true"/>
                <table:data-pilot-member table:name=" &#9;&#9;&#9;&#9;&quot;from RelacionamentoPessoa order by nome&quot;);" table:display="true" table:show-details="true"/>
                <table:data-pilot-member table:name=" &#9;&#9;&#9;&#9;&quot;from TipoRelacionamento order by nome&quot;);" table:display="true" table:show-details="true"/>
                <table:data-pilot-member table:name=" &#9;&#9;&#9;&#9;&quot;SELECT _id, ds_categoria FROM categoria order by ds_categoria&quot;, null);" table:display="true" table:show-details="true"/>
                <table:data-pilot-member table:name=" &#9;&#9;&#9;&#9;&quot;SELECT _id, ds_pagamento FROM pagamento order by ds_pagamento&quot;, null);" table:display="true" table:show-details="true"/>
                <table:data-pilot-member table:name=" &#9;&#9;&#9;&#9;// Required to be sorted in name" table:display="true" table:show-details="true"/>
                <table:data-pilot-member table:name=" &#9;&#9;&#9;&#9;//Collections.sort(proceduresToExtractList);" table:display="true" table:show-details="true"/>
                <table:data-pilot-member table:name=" &#9;&#9;&#9;&#9;return d1.compareTo(d2);" table:display="true" table:show-details="true"/>
                <table:data-pilot-member table:name=" &#9;&#9;&#9;&#9;return new Integer(o1.ordinal()).compareTo(o2.ordinal());" table:display="true" table:show-details="true"/>
                <table:data-pilot-member table:name=" &#9;&#9;&#9;   tIdade.getText()==null || tIdade.getText().compareTo(&quot;&quot;)==0 || tId.getText()==null || tId.getText().compareTo(&quot;&quot;)==0){" table:display="true" table:show-details="true"/>
                <table:data-pilot-member table:name=" &#9;&#9;&#9;   tIdProfessor.getText()==null || tIdProfessor.getText().compareTo(&quot;&quot;)==0){" table:display="true" table:show-details="true"/>
                <table:data-pilot-member table:name=" &#9;&#9;&#9;btgOrderBy = new ButtonGroup();" table:display="true" table:show-details="true"/>
                <table:data-pilot-member table:name=" &#9;&#9;&#9;Collections.sort(elapsedTimes);" table:display="true" table:show-details="true"/>
                <table:data-pilot-member table:name=" &#9;&#9;&#9;estados.entrySet().stream().sorted(Map.Entry.&lt;String, String&gt;comparingByKey()).forEachOrdered(x " table:display="true" table:show-details="true"/>
                <table:data-pilot-member table:name=" &#9;&#9;&#9;getBtgOrderBy().add(rbtCpfOrder);" table:display="true" table:show-details="true"/>
                <table:data-pilot-member table:name=" &#9;&#9;&#9;getBtgOrderBy().add(rbtNomeOrder);" table:display="true" table:show-details="true"/>
                <table:data-pilot-member table:name=" &#9;&#9;&#9;if(cadastrados.get(i).getRg().compareTo(x.getRg())==0) throw new ExceptionRG(&quot;RG j� est� cadastrado.&quot;);" table:display="true" table:show-details="true"/>
                <table:data-pilot-member table:name=" &#9;&#9;&#9;if(show.compareTo(&quot;&quot;)==0) show = &quot;N�o h� ninguem dentro do recinto.&quot;;" table:display="true" table:show-details="true"/>
                <table:data-pilot-member table:name=" &#9;&#9;&#9;if(show.compareTo(&quot;&quot;)==0) show = &quot;N�o h� ninguem fora do recinto.&quot;;" table:display="true" table:show-details="true"/>
                <table:data-pilot-member table:name=" &#9;&#9;&#9;if(tIdFuncionario.getText()==null || tIdFuncionario.getText().compareTo(&quot;&quot;)==0 || " table:display="true" table:show-details="true"/>
                <table:data-pilot-member table:name=" &#9;&#9;&#9;if(tipo.compareTo(&quot;Aluno&quot;)==0 &amp;&amp; confirm){" table:display="true" table:show-details="true"/>
                <table:data-pilot-member table:name=" &#9;&#9;&#9;if(tipo.compareTo(&quot;Funcionario&quot;)==0 &amp;&amp; confirm){" table:display="true" table:show-details="true"/>
                <table:data-pilot-member table:name=" &#9;&#9;&#9;if(tNome.getText()==null || tNome.getText().compareTo(&quot;&quot;)==0 || tRg.getText()==null || tRg.getText().compareTo(&quot;&quot;)==0 ||" table:display="true" table:show-details="true"/>
                <table:data-pilot-member table:name=" &#9;&#9;&#9;lblOrderBy = new JLabel();" table:display="true" table:show-details="true"/>
                <table:data-pilot-member table:name=" &#9;&#9;&#9;lblOrderBy.setText(&quot;Orderby&quot;);" table:display="true" table:show-details="true"/>
                <table:data-pilot-member table:name=" &#9;&#9;&#9;public int compare(Entry&lt;String, Double&gt; o1, Entry&lt;String, Double&gt; o2) {" table:display="true" table:show-details="true"/>
                <table:data-pilot-member table:name=" &#9;&#9;&#9;public int compare(mxCellState o1, mxCellState o2)" table:display="true" table:show-details="true"/>
                <table:data-pilot-member table:name=" &#9;&#9;&#9;public int compare(Permissao o1, Permissao o2) {" table:display="true" table:show-details="true"/>
                <table:data-pilot-member table:name=" &#9;&#9;&#9;return (srcId.compareTo(trgId) &gt; 0) ? trgId + " table:display="true" table:show-details="true"/>
                <table:data-pilot-member table:name=" &#9;&#9;&#9;return travelerDob.compareTo(derogDob) == 0;" table:display="true" table:show-details="true"/>
                <table:data-pilot-member table:name=" &#9;&#9;        Collections.sort(stations);" table:display="true" table:show-details="true"/>
                <table:data-pilot-member table:name=" &#9;&#9;Arrays.sort(medianValues);" table:display="true" table:show-details="true"/>
                <table:data-pilot-member table:name=" &#9;&#9;Arrays.sort(sortedCellsArray);" table:display="true" table:show-details="true"/>
                <table:data-pilot-member table:name=" &#9;&#9;Arrays.sort(weightedValues);" table:display="true" table:show-details="true"/>
                <table:data-pilot-member table:name=" &#9;&#9;Collections.sort(lista);" table:display="true" table:show-details="true"/>
                <table:data-pilot-member table:name=" &#9;&#9;Collections.sort(nums);" table:display="true" table:show-details="true"/>
                <table:data-pilot-member table:name=" &#9;&#9;Collections.sort(permissoes, new Comparator&lt;Permissao&gt;(){" table:display="true" table:show-details="true"/>
                <table:data-pilot-member table:name=" &#9;&#9;Collections.sort(result, new Comparator&lt;mxCellState&gt;()" table:display="true" table:show-details="true"/>
                <table:data-pilot-member table:name=" &#9;&#9;Collections.sort(retorno);" table:display="true" table:show-details="true"/>
                <table:data-pilot-member table:name=" &#9;&#9;Collections.sort(unique);" table:display="true" table:show-details="true"/>
                <table:data-pilot-member table:name=" &#9;&#9;Cursor cursor = dbexe.rawQuery(&quot;SELECT _id, ds_categoria FROM categoria order by ds_categoria&quot;,&#9;null);" table:display="true" table:show-details="true"/>
                <table:data-pilot-member table:name=" &#9;&#9;Cursor cursor = dbexe2.rawQuery(&quot;SELECT _id, ds_pagamento FROM pagamento order by ds_pagamento&quot;,&#9;null);" table:display="true" table:show-details="true"/>
                <table:data-pilot-member table:name=" &#9;&#9;Entry&lt;String, Double&gt; worstSalesmanProfit = set.stream().sorted(new Comparator&lt;Entry&lt;String, Double&gt;&gt;() {" table:display="true" table:show-details="true"/>
                <table:data-pilot-member table:name=" &#9;&#9;if(btgOrderBy == null) {" table:display="true" table:show-details="true"/>
                <table:data-pilot-member table:name=" &#9;&#9;if(lblOrderBy == null) {" table:display="true" table:show-details="true"/>
                <table:data-pilot-member table:name=" &#9;&#9;if(tipo.compareTo(&quot;Aluno&quot;)==0 || tipo.compareTo(&quot;Funcionario&quot;)==0){" table:display="true" table:show-details="true"/>
                <table:data-pilot-member table:name=" &#9;&#9;if(tipo.compareTo(&quot;Professor&quot;)==0){" table:display="true" table:show-details="true"/>
                <table:data-pilot-member table:name=" &#9;&#9;public int compareTo(Object arg0)" table:display="true" table:show-details="true"/>
                <table:data-pilot-member table:name=" &#9;&#9;return ((ObjetoCampoPesquisa) o1).getPrincipal().compareTo(((ObjetoCampoPesquisa) o2).getPrincipal());" table:display="true" table:show-details="true"/>
                <table:data-pilot-member table:name=" &#9;&#9;return btgOrderBy;" table:display="true" table:show-details="true"/>
                <table:data-pilot-member table:name=" &#9;&#9;return lblOrderBy;" table:display="true" table:show-details="true"/>
                <table:data-pilot-member table:name=" &#9;&#9;rv.sort((o1,o2)" table:display="true" table:show-details="true"/>
                <table:data-pilot-member table:name=" &#9;&#9;String sql = &quot;Select * from \&quot;Extrato\&quot; where \&quot;idConta\&quot; = ? order by \&quot;idExtrato\&quot; desc&quot;;" table:display="true" table:show-details="true"/>
                <table:data-pilot-member table:name=" &#9;&#9;String sql = &quot;Select * from \&quot;ItemDeExtrato\&quot; where \&quot;idExtrato\&quot; = ? order by dia&quot;;" table:display="true" table:show-details="true"/>
                <table:data-pilot-member table:name=" &#9;&#9;strsql = strsql + &quot;  order by a.dt_lancamento&quot;;" table:display="true" table:show-details="true"/>
                <table:data-pilot-member table:name=" &#9; * sum of their connected edges. Does not violate (x.compareTo(y)==0) ==" table:display="true" table:show-details="true"/>
                <table:data-pilot-member table:name=" &#9; * Tests fix for BUG#2654, &quot;Column 'column.table' not found&quot; when &quot;order by&quot;" table:display="true" table:show-details="true"/>
                <table:data-pilot-member table:name=" &#9; * values. Does not violate (x.compareTo(y)==0) == (x.equals(y))" table:display="true" table:show-details="true"/>
                <table:data-pilot-member table:name=" &#9;@org.hibernate.annotations.OrderBy(clause = &quot;descricao asc&quot;)" table:display="true" table:show-details="true"/>
                <table:data-pilot-member table:name=" &#9;List&lt;Pessoa&gt; findAllByOrderByNomeDesc();" table:display="true" table:show-details="true"/>
                <table:data-pilot-member table:name=" &#9;private ButtonGroup btgOrderBy;" table:display="true" table:show-details="true"/>
                <table:data-pilot-member table:name=" &#9;private ButtonGroup getBtgOrderBy() {" table:display="true" table:show-details="true"/>
                <table:data-pilot-member table:name=" &#9;private JLabel getLblOrderBy() {" table:display="true" table:show-details="true"/>
                <table:data-pilot-member table:name=" &#9;private JLabel lblOrderBy;" table:display="true" table:show-details="true"/>
                <table:data-pilot-member table:name=" &#9;public boolean supportsExpressionsInOrderBy() throws SQLException {" table:display="true" table:show-details="true"/>
                <table:data-pilot-member table:name=" &#9;public boolean supportsOrderByUnrelated() throws SQLException {" table:display="true" table:show-details="true"/>
                <table:data-pilot-member table:name=" &#9;public int compare(ObjetoCampoPesquisa o1, ObjetoCampoPesquisa o2) {" table:display="true" table:show-details="true"/>
                <table:data-pilot-member table:name=" &#9;public int getMaxColumnsInOrderBy() throws SQLException {" table:display="true" table:show-details="true"/>
                <table:data-pilot-member table:name="     &#9;flights.sort(Comparator.comparing(FlightVo::getEtd));" table:display="true" table:show-details="true"/>
                <table:data-pilot-member table:name="                                                 if (dummy.compareTo(foreignTableWithCase) != 0) {" table:display="true" table:show-details="true"/>
                <table:data-pilot-member table:name="                                                 if (parsedInfo.referencedTable.compareTo(primaryTableWithCase) != 0) {" table:display="true" table:show-details="true"/>
                <table:data-pilot-member table:name="                             // usuarios where Usuario ='&quot; + jTextField1log.getText()+&quot;' order by id &quot;);    " table:display="true" table:show-details="true"/>
                <table:data-pilot-member table:name="                             //preenchertabela(&quot;select * from usuarios order by id&quot;);" table:display="true" table:show-details="true"/>
                <table:data-pilot-member table:name="                             if (lastRangeField.compareTo(loopRangeField) &lt; 0) {" table:display="true" table:show-details="true"/>
                <table:data-pilot-member table:name="                             if (lastRangeField.compareTo(loopRangeField) == 0) {" table:display="true" table:show-details="true"/>
                <table:data-pilot-member table:name="                             if (rangeField.compareTo(loopRangeField) &gt; 0) {" table:display="true" table:show-details="true"/>
                <table:data-pilot-member table:name="                             preenchertabelaa(&quot;select * from empresas order by Company &quot;);" table:display="true" table:show-details="true"/>
                <table:data-pilot-member table:name="                          //   preenchertabela(&quot;select * from clientes order by Clientes_id&quot;);" table:display="true" table:show-details="true"/>
                <table:data-pilot-member table:name="                         || (asBigInt.compareTo(new BigInteger(String.valueOf(Long.MIN_VALUE))) &lt; 0))) {" table:display="true" table:show-details="true"/>
                <table:data-pilot-member table:name="                         || (asBigInt.compareTo(new BigInteger(String.valueOf(Short.MIN_VALUE))) &lt; 0))) {" table:display="true" table:show-details="true"/>
                <table:data-pilot-member table:name="                         int compare = unitField.compareTo(loopUnitField);" table:display="true" table:show-details="true"/>
                <table:data-pilot-member table:name="                         null, // g. order by" table:display="true" table:show-details="true"/>
                <table:data-pilot-member table:name="                     _tempHitsDispCommentsVoSet.sort(comparing(HitsDispositionCommentsVo::getCreatedAt).reversed());" table:display="true" table:show-details="true"/>
                <table:data-pilot-member table:name="                     Collections.sort(procsOrFuncsToExtractList);" table:display="true" table:show-details="true"/>
                <table:data-pilot-member table:name="                     if (doc.getExpirationDate().compareTo(now) &gt; 0)" table:display="true" table:show-details="true"/>
                <table:data-pilot-member table:name="                     int resp1 = obj.getDataAtendimento().compareTo(data);" table:display="true" table:show-details="true"/>
                <table:data-pilot-member table:name="                     int resp2 = objTempoLimite.compareTo(data);" table:display="true" table:show-details="true"/>
                <table:data-pilot-member table:name="                     previousDb.compareTo(this.rs.getString(1)) &lt; 0);" table:display="true" table:show-details="true"/>
                <table:data-pilot-member table:name="                     return o1.getNome().compareTo(o2.getNome());" table:display="true" table:show-details="true"/>
                <table:data-pilot-member table:name="                     return obj1.getData_Evento().compareTo(obj2.getData_Evento());" table:display="true" table:show-details="true"/>
                <table:data-pilot-member table:name="                 .sorted(Comparator.comparing(HitsDispositionVo::getHit_disp_id)).collect(Collectors.toList());" table:display="true" table:show-details="true"/>
                <table:data-pilot-member table:name="                 .sorted(Comparator.comparing(HitsDispositionVo::getHit_disp_id)).collect(Collectors.toList()));" table:display="true" table:show-details="true"/>
                <table:data-pilot-member table:name="                 // Collections.sort(proceduresToExtractList);" table:display="true" table:show-details="true"/>
                <table:data-pilot-member table:name="                 // Required to be sorted in name" table:display="true" table:show-details="true"/>
                <table:data-pilot-member table:name="                 + &quot; order by d1.created_at desc&quot;;" table:display="true" table:show-details="true"/>
                <table:data-pilot-member table:name="                 + &quot;order by idquarto&quot;;" table:display="true" table:show-details="true"/>
                <table:data-pilot-member table:name="                 + &quot;values ((select id from funcionario order by id desc limit 1),?)&quot;;" table:display="true" table:show-details="true"/>
                <table:data-pilot-member table:name="                 + &quot;values ((select id from pessoa order by id desc limit 1),?)&quot;;" table:display="true" table:show-details="true"/>
                <table:data-pilot-member table:name="                 + &quot;values ((select id from usuario order by id desc limit 1),?)&quot;;" table:display="true" table:show-details="true"/>
                <table:data-pilot-member table:name="                 || categoryFromDatabase.dataType.compareTo(category.dataType) != 0" table:display="true" table:show-details="true"/>
                <table:data-pilot-member table:name="                 Collections.sort(pessoas, (o1, o2) " table:display="true" table:show-details="true"/>
                <table:data-pilot-member table:name="                 for (int j=i; j&gt;0 &amp;&amp; (array[j" table:display="true" table:show-details="true"/>
                <table:data-pilot-member table:name="                 if (obj != null &amp;&amp; obj.getDataAtendimento().compareTo(dataInicial) &gt;= 0 &amp;&amp; obj.getDataAtendimento().compareTo(dataFinal) &lt;= 0) {" table:display="true" table:show-details="true"/>
                <table:data-pilot-member table:name="                 if (origin.compareTo(&quot;*&quot;) == 0) {" table:display="true" table:show-details="true"/>
                <table:data-pilot-member table:name="                 if (overflowCheck &amp;&amp; this.jdbcCompliantTruncationForReads &amp;&amp; ((asBigInt.compareTo(new BigInteger(String.valueOf(Long.MAX_VALUE))) &gt; 0)" table:display="true" table:show-details="true"/>
                <table:data-pilot-member table:name="                 if (overflowCheck &amp;&amp; this.jdbcCompliantTruncationForReads &amp;&amp; ((asBigInt.compareTo(new BigInteger(String.valueOf(Short.MAX_VALUE))) &gt; 0)" table:display="true" table:show-details="true"/>
                <table:data-pilot-member table:name="                 int compare = lastUnitField.compareTo(loopUnitField);" table:display="true" table:show-details="true"/>
                <table:data-pilot-member table:name="                 int resp1 = obj.getDataAtendimento().compareTo(data);" table:display="true" table:show-details="true"/>
                <table:data-pilot-member table:name="                 int resp2 = objTempoLimite.compareTo(data);" table:display="true" table:show-details="true"/>
                <table:data-pilot-member table:name="                 public int compare(AgendaBean obj1, AgendaBean obj2) {" table:display="true" table:show-details="true"/>
                <table:data-pilot-member table:name="                 return obj1.getData_criacao().compareTo(obj2.getData_criacao());" table:display="true" table:show-details="true"/>
                <table:data-pilot-member table:name="                 rs=st.executeQuery(&quot;SELECT DISTINCT Projeto from Projetos order by Projeto&quot;);" table:display="true" table:show-details="true"/>
                <table:data-pilot-member table:name="                 rs=st.executeQuery(&quot;SELECT DISTINCT Projeto from Projetos where Estatus_Geral = 'Aberto' order by Projeto&quot;);" table:display="true" table:show-details="true"/>
                <table:data-pilot-member table:name="                 rs=st.executeQuery(&quot;SELECT DISTINCT Projeto from Projetos where Estatus_Geral = 'Fechado' order by Projeto&quot;);" table:display="true" table:show-details="true"/>
                <table:data-pilot-member table:name="                 testRS.getBigDecimal(1).compareTo(new BigDecimal(Integer.MAX_VALUE)) == 1);" table:display="true" table:show-details="true"/>
                <table:data-pilot-member table:name="                 testRS.getBigDecimal(2).compareTo(new BigDecimal(Integer.MAX_VALUE)) == 1);" table:display="true" table:show-details="true"/>
                <table:data-pilot-member table:name="                .sorted((t1,t2) " table:display="true" table:show-details="true"/>
                <table:data-pilot-member table:name="             _tempRuleCat = _tempRuleCatSet.stream().sorted(Comparator.comparing(RuleCat::getPriority))" table:display="true" table:show-details="true"/>
                <table:data-pilot-member table:name="             .sorted((o1, o2) " table:display="true" table:show-details="true"/>
                <table:data-pilot-member table:name="             // preenchertabela(&quot;select * from usuarios where Usuario ='&quot; + jTextField1log.getText()+&quot;' order by id &quot;);" table:display="true" table:show-details="true"/>
                <table:data-pilot-member table:name="             // usuarios where Usuario ='&quot; + jTextField1log.getText()+&quot;' order by id &quot;);    " table:display="true" table:show-details="true"/>
                <table:data-pilot-member table:name="             //conecta.executaSQL(&quot;select * from reuniao where date_format(datainicio, '%d/%m/%Y') BETWEEN '&quot; + jTextField1.getText() + &quot;' and '&quot; + jTextField2.getText() + &quot;' order by datainicio&quot;);" table:display="true" table:show-details="true"/>
                <table:data-pilot-member table:name="             //conecta.executaSQL(&quot;select * from reuniao where STR_TO_DATE(datainicio, '%d/%m/%Y') BETWEEN '&quot; + jDateChooser1.getDate().toString() + &quot;' and '&quot; + jDateChooser2.getDate().toString() + &quot;' order by SUBSTR( datainicio, 7,4),SUBSTR( datainicio, 4,2),SUBSTR( datainicio, 1,2)&quot;);" table:display="true" table:show-details="true"/>
                <table:data-pilot-member table:name="             //preenchertabela(&quot;select * from usuarios order by id&quot;);" table:display="true" table:show-details="true"/>
                <table:data-pilot-member table:name="             //preenchertabela(&quot;select * from usuarios where Usuario ='&quot; + jTextField1log.getText()+&quot;' order by id &quot;);" table:display="true" table:show-details="true"/>
                <table:data-pilot-member table:name="             Arrays.sort(array, 0, high);" table:display="true" table:show-details="true"/>
                <table:data-pilot-member table:name="             Arrays.sort(zones);" table:display="true" table:show-details="true"/>
                <table:data-pilot-member table:name="             Collections.sort(elapsedTimes);" table:display="true" table:show-details="true"/>
                <table:data-pilot-member table:name="             Collections.sort(lista, new ComparadorDeTelefonePessoa());" table:display="true" table:show-details="true"/>
                <table:data-pilot-member table:name="             Collections.sort(procedureRowsToSort);" table:display="true" table:show-details="true"/>
                <table:data-pilot-member table:name="             Collections.sort(resultsAsList);" table:display="true" table:show-details="true"/>
                <table:data-pilot-member table:name="             conecta.executaSQL(&quot;select * from reuniao where STR_TO_DATE(datainicio, '%d/%m/%Y') BETWEEN '&quot; + jTextField1.getText() + &quot;' and '&quot; + jTextField2.getText() + &quot;' order by SUBSTR( datainicio, " table:display="true" table:show-details="true"/>
                <table:data-pilot-member table:name="             conecta.executaSQL(&quot;select * from usuarios order by data&quot;);" table:display="true" table:show-details="true"/>
                <table:data-pilot-member table:name="             conecta.executaSQL(&quot;select * from usuarios where destinatario = 'TDP' and recebimento = 'Não recebido' order by id&quot;);" table:display="true" table:show-details="true"/>
                <table:data-pilot-member table:name="             conecta.executaSQL(&quot;select * from usuarios where recebimento in ('Não recebido') order by departamento&quot;);" table:display="true" table:show-details="true"/>
                <table:data-pilot-member table:name="             createTODPartial(ISO_UTC).without(DateTimeFieldType.hourOfDay()).compareTo(new YearMonthDay());" table:display="true" table:show-details="true"/>
                <table:data-pilot-member table:name="             if ( lhVal.compareTo( rhVal) &gt; 0 ) return false;" table:display="true" table:show-details="true"/>
                <table:data-pilot-member table:name="             if ((compareResult = this.columnIndexName.compareTo(indexInfoKey.columnIndexName)) != 0) {" table:display="true" table:show-details="true"/>
                <table:data-pilot-member table:name="             if ((compareResult = this.columnNonUnique.compareTo(indexInfoKey.columnNonUnique)) != 0) {" table:display="true" table:show-details="true"/>
                <table:data-pilot-member table:name="             if ((compareResult = this.columnType.compareTo(indexInfoKey.columnType)) != 0) {" table:display="true" table:show-details="true"/>
                <table:data-pilot-member table:name="             if ((compareResult = this.tableCat.compareTo(tablesKey.tableCat)) != 0) {" table:display="true" table:show-details="true"/>
                <table:data-pilot-member table:name="             if ((compareResult = this.tableSchem.compareTo(tablesKey.tableSchem)) != 0) {" table:display="true" table:show-details="true"/>
                <table:data-pilot-member table:name="             if ((compareResult = this.tableType.compareTo(tablesKey.tableType)) != 0) {" table:display="true" table:show-details="true"/>
                <table:data-pilot-member table:name="             if (c.getDtVencimento().getMonth().compareTo(LocalDate.now().getMonth()) &lt;= 0) {" table:display="true" table:show-details="true"/>
                <table:data-pilot-member table:name="             if (data.compareTo(Calendar.getInstance()) &gt; 0) {" table:display="true" table:show-details="true"/>
                <table:data-pilot-member table:name="             if (e.getCause() instanceof IOException &amp;&amp; &quot;Packets received out of order&quot;.compareTo(e.getCause().getMessage()) == 0) {" table:display="true" table:show-details="true"/>
                <table:data-pilot-member table:name="             if (i.getBound().compareTo(hashedKey) &lt;= 0) {" table:display="true" table:show-details="true"/>
                <table:data-pilot-member table:name="             if (obj != null &amp;&amp; obj.getDataAtendimento().compareTo(dataInicial) &gt;= 0 &amp;&amp; obj.getDataAtendimento().compareTo(dataFinal) &lt;= 0) {" table:display="true" table:show-details="true"/>
                <table:data-pilot-member table:name="             if (venda.getData().compareTo(dataInicial) &gt; 0 &amp;&amp; venda.getData().compareTo(dataFinal) &lt; 0) {" table:display="true" table:show-details="true"/>
                <table:data-pilot-member table:name="             if(venda != null &amp;&amp; venda.getEstado().equals(&quot;CONCLUIDO&quot;) &amp;&amp; venda.getData().compareTo(inicio) &gt;= 0 &amp;&amp; venda.getData().compareTo(fim) &lt;= 0)" table:display="true" table:show-details="true"/>
                <table:data-pilot-member table:name="             iField.compareTo(null);" table:display="true" table:show-details="true"/>
                <table:data-pilot-member table:name="             int num = val1.compareTo(val2)  ;" table:display="true" table:show-details="true"/>
                <table:data-pilot-member table:name="             int result = getCanonicalID().compareTo(other.getCanonicalID());" table:display="true" table:show-details="true"/>
                <table:data-pilot-member table:name="             l = ((Integer) s1.getPort()).compareTo(s2.getPort());" table:display="true" table:show-details="true"/>
                <table:data-pilot-member table:name="             l = s1.getHostname().compareTo(s2.getHostname());" table:display="true" table:show-details="true"/>
                <table:data-pilot-member table:name="             MillisDurationField.INSTANCE.compareTo(null);" table:display="true" table:show-details="true"/>
                <table:data-pilot-member table:name="             new LocalDate(1970, 6, 9).compareTo(partial);" table:display="true" table:show-details="true"/>
                <table:data-pilot-member table:name="             new LocalDateTime(1970, 6, 9, 10, 20, 30, 40).compareTo(partial);" table:display="true" table:show-details="true"/>
                <table:data-pilot-member table:name="             new MonthDay(10, 6).compareTo(partial);" table:display="true" table:show-details="true"/>
                <table:data-pilot-member table:name="             new YearMonth(1970, 6).compareTo(partial);" table:display="true" table:show-details="true"/>
                <table:data-pilot-member table:name="             new YearMonthDay(1970, 6, 9).compareTo(partial);" table:display="true" table:show-details="true"/>
                <table:data-pilot-member table:name="             preenchertabela(&quot;select * from login order by nome&quot;);" table:display="true" table:show-details="true"/>
                <table:data-pilot-member table:name="             preenchertabela(&quot;select * from projetos where Empresa like '%&quot; + jTextFieldEmpresa.getText() + &quot;%' order by Instant_Status ASC, Person ASC&quot;);" table:display="true" table:show-details="true"/>
                <table:data-pilot-member table:name="             preenchertabela(&quot;select * from projetos where Person like '%&quot; + jTextFieldEmprego.getText() + &quot;%' order by Instant_Status ASC, Person ASC&quot;);" table:display="true" table:show-details="true"/>
                <table:data-pilot-member table:name="             preenchertabela(&quot;select * from projetos where Projeto Like '%&quot; + jTextFieldProjeto.getText() + &quot;%' order by Instant_Status ASC, Person ASC&quot;);" table:display="true" table:show-details="true"/>
                <table:data-pilot-member table:name="             preenchertabela(&quot;select * from projetos where Salary like '%&quot; + jTextFieldSalario.getText() + &quot;%' order by Instant_Status ASC, Person ASC&quot;);" table:display="true" table:show-details="true"/>
                <table:data-pilot-member table:name="             preenchertabela(&quot;select * from reuniao where solicitante ='Andréia' and STR_TO_DATE(datainicio, '%d/%m/%Y') order by SUBSTR( datainicio, " table:display="true" table:show-details="true"/>
                <table:data-pilot-member table:name="             preenchertabela(&quot;select * from telefones order by id&quot;);" table:display="true" table:show-details="true"/>
                <table:data-pilot-member table:name="             preenchertabela(&quot;select usuarios.* from usuarios INNER JOIN login on usuarios.destinatario = login.area where login = '&quot; + jTextFieldBaixa.getText()+&quot;' and recebimento = 'Não recebido' order by id&quot;);" table:display="true" table:show-details="true"/>
                <table:data-pilot-member table:name="             preenchertabelaa(&quot;select * from empresas order by Company &quot;);" table:display="true" table:show-details="true"/>
                <table:data-pilot-member table:name="             preenchertabelaa(&quot;select * from solicitacoes order by id&quot;);" table:display="true" table:show-details="true"/>
                <table:data-pilot-member table:name="             public int compare(ComentarioForumBean obj1, ComentarioForumBean obj2) {" table:display="true" table:show-details="true"/>
                <table:data-pilot-member table:name="             ResultSet rsConFin = cc.stm.executeQuery(&quot;select * from lancamento_financeiro &quot;+where+&quot; order by nome limit 25&quot;);" table:display="true" table:show-details="true"/>
                <table:data-pilot-member table:name="             ResultSet rsConFin = cc.stm.executeQuery(&quot;select * from v_receitadespesa &quot;+where+&quot; order by rd_codico limit 10 offset &quot;+offset);" table:display="true" table:show-details="true"/>
                <table:data-pilot-member table:name="             return  num == 0 ? k1.compareTo(k2)   : num;" table:display="true" table:show-details="true"/>
                <table:data-pilot-member table:name="             return (((Task)o).getTime()).compareTo(this.getTime());" table:display="true" table:show-details="true"/>
                <table:data-pilot-member table:name="             return bound2.compareTo(bound1); // this reverses it" table:display="true" table:show-details="true"/>
                <table:data-pilot-member table:name="             return getID().compareTo(other.getID());" table:display="true" table:show-details="true"/>
                <table:data-pilot-member table:name="             return getKey().compareTo(other.getKey());" table:display="true" table:show-details="true"/>
                <table:data-pilot-member table:name="             return i2.getBound().compareTo(i1.getBound());" table:display="true" table:show-details="true"/>
                <table:data-pilot-member table:name="             return this.columnOrdinalPosition.compareTo(indexInfoKey.columnOrdinalPosition);" table:display="true" table:show-details="true"/>
                <table:data-pilot-member table:name="             return this.tableName.compareTo(tablesKey.tableName);" table:display="true" table:show-details="true"/>
                <table:data-pilot-member table:name="             rs = this.conn.createStatement().executeQuery(&quot;select x from testGlobalTableCreation order by 1&quot;);" table:display="true" table:show-details="true"/>
                <table:data-pilot-member table:name="             String statement = &quot;select foo.id, foo.data, bar.data from foo, bar&#9;where foo.id = bar.id order by foo.id&quot;;" table:display="true" table:show-details="true"/>
                <table:data-pilot-member table:name="             test1.compareTo(new LocalTime());" table:display="true" table:show-details="true"/>
                <table:data-pilot-member table:name="             test1.compareTo(new TimeOfDay());" table:display="true" table:show-details="true"/>
                <table:data-pilot-member table:name="             test1.compareTo(new YearMonthDay());" table:display="true" table:show-details="true"/>
                <table:data-pilot-member table:name="             test1.compareTo(null);" table:display="true" table:show-details="true"/>
                <table:data-pilot-member table:name="             test1.compareTo(tod);" table:display="true" table:show-details="true"/>
                <table:data-pilot-member table:name="             test1.compareTo(ymd);" table:display="true" table:show-details="true"/>
                <table:data-pilot-member table:name="             test1.dayOfMonth().compareTo((ReadableInstant) null);" table:display="true" table:show-details="true"/>
                <table:data-pilot-member table:name="             test1.dayOfMonth().compareTo((ReadablePartial) null);" table:display="true" table:show-details="true"/>
                <table:data-pilot-member table:name="             test1.dayOfWeek().compareTo((ReadableInstant) null);" table:display="true" table:show-details="true"/>
                <table:data-pilot-member table:name="             test1.dayOfYear().compareTo((ReadableInstant) null);" table:display="true" table:show-details="true"/>
                <table:data-pilot-member table:name="             test1.hourOfDay().compareTo((ReadableInstant) null);" table:display="true" table:show-details="true"/>
                <table:data-pilot-member table:name="             test1.hourOfDay().compareTo((ReadablePartial) null);" table:display="true" table:show-details="true"/>
                <table:data-pilot-member table:name="             test1.millisOfSecond().compareTo((ReadableInstant) null);" table:display="true" table:show-details="true"/>
                <table:data-pilot-member table:name="             test1.millisOfSecond().compareTo((ReadablePartial) null);" table:display="true" table:show-details="true"/>
                <table:data-pilot-member table:name="             test1.minuteOfHour().compareTo((ReadableInstant) null);" table:display="true" table:show-details="true"/>
                <table:data-pilot-member table:name="             test1.minuteOfHour().compareTo((ReadablePartial) null);" table:display="true" table:show-details="true"/>
                <table:data-pilot-member table:name="             test1.monthOfYear().compareTo((ReadableInstant) null);" table:display="true" table:show-details="true"/>
                <table:data-pilot-member table:name="             test1.monthOfYear().compareTo((ReadablePartial) null);" table:display="true" table:show-details="true"/>
                <table:data-pilot-member table:name="             test1.property(DateTimeFieldType.hourOfDay()).compareTo((ReadableInstant) null);" table:display="true" table:show-details="true"/>
                <table:data-pilot-member table:name="             test1.property(DateTimeFieldType.hourOfDay()).compareTo((ReadablePartial) null);" table:display="true" table:show-details="true"/>
                <table:data-pilot-member table:name="             test1.property(DateTimeFieldType.minuteOfHour()).compareTo((ReadableInstant) null);" table:display="true" table:show-details="true"/>
                <table:data-pilot-member table:name="             test1.property(DateTimeFieldType.minuteOfHour()).compareTo((ReadablePartial) null);" table:display="true" table:show-details="true"/>
                <table:data-pilot-member table:name="             test1.secondOfMinute().compareTo((ReadableInstant) null);" table:display="true" table:show-details="true"/>
                <table:data-pilot-member table:name="             test1.secondOfMinute().compareTo((ReadablePartial) null);" table:display="true" table:show-details="true"/>
                <table:data-pilot-member table:name="             test1.weekOfWeekyear().compareTo((ReadableInstant) null);" table:display="true" table:show-details="true"/>
                <table:data-pilot-member table:name="             test1.year().compareTo((ReadableInstant) null);" table:display="true" table:show-details="true"/>
                <table:data-pilot-member table:name="             test1.year().compareTo((ReadablePartial) null);" table:display="true" table:show-details="true"/>
                <table:data-pilot-member table:name="             this.rs = scrollableStmt.executeQuery(&quot;SELECT * FROM testBug22305979_orig_1 order by tmp&quot;);" table:display="true" table:show-details="true"/>
                <table:data-pilot-member table:name="            // preenchertabela(&quot;select * from clientes order by Clientes_id&quot;);" table:display="true" table:show-details="true"/>
                <table:data-pilot-member table:name="            // preenchertabela(&quot;select * from entrevistas where Usuario ='&quot; + jTextFieldUsuario.getText()+&quot;' order by idEntrevistas &quot;);" table:display="true" table:show-details="true"/>
                <table:data-pilot-member table:name="            // preenchertabela(&quot;select * from Projetos order by Instant_Status ASC, Person ASC &quot;);" table:display="true" table:show-details="true"/>
                <table:data-pilot-member table:name="            // preenchertabela(&quot;select * from Projetos order by Instant_Status ASC, Person ASC&quot;);" table:display="true" table:show-details="true"/>
                <table:data-pilot-member table:name="            // preenchertabela(&quot;select usuarios.* from usuarios INNER JOIN login on usuarios.destinatario = login.area where login = '&quot; + jTextFieldBaixa.getText()+&quot;' and recebimento = 'Não recebido' order by id&quot;);" table:display="true" table:show-details="true"/>
                <table:data-pilot-member table:name="         //    preenchertabela(&quot;select * from usuarios where Usuario ='&quot; + jTextField1log.getText()+&quot;' order by id &quot;);" table:display="true" table:show-details="true"/>
                <table:data-pilot-member table:name="         // _tempReturnHitsDispSet.stream().sorted(Comparator.comparing(HitsDispositionVo::getHit_disp_id)).collect(Collectors.toSet());" table:display="true" table:show-details="true"/>
                <table:data-pilot-member table:name="         // where Usuario ='&quot; + jTextField1log.getText()+&quot;' order by id &quot;);" table:display="true" table:show-details="true"/>
                <table:data-pilot-member table:name="         //preenchertabela(&quot;select * from Projetos where projeto ='&quot; + jTextFieldProjeto.getText()+&quot;' order by Instant_Status ASC, Person ASC&quot;);" table:display="true" table:show-details="true"/>
                <table:data-pilot-member table:name="         //preenchertabela(&quot;select * from usuarios order by id&quot;);" table:display="true" table:show-details="true"/>
                <table:data-pilot-member table:name="         //preenchertabela(&quot;select * from usuarios where Usuario ='&quot; + jTextField1log.getText()+&quot;' order by id &quot;);" table:display="true" table:show-details="true"/>
                <table:data-pilot-member table:name="         assertEquals(" table:display="true" table:show-details="true"/>
                <table:data-pilot-member table:name="         assertEquals(+1, test2.compareTo(new MockDuration(123L)));" table:display="true" table:show-details="true"/>
                <table:data-pilot-member table:name="         assertEquals(+1, test2.compareTo(new MockInstant()));" table:display="true" table:show-details="true"/>
                <table:data-pilot-member table:name="         assertEquals(+1, test2.compareTo(test1));" table:display="true" table:show-details="true"/>
                <table:data-pilot-member table:name="         assertEquals(+1, test3.compareTo(test1));" table:display="true" table:show-details="true"/>
                <table:data-pilot-member table:name="         assertEquals(0, iField.compareTo(iField));" table:display="true" table:show-details="true"/>
                <table:data-pilot-member table:name="         assertEquals(0, MillisDurationField.INSTANCE.compareTo(MillisDurationField.INSTANCE));" table:display="true" table:show-details="true"/>
                <table:data-pilot-member table:name="         assertEquals(0, new TimeOfDay(10, 20, 30, 40).compareTo(createTODPartial(ISO_UTC)));" table:display="true" table:show-details="true"/>
                <table:data-pilot-member table:name="         assertEquals(0, test1.compareTo(new MockDuration(123L)));" table:display="true" table:show-details="true"/>
                <table:data-pilot-member table:name="         assertEquals(0, test1.compareTo(new MockInstant()));" table:display="true" table:show-details="true"/>
                <table:data-pilot-member table:name="         assertEquals(0, test1.compareTo(new TimeOfDay(10, 20, 30, 40)));" table:display="true" table:show-details="true"/>
                <table:data-pilot-member table:name="         assertEquals(0, test1.compareTo(new YearMonthDay(2005, 6, 2)));" table:display="true" table:show-details="true"/>
                <table:data-pilot-member table:name="         assertEquals(0, test1.compareTo(p));" table:display="true" table:show-details="true"/>
                <table:data-pilot-member table:name="         assertEquals(0, test1.compareTo(test1));" table:display="true" table:show-details="true"/>
                <table:data-pilot-member table:name="         assertEquals(0, test1.compareTo(test1a));" table:display="true" table:show-details="true"/>
                <table:data-pilot-member table:name="         assertEquals(0, test1a.compareTo(test1));" table:display="true" table:show-details="true"/>
                <table:data-pilot-member table:name="         assertEquals(0, test1a.compareTo(test1a));" table:display="true" table:show-details="true"/>
                <table:data-pilot-member table:name="         assertEquals(0, test3.compareTo(test2));" table:display="true" table:show-details="true"/>
                <table:data-pilot-member table:name="         assertEquals(1, iField.compareTo(dummy));" table:display="true" table:show-details="true"/>
                <table:data-pilot-member table:name="         assertEquals(1, MillisDurationField.INSTANCE.compareTo(dummy));" table:display="true" table:show-details="true"/>
                <table:data-pilot-member table:name="         assertEquals(true, test1.compareTo(test1) == 0);" table:display="true" table:show-details="true"/>
                <table:data-pilot-member table:name="         assertEquals(true, test1.compareTo(test2) &lt; 0);" table:display="true" table:show-details="true"/>
                <table:data-pilot-member table:name="         assertEquals(true, test1.compareTo(test3) &lt; 0);" table:display="true" table:show-details="true"/>
                <table:data-pilot-member table:name="         assertEquals(true, test1.dayOfMonth().compareTo(dt1) == 0);" table:display="true" table:show-details="true"/>
                <table:data-pilot-member table:name="         assertEquals(true, test1.dayOfMonth().compareTo(dt2) &lt; 0);" table:display="true" table:show-details="true"/>
                <table:data-pilot-member table:name="         assertEquals(true, test1.dayOfMonth().compareTo(test1) == 0);" table:display="true" table:show-details="true"/>
                <table:data-pilot-member table:name="         assertEquals(true, test1.dayOfMonth().compareTo(test2) &lt; 0);" table:display="true" table:show-details="true"/>
                <table:data-pilot-member table:name="         assertEquals(true, test1.dayOfWeek().compareTo(dt1) == 0);" table:display="true" table:show-details="true"/>
                <table:data-pilot-member table:name="         assertEquals(true, test1.dayOfWeek().compareTo(dt2) &gt; 0);" table:display="true" table:show-details="true"/>
                <table:data-pilot-member table:name="         assertEquals(true, test1.dayOfWeek().compareTo(test1) == 0);" table:display="true" table:show-details="true"/>
                <table:data-pilot-member table:name="         assertEquals(true, test1.dayOfWeek().compareTo(test2) &gt; 0);" table:display="true" table:show-details="true"/>
                <table:data-pilot-member table:name="         assertEquals(true, test1.dayOfYear().compareTo(dt1) == 0);" table:display="true" table:show-details="true"/>
                <table:data-pilot-member table:name="         assertEquals(true, test1.dayOfYear().compareTo(dt2) &lt; 0);" table:display="true" table:show-details="true"/>
                <table:data-pilot-member table:name="         assertEquals(true, test1.dayOfYear().compareTo(test1) == 0);" table:display="true" table:show-details="true"/>
                <table:data-pilot-member table:name="         assertEquals(true, test1.dayOfYear().compareTo(test2) &lt; 0);" table:display="true" table:show-details="true"/>
                <table:data-pilot-member table:name="         assertEquals(true, test1.hourOfDay().compareTo(dt1) == 0);" table:display="true" table:show-details="true"/>
                <table:data-pilot-member table:name="         assertEquals(true, test1.hourOfDay().compareTo(dt2) &lt; 0);" table:display="true" table:show-details="true"/>
                <table:data-pilot-member table:name="         assertEquals(true, test1.hourOfDay().compareTo(test1) == 0);" table:display="true" table:show-details="true"/>
                <table:data-pilot-member table:name="         assertEquals(true, test1.hourOfDay().compareTo(test2) &lt; 0);" table:display="true" table:show-details="true"/>
                <table:data-pilot-member table:name="         assertEquals(true, test1.millisOfSecond().compareTo(dt1) == 0);" table:display="true" table:show-details="true"/>
                <table:data-pilot-member table:name="         assertEquals(true, test1.millisOfSecond().compareTo(dt2) &lt; 0);" table:display="true" table:show-details="true"/>
                <table:data-pilot-member table:name="         assertEquals(true, test1.millisOfSecond().compareTo(test1) == 0);" table:display="true" table:show-details="true"/>
                <table:data-pilot-member table:name="         assertEquals(true, test1.millisOfSecond().compareTo(test2) &lt; 0);" table:display="true" table:show-details="true"/>
                <table:data-pilot-member table:name="         assertEquals(true, test1.minuteOfHour().compareTo(dt1) == 0);" table:display="true" table:show-details="true"/>
                <table:data-pilot-member table:name="         assertEquals(true, test1.minuteOfHour().compareTo(dt2) &lt; 0);" table:display="true" table:show-details="true"/>
                <table:data-pilot-member table:name="         assertEquals(true, test1.minuteOfHour().compareTo(test1) == 0);" table:display="true" table:show-details="true"/>
                <table:data-pilot-member table:name="         assertEquals(true, test1.minuteOfHour().compareTo(test2) &lt; 0);" table:display="true" table:show-details="true"/>
                <table:data-pilot-member table:name="         assertEquals(true, test1.monthOfYear().compareTo(dt1) == 0);" table:display="true" table:show-details="true"/>
                <table:data-pilot-member table:name="         assertEquals(true, test1.monthOfYear().compareTo(dt2) &lt; 0);" table:display="true" table:show-details="true"/>
                <table:data-pilot-member table:name="         assertEquals(true, test1.monthOfYear().compareTo(test1) == 0);" table:display="true" table:show-details="true"/>
                <table:data-pilot-member table:name="         assertEquals(true, test1.monthOfYear().compareTo(test2) &lt; 0);" table:display="true" table:show-details="true"/>
                <table:data-pilot-member table:name="         assertEquals(true, test1.property(DateTimeFieldType.hourOfDay()).compareTo(dt1) == 0);" table:display="true" table:show-details="true"/>
                <table:data-pilot-member table:name="         assertEquals(true, test1.property(DateTimeFieldType.hourOfDay()).compareTo(dt2) &lt; 0);" table:display="true" table:show-details="true"/>
                <table:data-pilot-member table:name="         assertEquals(true, test1.property(DateTimeFieldType.hourOfDay()).compareTo(test1) == 0);" table:display="true" table:show-details="true"/>
                <table:data-pilot-member table:name="         assertEquals(true, test1.property(DateTimeFieldType.hourOfDay()).compareTo(test2) &lt; 0);" table:display="true" table:show-details="true"/>
                <table:data-pilot-member table:name="         assertEquals(true, test1.property(DateTimeFieldType.minuteOfHour()).compareTo(dt1) == 0);" table:display="true" table:show-details="true"/>
                <table:data-pilot-member table:name="         assertEquals(true, test1.property(DateTimeFieldType.minuteOfHour()).compareTo(dt2) &lt; 0);" table:display="true" table:show-details="true"/>
                <table:data-pilot-member table:name="         assertEquals(true, test1.property(DateTimeFieldType.minuteOfHour()).compareTo(test1) == 0);" table:display="true" table:show-details="true"/>
                <table:data-pilot-member table:name="         assertEquals(true, test1.property(DateTimeFieldType.minuteOfHour()).compareTo(test2) &lt; 0);" table:display="true" table:show-details="true"/>
                <table:data-pilot-member table:name="         assertEquals(true, test1.secondOfMinute().compareTo(dt1) == 0);" table:display="true" table:show-details="true"/>
                <table:data-pilot-member table:name="         assertEquals(true, test1.secondOfMinute().compareTo(dt2) &lt; 0);" table:display="true" table:show-details="true"/>
                <table:data-pilot-member table:name="         assertEquals(true, test1.secondOfMinute().compareTo(test1) == 0);" table:display="true" table:show-details="true"/>
                <table:data-pilot-member table:name="         assertEquals(true, test1.secondOfMinute().compareTo(test2) &lt; 0);" table:display="true" table:show-details="true"/>
                <table:data-pilot-member table:name="         assertEquals(true, test1.weekOfWeekyear().compareTo(dt1) == 0);" table:display="true" table:show-details="true"/>
                <table:data-pilot-member table:name="         assertEquals(true, test1.weekOfWeekyear().compareTo(dt2) &lt; 0);" table:display="true" table:show-details="true"/>
                <table:data-pilot-member table:name="         assertEquals(true, test1.weekOfWeekyear().compareTo(test1) == 0);" table:display="true" table:show-details="true"/>
                <table:data-pilot-member table:name="         assertEquals(true, test1.weekOfWeekyear().compareTo(test2) &lt; 0);" table:display="true" table:show-details="true"/>
                <table:data-pilot-member table:name="         assertEquals(true, test1.year().compareTo(dt1) == 0);" table:display="true" table:show-details="true"/>
                <table:data-pilot-member table:name="         assertEquals(true, test1.year().compareTo(dt2) &lt; 0);" table:display="true" table:show-details="true"/>
                <table:data-pilot-member table:name="         assertEquals(true, test1.year().compareTo(test1) == 0);" table:display="true" table:show-details="true"/>
                <table:data-pilot-member table:name="         assertEquals(true, test1.year().compareTo(test2) &lt; 0);" table:display="true" table:show-details="true"/>
                <table:data-pilot-member table:name="         assertEquals(true, test1.year().compareTo(ymd1) &gt; 0);" table:display="true" table:show-details="true"/>
                <table:data-pilot-member table:name="         assertEquals(true, test1.year().compareTo(ymd2) == 0);" table:display="true" table:show-details="true"/>
                <table:data-pilot-member table:name="         assertEquals(true, test1.year().compareTo(ymd3) &lt; 0);" table:display="true" table:show-details="true"/>
                <table:data-pilot-member table:name="         assertEquals(true, test2.compareTo(test1) &gt; 0);" table:display="true" table:show-details="true"/>
                <table:data-pilot-member table:name="         assertEquals(true, test2.compareTo(test2) == 0);" table:display="true" table:show-details="true"/>
                <table:data-pilot-member table:name="         assertEquals(true, test2.compareTo(test3) &lt; 0);" table:display="true" table:show-details="true"/>
                <table:data-pilot-member table:name="         assertEquals(true, test2.dayOfMonth().compareTo(dt1) &gt; 0);" table:display="true" table:show-details="true"/>
                <table:data-pilot-member table:name="         assertEquals(true, test2.dayOfMonth().compareTo(test1) &gt; 0);" table:display="true" table:show-details="true"/>
                <table:data-pilot-member table:name="         assertEquals(true, test2.dayOfWeek().compareTo(dt1) &lt; 0);" table:display="true" table:show-details="true"/>
                <table:data-pilot-member table:name="         assertEquals(true, test2.dayOfWeek().compareTo(test1) &lt; 0);" table:display="true" table:show-details="true"/>
                <table:data-pilot-member table:name="         assertEquals(true, test2.dayOfYear().compareTo(dt1) &gt; 0);" table:display="true" table:show-details="true"/>
                <table:data-pilot-member table:name="         assertEquals(true, test2.dayOfYear().compareTo(test1) &gt; 0);" table:display="true" table:show-details="true"/>
                <table:data-pilot-member table:name="         assertEquals(true, test2.hourOfDay().compareTo(dt1) &gt; 0);" table:display="true" table:show-details="true"/>
                <table:data-pilot-member table:name="         assertEquals(true, test2.hourOfDay().compareTo(test1) &gt; 0);" table:display="true" table:show-details="true"/>
                <table:data-pilot-member table:name="         assertEquals(true, test2.millisOfSecond().compareTo(dt1) &gt; 0);" table:display="true" table:show-details="true"/>
                <table:data-pilot-member table:name="         assertEquals(true, test2.millisOfSecond().compareTo(test1) &gt; 0);" table:display="true" table:show-details="true"/>
                <table:data-pilot-member table:name="         assertEquals(true, test2.minuteOfHour().compareTo(dt1) &gt; 0);" table:display="true" table:show-details="true"/>
                <table:data-pilot-member table:name="         assertEquals(true, test2.minuteOfHour().compareTo(test1) &gt; 0);" table:display="true" table:show-details="true"/>
                <table:data-pilot-member table:name="         assertEquals(true, test2.monthOfYear().compareTo(dt1) &gt; 0);" table:display="true" table:show-details="true"/>
                <table:data-pilot-member table:name="         assertEquals(true, test2.monthOfYear().compareTo(test1) &gt; 0);" table:display="true" table:show-details="true"/>
                <table:data-pilot-member table:name="         assertEquals(true, test2.property(DateTimeFieldType.hourOfDay()).compareTo(dt1) &gt; 0);" table:display="true" table:show-details="true"/>
                <table:data-pilot-member table:name="         assertEquals(true, test2.property(DateTimeFieldType.hourOfDay()).compareTo(test1) &gt; 0);" table:display="true" table:show-details="true"/>
                <table:data-pilot-member table:name="         assertEquals(true, test2.property(DateTimeFieldType.minuteOfHour()).compareTo(dt1) &gt; 0);" table:display="true" table:show-details="true"/>
                <table:data-pilot-member table:name="         assertEquals(true, test2.property(DateTimeFieldType.minuteOfHour()).compareTo(test1) &gt; 0);" table:display="true" table:show-details="true"/>
                <table:data-pilot-member table:name="         assertEquals(true, test2.secondOfMinute().compareTo(dt1) &gt; 0);" table:display="true" table:show-details="true"/>
                <table:data-pilot-member table:name="         assertEquals(true, test2.secondOfMinute().compareTo(test1) &gt; 0);" table:display="true" table:show-details="true"/>
                <table:data-pilot-member table:name="         assertEquals(true, test2.weekOfWeekyear().compareTo(dt1) &gt; 0);" table:display="true" table:show-details="true"/>
                <table:data-pilot-member table:name="         assertEquals(true, test2.weekOfWeekyear().compareTo(test1) &gt; 0);" table:display="true" table:show-details="true"/>
                <table:data-pilot-member table:name="         assertEquals(true, test2.year().compareTo(dt1) &gt; 0);" table:display="true" table:show-details="true"/>
                <table:data-pilot-member table:name="         assertEquals(true, test2.year().compareTo(test1) &gt; 0);" table:display="true" table:show-details="true"/>
                <table:data-pilot-member table:name="         assertEquals(true, test3.compareTo(test1) &gt; 0);" table:display="true" table:show-details="true"/>
                <table:data-pilot-member table:name="         assertEquals(true, test3.compareTo(test2) &gt; 0);" table:display="true" table:show-details="true"/>
                <table:data-pilot-member table:name="         assertEquals(true, test3.compareTo(test3) == 0);" table:display="true" table:show-details="true"/>
                <table:data-pilot-member table:name="         assertTrue(exp.compareTo(BigInteger.valueOf(Long.MAX_VALUE)) &lt; 0);" table:display="true" table:show-details="true"/>
                <table:data-pilot-member table:name="         assertTrue(expected.compareTo(BigInteger.valueOf(Long.MAX_VALUE)) &lt; 0);" table:display="true" table:show-details="true"/>
                <table:data-pilot-member table:name="         Collections.sort( sl );" table:display="true" table:show-details="true"/>
                <table:data-pilot-member table:name="         Collections.sort( sl, cDate );" table:display="true" table:show-details="true"/>
                <table:data-pilot-member table:name="         Collections.sort( sl, cDayOfMonth );" table:display="true" table:show-details="true"/>
                <table:data-pilot-member table:name="         Collections.sort( sl, cDayOfWeek );" table:display="true" table:show-details="true"/>
                <table:data-pilot-member table:name="         Collections.sort( sl, cDayOfYear );" table:display="true" table:show-details="true"/>
                <table:data-pilot-member table:name="         Collections.sort( sl, cHour );" table:display="true" table:show-details="true"/>
                <table:data-pilot-member table:name="         Collections.sort( sl, cMillis );" table:display="true" table:show-details="true"/>
                <table:data-pilot-member table:name="         Collections.sort( sl, cMinute );" table:display="true" table:show-details="true"/>
                <table:data-pilot-member table:name="         Collections.sort( sl, cMonth );" table:display="true" table:show-details="true"/>
                <table:data-pilot-member table:name="         Collections.sort( sl, cSecond );" table:display="true" table:show-details="true"/>
                <table:data-pilot-member table:name="         Collections.sort( sl, cTime );" table:display="true" table:show-details="true"/>
                <table:data-pilot-member table:name="         Collections.sort( sl, cWeekOfWeekyear );" table:display="true" table:show-details="true"/>
                <table:data-pilot-member table:name="         Collections.sort( sl, cWeekyear );" table:display="true" table:show-details="true"/>
                <table:data-pilot-member table:name="         Collections.sort( sl, cYear );" table:display="true" table:show-details="true"/>
                <table:data-pilot-member table:name="         Collections.sort(agendaLista, new Comparator&lt;AgendaBean&gt;() {" table:display="true" table:show-details="true"/>
                <table:data-pilot-member table:name="         Collections.sort(bases);" table:display="true" table:show-details="true"/>
                <table:data-pilot-member table:name="         Collections.sort(comentarios, new Comparator&lt;ComentarioForumBean&gt; () {" table:display="true" table:show-details="true"/>
                <table:data-pilot-member table:name="         Collections.sort(keys);" table:display="true" table:show-details="true"/>
                <table:data-pilot-member table:name="         Collections.sort(lista1); //Ordena os objetos por nome// " table:display="true" table:show-details="true"/>
                <table:data-pilot-member table:name="         Collections.sort(listValoresNasPosicoesOcupadas);" table:display="true" table:show-details="true"/>
                <table:data-pilot-member table:name="         Collections.sort(servers, serverHostnamePortSorter);" table:display="true" table:show-details="true"/>
                <table:data-pilot-member table:name="         Collections.sort(this.dates);" table:display="true" table:show-details="true"/>
                <table:data-pilot-member table:name="         Collections.sort(valoresNosIndiceUltimasPosicoesJogadas);" table:display="true" table:show-details="true"/>
                <table:data-pilot-member table:name="         conecta.executaSQL(&quot;select * from Projetos where Projetos_id='&quot;+ IdProjeto +&quot;'order by Instant_Status ASC, Person ASC&quot;);" table:display="true" table:show-details="true"/>
                <table:data-pilot-member table:name="         conecta.executaSQL(&quot;select * from Projetos where Projetos_id='&quot;+ IdProjetos +&quot;'order by Instant_Status ASC, Person ASC&quot;);" table:display="true" table:show-details="true"/>
                <table:data-pilot-member table:name="         generalCaseCommentVoSet.sort(comparing(GeneralCaseCommentVo::getCreatedAt).reversed());" table:display="true" table:show-details="true"/>
                <table:data-pilot-member table:name="         java.util.Collections.sort(arrayDeVerices);" table:display="true" table:show-details="true"/>
                <table:data-pilot-member table:name="         List&lt;Pessoa&gt; pessoas = pessoaRepository.findAllByOrderByNomeDesc();" table:display="true" table:show-details="true"/>
                <table:data-pilot-member table:name="         preenchertabela(&quot;select * from clientes order by Clientes_id &quot;);" table:display="true" table:show-details="true"/>
                <table:data-pilot-member table:name="         preenchertabela(&quot;select * from clientes order by Person_A_e_B_Encore_2017&quot;);" table:display="true" table:show-details="true"/>
                <table:data-pilot-member table:name="         preenchertabela(&quot;select * from login order by nome&quot;);" table:display="true" table:show-details="true"/>
                <table:data-pilot-member table:name="         preenchertabela(&quot;select * from login where permissao in ('Gestor', 'Recebedor', 'recepção') order by nome&quot;); " table:display="true" table:show-details="true"/>
                <table:data-pilot-member table:name="         preenchertabela(&quot;select * from projetos order by Instant_Status ASC, Person ASC&quot;);" table:display="true" table:show-details="true"/>
                <table:data-pilot-member table:name="         preenchertabela(&quot;select * from Projetos where projeto ='&quot; + jTextFieldProjeto.getText()+&quot;' order by Instant_Status ASC, Person ASC&quot;);" table:display="true" table:show-details="true"/>
                <table:data-pilot-member table:name="         preenchertabela(&quot;select * from solicitacoes order by id&quot;);" table:display="true" table:show-details="true"/>
                <table:data-pilot-member table:name="         preenchertabela(&quot;select * from telefones order by id&quot;);" table:display="true" table:show-details="true"/>
                <table:data-pilot-member table:name="         preenchertabela(&quot;select * from usuarios where destinatario = 'thais' and recebimento = 'Não recebido' order by id&quot;);" table:display="true" table:show-details="true"/>
                <table:data-pilot-member table:name="         preenchertabela(&quot;select * from usuarios where recebimento in ('Não recebido') order by departamento;&quot;);" table:display="true" table:show-details="true"/>
                <table:data-pilot-member table:name="         preenchertabela(&quot;select * from usuarios where Usuario ='&quot; + jTextField1log.getText()+&quot;' order by id &quot;);" table:display="true" table:show-details="true"/>
                <table:data-pilot-member table:name="         preenchertabela(&quot;select reuniao.* from reuniao INNER JOIN login on reuniao.solicitante = login.login where login = '&quot; + JtextUser.getText()+&quot;' and STR_TO_DATE(datainicio, '%d/%m/%Y') order by SUBSTR( datainicio, " table:display="true" table:show-details="true"/>
                <table:data-pilot-member table:name="         preenchertabelaa(&quot;select * from empresas order by Company &quot;);" table:display="true" table:show-details="true"/>
                <table:data-pilot-member table:name="         preenchertabelaa(&quot;select * from solicitacoes order by id&quot;);" table:display="true" table:show-details="true"/>
                <table:data-pilot-member table:name="         preenchertabelaa(&quot;select * from telefones order by id&quot;);" table:display="true" table:show-details="true"/>
                <table:data-pilot-member table:name="         public int compare(DataSnapshot data1, DataSnapshot data2) {" table:display="true" table:show-details="true"/>
                <table:data-pilot-member table:name="         public int compare(Integer k1, Integer k2) {" table:display="true" table:show-details="true"/>
                <table:data-pilot-member table:name="         public int compare(Server s1, Server s2) {" table:display="true" table:show-details="true"/>
                <table:data-pilot-member table:name="         public int compare(ShardIndex i1, ShardIndex i2) {" table:display="true" table:show-details="true"/>
                <table:data-pilot-member table:name="         public int compareTo(ComparableWrapper&lt;K, V&gt; other) {" table:display="true" table:show-details="true"/>
                <table:data-pilot-member table:name="         public int compareTo(IndexMetaDataKey indexInfoKey) {" table:display="true" table:show-details="true"/>
                <table:data-pilot-member table:name="         public int compareTo(Object obj) {" table:display="true" table:show-details="true"/>
                <table:data-pilot-member table:name="         public int compareTo(SavedField obj) {" table:display="true" table:show-details="true"/>
                <table:data-pilot-member table:name="         public int compareTo(TableMetaDataKey tablesKey) {" table:display="true" table:show-details="true"/>
                <table:data-pilot-member table:name="         ResultSet rs = s.executeQuery(&quot;select name from fruits order by 1&quot;);" table:display="true" table:show-details="true"/>
                <table:data-pilot-member table:name="         return " table:display="true" table:show-details="true"/>
                <table:data-pilot-member table:name="         return em.createQuery(&quot;from Pessoa order by id&quot;).getResultList();" table:display="true" table:show-details="true"/>
                <table:data-pilot-member table:name="         return getUuid().compareTo(other.getUuid());" table:display="true" table:show-details="true"/>
                <table:data-pilot-member table:name="         return iField.compareTo(durationField);" table:display="true" table:show-details="true"/>
                <table:data-pilot-member table:name="         return nome.compareTo(other.getNome());" table:display="true" table:show-details="true"/>
                <table:data-pilot-member table:name="         return nome.compareTo(pessoa.nome);" table:display="true" table:show-details="true"/>
                <table:data-pilot-member table:name="         return pessoaRepository.findAllByOrderByNomeDesc();" table:display="true" table:show-details="true"/>
                <table:data-pilot-member table:name="         return super.compareTo(partial);" table:display="true" table:show-details="true"/>
                <table:data-pilot-member table:name="         return this.nome.compareTo(o.getNome());" table:display="true" table:show-details="true"/>
                <table:data-pilot-member table:name="         ssrDocs.sort(Comparator.comparing(SSRDocs::getSsrDocsType).reversed());" table:display="true" table:show-details="true"/>
                <table:data-pilot-member table:name="         String sql = &quot;select * from tbos order by os desc&quot;;" table:display="true" table:show-details="true"/>
                <table:data-pilot-member table:name="         System.out.println(&quot;Compare millisecond:  in.compareTo(in2):        &quot; + in.compareTo(in2));" table:display="true" table:show-details="true"/>
                <table:data-pilot-member table:name="         this.selectTodos = con.getConnection().prepareStatement(&quot;select * from dependente order by nome;&quot;);" table:display="true" table:show-details="true"/>
                <table:data-pilot-member table:name="         this.selectTodos = con.getConnection().prepareStatement(&quot;select * from pessoa order by nome;&quot;);" table:display="true" table:show-details="true"/>
                <table:data-pilot-member table:name="        // preenchertabela(&quot;select * from reuniao order by idreuniao&quot;);" table:display="true" table:show-details="true"/>
                <table:data-pilot-member table:name="        // preenchertabela(&quot;select * from reuniao where solicitante ='Andréia' and STR_TO_DATE(datainicio, '%d/%m/%Y') order by SUBSTR( datainicio, " table:display="true" table:show-details="true"/>
                <table:data-pilot-member table:name="        // preenchertabela1(&quot;select * from Clientes order by Person_A_e_B_Encore_2017 &quot;);" table:display="true" table:show-details="true"/>
                <table:data-pilot-member table:name="        //preenchertabela(&quot;select * from reuniao where solicitante ='Andréia' and STR_TO_DATE(datainicio, '%d/%m/%Y') order by SUBSTR( datainicio, " table:display="true" table:show-details="true"/>
                <table:data-pilot-member table:name="        //preenchertabela(&quot;select * from usuarios where destinatario = 'TDP' and recebimento = 'Não recebido' order by id&quot;);" table:display="true" table:show-details="true"/>
                <table:data-pilot-member table:name="        preenchertabela(&quot;select * from empresas order by Company&quot;);" table:display="true" table:show-details="true"/>
                <table:data-pilot-member table:name="        preenchertabela(&quot;select reuniao.* from reuniao INNER JOIN login on reuniao.solicitante = login.login where login = '&quot; + JtextUser.getText()+&quot;' and STR_TO_DATE(datainicio, '%d/%m/%Y') order by SUBSTR( datainicio, " table:display="true" table:show-details="true"/>
                <table:data-pilot-member table:name="        preenchertabela(&quot;select usuarios.* from usuarios INNER JOIN login on usuarios.destinatario = login.area || usuarios.destinatario = login.subarea || usuarios.departamento = login.depart where login = '&quot; + jTextFieldBaixa.getText()+&quot;' and recebimento = 'Não recebido' order by id&quot;);" table:display="true" table:show-details="true"/>
                <table:data-pilot-member table:name="       //  preenchertabela(&quot;select * from Projetos order by Instant_Status ASC, Person ASC &quot;);" table:display="true" table:show-details="true"/>
                <table:data-pilot-member table:name="       //  preenchertabela(&quot;select * from Projetos order by Instant_Status ASC, Person ASC&quot;);" table:display="true" table:show-details="true"/>
                <table:data-pilot-member table:name="       // where Usuario ='&quot; + jTextField1log.getText()+&quot;' order by id &quot;);" table:display="true" table:show-details="true"/>
                <table:data-pilot-member table:name="       return aPerson.getTelefone().compareTo(anotherPerson.getTelefone());" table:display="true" table:show-details="true"/>
                <table:data-pilot-member table:name="      * Tests fix for BUG#2654, &quot;Column 'column.table' not found&quot; when &quot;order by&quot;" table:display="true" table:show-details="true"/>
                <table:data-pilot-member table:name="      //  preenchertabela(&quot;select * from usuarios where Usuario ='&quot; + jTextField1log.getText()+&quot;' order by id&quot;);" table:display="true" table:show-details="true"/>
                <table:data-pilot-member table:name="      // preenchertabela(&quot;select * from Projetos order by Instant_Status ASC, Person ASC&quot;);" table:display="true" table:show-details="true"/>
                <table:data-pilot-member table:name="     @NamedQuery(name = Constants.LIST_QUERY, query = &quot;select q from UserQuery q where q.createdBy.userId = :createdBy and q.deletedDt is null order by q.id&quot;)," table:display="true" table:show-details="true"/>
                <table:data-pilot-member table:name="     public boolean supportsExpressionsInOrderBy() throws SQLException {" table:display="true" table:show-details="true"/>
                <table:data-pilot-member table:name="     public boolean supportsOrderByUnrelated() throws SQLException {" table:display="true" table:show-details="true"/>
                <table:data-pilot-member table:name="     public int compare(Object lhsObj, Object rhsObj) {" table:display="true" table:show-details="true"/>
                <table:data-pilot-member table:name="     public int compareTo(BaseSingleFieldPeriod other) {" table:display="true" table:show-details="true"/>
                <table:data-pilot-member table:name="     public int compareTo(DurationField durationField) {" table:display="true" table:show-details="true"/>
                <table:data-pilot-member table:name="     public int compareTo(DurationField otherField) {" table:display="true" table:show-details="true"/>
                <table:data-pilot-member table:name="     public int compareTo(Object o) {" table:display="true" table:show-details="true"/>
                <table:data-pilot-member table:name="     public int compareTo(Pessoa o) {" table:display="true" table:show-details="true"/>
                <table:data-pilot-member table:name="     public int compareTo(Pessoa pessoa) {" table:display="true" table:show-details="true"/>
                <table:data-pilot-member table:name="     public int compareTo(PessoasContato o) {" table:display="true" table:show-details="true"/>
                <table:data-pilot-member table:name="     public int compareTo(Phone o) {" table:display="true" table:show-details="true"/>
                <table:data-pilot-member table:name="     public int compareTo(ReadableDuration other) {" table:display="true" table:show-details="true"/>
                <table:data-pilot-member table:name="     public int compareTo(ReadableInstant instant) {" table:display="true" table:show-details="true"/>
                <table:data-pilot-member table:name="     public int compareTo(ReadableInstant other) {" table:display="true" table:show-details="true"/>
                <table:data-pilot-member table:name="     public int compareTo(ReadablePartial other) {" table:display="true" table:show-details="true"/>
                <table:data-pilot-member table:name="     public int compareTo(ReadablePartial partial) {" table:display="true" table:show-details="true"/>
                <table:data-pilot-member table:name="     public int compareTo(Server other) {" table:display="true" table:show-details="true"/>
                <table:data-pilot-member table:name="     public int compareTo(Usuario other) {" table:display="true" table:show-details="true"/>
                <table:data-pilot-member table:name="     public int getMaxColumnsInOrderBy() throws SQLException {" table:display="true" table:show-details="true"/>
                <table:data-pilot-member table:name="     return repository.findByStatusAndVencimentoBeforeAndDataExclusaoIsNullOrderByUsuarioNome(status, date);" table:display="true" table:show-details="true"/>
                <table:data-pilot-member table:name="    public int compare(Pessoa aPerson, Pessoa anotherPerson) {" table:display="true" table:show-details="true"/>
                <table:data-pilot-member table:name="   Collection&lt;Lancamento&gt; findByStatusAndVencimentoBeforeAndDataExclusaoIsNullOrderByUsuarioNome(" table:display="true" table:show-details="true"/>
                <table:data-pilot-member table:name="   Page&lt;Lancamento&gt; findByStatusAndUsuarioEmailAndUuidAndParcelaGreaterThanOrderByParcela(" table:display="true" table:show-details="true"/>
                <table:data-pilot-member table:name="  * The definition of the comparison is ascending order by millisecond duration." table:display="true" table:show-details="true"/>
                <table:data-pilot-member table:name="  * The definition of the comparison is ascending order by millisecond instant." table:display="true" table:show-details="true"/>
                <table:data-pilot-member table:name=" //                rs=st.executeQuery(&quot;SELECT DISTINCT Projeto from Projetos order by Projeto&quot;);" table:display="true" table:show-details="true"/>
                <table:data-pilot-member table:name=" //            conecta.executaSQL(&quot;select * from reuniao order by SUBSTR( datainicio, 7,4),SUBSTR( datainicio, 4,2),SUBSTR( datainicio, 1,2)&quot;);" table:display="true" table:show-details="true"/>
                <table:data-pilot-member table:name=" //            iField.compareTo(&quot;);" table:display="true" table:show-details="true"/>
                <table:data-pilot-member table:name=" //            MillisDurationField.INSTANCE.compareTo(&quot;);" table:display="true" table:show-details="true"/>
                <table:data-pilot-member table:name=" //            preenchertabela(&quot;select * from usuarios where destinatario = 'Gustavo' and recebimento = 'Não recebido' order by id&quot;);" table:display="true" table:show-details="true"/>
                <table:data-pilot-member table:name=" //            test1.compareTo(&quot;Hello&quot;);" table:display="true" table:show-details="true"/>
                <table:data-pilot-member table:name=" //            test1.compareTo(new Date());" table:display="true" table:show-details="true"/>
                <table:data-pilot-member table:name=" //            test1.compareTo(new Long(123L));" table:display="true" table:show-details="true"/>
                <table:data-pilot-member table:name=" //            test1.compareTo(new Period(0, 0, 0, 21, 0, 0, 0, 0, PeriodType.days()));" table:display="true" table:show-details="true"/>
                <table:data-pilot-member table:name=" //          // preenchertabela(&quot;select * from usuarios where Usuario ='&quot; + jTextField1log.getText()+&quot;' order by id &quot;);" table:display="true" table:show-details="true"/>
                <table:data-pilot-member table:name=" //        preenchertabela(&quot;select * from login order by nome&quot;);" table:display="true" table:show-details="true"/>
                <table:data-pilot-member table:name=" //        preenchertabela(&quot;select * from Projetos where Projeto like '%&quot; + jComboBoxProjetos.getSelectedItem() + &quot;%' order by Instant_Status ASC, Person ASC&quot;);" table:display="true" table:show-details="true"/>
                <table:data-pilot-member table:name=" //        System.out.println(date1.compareTo(date2));" table:display="true" table:show-details="true"/>
                <table:data-pilot-member table:name=" //        System.out.println(date1.toLocalDate().compareTo(date2.toLocalDate()));" table:display="true" table:show-details="true"/>
                <table:data-pilot-member table:name="order by m.create_date asc  limit :theLimit&quot;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dinâmica_links_com_ordenacoes_v4_2'.A1:'Tabela dinâmica_links_com_ordenacoes_v4_2'.B46" table:buttons="'Tabela dinâmica_links_com_ordenacoes_v4_2'.A1" table:show-filter-button="false" table:drill-down-on-double-click="false">
          <table:source-cell-range table:cell-range-address="links_com_ordenacoes_v4.A1:links_com_ordenacoes_v4.C87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jeto" table:orientation="row" table:used-hierarchy="0" table:function="auto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67" table:display="true" table:show-details="true"/>
                <table:data-pilot-member table:name="88" table:display="true" table:show-details="true"/>
                <table:data-pilot-member table:name="101" table:display="true" table:show-details="true"/>
                <table:data-pilot-member table:name="105" table:display="true" table:show-details="true"/>
                <table:data-pilot-member table:name="137" table:display="true" table:show-details="true"/>
                <table:data-pilot-member table:name="167" table:display="true" table:show-details="true"/>
                <table:data-pilot-member table:name="187" table:display="true" table:show-details="true"/>
                <table:data-pilot-member table:name="252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88" table:display="true" table:show-details="true"/>
                <table:data-pilot-member table:name="291" table:display="true" table:show-details="true"/>
                <table:data-pilot-member table:name="295" table:display="true" table:show-details="true"/>
                <table:data-pilot-member table:name="299" table:display="true" table:show-details="true"/>
                <table:data-pilot-member table:name="301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27" table:display="true" table:show-details="true"/>
                <table:data-pilot-member table:name="350" table:display="true" table:show-details="true"/>
                <table:data-pilot-member table:name="366" table:display="true" table:show-details="true"/>
                <table:data-pilot-member table:name="379" table:display="true" table:show-details="true"/>
                <table:data-pilot-member table:name="381" table:display="true" table:show-details="true"/>
                <table:data-pilot-member table:name="405" table:display="true" table:show-details="true"/>
                <table:data-pilot-member table:name="433" table:display="true" table:show-details="true"/>
                <table:data-pilot-member table:name="440" table:display="true" table:show-details="true"/>
                <table:data-pilot-member table:name="460" table:display="true" table:show-details="true"/>
                <table:data-pilot-member table:name="483" table:display="true" table:show-details="true"/>
                <table:data-pilot-member table:name="485" table:display="true" table:show-details="true"/>
                <table:data-pilot-member table:name="505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23" table:display="true" table:show-details="true"/>
                <table:data-pilot-member table:name="543" table:display="true" table:show-details="true"/>
                <table:data-pilot-member table:name="550" table:display="true" table:show-details="true"/>
                <table:data-pilot-member table:name="554" table:display="true" table:show-details="true"/>
                <table:data-pilot-member table:name="565" table:display="true" table:show-details="true"/>
                <table:data-pilot-member table:name="609" table:display="true" table:show-details="true"/>
                <table:data-pilot-member table:name="616" table:display="true" table:show-details="true"/>
                <table:data-pilot-member table:name="63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9" table:display="true" table:show-details="true"/>
                <table:data-pilot-member table:name="6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asse" table:orientation="data" table:used-hierarchy="0" table:function="count">
            <table:data-pilot-level table:show-empty="false" calcext:repeat-item-labels="false">
              <table:data-pilot-members>
                <table:data-pilot-member table:name=" AbstractDuration.java" table:display="true" table:show-details="true"/>
                <table:data-pilot-member table:name=" AbstractInstant.java" table:display="true" table:show-details="true"/>
                <table:data-pilot-member table:name=" AbstractPartial.java" table:display="true" table:show-details="true"/>
                <table:data-pilot-member table:name=" AbstractPartialFieldProperty.java" table:display="true" table:show-details="true"/>
                <table:data-pilot-member table:name=" AbstractReadableInstantFieldProperty.java" table:display="true" table:show-details="true"/>
                <table:data-pilot-member table:name=" AgendaAdpter.java" table:display="true" table:show-details="true"/>
                <table:data-pilot-member table:name=" AgendaLigacoes.java" table:display="true" table:show-details="true"/>
                <table:data-pilot-member table:name=" AgendaTelefonica.java" table:display="true" table:show-details="true"/>
                <table:data-pilot-member table:name=" Analisador.java" table:display="true" table:show-details="true"/>
                <table:data-pilot-member table:name=" BancoDeInfo.java" table:display="true" table:show-details="true"/>
                <table:data-pilot-member table:name=" BaseDurationField.java" table:display="true" table:show-details="true"/>
                <table:data-pilot-member table:name=" BaseSingleFieldPeriod.java" table:display="true" table:show-details="true"/>
                <table:data-pilot-member table:name=" BdHelper.java" table:display="true" table:show-details="true"/>
                <table:data-pilot-member table:name=" Bench.java" table:display="true" table:show-details="true"/>
                <table:data-pilot-member table:name=" CadastroLogin.java" table:display="true" table:show-details="true"/>
                <table:data-pilot-member table:name=" CalculadorProximaJogadaIA.java" table:display="true" table:show-details="true"/>
                <table:data-pilot-member table:name=" CancelaReuniao.java" table:display="true" table:show-details="true"/>
                <table:data-pilot-member table:name=" CaseDispositionServiceImpl.java" table:display="true" table:show-details="true"/>
                <table:data-pilot-member table:name=" Categoria.java" table:display="true" table:show-details="true"/>
                <table:data-pilot-member table:name=" ComentarioTopicoAdpter.java" table:display="true" table:show-details="true"/>
                <table:data-pilot-member table:name=" ComparadorDeTelefonePessoa.java" table:display="true" table:show-details="true"/>
                <table:data-pilot-member table:name=" ConfirmacaoRecebimento.java" table:display="true" table:show-details="true"/>
                <table:data-pilot-member table:name=" ConsultaCagetoria.java" table:display="true" table:show-details="true"/>
                <table:data-pilot-member table:name=" ConsultaCagetoriaFragment.java" table:display="true" table:show-details="true"/>
                <table:data-pilot-member table:name=" Consultador.java" table:display="true" table:show-details="true"/>
                <table:data-pilot-member table:name=" ConsultaFormaPagamento.java" table:display="true" table:show-details="true"/>
                <table:data-pilot-member table:name=" ConsultaInventario.java" table:display="true" table:show-details="true"/>
                <table:data-pilot-member table:name=" ConsultaLigacoes.java" table:display="true" table:show-details="true"/>
                <table:data-pilot-member table:name=" ConsultaPagamentoFragment.java" table:display="true" table:show-details="true"/>
                <table:data-pilot-member table:name=" ControllerAtendimento.java" table:display="true" table:show-details="true"/>
                <table:data-pilot-member table:name=" ControllerVenda.java" table:display="true" table:show-details="true"/>
                <table:data-pilot-member table:name=" CutTheSticks.java" table:display="true" table:show-details="true"/>
                <table:data-pilot-member table:name=" DataAnalyzer.java" table:display="true" table:show-details="true"/>
                <table:data-pilot-member table:name=" DatabaseMetaData.java" table:display="true" table:show-details="true"/>
                <table:data-pilot-member table:name=" DateTimeComparator.java" table:display="true" table:show-details="true"/>
                <table:data-pilot-member table:name=" DateTimeParserBucket.java" table:display="true" table:show-details="true"/>
                <table:data-pilot-member table:name=" DateUtils.java" table:display="true" table:show-details="true"/>
                <table:data-pilot-member table:name=" DelegatedDurationField.java" table:display="true" table:show-details="true"/>
                <table:data-pilot-member table:name=" DependenteDAO.java" table:display="true" table:show-details="true"/>
                <table:data-pilot-member table:name=" ElasticHelper.java" table:display="true" table:show-details="true"/>
                <table:data-pilot-member table:name=" EnderecoBean.java" table:display="true" table:show-details="true"/>
                <table:data-pilot-member table:name=" EntityResolverUtils.java" table:display="true" table:show-details="true"/>
                <table:data-pilot-member table:name=" EntrevistaFinaliza.java" table:display="true" table:show-details="true"/>
                <table:data-pilot-member table:name=" EnvioEmail.java" table:display="true" table:show-details="true"/>
                <table:data-pilot-member table:name=" Examples.java" table:display="true" table:show-details="true"/>
                <table:data-pilot-member table:name=" ExpensesAndIncomesAdapter.java" table:display="true" table:show-details="true"/>
                <table:data-pilot-member table:name=" ExtratoDAO.java" table:display="true" table:show-details="true"/>
                <table:data-pilot-member table:name=" FeedAdapter.java" table:display="true" table:show-details="true"/>
                <table:data-pilot-member table:name=" Ffuncionario.java" table:display="true" table:show-details="true"/>
                <table:data-pilot-member table:name=" FiltroRelatFinanceiro.java" table:display="true" table:show-details="true"/>
                <table:data-pilot-member table:name=" FiltroRelatFinanceiroFragment.java" table:display="true" table:show-details="true"/>
                <table:data-pilot-member table:name=" FlatLand.java" table:display="true" table:show-details="true"/>
                <table:data-pilot-member table:name=" FormContasFinanceiras.java" table:display="true" table:show-details="true"/>
                <table:data-pilot-member table:name=" FormLancamentoFinanceiro.java" table:display="true" table:show-details="true"/>
                <table:data-pilot-member table:name=" Fpessoa.java" table:display="true" table:show-details="true"/>
                <table:data-pilot-member table:name=" Fquarto.java" table:display="true" table:show-details="true"/>
                <table:data-pilot-member table:name=" Fusuario.java" table:display="true" table:show-details="true"/>
                <table:data-pilot-member table:name=" GeradorDeJogosDaVelha.java" table:display="true" table:show-details="true"/>
                <table:data-pilot-member table:name=" GerenciarLocalizacao.java" table:display="true" table:show-details="true"/>
                <table:data-pilot-member table:name=" GuestRules.java" table:display="true" table:show-details="true"/>
                <table:data-pilot-member table:name=" HashShardMapping.java" table:display="true" table:show-details="true"/>
                <table:data-pilot-member table:name=" ItemDeExtratoDAO.java" table:display="true" table:show-details="true"/>
                <table:data-pilot-member table:name=" Janela.java" table:display="true" table:show-details="true"/>
                <table:data-pilot-member table:name=" LancaDespesa.java" table:display="true" table:show-details="true"/>
                <table:data-pilot-member table:name=" LancaDespesaFragment.java" table:display="true" table:show-details="true"/>
                <table:data-pilot-member table:name=" LancamentoGateway.java" table:display="true" table:show-details="true"/>
                <table:data-pilot-member table:name=" LancamentoRepository.java" table:display="true" table:show-details="true"/>
                <table:data-pilot-member table:name=" Lembrete.java" table:display="true" table:show-details="true"/>
                <table:data-pilot-member table:name=" ListaPessoasPresenter.java" table:display="true" table:show-details="true"/>
                <table:data-pilot-member table:name=" LoaderUtils.java" table:display="true" table:show-details="true"/>
                <table:data-pilot-member table:name=" LocalDate.java" table:display="true" table:show-details="true"/>
                <table:data-pilot-member table:name=" LocalDateTime.java" table:display="true" table:show-details="true"/>
                <table:data-pilot-member table:name=" LocalTime.java" table:display="true" table:show-details="true"/>
                <table:data-pilot-member table:name=" Main.java" table:display="true" table:show-details="true"/>
                <table:data-pilot-member table:name=" MainFrame.java" table:display="true" table:show-details="true"/>
                <table:data-pilot-member table:name=" MatchingContext.java" table:display="true" table:show-details="true"/>
                <table:data-pilot-member table:name=" Menu.java" table:display="true" table:show-details="true"/>
                <table:data-pilot-member table:name=" MessageStatusRepository.java" table:display="true" table:show-details="true"/>
                <table:data-pilot-member table:name=" MetaDataRegressionTest.java" table:display="true" table:show-details="true"/>
                <table:data-pilot-member table:name=" Metodos.java" table:display="true" table:show-details="true"/>
                <table:data-pilot-member table:name=" MillisDurationField.java" table:display="true" table:show-details="true"/>
                <table:data-pilot-member table:name=" MiniMaxSum.java" table:display="true" table:show-details="true"/>
                <table:data-pilot-member table:name=" MinMax.java" table:display="true" table:show-details="true"/>
                <table:data-pilot-member table:name=" MockPartial.java" table:display="true" table:show-details="true"/>
                <table:data-pilot-member table:name=" mxCompactTreeLayout.java" table:display="true" table:show-details="true"/>
                <table:data-pilot-member table:name=" mxCoordinateAssignment.java" table:display="true" table:show-details="true"/>
                <table:data-pilot-member table:name=" mxGraphAnalysis.java" table:display="true" table:show-details="true"/>
                <table:data-pilot-member table:name=" mxMedianHybridCrossingReduction.java" table:display="true" table:show-details="true"/>
                <table:data-pilot-member table:name=" mxParallelEdgeLayout.java" table:display="true" table:show-details="true"/>
                <table:data-pilot-member table:name=" NetworkRepositoryImpl.java" table:display="true" table:show-details="true"/>
                <table:data-pilot-member table:name=" NovoTesteJanela.java" table:display="true" table:show-details="true"/>
                <table:data-pilot-member table:name=" ObjetoCampoPesquisa.java" table:display="true" table:show-details="true"/>
                <table:data-pilot-member table:name=" Partial.java" table:display="true" table:show-details="true"/>
                <table:data-pilot-member table:name=" PassengerRepositoryImpl.java" table:display="true" table:show-details="true"/>
                <table:data-pilot-member table:name=" Permissao.java" table:display="true" table:show-details="true"/>
                <table:data-pilot-member table:name=" Pessoa.java" table:display="true" table:show-details="true"/>
                <table:data-pilot-member table:name=" PessoaDAO.java" table:display="true" table:show-details="true"/>
                <table:data-pilot-member table:name=" PessoaRepository.java" table:display="true" table:show-details="true"/>
                <table:data-pilot-member table:name=" PessoaRepositoryTest.java" table:display="true" table:show-details="true"/>
                <table:data-pilot-member table:name=" PessoasContato.java" table:display="true" table:show-details="true"/>
                <table:data-pilot-member table:name=" PessoaServiceImpl.java" table:display="true" table:show-details="true"/>
                <table:data-pilot-member table:name=" Phone.java" table:display="true" table:show-details="true"/>
                <table:data-pilot-member table:name=" PnrUtils.java" table:display="true" table:show-details="true"/>
                <table:data-pilot-member table:name=" PrincipalController.java" table:display="true" table:show-details="true"/>
                <table:data-pilot-member table:name=" ProbabilidadesDeVencerCache.java" table:display="true" table:show-details="true"/>
                <table:data-pilot-member table:name=" RangeShardMapping.java" table:display="true" table:show-details="true"/>
                <table:data-pilot-member table:name=" ReadableDuration.java" table:display="true" table:show-details="true"/>
                <table:data-pilot-member table:name=" ReadableInstant.java" table:display="true" table:show-details="true"/>
                <table:data-pilot-member table:name=" RegisterCategoryActivity.java" table:display="true" table:show-details="true"/>
                <table:data-pilot-member table:name=" RelacionamentoPessoaDAO.java" table:display="true" table:show-details="true"/>
                <table:data-pilot-member table:name=" RelatorioFinanceiro.java" table:display="true" table:show-details="true"/>
                <table:data-pilot-member table:name=" RelatorioFinanceiroFragment.java" table:display="true" table:show-details="true"/>
                <table:data-pilot-member table:name=" ResultSetImpl.java" table:display="true" table:show-details="true"/>
                <table:data-pilot-member table:name=" ResultSetRegressionTest.java" table:display="true" table:show-details="true"/>
                <table:data-pilot-member table:name=" RuleCatServiceImpl.java" table:display="true" table:show-details="true"/>
                <table:data-pilot-member table:name=" Server.java" table:display="true" table:show-details="true"/>
                <table:data-pilot-member table:name=" StatementRegressionTest.java" table:display="true" table:show-details="true"/>
                <table:data-pilot-member table:name=" StressRegressionTest.java" table:display="true" table:show-details="true"/>
                <table:data-pilot-member table:name=" Task.java" table:display="true" table:show-details="true"/>
                <table:data-pilot-member table:name=" TelaNovoAgendamento.java" table:display="true" table:show-details="true"/>
                <table:data-pilot-member table:name=" TelaOS.java" table:display="true" table:show-details="true"/>
                <table:data-pilot-member table:name=" Template.java" table:display="true" table:show-details="true"/>
                <table:data-pilot-member table:name=" TempTest.java" table:display="true" table:show-details="true"/>
                <table:data-pilot-member table:name=" TestBaseSingleFieldPeriod.java" table:display="true" table:show-details="true"/>
                <table:data-pilot-member table:name=" TestDateMidnight_Basics.java" table:display="true" table:show-details="true"/>
                <table:data-pilot-member table:name=" TestDateTime_Basics.java" table:display="true" table:show-details="true"/>
                <table:data-pilot-member table:name=" TestDateTime_Properties.java" table:display="true" table:show-details="true"/>
                <table:data-pilot-member table:name=" TestDateTimeComparator.java" table:display="true" table:show-details="true"/>
                <table:data-pilot-member table:name=" TestDumpCommands.java" table:display="true" table:show-details="true"/>
                <table:data-pilot-member table:name=" TestDuration_Basics.java" table:display="true" table:show-details="true"/>
                <table:data-pilot-member table:name=" TestFabricMySQLConnectionSharding.java" table:display="true" table:show-details="true"/>
                <table:data-pilot-member table:name=" TestHABasics.java" table:display="true" table:show-details="true"/>
                <table:data-pilot-member table:name=" TestInstant_Basics.java" table:display="true" table:show-details="true"/>
                <table:data-pilot-member table:name=" TestLocalDate_Basics.java" table:display="true" table:show-details="true"/>
                <table:data-pilot-member table:name=" TestLocalDate_Properties.java" table:display="true" table:show-details="true"/>
                <table:data-pilot-member table:name=" TestLocalDateTime_Basics.java" table:display="true" table:show-details="true"/>
                <table:data-pilot-member table:name=" TestLocalDateTime_Properties.java" table:display="true" table:show-details="true"/>
                <table:data-pilot-member table:name=" TestLocalTime_Basics.java" table:display="true" table:show-details="true"/>
                <table:data-pilot-member table:name=" TestLocalTime_Properties.java" table:display="true" table:show-details="true"/>
                <table:data-pilot-member table:name=" TestMillisDurationField.java" table:display="true" table:show-details="true"/>
                <table:data-pilot-member table:name=" TestMonthDay_Basics.java" table:display="true" table:show-details="true"/>
                <table:data-pilot-member table:name=" TestMonthDay_Properties.java" table:display="true" table:show-details="true"/>
                <table:data-pilot-member table:name=" TestMutableDateTime_Basics.java" table:display="true" table:show-details="true"/>
                <table:data-pilot-member table:name=" TestPartial_Basics.java" table:display="true" table:show-details="true"/>
                <table:data-pilot-member table:name=" TestPartial_Properties.java" table:display="true" table:show-details="true"/>
                <table:data-pilot-member table:name=" TestPeriod_Basics.java" table:display="true" table:show-details="true"/>
                <table:data-pilot-member table:name=" TestPreciseDurationField.java" table:display="true" table:show-details="true"/>
                <table:data-pilot-member table:name=" TestScaledDurationField.java" table:display="true" table:show-details="true"/>
                <table:data-pilot-member table:name=" TestTimeOfDay_Basics.java" table:display="true" table:show-details="true"/>
                <table:data-pilot-member table:name=" TestTimeOfDay_Properties.java" table:display="true" table:show-details="true"/>
                <table:data-pilot-member table:name=" TestYearMonth_Basics.java" table:display="true" table:show-details="true"/>
                <table:data-pilot-member table:name=" TestYearMonth_Properties.java" table:display="true" table:show-details="true"/>
                <table:data-pilot-member table:name=" TestYearMonthDay_Basics.java" table:display="true" table:show-details="true"/>
                <table:data-pilot-member table:name=" TestYearMonthDay_Properties.java" table:display="true" table:show-details="true"/>
                <table:data-pilot-member table:name=" Time.java" table:display="true" table:show-details="true"/>
                <table:data-pilot-member table:name=" TimeZoneTable.java" table:display="true" table:show-details="true"/>
                <table:data-pilot-member table:name=" TipoRelacionamentoDAO.java" table:display="true" table:show-details="true"/>
                <table:data-pilot-member table:name=" UnsupportedDurationField.java" table:display="true" table:show-details="true"/>
                <table:data-pilot-member table:name=" UserQuery.java" table:display="true" table:show-details="true"/>
                <table:data-pilot-member table:name=" Usuario.java" table:display="true" table:show-details="true"/>
                <table:data-pilot-member table:name=" Vertice.java" table:display="true" table:show-details="true"/>
                <table:data-pilot-member table:name=" VisualizadorPro.java" table:display="true" table:show-details="true"/>
                <table:data-pilot-member table:name=" VisualizadorProfissionais.java" table:display="true" table:show-details="true"/>
                <table:data-pilot-member table:name=" Whitelist.jav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19:29:37.5814722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8T19:49:00.913604424</dc:date>
    <meta:editing-duration>PT22M10S</meta:editing-duration>
    <meta:editing-cycles>2</meta:editing-cycles>
    <meta:generator>LibreOffice/6.0.7.3$Linux_X86_64 LibreOffice_project/00m0$Build-3</meta:generator>
    <meta:document-statistic meta:table-count="4" meta:cell-count="4693" meta:object-count="0"/>
  </office:meta>
</office:document-meta>
</file>